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30/styles.xml" manifest:media-type="text/xml"/>
  <manifest:file-entry manifest:full-path="Object 30/meta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2/styles.xml" manifest:media-type="text/xml"/>
  <manifest:file-entry manifest:full-path="Object 22/meta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Meter 2.1" table:style-name="ta1">
        <table:shapes>
          <draw:frame draw:z-index="0" draw:style-name="gr1" draw:text-style-name="P1" svg:width="9in" svg:height="4in" svg:x="2.935in" svg:y="0in">
            <draw:object draw:notify-on-update-of-ranges="'JMeter 2.1'.A1:'JMeter 2.1'.A1 'JMeter 2.1'.B1:'JMeter 2.1'.B1 'JMeter 2.1'.A2:'JMeter 2.1'.A2 'JMeter 2.1'.B2:'JMeter 2.1'.B2 'JMeter 2.1'.A3:'JMeter 2.1'.A3 'JMeter 2.1'.B3:'JMeter 2.1'.B3 'JMeter 2.1'.A4:'JMeter 2.1'.A4 'JMeter 2.1'.B4:'JMeter 2.1'.B4 'JMeter 2.1'.A5:'JMeter 2.1'.A5 'JMeter 2.1'.B5:'JMeter 2.1'.B5 'JMeter 2.1'.A6:'JMeter 2.1'.A6 'JMeter 2.1'.B6:'JMeter 2.1'.B6" xlink:href="./Object 32" xlink:type="simple" xlink:show="embed" xlink:actuate="onLoad"/>
            <draw:image xlink:href="./ObjectReplacements/Object 3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4060026" calcext:value-type="float">
            <text:p>4060026</text:p>
          </table:table-cell>
          <table:table-cell table:formula="of:=[.B1]/300" office:value-type="float" office:value="13533.42" calcext:value-type="float">
            <text:p>13533.42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4052695" calcext:value-type="float">
            <text:p>4052695</text:p>
          </table:table-cell>
          <table:table-cell table:formula="of:=[.B2]/300" office:value-type="float" office:value="13508.9833333333" calcext:value-type="float">
            <text:p>13508.98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4020450" calcext:value-type="float">
            <text:p>4020450</text:p>
          </table:table-cell>
          <table:table-cell table:formula="of:=[.B3]/300" office:value-type="float" office:value="13401.5" calcext:value-type="float">
            <text:p>13401.50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4048666" calcext:value-type="float">
            <text:p>4048666</text:p>
          </table:table-cell>
          <table:table-cell table:formula="of:=[.B4]/300" office:value-type="float" office:value="13495.5533333333" calcext:value-type="float">
            <text:p>13495.55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549533" calcext:value-type="float">
            <text:p>3549533</text:p>
          </table:table-cell>
          <table:table-cell table:formula="of:=[.B5]/300" office:value-type="float" office:value="11831.7766666667" calcext:value-type="float">
            <text:p>11831.77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946274" calcext:value-type="float">
            <text:p>3946274</text:p>
          </table:table-cell>
          <table:table-cell table:formula="of:=[.B6]/300" office:value-type="float" office:value="13154.2466666667" calcext:value-type="float">
            <text:p>13154.24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10493" calcext:value-type="float">
            <text:p>510493</text:p>
          </table:table-cell>
          <table:table-cell table:style-name="Default"/>
        </table:table-row>
      </table:table>
      <table:table table:name="JMeter 2.2" table:style-name="ta1">
        <table:shapes>
          <draw:frame draw:z-index="0" draw:style-name="gr1" draw:text-style-name="P1" svg:width="9in" svg:height="4in" svg:x="3.3122in" svg:y="0in">
            <draw:object draw:notify-on-update-of-ranges="'JMeter 2.2'.A1:'JMeter 2.2'.A1 'JMeter 2.2'.B1:'JMeter 2.2'.B1 'JMeter 2.2'.A2:'JMeter 2.2'.A2 'JMeter 2.2'.B2:'JMeter 2.2'.B2 'JMeter 2.2'.A3:'JMeter 2.2'.A3 'JMeter 2.2'.B3:'JMeter 2.2'.B3 'JMeter 2.2'.A4:'JMeter 2.2'.A4 'JMeter 2.2'.B4:'JMeter 2.2'.B4 'JMeter 2.2'.A5:'JMeter 2.2'.A5 'JMeter 2.2'.B5:'JMeter 2.2'.B5 'JMeter 2.2'.A6:'JMeter 2.2'.A6 'JMeter 2.2'.B6:'JMeter 2.2'.B6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233657" calcext:value-type="float">
            <text:p>3233657</text:p>
          </table:table-cell>
          <table:table-cell table:formula="of:=[.B1]/300" office:value-type="float" office:value="10778.8566666667" calcext:value-type="float">
            <text:p>10778.85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07578" calcext:value-type="float">
            <text:p>3207578</text:p>
          </table:table-cell>
          <table:table-cell table:formula="of:=[.B2]/300" office:value-type="float" office:value="10691.9266666667" calcext:value-type="float">
            <text:p>10691.92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642832" calcext:value-type="float">
            <text:p>2642832</text:p>
          </table:table-cell>
          <table:table-cell table:formula="of:=[.B3]/300" office:value-type="float" office:value="8809.44" calcext:value-type="float">
            <text:p>8809.44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92770" calcext:value-type="float">
            <text:p>3192770</text:p>
          </table:table-cell>
          <table:table-cell table:formula="of:=[.B4]/300" office:value-type="float" office:value="10642.5666666667" calcext:value-type="float">
            <text:p>10642.56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191952" calcext:value-type="float">
            <text:p>3191952</text:p>
          </table:table-cell>
          <table:table-cell table:formula="of:=[.B5]/300" office:value-type="float" office:value="10639.84" calcext:value-type="float">
            <text:p>10639.84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093757.8" calcext:value-type="float">
            <text:p>3093757.8</text:p>
          </table:table-cell>
          <table:table-cell table:formula="of:=[.B6]/300" office:value-type="float" office:value="10312.526" calcext:value-type="float">
            <text:p>10312.526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90825" calcext:value-type="float">
            <text:p>590825</text:p>
          </table:table-cell>
          <table:table-cell table:style-name="Default"/>
        </table:table-row>
      </table:table>
      <table:table table:name="JMeter 2.3" table:style-name="ta1">
        <table:shapes>
          <draw:frame draw:z-index="0" draw:style-name="gr1" draw:text-style-name="P1" svg:width="9in" svg:height="4in" svg:x="3.1504in" svg:y="0in">
            <draw:object draw:notify-on-update-of-ranges="'JMeter 2.3'.A1:'JMeter 2.3'.A1 'JMeter 2.3'.B1:'JMeter 2.3'.B1 'JMeter 2.3'.A2:'JMeter 2.3'.A2 'JMeter 2.3'.B2:'JMeter 2.3'.B2 'JMeter 2.3'.A3:'JMeter 2.3'.A3 'JMeter 2.3'.B3:'JMeter 2.3'.B3 'JMeter 2.3'.A4:'JMeter 2.3'.A4 'JMeter 2.3'.B4:'JMeter 2.3'.B4 'JMeter 2.3'.A5:'JMeter 2.3'.A5 'JMeter 2.3'.B5:'JMeter 2.3'.B5 'JMeter 2.3'.A6:'JMeter 2.3'.A6 'JMeter 2.3'.B6:'JMeter 2.3'.B6" xlink:href="./Object 34" xlink:type="simple" xlink:show="embed" xlink:actuate="onLoad"/>
            <draw:image xlink:href="./ObjectReplacements/Object 3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27911" calcext:value-type="float">
            <text:p>3027911</text:p>
          </table:table-cell>
          <table:table-cell table:formula="of:=[.B1]/300" office:value-type="float" office:value="10093.0366666667" calcext:value-type="float">
            <text:p>10093.03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058845" calcext:value-type="float">
            <text:p>3058845</text:p>
          </table:table-cell>
          <table:table-cell table:formula="of:=[.B2]/300" office:value-type="float" office:value="10196.15" calcext:value-type="float">
            <text:p>10196.15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087140" calcext:value-type="float">
            <text:p>3087140</text:p>
          </table:table-cell>
          <table:table-cell table:formula="of:=[.B3]/300" office:value-type="float" office:value="10290.4666666667" calcext:value-type="float">
            <text:p>10290.46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30614" calcext:value-type="float">
            <text:p>3130614</text:p>
          </table:table-cell>
          <table:table-cell table:formula="of:=[.B4]/300" office:value-type="float" office:value="10435.38" calcext:value-type="float">
            <text:p>10435.38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061439" calcext:value-type="float">
            <text:p>3061439</text:p>
          </table:table-cell>
          <table:table-cell table:formula="of:=[.B5]/300" office:value-type="float" office:value="10204.7966666667" calcext:value-type="float">
            <text:p>10204.7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073189.8" calcext:value-type="float">
            <text:p>3073189.8</text:p>
          </table:table-cell>
          <table:table-cell table:formula="of:=[.B6]/300" office:value-type="float" office:value="10243.966" calcext:value-type="float">
            <text:p>10243.966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02703" calcext:value-type="float">
            <text:p>102703</text:p>
          </table:table-cell>
          <table:table-cell table:style-name="Default"/>
        </table:table-row>
      </table:table>
      <table:table table:name="JMeter 2.4" table:style-name="ta1">
        <table:shapes>
          <draw:frame draw:z-index="0" draw:style-name="gr1" draw:text-style-name="P1" svg:width="9in" svg:height="4in" svg:x="3.124in" svg:y="0in">
            <draw:object draw:notify-on-update-of-ranges="'JMeter 2.4'.A1:'JMeter 2.4'.A1 'JMeter 2.4'.B1:'JMeter 2.4'.B1 'JMeter 2.4'.A2:'JMeter 2.4'.A2 'JMeter 2.4'.B2:'JMeter 2.4'.B2 'JMeter 2.4'.A3:'JMeter 2.4'.A3 'JMeter 2.4'.B3:'JMeter 2.4'.B3 'JMeter 2.4'.A4:'JMeter 2.4'.A4 'JMeter 2.4'.B4:'JMeter 2.4'.B4 'JMeter 2.4'.A5:'JMeter 2.4'.A5 'JMeter 2.4'.B5:'JMeter 2.4'.B5 'JMeter 2.4'.A6:'JMeter 2.4'.A6 'JMeter 2.4'.B6:'JMeter 2.4'.B6" xlink:href="./Object 35" xlink:type="simple" xlink:show="embed" xlink:actuate="onLoad"/>
            <draw:image xlink:href="./ObjectReplacements/Object 3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95486" calcext:value-type="float">
            <text:p>3095486</text:p>
          </table:table-cell>
          <table:table-cell table:formula="of:=[.B1]/300" office:value-type="float" office:value="10318.2866666667" calcext:value-type="float">
            <text:p>10318.28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086050" calcext:value-type="float">
            <text:p>3086050</text:p>
          </table:table-cell>
          <table:table-cell table:formula="of:=[.B2]/300" office:value-type="float" office:value="10286.8333333333" calcext:value-type="float">
            <text:p>10286.83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53720" calcext:value-type="float">
            <text:p>3153720</text:p>
          </table:table-cell>
          <table:table-cell table:formula="of:=[.B3]/300" office:value-type="float" office:value="10512.4" calcext:value-type="float">
            <text:p>10512.40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02832" calcext:value-type="float">
            <text:p>3202832</text:p>
          </table:table-cell>
          <table:table-cell table:formula="of:=[.B4]/300" office:value-type="float" office:value="10676.1066666667" calcext:value-type="float">
            <text:p>10676.10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184660" calcext:value-type="float">
            <text:p>3184660</text:p>
          </table:table-cell>
          <table:table-cell table:formula="of:=[.B5]/300" office:value-type="float" office:value="10615.5333333333" calcext:value-type="float">
            <text:p>10615.53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144549.6" calcext:value-type="float">
            <text:p>3144549.6</text:p>
          </table:table-cell>
          <table:table-cell table:formula="of:=[.B6]/300" office:value-type="float" office:value="10481.832" calcext:value-type="float">
            <text:p>10481.832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16782" calcext:value-type="float">
            <text:p>116782</text:p>
          </table:table-cell>
          <table:table-cell table:style-name="Default"/>
        </table:table-row>
      </table:table>
      <table:table table:name="JMeter 2.5" table:style-name="ta1">
        <table:shapes>
          <draw:frame draw:z-index="0" draw:style-name="gr1" draw:text-style-name="P1" svg:width="9in" svg:height="4in" svg:x="3.1642in" svg:y="0in">
            <draw:object draw:notify-on-update-of-ranges="'JMeter 2.5'.A1:'JMeter 2.5'.A1 'JMeter 2.5'.B1:'JMeter 2.5'.B1 'JMeter 2.5'.A2:'JMeter 2.5'.A2 'JMeter 2.5'.B2:'JMeter 2.5'.B2 'JMeter 2.5'.A3:'JMeter 2.5'.A3 'JMeter 2.5'.B3:'JMeter 2.5'.B3 'JMeter 2.5'.A4:'JMeter 2.5'.A4 'JMeter 2.5'.B4:'JMeter 2.5'.B4 'JMeter 2.5'.A5:'JMeter 2.5'.A5 'JMeter 2.5'.B5:'JMeter 2.5'.B5 'JMeter 2.5'.A6:'JMeter 2.5'.A6 'JMeter 2.5'.B6:'JMeter 2.5'.B6"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012575" calcext:value-type="float">
            <text:p>3012575</text:p>
          </table:table-cell>
          <table:table-cell table:formula="of:=[.B1]/300" office:value-type="float" office:value="10041.9166666667" calcext:value-type="float">
            <text:p>10041.91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38759" calcext:value-type="float">
            <text:p>3238759</text:p>
          </table:table-cell>
          <table:table-cell table:formula="of:=[.B2]/300" office:value-type="float" office:value="10795.8633333333" calcext:value-type="float">
            <text:p>10795.86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07115" calcext:value-type="float">
            <text:p>3107115</text:p>
          </table:table-cell>
          <table:table-cell table:formula="of:=[.B3]/300" office:value-type="float" office:value="10357.05" calcext:value-type="float">
            <text:p>10357.05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081815" calcext:value-type="float">
            <text:p>3081815</text:p>
          </table:table-cell>
          <table:table-cell table:formula="of:=[.B4]/300" office:value-type="float" office:value="10272.7166666667" calcext:value-type="float">
            <text:p>10272.71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176557" calcext:value-type="float">
            <text:p>3176557</text:p>
          </table:table-cell>
          <table:table-cell table:formula="of:=[.B5]/300" office:value-type="float" office:value="10588.5233333333" calcext:value-type="float">
            <text:p>10588.52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123364.2" calcext:value-type="float">
            <text:p>3123364.2</text:p>
          </table:table-cell>
          <table:table-cell table:formula="of:=[.B6]/300" office:value-type="float" office:value="10411.214" calcext:value-type="float">
            <text:p>10411.214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26184" calcext:value-type="float">
            <text:p>226184</text:p>
          </table:table-cell>
          <table:table-cell table:style-name="Default"/>
        </table:table-row>
      </table:table>
      <table:table table:name="Faban 2.1" table:style-name="ta1">
        <table:shapes>
          <draw:frame draw:z-index="0" draw:style-name="gr1" draw:text-style-name="P1" svg:width="9.1287in" svg:height="4.3035in" svg:x="-10.9461in" svg:y="0.928in">
            <draw:object draw:notify-on-update-of-ranges="'Faban 2.1'.A1:'Faban 2.1'.A1 'Faban 2.1'.B1:'Faban 2.1'.B1 'Faban 2.1'.A2:'Faban 2.1'.A2 'Faban 2.1'.B2:'Faban 2.1'.B2 'Faban 2.1'.A3:'Faban 2.1'.A3 'Faban 2.1'.B3:'Faban 2.1'.B3 'Faban 2.1'.A4:'Faban 2.1'.A4 'Faban 2.1'.B4:'Faban 2.1'.B4 'Faban 2.1'.A5:'Faban 2.1'.A5 'Faban 2.1'.B5:'Faban 2.1'.B5 'Faban 2.1'.A6:'Faban 2.1'.A6 'Faban 2.1'.B6:'Faban 2.1'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in" svg:height="4in" svg:x="1.778in" svg:y="0.0004in">
            <draw:object draw:notify-on-update-of-ranges="'Faban 2.1'.A1:'Faban 2.1'.A6 'Faban 2.1'.A1:'Faban 2.1'.A1 'Faban 2.1'.B1:'Faban 2.1'.B1 'Faban 2.1'.A2:'Faban 2.1'.A2 'Faban 2.1'.B2:'Faban 2.1'.B2 'Faban 2.1'.A3:'Faban 2.1'.A3 'Faban 2.1'.B3:'Faban 2.1'.B3 'Faban 2.1'.A4:'Faban 2.1'.A4 'Faban 2.1'.B4:'Faban 2.1'.B4 'Faban 2.1'.A5:'Faban 2.1'.A5 'Faban 2.1'.B5:'Faban 2.1'.B5 'Faban 2.1'.A6:'Faban 2.1'.A6 'Faban 2.1'.B6:'Faban 2.1'.B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608896" calcext:value-type="float">
            <text:p>1608896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614361" calcext:value-type="float">
            <text:p>1614361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614381" calcext:value-type="float">
            <text:p>1614381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616067" calcext:value-type="float">
            <text:p>161606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612970" calcext:value-type="float">
            <text:p>161297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613335" calcext:value-type="float">
            <text:p>161333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7171" calcext:value-type="float">
            <text:p>7171</text:p>
          </table:table-cell>
        </table:table-row>
      </table:table>
      <table:table table:name="Faban 2.1 distr" table:style-name="ta1">
        <table:shapes>
          <draw:frame draw:z-index="0" draw:style-name="gr1" draw:text-style-name="P1" svg:width="9in" svg:height="4in" svg:x="4.2409in" svg:y="2.0445in">
            <draw:object draw:notify-on-update-of-ranges="'Faban 2.1 distr'.A1:'Faban 2.1 distr'.A31 'Faban 2.1 distr'.H1:'Faban 2.1 distr'.H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49.7" calcext:value-type="float">
            <text:p>4849.7</text:p>
          </table:table-cell>
          <table:table-cell office:value-type="float" office:value="4960.3" calcext:value-type="float">
            <text:p>4960.3</text:p>
          </table:table-cell>
          <table:table-cell office:value-type="float" office:value="4908.5" calcext:value-type="float">
            <text:p>4908.5</text:p>
          </table:table-cell>
          <table:table-cell office:value-type="float" office:value="4926" calcext:value-type="float">
            <text:p>4926</text:p>
          </table:table-cell>
          <table:table-cell office:value-type="float" office:value="4946.1" calcext:value-type="float">
            <text:p>4946.1</text:p>
          </table:table-cell>
          <table:table-cell/>
          <table:table-cell table:formula="of:=AVERAGE([.B1];[.C1];[.D1];[.E1];[.F1])" office:value-type="float" office:value="4918.12" calcext:value-type="float">
            <text:p>4918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34.8" calcext:value-type="float">
            <text:p>5334.8</text:p>
          </table:table-cell>
          <table:table-cell office:value-type="float" office:value="5345.1" calcext:value-type="float">
            <text:p>5345.1</text:p>
          </table:table-cell>
          <table:table-cell office:value-type="float" office:value="5333.2" calcext:value-type="float">
            <text:p>5333.2</text:p>
          </table:table-cell>
          <table:table-cell office:value-type="float" office:value="5365.7" calcext:value-type="float">
            <text:p>5365.7</text:p>
          </table:table-cell>
          <table:table-cell office:value-type="float" office:value="5372.4" calcext:value-type="float">
            <text:p>5372.4</text:p>
          </table:table-cell>
          <table:table-cell/>
          <table:table-cell table:formula="of:=AVERAGE([.B2];[.C2];[.D2];[.E2];[.F2])" office:value-type="float" office:value="5350.24" calcext:value-type="float">
            <text:p>5350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44.8" calcext:value-type="float">
            <text:p>5344.8</text:p>
          </table:table-cell>
          <table:table-cell office:value-type="float" office:value="5363.7" calcext:value-type="float">
            <text:p>5363.7</text:p>
          </table:table-cell>
          <table:table-cell office:value-type="float" office:value="5353.9" calcext:value-type="float">
            <text:p>5353.9</text:p>
          </table:table-cell>
          <table:table-cell office:value-type="float" office:value="5372.2" calcext:value-type="float">
            <text:p>5372.2</text:p>
          </table:table-cell>
          <table:table-cell office:value-type="float" office:value="5324.9" calcext:value-type="float">
            <text:p>5324.9</text:p>
          </table:table-cell>
          <table:table-cell/>
          <table:table-cell table:formula="of:=AVERAGE([.B3];[.C3];[.D3];[.E3];[.F3])" office:value-type="float" office:value="5351.9" calcext:value-type="float">
            <text:p>5351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58.5" calcext:value-type="float">
            <text:p>5358.5</text:p>
          </table:table-cell>
          <table:table-cell office:value-type="float" office:value="5386.8" calcext:value-type="float">
            <text:p>5386.8</text:p>
          </table:table-cell>
          <table:table-cell office:value-type="float" office:value="5367.2" calcext:value-type="float">
            <text:p>5367.2</text:p>
          </table:table-cell>
          <table:table-cell office:value-type="float" office:value="5409.7" calcext:value-type="float">
            <text:p>5409.7</text:p>
          </table:table-cell>
          <table:table-cell office:value-type="float" office:value="5390.1" calcext:value-type="float">
            <text:p>5390.1</text:p>
          </table:table-cell>
          <table:table-cell/>
          <table:table-cell table:formula="of:=AVERAGE([.B4];[.C4];[.D4];[.E4];[.F4])" office:value-type="float" office:value="5382.46" calcext:value-type="float">
            <text:p>5382.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88.4" calcext:value-type="float">
            <text:p>5388.4</text:p>
          </table:table-cell>
          <table:table-cell office:value-type="float" office:value="5399.2" calcext:value-type="float">
            <text:p>5399.2</text:p>
          </table:table-cell>
          <table:table-cell office:value-type="float" office:value="5398.9" calcext:value-type="float">
            <text:p>5398.9</text:p>
          </table:table-cell>
          <table:table-cell office:value-type="float" office:value="5388.9" calcext:value-type="float">
            <text:p>5388.9</text:p>
          </table:table-cell>
          <table:table-cell office:value-type="float" office:value="5398.3" calcext:value-type="float">
            <text:p>5398.3</text:p>
          </table:table-cell>
          <table:table-cell/>
          <table:table-cell table:formula="of:=AVERAGE([.B5];[.C5];[.D5];[.E5];[.F5])" office:value-type="float" office:value="5394.74" calcext:value-type="float">
            <text:p>5394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94.6" calcext:value-type="float">
            <text:p>5394.6</text:p>
          </table:table-cell>
          <table:table-cell office:value-type="float" office:value="5403.5" calcext:value-type="float">
            <text:p>5403.5</text:p>
          </table:table-cell>
          <table:table-cell office:value-type="float" office:value="5399.7" calcext:value-type="float">
            <text:p>5399.7</text:p>
          </table:table-cell>
          <table:table-cell office:value-type="float" office:value="5407" calcext:value-type="float">
            <text:p>5407</text:p>
          </table:table-cell>
          <table:table-cell office:value-type="float" office:value="5358.3" calcext:value-type="float">
            <text:p>5358.3</text:p>
          </table:table-cell>
          <table:table-cell/>
          <table:table-cell table:formula="of:=AVERAGE([.B6];[.C6];[.D6];[.E6];[.F6])" office:value-type="float" office:value="5392.62" calcext:value-type="float">
            <text:p>5392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98.3" calcext:value-type="float">
            <text:p>5398.3</text:p>
          </table:table-cell>
          <table:table-cell office:value-type="float" office:value="5394.7" calcext:value-type="float">
            <text:p>5394.7</text:p>
          </table:table-cell>
          <table:table-cell office:value-type="float" office:value="5386.7" calcext:value-type="float">
            <text:p>5386.7</text:p>
          </table:table-cell>
          <table:table-cell office:value-type="float" office:value="5420.1" calcext:value-type="float">
            <text:p>5420.1</text:p>
          </table:table-cell>
          <table:table-cell office:value-type="float" office:value="5394.3" calcext:value-type="float">
            <text:p>5394.3</text:p>
          </table:table-cell>
          <table:table-cell/>
          <table:table-cell table:formula="of:=AVERAGE([.B7];[.C7];[.D7];[.E7];[.F7])" office:value-type="float" office:value="5398.82" calcext:value-type="float">
            <text:p>5398.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87.7" calcext:value-type="float">
            <text:p>5387.7</text:p>
          </table:table-cell>
          <table:table-cell office:value-type="float" office:value="5405.4" calcext:value-type="float">
            <text:p>5405.4</text:p>
          </table:table-cell>
          <table:table-cell office:value-type="float" office:value="5420.6" calcext:value-type="float">
            <text:p>5420.6</text:p>
          </table:table-cell>
          <table:table-cell office:value-type="float" office:value="5407.9" calcext:value-type="float">
            <text:p>5407.9</text:p>
          </table:table-cell>
          <table:table-cell office:value-type="float" office:value="5412" calcext:value-type="float">
            <text:p>5412</text:p>
          </table:table-cell>
          <table:table-cell/>
          <table:table-cell table:formula="of:=AVERAGE([.B8];[.C8];[.D8];[.E8];[.F8])" office:value-type="float" office:value="5406.72" calcext:value-type="float">
            <text:p>5406.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76.6" calcext:value-type="float">
            <text:p>5376.6</text:p>
          </table:table-cell>
          <table:table-cell office:value-type="float" office:value="5390.9" calcext:value-type="float">
            <text:p>5390.9</text:p>
          </table:table-cell>
          <table:table-cell office:value-type="float" office:value="5396.6" calcext:value-type="float">
            <text:p>5396.6</text:p>
          </table:table-cell>
          <table:table-cell office:value-type="float" office:value="5418.2" calcext:value-type="float">
            <text:p>5418.2</text:p>
          </table:table-cell>
          <table:table-cell office:value-type="float" office:value="5402.4" calcext:value-type="float">
            <text:p>5402.4</text:p>
          </table:table-cell>
          <table:table-cell/>
          <table:table-cell table:formula="of:=AVERAGE([.B9];[.C9];[.D9];[.E9];[.F9])" office:value-type="float" office:value="5396.94" calcext:value-type="float">
            <text:p>5396.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88.2" calcext:value-type="float">
            <text:p>5388.2</text:p>
          </table:table-cell>
          <table:table-cell office:value-type="float" office:value="5402.2" calcext:value-type="float">
            <text:p>5402.2</text:p>
          </table:table-cell>
          <table:table-cell office:value-type="float" office:value="5415.6" calcext:value-type="float">
            <text:p>5415.6</text:p>
          </table:table-cell>
          <table:table-cell office:value-type="float" office:value="5423.5" calcext:value-type="float">
            <text:p>5423.5</text:p>
          </table:table-cell>
          <table:table-cell office:value-type="float" office:value="5404.1" calcext:value-type="float">
            <text:p>5404.1</text:p>
          </table:table-cell>
          <table:table-cell/>
          <table:table-cell table:formula="of:=AVERAGE([.B10];[.C10];[.D10];[.E10];[.F10])" office:value-type="float" office:value="5406.72" calcext:value-type="float">
            <text:p>5406.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381.1" calcext:value-type="float">
            <text:p>5381.1</text:p>
          </table:table-cell>
          <table:table-cell office:value-type="float" office:value="5403.6" calcext:value-type="float">
            <text:p>5403.6</text:p>
          </table:table-cell>
          <table:table-cell office:value-type="float" office:value="5394.7" calcext:value-type="float">
            <text:p>5394.7</text:p>
          </table:table-cell>
          <table:table-cell office:value-type="float" office:value="5406.2" calcext:value-type="float">
            <text:p>5406.2</text:p>
          </table:table-cell>
          <table:table-cell office:value-type="float" office:value="5395.2" calcext:value-type="float">
            <text:p>5395.2</text:p>
          </table:table-cell>
          <table:table-cell/>
          <table:table-cell table:formula="of:=AVERAGE([.B11];[.C11];[.D11];[.E11];[.F11])" office:value-type="float" office:value="5396.16" calcext:value-type="float">
            <text:p>5396.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380.2" calcext:value-type="float">
            <text:p>5380.2</text:p>
          </table:table-cell>
          <table:table-cell office:value-type="float" office:value="5386.4" calcext:value-type="float">
            <text:p>5386.4</text:p>
          </table:table-cell>
          <table:table-cell office:value-type="float" office:value="5395.8" calcext:value-type="float">
            <text:p>5395.8</text:p>
          </table:table-cell>
          <table:table-cell office:value-type="float" office:value="5403" calcext:value-type="float">
            <text:p>5403</text:p>
          </table:table-cell>
          <table:table-cell office:value-type="float" office:value="5412.3" calcext:value-type="float">
            <text:p>5412.3</text:p>
          </table:table-cell>
          <table:table-cell/>
          <table:table-cell table:formula="of:=AVERAGE([.B12];[.C12];[.D12];[.E12];[.F12])" office:value-type="float" office:value="5395.54" calcext:value-type="float">
            <text:p>5395.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366.2" calcext:value-type="float">
            <text:p>5366.2</text:p>
          </table:table-cell>
          <table:table-cell office:value-type="float" office:value="5392.3" calcext:value-type="float">
            <text:p>5392.3</text:p>
          </table:table-cell>
          <table:table-cell office:value-type="float" office:value="5416.6" calcext:value-type="float">
            <text:p>5416.6</text:p>
          </table:table-cell>
          <table:table-cell office:value-type="float" office:value="5427.6" calcext:value-type="float">
            <text:p>5427.6</text:p>
          </table:table-cell>
          <table:table-cell office:value-type="float" office:value="5407.3" calcext:value-type="float">
            <text:p>5407.3</text:p>
          </table:table-cell>
          <table:table-cell/>
          <table:table-cell table:formula="of:=AVERAGE([.B13];[.C13];[.D13];[.E13];[.F13])" office:value-type="float" office:value="5402" calcext:value-type="float">
            <text:p>540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69" calcext:value-type="float">
            <text:p>5369</text:p>
          </table:table-cell>
          <table:table-cell office:value-type="float" office:value="5414.9" calcext:value-type="float">
            <text:p>5414.9</text:p>
          </table:table-cell>
          <table:table-cell office:value-type="float" office:value="5401.3" calcext:value-type="float">
            <text:p>5401.3</text:p>
          </table:table-cell>
          <table:table-cell office:value-type="float" office:value="5382.7" calcext:value-type="float">
            <text:p>5382.7</text:p>
          </table:table-cell>
          <table:table-cell office:value-type="float" office:value="5384.2" calcext:value-type="float">
            <text:p>5384.2</text:p>
          </table:table-cell>
          <table:table-cell/>
          <table:table-cell table:formula="of:=AVERAGE([.B14];[.C14];[.D14];[.E14];[.F14])" office:value-type="float" office:value="5390.42" calcext:value-type="float">
            <text:p>5390.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46.8" calcext:value-type="float">
            <text:p>5346.8</text:p>
          </table:table-cell>
          <table:table-cell office:value-type="float" office:value="5370.8" calcext:value-type="float">
            <text:p>5370.8</text:p>
          </table:table-cell>
          <table:table-cell office:value-type="float" office:value="5386.6" calcext:value-type="float">
            <text:p>5386.6</text:p>
          </table:table-cell>
          <table:table-cell office:value-type="float" office:value="5371.3" calcext:value-type="float">
            <text:p>5371.3</text:p>
          </table:table-cell>
          <table:table-cell office:value-type="float" office:value="5385.4" calcext:value-type="float">
            <text:p>5385.4</text:p>
          </table:table-cell>
          <table:table-cell/>
          <table:table-cell table:formula="of:=AVERAGE([.B15];[.C15];[.D15];[.E15];[.F15])" office:value-type="float" office:value="5372.18" calcext:value-type="float">
            <text:p>5372.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377.1" calcext:value-type="float">
            <text:p>5377.1</text:p>
          </table:table-cell>
          <table:table-cell office:value-type="float" office:value="5377.6" calcext:value-type="float">
            <text:p>5377.6</text:p>
          </table:table-cell>
          <table:table-cell office:value-type="float" office:value="5402.7" calcext:value-type="float">
            <text:p>5402.7</text:p>
          </table:table-cell>
          <table:table-cell office:value-type="float" office:value="5424.1" calcext:value-type="float">
            <text:p>5424.1</text:p>
          </table:table-cell>
          <table:table-cell office:value-type="float" office:value="5379.6" calcext:value-type="float">
            <text:p>5379.6</text:p>
          </table:table-cell>
          <table:table-cell/>
          <table:table-cell table:formula="of:=AVERAGE([.B16];[.C16];[.D16];[.E16];[.F16])" office:value-type="float" office:value="5392.22" calcext:value-type="float">
            <text:p>5392.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91.1" calcext:value-type="float">
            <text:p>5391.1</text:p>
          </table:table-cell>
          <table:table-cell office:value-type="float" office:value="5379.2" calcext:value-type="float">
            <text:p>5379.2</text:p>
          </table:table-cell>
          <table:table-cell office:value-type="float" office:value="5412.3" calcext:value-type="float">
            <text:p>5412.3</text:p>
          </table:table-cell>
          <table:table-cell office:value-type="float" office:value="5410.4" calcext:value-type="float">
            <text:p>5410.4</text:p>
          </table:table-cell>
          <table:table-cell office:value-type="float" office:value="5373.7" calcext:value-type="float">
            <text:p>5373.7</text:p>
          </table:table-cell>
          <table:table-cell/>
          <table:table-cell table:formula="of:=AVERAGE([.B17];[.C17];[.D17];[.E17];[.F17])" office:value-type="float" office:value="5393.34" calcext:value-type="float">
            <text:p>5393.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371.3" calcext:value-type="float">
            <text:p>5371.3</text:p>
          </table:table-cell>
          <table:table-cell office:value-type="float" office:value="5413.5" calcext:value-type="float">
            <text:p>5413.5</text:p>
          </table:table-cell>
          <table:table-cell office:value-type="float" office:value="5410.7" calcext:value-type="float">
            <text:p>5410.7</text:p>
          </table:table-cell>
          <table:table-cell office:value-type="float" office:value="5359.7" calcext:value-type="float">
            <text:p>5359.7</text:p>
          </table:table-cell>
          <table:table-cell office:value-type="float" office:value="5419.9" calcext:value-type="float">
            <text:p>5419.9</text:p>
          </table:table-cell>
          <table:table-cell/>
          <table:table-cell table:formula="of:=AVERAGE([.B18];[.C18];[.D18];[.E18];[.F18])" office:value-type="float" office:value="5395.02" calcext:value-type="float">
            <text:p>5395.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396.6" calcext:value-type="float">
            <text:p>5396.6</text:p>
          </table:table-cell>
          <table:table-cell office:value-type="float" office:value="5402" calcext:value-type="float">
            <text:p>5402</text:p>
          </table:table-cell>
          <table:table-cell office:value-type="float" office:value="5402.1" calcext:value-type="float">
            <text:p>5402.1</text:p>
          </table:table-cell>
          <table:table-cell office:value-type="float" office:value="5401.7" calcext:value-type="float">
            <text:p>5401.7</text:p>
          </table:table-cell>
          <table:table-cell office:value-type="float" office:value="5412.6" calcext:value-type="float">
            <text:p>5412.6</text:p>
          </table:table-cell>
          <table:table-cell/>
          <table:table-cell table:formula="of:=AVERAGE([.B19];[.C19];[.D19];[.E19];[.F19])" office:value-type="float" office:value="5403" calcext:value-type="float">
            <text:p>54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96.9" calcext:value-type="float">
            <text:p>5396.9</text:p>
          </table:table-cell>
          <table:table-cell office:value-type="float" office:value="5404.8" calcext:value-type="float">
            <text:p>5404.8</text:p>
          </table:table-cell>
          <table:table-cell office:value-type="float" office:value="5422.1" calcext:value-type="float">
            <text:p>5422.1</text:p>
          </table:table-cell>
          <table:table-cell office:value-type="float" office:value="5419.1" calcext:value-type="float">
            <text:p>5419.1</text:p>
          </table:table-cell>
          <table:table-cell office:value-type="float" office:value="5391.5" calcext:value-type="float">
            <text:p>5391.5</text:p>
          </table:table-cell>
          <table:table-cell/>
          <table:table-cell table:formula="of:=AVERAGE([.B20];[.C20];[.D20];[.E20];[.F20])" office:value-type="float" office:value="5406.88" calcext:value-type="float">
            <text:p>5406.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361.6" calcext:value-type="float">
            <text:p>5361.6</text:p>
          </table:table-cell>
          <table:table-cell office:value-type="float" office:value="5368.7" calcext:value-type="float">
            <text:p>5368.7</text:p>
          </table:table-cell>
          <table:table-cell office:value-type="float" office:value="5413" calcext:value-type="float">
            <text:p>5413</text:p>
          </table:table-cell>
          <table:table-cell office:value-type="float" office:value="5395.6" calcext:value-type="float">
            <text:p>5395.6</text:p>
          </table:table-cell>
          <table:table-cell office:value-type="float" office:value="5362.1" calcext:value-type="float">
            <text:p>5362.1</text:p>
          </table:table-cell>
          <table:table-cell/>
          <table:table-cell table:formula="of:=AVERAGE([.B21];[.C21];[.D21];[.E21];[.F21])" office:value-type="float" office:value="5380.2" calcext:value-type="float">
            <text:p>5380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16.6" calcext:value-type="float">
            <text:p>5416.6</text:p>
          </table:table-cell>
          <table:table-cell office:value-type="float" office:value="5370.3" calcext:value-type="float">
            <text:p>5370.3</text:p>
          </table:table-cell>
          <table:table-cell office:value-type="float" office:value="5404.4" calcext:value-type="float">
            <text:p>5404.4</text:p>
          </table:table-cell>
          <table:table-cell office:value-type="float" office:value="5388.7" calcext:value-type="float">
            <text:p>5388.7</text:p>
          </table:table-cell>
          <table:table-cell office:value-type="float" office:value="5411.4" calcext:value-type="float">
            <text:p>5411.4</text:p>
          </table:table-cell>
          <table:table-cell/>
          <table:table-cell table:formula="of:=AVERAGE([.B22];[.C22];[.D22];[.E22];[.F22])" office:value-type="float" office:value="5398.28" calcext:value-type="float">
            <text:p>5398.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378.7" calcext:value-type="float">
            <text:p>5378.7</text:p>
          </table:table-cell>
          <table:table-cell office:value-type="float" office:value="5400.9" calcext:value-type="float">
            <text:p>5400.9</text:p>
          </table:table-cell>
          <table:table-cell office:value-type="float" office:value="5404.8" calcext:value-type="float">
            <text:p>5404.8</text:p>
          </table:table-cell>
          <table:table-cell office:value-type="float" office:value="5409.2" calcext:value-type="float">
            <text:p>5409.2</text:p>
          </table:table-cell>
          <table:table-cell office:value-type="float" office:value="5390.4" calcext:value-type="float">
            <text:p>5390.4</text:p>
          </table:table-cell>
          <table:table-cell/>
          <table:table-cell table:formula="of:=AVERAGE([.B23];[.C23];[.D23];[.E23];[.F23])" office:value-type="float" office:value="5396.8" calcext:value-type="float">
            <text:p>5396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389.8" calcext:value-type="float">
            <text:p>5389.8</text:p>
          </table:table-cell>
          <table:table-cell office:value-type="float" office:value="5394.7" calcext:value-type="float">
            <text:p>5394.7</text:p>
          </table:table-cell>
          <table:table-cell office:value-type="float" office:value="5381" calcext:value-type="float">
            <text:p>5381</text:p>
          </table:table-cell>
          <table:table-cell office:value-type="float" office:value="5415.7" calcext:value-type="float">
            <text:p>5415.7</text:p>
          </table:table-cell>
          <table:table-cell office:value-type="float" office:value="5388" calcext:value-type="float">
            <text:p>5388</text:p>
          </table:table-cell>
          <table:table-cell/>
          <table:table-cell table:formula="of:=AVERAGE([.B24];[.C24];[.D24];[.E24];[.F24])" office:value-type="float" office:value="5393.84" calcext:value-type="float">
            <text:p>5393.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392.1" calcext:value-type="float">
            <text:p>5392.1</text:p>
          </table:table-cell>
          <table:table-cell office:value-type="float" office:value="5404.6" calcext:value-type="float">
            <text:p>5404.6</text:p>
          </table:table-cell>
          <table:table-cell office:value-type="float" office:value="5396.3" calcext:value-type="float">
            <text:p>5396.3</text:p>
          </table:table-cell>
          <table:table-cell office:value-type="float" office:value="5423.5" calcext:value-type="float">
            <text:p>5423.5</text:p>
          </table:table-cell>
          <table:table-cell office:value-type="float" office:value="5409.9" calcext:value-type="float">
            <text:p>5409.9</text:p>
          </table:table-cell>
          <table:table-cell/>
          <table:table-cell table:formula="of:=AVERAGE([.B25];[.C25];[.D25];[.E25];[.F25])" office:value-type="float" office:value="5405.28" calcext:value-type="float">
            <text:p>5405.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02" calcext:value-type="float">
            <text:p>5402</text:p>
          </table:table-cell>
          <table:table-cell office:value-type="float" office:value="5419.5" calcext:value-type="float">
            <text:p>5419.5</text:p>
          </table:table-cell>
          <table:table-cell office:value-type="float" office:value="5408.9" calcext:value-type="float">
            <text:p>5408.9</text:p>
          </table:table-cell>
          <table:table-cell office:value-type="float" office:value="5415.3" calcext:value-type="float">
            <text:p>5415.3</text:p>
          </table:table-cell>
          <table:table-cell office:value-type="float" office:value="5399.3" calcext:value-type="float">
            <text:p>5399.3</text:p>
          </table:table-cell>
          <table:table-cell/>
          <table:table-cell table:formula="of:=AVERAGE([.B26];[.C26];[.D26];[.E26];[.F26])"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391.8" calcext:value-type="float">
            <text:p>5391.8</text:p>
          </table:table-cell>
          <table:table-cell office:value-type="float" office:value="5428.4" calcext:value-type="float">
            <text:p>5428.4</text:p>
          </table:table-cell>
          <table:table-cell office:value-type="float" office:value="5401.5" calcext:value-type="float">
            <text:p>5401.5</text:p>
          </table:table-cell>
          <table:table-cell office:value-type="float" office:value="5390.8" calcext:value-type="float">
            <text:p>5390.8</text:p>
          </table:table-cell>
          <table:table-cell office:value-type="float" office:value="5404.6" calcext:value-type="float">
            <text:p>5404.6</text:p>
          </table:table-cell>
          <table:table-cell/>
          <table:table-cell table:formula="of:=AVERAGE([.B27];[.C27];[.D27];[.E27];[.F27])" office:value-type="float" office:value="5403.42" calcext:value-type="float">
            <text:p>5403.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397" calcext:value-type="float">
            <text:p>5397</text:p>
          </table:table-cell>
          <table:table-cell office:value-type="float" office:value="5425.8" calcext:value-type="float">
            <text:p>5425.8</text:p>
          </table:table-cell>
          <table:table-cell office:value-type="float" office:value="5428.3" calcext:value-type="float">
            <text:p>5428.3</text:p>
          </table:table-cell>
          <table:table-cell office:value-type="float" office:value="5406.8" calcext:value-type="float">
            <text:p>5406.8</text:p>
          </table:table-cell>
          <table:table-cell office:value-type="float" office:value="5388.3" calcext:value-type="float">
            <text:p>5388.3</text:p>
          </table:table-cell>
          <table:table-cell/>
          <table:table-cell table:formula="of:=AVERAGE([.B28];[.C28];[.D28];[.E28];[.F28])" office:value-type="float" office:value="5409.24" calcext:value-type="float">
            <text:p>5409.2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386.2" calcext:value-type="float">
            <text:p>5386.2</text:p>
          </table:table-cell>
          <table:table-cell office:value-type="float" office:value="5413.7" calcext:value-type="float">
            <text:p>5413.7</text:p>
          </table:table-cell>
          <table:table-cell office:value-type="float" office:value="5428" calcext:value-type="float">
            <text:p>5428</text:p>
          </table:table-cell>
          <table:table-cell office:value-type="float" office:value="5407.1" calcext:value-type="float">
            <text:p>5407.1</text:p>
          </table:table-cell>
          <table:table-cell office:value-type="float" office:value="5380.7" calcext:value-type="float">
            <text:p>5380.7</text:p>
          </table:table-cell>
          <table:table-cell/>
          <table:table-cell table:formula="of:=AVERAGE([.B29];[.C29];[.D29];[.E29];[.F29])" office:value-type="float" office:value="5403.14" calcext:value-type="float">
            <text:p>5403.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376.2" calcext:value-type="float">
            <text:p>5376.2</text:p>
          </table:table-cell>
          <table:table-cell office:value-type="float" office:value="5412.9" calcext:value-type="float">
            <text:p>5412.9</text:p>
          </table:table-cell>
          <table:table-cell office:value-type="float" office:value="5346.5" calcext:value-type="float">
            <text:p>5346.5</text:p>
          </table:table-cell>
          <table:table-cell office:value-type="float" office:value="5409.3" calcext:value-type="float">
            <text:p>5409.3</text:p>
          </table:table-cell>
          <table:table-cell office:value-type="float" office:value="5398.1" calcext:value-type="float">
            <text:p>5398.1</text:p>
          </table:table-cell>
          <table:table-cell/>
          <table:table-cell table:formula="of:=AVERAGE([.B30];[.C30];[.D30];[.E30];[.F30])" office:value-type="float" office:value="5388.6" calcext:value-type="float">
            <text:p>5388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31];[.C31];[.D31];[.E31];[.F31])" office:value-type="float" office:value="1" calcext:value-type="float">
            <text:p>1</text:p>
          </table:table-cell>
        </table:table-row>
      </table:table>
      <table:table table:name="Faban 2.2" table:style-name="ta1">
        <table:shapes>
          <draw:frame draw:z-index="0" draw:style-name="gr1" draw:text-style-name="P1" svg:width="9in" svg:height="4in" svg:x="1.7783in" svg:y="0in">
            <draw:object draw:notify-on-update-of-ranges="'Faban 2.2'.A1:'Faban 2.2'.A1 'Faban 2.2'.B1:'Faban 2.2'.B1 'Faban 2.2'.A2:'Faban 2.2'.A2 'Faban 2.2'.B2:'Faban 2.2'.B2 'Faban 2.2'.A3:'Faban 2.2'.A3 'Faban 2.2'.B3:'Faban 2.2'.B3 'Faban 2.2'.A4:'Faban 2.2'.A4 'Faban 2.2'.B4:'Faban 2.2'.B4 'Faban 2.2'.A5:'Faban 2.2'.A5 'Faban 2.2'.B5:'Faban 2.2'.B5 'Faban 2.2'.A6:'Faban 2.2'.A6 'Faban 2.2'.B6:'Faban 2.2'.B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300257" calcext:value-type="float">
            <text:p>330025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304396" calcext:value-type="float">
            <text:p>3304396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286365" calcext:value-type="float">
            <text:p>3286365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80246" calcext:value-type="float">
            <text:p>3280246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303527" calcext:value-type="float">
            <text:p>330352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294958.2" calcext:value-type="float">
            <text:p>3294958.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4150" calcext:value-type="float">
            <text:p>24150</text:p>
          </table:table-cell>
        </table:table-row>
      </table:table>
      <table:table table:name="Faban 2.2 distr" table:style-name="ta1">
        <table:shapes>
          <draw:frame draw:z-index="0" draw:style-name="gr1" draw:text-style-name="P1" svg:width="9in" svg:height="4in" svg:x="3.0925in" svg:y="2.3295in">
            <draw:object draw:notify-on-update-of-ranges="'Faban 2.2 distr'.A1:'Faban 2.2 distr'.A31 'Faban 2.2 distr'.H1:'Faban 2.2 distr'.H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92.2" calcext:value-type="float">
            <text:p>13692.2</text:p>
          </table:table-cell>
          <table:table-cell office:value-type="float" office:value="12921.2" calcext:value-type="float">
            <text:p>12921.2</text:p>
          </table:table-cell>
          <table:table-cell office:value-type="float" office:value="12941.7" calcext:value-type="float">
            <text:p>12941.7</text:p>
          </table:table-cell>
          <table:table-cell office:value-type="float" office:value="13123.4" calcext:value-type="float">
            <text:p>13123.4</text:p>
          </table:table-cell>
          <table:table-cell office:value-type="float" office:value="13192.6" calcext:value-type="float">
            <text:p>13192.6</text:p>
          </table:table-cell>
          <table:table-cell/>
          <table:table-cell table:formula="of:=AVERAGE([.B1:.F1])" office:value-type="float" office:value="13174.22" calcext:value-type="float">
            <text:p>13174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68.5" calcext:value-type="float">
            <text:p>11168.5</text:p>
          </table:table-cell>
          <table:table-cell office:value-type="float" office:value="12383.9" calcext:value-type="float">
            <text:p>12383.9</text:p>
          </table:table-cell>
          <table:table-cell office:value-type="float" office:value="10946.8" calcext:value-type="float">
            <text:p>10946.8</text:p>
          </table:table-cell>
          <table:table-cell office:value-type="float" office:value="10989.2" calcext:value-type="float">
            <text:p>10989.2</text:p>
          </table:table-cell>
          <table:table-cell office:value-type="float" office:value="11149.5" calcext:value-type="float">
            <text:p>11149.5</text:p>
          </table:table-cell>
          <table:table-cell/>
          <table:table-cell table:formula="of:=AVERAGE([.B2:.F2])" office:value-type="float" office:value="11327.58" calcext:value-type="float">
            <text:p>11327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04.5" calcext:value-type="float">
            <text:p>11004.5</text:p>
          </table:table-cell>
          <table:table-cell office:value-type="float" office:value="11096.7" calcext:value-type="float">
            <text:p>11096.7</text:p>
          </table:table-cell>
          <table:table-cell office:value-type="float" office:value="11008.5" calcext:value-type="float">
            <text:p>11008.5</text:p>
          </table:table-cell>
          <table:table-cell office:value-type="float" office:value="10740.2" calcext:value-type="float">
            <text:p>10740.2</text:p>
          </table:table-cell>
          <table:table-cell office:value-type="float" office:value="10871" calcext:value-type="float">
            <text:p>10871</text:p>
          </table:table-cell>
          <table:table-cell/>
          <table:table-cell table:formula="of:=AVERAGE([.B3:.F3])" office:value-type="float" office:value="10944.18" calcext:value-type="float">
            <text:p>10944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69" calcext:value-type="float">
            <text:p>10869</text:p>
          </table:table-cell>
          <table:table-cell office:value-type="float" office:value="10869.6" calcext:value-type="float">
            <text:p>10869.6</text:p>
          </table:table-cell>
          <table:table-cell office:value-type="float" office:value="11042.5" calcext:value-type="float">
            <text:p>11042.5</text:p>
          </table:table-cell>
          <table:table-cell office:value-type="float" office:value="10936.2" calcext:value-type="float">
            <text:p>10936.2</text:p>
          </table:table-cell>
          <table:table-cell office:value-type="float" office:value="10950" calcext:value-type="float">
            <text:p>10950</text:p>
          </table:table-cell>
          <table:table-cell/>
          <table:table-cell table:formula="of:=AVERAGE([.B4:.F4])" office:value-type="float" office:value="10933.46" calcext:value-type="float">
            <text:p>10933.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866.3" calcext:value-type="float">
            <text:p>10866.3</text:p>
          </table:table-cell>
          <table:table-cell office:value-type="float" office:value="10885.5" calcext:value-type="float">
            <text:p>10885.5</text:p>
          </table:table-cell>
          <table:table-cell office:value-type="float" office:value="10870.2" calcext:value-type="float">
            <text:p>10870.2</text:p>
          </table:table-cell>
          <table:table-cell office:value-type="float" office:value="10898.5" calcext:value-type="float">
            <text:p>10898.5</text:p>
          </table:table-cell>
          <table:table-cell office:value-type="float" office:value="11070.3" calcext:value-type="float">
            <text:p>11070.3</text:p>
          </table:table-cell>
          <table:table-cell/>
          <table:table-cell table:formula="of:=AVERAGE([.B5:.F5])" office:value-type="float" office:value="10918.16" calcext:value-type="float">
            <text:p>10918.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58" calcext:value-type="float">
            <text:p>11058</text:p>
          </table:table-cell>
          <table:table-cell office:value-type="float" office:value="10938.8" calcext:value-type="float">
            <text:p>10938.8</text:p>
          </table:table-cell>
          <table:table-cell office:value-type="float" office:value="11062.5" calcext:value-type="float">
            <text:p>11062.5</text:p>
          </table:table-cell>
          <table:table-cell office:value-type="float" office:value="10753.4" calcext:value-type="float">
            <text:p>10753.4</text:p>
          </table:table-cell>
          <table:table-cell office:value-type="float" office:value="10891.2" calcext:value-type="float">
            <text:p>10891.2</text:p>
          </table:table-cell>
          <table:table-cell/>
          <table:table-cell table:formula="of:=AVERAGE([.B6:.F6])" office:value-type="float" office:value="10940.78" calcext:value-type="float">
            <text:p>10940.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42.3" calcext:value-type="float">
            <text:p>10842.3</text:p>
          </table:table-cell>
          <table:table-cell office:value-type="float" office:value="11101.8" calcext:value-type="float">
            <text:p>11101.8</text:p>
          </table:table-cell>
          <table:table-cell office:value-type="float" office:value="10763.1" calcext:value-type="float">
            <text:p>10763.1</text:p>
          </table:table-cell>
          <table:table-cell office:value-type="float" office:value="10937.2" calcext:value-type="float">
            <text:p>10937.2</text:p>
          </table:table-cell>
          <table:table-cell office:value-type="float" office:value="10952.2" calcext:value-type="float">
            <text:p>10952.2</text:p>
          </table:table-cell>
          <table:table-cell/>
          <table:table-cell table:formula="of:=AVERAGE([.B7:.F7])" office:value-type="float" office:value="10919.32" calcext:value-type="float">
            <text:p>10919.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932" calcext:value-type="float">
            <text:p>10932</text:p>
          </table:table-cell>
          <table:table-cell office:value-type="float" office:value="10777.8" calcext:value-type="float">
            <text:p>10777.8</text:p>
          </table:table-cell>
          <table:table-cell office:value-type="float" office:value="11009.1" calcext:value-type="float">
            <text:p>11009.1</text:p>
          </table:table-cell>
          <table:table-cell office:value-type="float" office:value="10988.4" calcext:value-type="float">
            <text:p>10988.4</text:p>
          </table:table-cell>
          <table:table-cell office:value-type="float" office:value="10970.7" calcext:value-type="float">
            <text:p>10970.7</text:p>
          </table:table-cell>
          <table:table-cell/>
          <table:table-cell table:formula="of:=AVERAGE([.B8:.F8])" office:value-type="float" office:value="10935.6" calcext:value-type="float">
            <text:p>10935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77.1" calcext:value-type="float">
            <text:p>10777.1</text:p>
          </table:table-cell>
          <table:table-cell office:value-type="float" office:value="10913.5" calcext:value-type="float">
            <text:p>10913.5</text:p>
          </table:table-cell>
          <table:table-cell office:value-type="float" office:value="10829.1" calcext:value-type="float">
            <text:p>10829.1</text:p>
          </table:table-cell>
          <table:table-cell office:value-type="float" office:value="10889.7" calcext:value-type="float">
            <text:p>10889.7</text:p>
          </table:table-cell>
          <table:table-cell office:value-type="float" office:value="10931.8" calcext:value-type="float">
            <text:p>10931.8</text:p>
          </table:table-cell>
          <table:table-cell/>
          <table:table-cell table:formula="of:=AVERAGE([.B9:.F9])" office:value-type="float" office:value="10868.24" calcext:value-type="float">
            <text:p>10868.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72.8" calcext:value-type="float">
            <text:p>11072.8</text:p>
          </table:table-cell>
          <table:table-cell office:value-type="float" office:value="11130" calcext:value-type="float">
            <text:p>11130</text:p>
          </table:table-cell>
          <table:table-cell office:value-type="float" office:value="10924.5" calcext:value-type="float">
            <text:p>10924.5</text:p>
          </table:table-cell>
          <table:table-cell office:value-type="float" office:value="10856.6" calcext:value-type="float">
            <text:p>10856.6</text:p>
          </table:table-cell>
          <table:table-cell office:value-type="float" office:value="10981.8" calcext:value-type="float">
            <text:p>10981.8</text:p>
          </table:table-cell>
          <table:table-cell/>
          <table:table-cell table:formula="of:=AVERAGE([.B10:.F10])" office:value-type="float" office:value="10993.14" calcext:value-type="float">
            <text:p>10993.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819.7" calcext:value-type="float">
            <text:p>10819.7</text:p>
          </table:table-cell>
          <table:table-cell office:value-type="float" office:value="10700.4" calcext:value-type="float">
            <text:p>10700.4</text:p>
          </table:table-cell>
          <table:table-cell office:value-type="float" office:value="10867.8" calcext:value-type="float">
            <text:p>10867.8</text:p>
          </table:table-cell>
          <table:table-cell office:value-type="float" office:value="10779" calcext:value-type="float">
            <text:p>10779</text:p>
          </table:table-cell>
          <table:table-cell office:value-type="float" office:value="11007.8" calcext:value-type="float">
            <text:p>11007.8</text:p>
          </table:table-cell>
          <table:table-cell/>
          <table:table-cell table:formula="of:=AVERAGE([.B11:.F11])" office:value-type="float" office:value="10834.94" calcext:value-type="float">
            <text:p>10834.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813" calcext:value-type="float">
            <text:p>10813</text:p>
          </table:table-cell>
          <table:table-cell office:value-type="float" office:value="10958.1" calcext:value-type="float">
            <text:p>10958.1</text:p>
          </table:table-cell>
          <table:table-cell office:value-type="float" office:value="10870" calcext:value-type="float">
            <text:p>10870</text:p>
          </table:table-cell>
          <table:table-cell office:value-type="float" office:value="11008.3" calcext:value-type="float">
            <text:p>11008.3</text:p>
          </table:table-cell>
          <table:table-cell office:value-type="float" office:value="10973.7" calcext:value-type="float">
            <text:p>10973.7</text:p>
          </table:table-cell>
          <table:table-cell/>
          <table:table-cell table:formula="of:=AVERAGE([.B12:.F12])" office:value-type="float" office:value="10924.62" calcext:value-type="float">
            <text:p>10924.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079.7" calcext:value-type="float">
            <text:p>11079.7</text:p>
          </table:table-cell>
          <table:table-cell office:value-type="float" office:value="10866.5" calcext:value-type="float">
            <text:p>10866.5</text:p>
          </table:table-cell>
          <table:table-cell office:value-type="float" office:value="10906.2" calcext:value-type="float">
            <text:p>10906.2</text:p>
          </table:table-cell>
          <table:table-cell office:value-type="float" office:value="11007.5" calcext:value-type="float">
            <text:p>11007.5</text:p>
          </table:table-cell>
          <table:table-cell office:value-type="float" office:value="10906.7" calcext:value-type="float">
            <text:p>10906.7</text:p>
          </table:table-cell>
          <table:table-cell/>
          <table:table-cell table:formula="of:=AVERAGE([.B13:.F13])" office:value-type="float" office:value="10953.32" calcext:value-type="float">
            <text:p>10953.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40.5" calcext:value-type="float">
            <text:p>10940.5</text:p>
          </table:table-cell>
          <table:table-cell office:value-type="float" office:value="10707.4" calcext:value-type="float">
            <text:p>10707.4</text:p>
          </table:table-cell>
          <table:table-cell office:value-type="float" office:value="10678.1" calcext:value-type="float">
            <text:p>10678.1</text:p>
          </table:table-cell>
          <table:table-cell office:value-type="float" office:value="10812.5" calcext:value-type="float">
            <text:p>10812.5</text:p>
          </table:table-cell>
          <table:table-cell office:value-type="float" office:value="10810.1" calcext:value-type="float">
            <text:p>10810.1</text:p>
          </table:table-cell>
          <table:table-cell/>
          <table:table-cell table:formula="of:=AVERAGE([.B14:.F14])" office:value-type="float" office:value="10789.72" calcext:value-type="float">
            <text:p>10789.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958.2" calcext:value-type="float">
            <text:p>10958.2</text:p>
          </table:table-cell>
          <table:table-cell office:value-type="float" office:value="10904.7" calcext:value-type="float">
            <text:p>10904.7</text:p>
          </table:table-cell>
          <table:table-cell office:value-type="float" office:value="10922.4" calcext:value-type="float">
            <text:p>10922.4</text:p>
          </table:table-cell>
          <table:table-cell office:value-type="float" office:value="10898.3" calcext:value-type="float">
            <text:p>10898.3</text:p>
          </table:table-cell>
          <table:table-cell office:value-type="float" office:value="10841.1" calcext:value-type="float">
            <text:p>10841.1</text:p>
          </table:table-cell>
          <table:table-cell/>
          <table:table-cell table:formula="of:=AVERAGE([.B15:.F15])" office:value-type="float" office:value="10904.94" calcext:value-type="float">
            <text:p>10904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066" calcext:value-type="float">
            <text:p>11066</text:p>
          </table:table-cell>
          <table:table-cell office:value-type="float" office:value="10961" calcext:value-type="float">
            <text:p>10961</text:p>
          </table:table-cell>
          <table:table-cell office:value-type="float" office:value="11000.2" calcext:value-type="float">
            <text:p>11000.2</text:p>
          </table:table-cell>
          <table:table-cell office:value-type="float" office:value="10772.4" calcext:value-type="float">
            <text:p>10772.4</text:p>
          </table:table-cell>
          <table:table-cell office:value-type="float" office:value="10912.2" calcext:value-type="float">
            <text:p>10912.2</text:p>
          </table:table-cell>
          <table:table-cell/>
          <table:table-cell table:formula="of:=AVERAGE([.B16:.F16])" office:value-type="float" office:value="10942.36" calcext:value-type="float">
            <text:p>10942.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795.4" calcext:value-type="float">
            <text:p>10795.4</text:p>
          </table:table-cell>
          <table:table-cell office:value-type="float" office:value="10862.8" calcext:value-type="float">
            <text:p>10862.8</text:p>
          </table:table-cell>
          <table:table-cell office:value-type="float" office:value="10687.8" calcext:value-type="float">
            <text:p>10687.8</text:p>
          </table:table-cell>
          <table:table-cell office:value-type="float" office:value="10719.3" calcext:value-type="float">
            <text:p>10719.3</text:p>
          </table:table-cell>
          <table:table-cell office:value-type="float" office:value="10953.7" calcext:value-type="float">
            <text:p>10953.7</text:p>
          </table:table-cell>
          <table:table-cell/>
          <table:table-cell table:formula="of:=AVERAGE([.B17:.F17])" office:value-type="float" office:value="10803.8" calcext:value-type="float">
            <text:p>10803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982" calcext:value-type="float">
            <text:p>10982</text:p>
          </table:table-cell>
          <table:table-cell office:value-type="float" office:value="10925.2" calcext:value-type="float">
            <text:p>10925.2</text:p>
          </table:table-cell>
          <table:table-cell office:value-type="float" office:value="10818.7" calcext:value-type="float">
            <text:p>10818.7</text:p>
          </table:table-cell>
          <table:table-cell office:value-type="float" office:value="10907.8" calcext:value-type="float">
            <text:p>10907.8</text:p>
          </table:table-cell>
          <table:table-cell office:value-type="float" office:value="10892.7" calcext:value-type="float">
            <text:p>10892.7</text:p>
          </table:table-cell>
          <table:table-cell/>
          <table:table-cell table:formula="of:=AVERAGE([.B18:.F18])" office:value-type="float" office:value="10905.28" calcext:value-type="float">
            <text:p>10905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58.7" calcext:value-type="float">
            <text:p>10858.7</text:p>
          </table:table-cell>
          <table:table-cell office:value-type="float" office:value="10910.2" calcext:value-type="float">
            <text:p>10910.2</text:p>
          </table:table-cell>
          <table:table-cell office:value-type="float" office:value="10968.5" calcext:value-type="float">
            <text:p>10968.5</text:p>
          </table:table-cell>
          <table:table-cell office:value-type="float" office:value="11014" calcext:value-type="float">
            <text:p>11014</text:p>
          </table:table-cell>
          <table:table-cell office:value-type="float" office:value="11051.9" calcext:value-type="float">
            <text:p>11051.9</text:p>
          </table:table-cell>
          <table:table-cell/>
          <table:table-cell table:formula="of:=AVERAGE([.B19:.F19])" office:value-type="float" office:value="10960.66" calcext:value-type="float">
            <text:p>10960.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807.1" calcext:value-type="float">
            <text:p>10807.1</text:p>
          </table:table-cell>
          <table:table-cell office:value-type="float" office:value="10840.9" calcext:value-type="float">
            <text:p>10840.9</text:p>
          </table:table-cell>
          <table:table-cell office:value-type="float" office:value="10896.4" calcext:value-type="float">
            <text:p>10896.4</text:p>
          </table:table-cell>
          <table:table-cell office:value-type="float" office:value="10727.2" calcext:value-type="float">
            <text:p>10727.2</text:p>
          </table:table-cell>
          <table:table-cell office:value-type="float" office:value="10869.4" calcext:value-type="float">
            <text:p>10869.4</text:p>
          </table:table-cell>
          <table:table-cell/>
          <table:table-cell table:formula="of:=AVERAGE([.B20:.F20])" office:value-type="float" office:value="10828.2" calcext:value-type="float">
            <text:p>10828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082" calcext:value-type="float">
            <text:p>11082</text:p>
          </table:table-cell>
          <table:table-cell office:value-type="float" office:value="11013" calcext:value-type="float">
            <text:p>11013</text:p>
          </table:table-cell>
          <table:table-cell office:value-type="float" office:value="11055.3" calcext:value-type="float">
            <text:p>11055.3</text:p>
          </table:table-cell>
          <table:table-cell office:value-type="float" office:value="10884.5" calcext:value-type="float">
            <text:p>10884.5</text:p>
          </table:table-cell>
          <table:table-cell office:value-type="float" office:value="10944.6" calcext:value-type="float">
            <text:p>10944.6</text:p>
          </table:table-cell>
          <table:table-cell/>
          <table:table-cell table:formula="of:=AVERAGE([.B21:.F21])" office:value-type="float" office:value="10995.88" calcext:value-type="float">
            <text:p>10995.8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02.5" calcext:value-type="float">
            <text:p>10902.5</text:p>
          </table:table-cell>
          <table:table-cell office:value-type="float" office:value="10768" calcext:value-type="float">
            <text:p>10768</text:p>
          </table:table-cell>
          <table:table-cell office:value-type="float" office:value="10899.5" calcext:value-type="float">
            <text:p>10899.5</text:p>
          </table:table-cell>
          <table:table-cell office:value-type="float" office:value="10933.2" calcext:value-type="float">
            <text:p>10933.2</text:p>
          </table:table-cell>
          <table:table-cell office:value-type="float" office:value="11016.6" calcext:value-type="float">
            <text:p>11016.6</text:p>
          </table:table-cell>
          <table:table-cell/>
          <table:table-cell table:formula="of:=AVERAGE([.B22:.F22])" office:value-type="float" office:value="10903.96" calcext:value-type="float">
            <text:p>10903.9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24.9" calcext:value-type="float">
            <text:p>10624.9</text:p>
          </table:table-cell>
          <table:table-cell office:value-type="float" office:value="10823.6" calcext:value-type="float">
            <text:p>10823.6</text:p>
          </table:table-cell>
          <table:table-cell office:value-type="float" office:value="10849.8" calcext:value-type="float">
            <text:p>10849.8</text:p>
          </table:table-cell>
          <table:table-cell office:value-type="float" office:value="10774.7" calcext:value-type="float">
            <text:p>10774.7</text:p>
          </table:table-cell>
          <table:table-cell office:value-type="float" office:value="10866.3" calcext:value-type="float">
            <text:p>10866.3</text:p>
          </table:table-cell>
          <table:table-cell/>
          <table:table-cell table:formula="of:=AVERAGE([.B23:.F23])" office:value-type="float" office:value="10787.86" calcext:value-type="float">
            <text:p>10787.8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821.6" calcext:value-type="float">
            <text:p>10821.6</text:p>
          </table:table-cell>
          <table:table-cell office:value-type="float" office:value="10973.5" calcext:value-type="float">
            <text:p>10973.5</text:p>
          </table:table-cell>
          <table:table-cell office:value-type="float" office:value="10680.5" calcext:value-type="float">
            <text:p>10680.5</text:p>
          </table:table-cell>
          <table:table-cell office:value-type="float" office:value="10669.7" calcext:value-type="float">
            <text:p>10669.7</text:p>
          </table:table-cell>
          <table:table-cell office:value-type="float" office:value="10954" calcext:value-type="float">
            <text:p>10954</text:p>
          </table:table-cell>
          <table:table-cell/>
          <table:table-cell table:formula="of:=AVERAGE([.B24:.F24])" office:value-type="float" office:value="10819.86" calcext:value-type="float">
            <text:p>10819.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901.7" calcext:value-type="float">
            <text:p>10901.7</text:p>
          </table:table-cell>
          <table:table-cell office:value-type="float" office:value="10933.2" calcext:value-type="float">
            <text:p>10933.2</text:p>
          </table:table-cell>
          <table:table-cell office:value-type="float" office:value="10903.7" calcext:value-type="float">
            <text:p>10903.7</text:p>
          </table:table-cell>
          <table:table-cell office:value-type="float" office:value="10830.8" calcext:value-type="float">
            <text:p>10830.8</text:p>
          </table:table-cell>
          <table:table-cell office:value-type="float" office:value="10750.9" calcext:value-type="float">
            <text:p>10750.9</text:p>
          </table:table-cell>
          <table:table-cell/>
          <table:table-cell table:formula="of:=AVERAGE([.B25:.F25])" office:value-type="float" office:value="10864.06" calcext:value-type="float">
            <text:p>10864.0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924.7" calcext:value-type="float">
            <text:p>10924.7</text:p>
          </table:table-cell>
          <table:table-cell office:value-type="float" office:value="10697.3" calcext:value-type="float">
            <text:p>10697.3</text:p>
          </table:table-cell>
          <table:table-cell office:value-type="float" office:value="10753.1" calcext:value-type="float">
            <text:p>10753.1</text:p>
          </table:table-cell>
          <table:table-cell office:value-type="float" office:value="10784.9" calcext:value-type="float">
            <text:p>10784.9</text:p>
          </table:table-cell>
          <table:table-cell office:value-type="float" office:value="10922.1" calcext:value-type="float">
            <text:p>10922.1</text:p>
          </table:table-cell>
          <table:table-cell/>
          <table:table-cell table:formula="of:=AVERAGE([.B26:.F26])" office:value-type="float" office:value="10816.42" calcext:value-type="float">
            <text:p>10816.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865.2" calcext:value-type="float">
            <text:p>10865.2</text:p>
          </table:table-cell>
          <table:table-cell office:value-type="float" office:value="10990" calcext:value-type="float">
            <text:p>10990</text:p>
          </table:table-cell>
          <table:table-cell office:value-type="float" office:value="10810.1" calcext:value-type="float">
            <text:p>10810.1</text:p>
          </table:table-cell>
          <table:table-cell office:value-type="float" office:value="10897.5" calcext:value-type="float">
            <text:p>10897.5</text:p>
          </table:table-cell>
          <table:table-cell office:value-type="float" office:value="10905.5" calcext:value-type="float">
            <text:p>10905.5</text:p>
          </table:table-cell>
          <table:table-cell/>
          <table:table-cell table:formula="of:=AVERAGE([.B27:.F27])" office:value-type="float" office:value="10893.66" calcext:value-type="float">
            <text:p>10893.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864" calcext:value-type="float">
            <text:p>10864</text:p>
          </table:table-cell>
          <table:table-cell office:value-type="float" office:value="10901.1" calcext:value-type="float">
            <text:p>10901.1</text:p>
          </table:table-cell>
          <table:table-cell office:value-type="float" office:value="10878.7" calcext:value-type="float">
            <text:p>10878.7</text:p>
          </table:table-cell>
          <table:table-cell office:value-type="float" office:value="10737.3" calcext:value-type="float">
            <text:p>10737.3</text:p>
          </table:table-cell>
          <table:table-cell office:value-type="float" office:value="10843" calcext:value-type="float">
            <text:p>10843</text:p>
          </table:table-cell>
          <table:table-cell/>
          <table:table-cell table:formula="of:=AVERAGE([.B28:.F28])" office:value-type="float" office:value="10844.82" calcext:value-type="float">
            <text:p>10844.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850" calcext:value-type="float">
            <text:p>10850</text:p>
          </table:table-cell>
          <table:table-cell office:value-type="float" office:value="10926.1" calcext:value-type="float">
            <text:p>10926.1</text:p>
          </table:table-cell>
          <table:table-cell office:value-type="float" office:value="10952.1" calcext:value-type="float">
            <text:p>10952.1</text:p>
          </table:table-cell>
          <table:table-cell office:value-type="float" office:value="10826.1" calcext:value-type="float">
            <text:p>10826.1</text:p>
          </table:table-cell>
          <table:table-cell office:value-type="float" office:value="11013.9" calcext:value-type="float">
            <text:p>11013.9</text:p>
          </table:table-cell>
          <table:table-cell/>
          <table:table-cell table:formula="of:=AVERAGE([.B29:.F29])" office:value-type="float" office:value="10913.64" calcext:value-type="float">
            <text:p>10913.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789" calcext:value-type="float">
            <text:p>10789</text:p>
          </table:table-cell>
          <table:table-cell office:value-type="float" office:value="10761.3" calcext:value-type="float">
            <text:p>10761.3</text:p>
          </table:table-cell>
          <table:table-cell office:value-type="float" office:value="10842.9" calcext:value-type="float">
            <text:p>10842.9</text:p>
          </table:table-cell>
          <table:table-cell office:value-type="float" office:value="10930" calcext:value-type="float">
            <text:p>10930</text:p>
          </table:table-cell>
          <table:table-cell office:value-type="float" office:value="10958.8" calcext:value-type="float">
            <text:p>10958.8</text:p>
          </table:table-cell>
          <table:table-cell/>
          <table:table-cell table:formula="of:=AVERAGE([.B30:.F30])" office:value-type="float" office:value="10856.4" calcext:value-type="float">
            <text:p>1085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formula="of:=AVERAGE([.B31:.F31])" office:value-type="float" office:value="5" calcext:value-type="float">
            <text:p>5</text:p>
          </table:table-cell>
        </table:table-row>
      </table:table>
      <table:table table:name="Faban 2.3" table:style-name="ta1">
        <table:shapes>
          <draw:frame draw:z-index="0" draw:style-name="gr1" draw:text-style-name="P1" svg:width="9in" svg:height="4in" svg:x="1.7783in" svg:y="0.0004in">
            <draw:object draw:notify-on-update-of-ranges="'Faban 2.3'.A1:'Faban 2.3'.A1 'Faban 2.3'.B1:'Faban 2.3'.B1 'Faban 2.3'.A2:'Faban 2.3'.A2 'Faban 2.3'.B2:'Faban 2.3'.B2 'Faban 2.3'.A3:'Faban 2.3'.A3 'Faban 2.3'.B3:'Faban 2.3'.B3 'Faban 2.3'.A4:'Faban 2.3'.A4 'Faban 2.3'.B4:'Faban 2.3'.B4 'Faban 2.3'.A5:'Faban 2.3'.A5 'Faban 2.3'.B5:'Faban 2.3'.B5 'Faban 2.3'.A6:'Faban 2.3'.A6 'Faban 2.3'.B6:'Faban 2.3'.B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208731" calcext:value-type="float">
            <text:p>3208731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32719" calcext:value-type="float">
            <text:p>3232719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220658" calcext:value-type="float">
            <text:p>3220658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225564" calcext:value-type="float">
            <text:p>3225564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)" office:value-type="float" office:value="3221918" calcext:value-type="float">
            <text:p>322191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3988" calcext:value-type="float">
            <text:p>23988</text:p>
          </table:table-cell>
        </table:table-row>
      </table:table>
      <table:table table:name="Faban 2.3 distr" table:style-name="ta1">
        <table:shapes>
          <draw:frame draw:z-index="0" draw:style-name="gr1" draw:text-style-name="P1" svg:width="9in" svg:height="4in" svg:x="1.8535in" svg:y="2.0913in">
            <draw:object draw:notify-on-update-of-ranges="'Faban 2.3 distr'.A1:'Faban 2.3 distr'.A31 'Faban 2.3 distr'.G1:'Faban 2.3 distr'.G3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11.1" calcext:value-type="float">
            <text:p>11911.1</text:p>
          </table:table-cell>
          <table:table-cell office:value-type="float" office:value="12108.9" calcext:value-type="float">
            <text:p>12108.9</text:p>
          </table:table-cell>
          <table:table-cell office:value-type="float" office:value="11546.8" calcext:value-type="float">
            <text:p>11546.8</text:p>
          </table:table-cell>
          <table:table-cell office:value-type="float" office:value="11650.3" calcext:value-type="float">
            <text:p>11650.3</text:p>
          </table:table-cell>
          <table:table-cell/>
          <table:table-cell table:formula="of:=AVERAGE([.B1:.E1])" office:value-type="float" office:value="11804.275" calcext:value-type="float">
            <text:p>11804.2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76.7" calcext:value-type="float">
            <text:p>11776.7</text:p>
          </table:table-cell>
          <table:table-cell office:value-type="float" office:value="11810.4" calcext:value-type="float">
            <text:p>11810.4</text:p>
          </table:table-cell>
          <table:table-cell office:value-type="float" office:value="10816.6" calcext:value-type="float">
            <text:p>10816.6</text:p>
          </table:table-cell>
          <table:table-cell office:value-type="float" office:value="11573.9" calcext:value-type="float">
            <text:p>11573.9</text:p>
          </table:table-cell>
          <table:table-cell/>
          <table:table-cell table:formula="of:=AVERAGE([.B2:.E2])" office:value-type="float" office:value="11494.4" calcext:value-type="float">
            <text:p>11494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20.9" calcext:value-type="float">
            <text:p>11020.9</text:p>
          </table:table-cell>
          <table:table-cell office:value-type="float" office:value="10884.1" calcext:value-type="float">
            <text:p>10884.1</text:p>
          </table:table-cell>
          <table:table-cell office:value-type="float" office:value="10757.9" calcext:value-type="float">
            <text:p>10757.9</text:p>
          </table:table-cell>
          <table:table-cell office:value-type="float" office:value="10850.8" calcext:value-type="float">
            <text:p>10850.8</text:p>
          </table:table-cell>
          <table:table-cell/>
          <table:table-cell table:formula="of:=AVERAGE([.B3:.E3])" office:value-type="float" office:value="10878.425" calcext:value-type="float">
            <text:p>10878.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24.6" calcext:value-type="float">
            <text:p>10524.6</text:p>
          </table:table-cell>
          <table:table-cell office:value-type="float" office:value="10735.6" calcext:value-type="float">
            <text:p>10735.6</text:p>
          </table:table-cell>
          <table:table-cell office:value-type="float" office:value="10615" calcext:value-type="float">
            <text:p>10615</text:p>
          </table:table-cell>
          <table:table-cell office:value-type="float" office:value="10652.5" calcext:value-type="float">
            <text:p>10652.5</text:p>
          </table:table-cell>
          <table:table-cell/>
          <table:table-cell table:formula="of:=AVERAGE([.B4:.E4])" office:value-type="float" office:value="10631.925" calcext:value-type="float">
            <text:p>10631.9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77.6" calcext:value-type="float">
            <text:p>10677.6</text:p>
          </table:table-cell>
          <table:table-cell office:value-type="float" office:value="10764" calcext:value-type="float">
            <text:p>10764</text:p>
          </table:table-cell>
          <table:table-cell office:value-type="float" office:value="10694" calcext:value-type="float">
            <text:p>10694</text:p>
          </table:table-cell>
          <table:table-cell office:value-type="float" office:value="10870.4" calcext:value-type="float">
            <text:p>10870.4</text:p>
          </table:table-cell>
          <table:table-cell/>
          <table:table-cell table:formula="of:=AVERAGE([.B5:.E5])" office:value-type="float" office:value="10751.5" calcext:value-type="float">
            <text:p>10751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49.3" calcext:value-type="float">
            <text:p>10549.3</text:p>
          </table:table-cell>
          <table:table-cell office:value-type="float" office:value="10815" calcext:value-type="float">
            <text:p>10815</text:p>
          </table:table-cell>
          <table:table-cell office:value-type="float" office:value="10720.7" calcext:value-type="float">
            <text:p>10720.7</text:p>
          </table:table-cell>
          <table:table-cell office:value-type="float" office:value="10725.6" calcext:value-type="float">
            <text:p>10725.6</text:p>
          </table:table-cell>
          <table:table-cell/>
          <table:table-cell table:formula="of:=AVERAGE([.B6:.E6])" office:value-type="float" office:value="10702.65" calcext:value-type="float">
            <text:p>10702.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474.8" calcext:value-type="float">
            <text:p>10474.8</text:p>
          </table:table-cell>
          <table:table-cell office:value-type="float" office:value="10670.4" calcext:value-type="float">
            <text:p>10670.4</text:p>
          </table:table-cell>
          <table:table-cell office:value-type="float" office:value="10617.4" calcext:value-type="float">
            <text:p>10617.4</text:p>
          </table:table-cell>
          <table:table-cell office:value-type="float" office:value="10651.2" calcext:value-type="float">
            <text:p>10651.2</text:p>
          </table:table-cell>
          <table:table-cell/>
          <table:table-cell table:formula="of:=AVERAGE([.B7:.E7])" office:value-type="float" office:value="10603.45" calcext:value-type="float">
            <text:p>10603.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43.4" calcext:value-type="float">
            <text:p>10643.4</text:p>
          </table:table-cell>
          <table:table-cell office:value-type="float" office:value="10727.6" calcext:value-type="float">
            <text:p>10727.6</text:p>
          </table:table-cell>
          <table:table-cell office:value-type="float" office:value="10793.1" calcext:value-type="float">
            <text:p>10793.1</text:p>
          </table:table-cell>
          <table:table-cell office:value-type="float" office:value="10692.9" calcext:value-type="float">
            <text:p>10692.9</text:p>
          </table:table-cell>
          <table:table-cell/>
          <table:table-cell table:formula="of:=AVERAGE([.B8:.E8])" office:value-type="float" office:value="10714.25" calcext:value-type="float">
            <text:p>10714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90" calcext:value-type="float">
            <text:p>10490</text:p>
          </table:table-cell>
          <table:table-cell office:value-type="float" office:value="10673.4" calcext:value-type="float">
            <text:p>10673.4</text:p>
          </table:table-cell>
          <table:table-cell office:value-type="float" office:value="10793" calcext:value-type="float">
            <text:p>10793</text:p>
          </table:table-cell>
          <table:table-cell office:value-type="float" office:value="10621" calcext:value-type="float">
            <text:p>10621</text:p>
          </table:table-cell>
          <table:table-cell/>
          <table:table-cell table:formula="of:=AVERAGE([.B9:.E9])" office:value-type="float" office:value="10644.35" calcext:value-type="float">
            <text:p>10644.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03.2" calcext:value-type="float">
            <text:p>10603.2</text:p>
          </table:table-cell>
          <table:table-cell office:value-type="float" office:value="10827.7" calcext:value-type="float">
            <text:p>10827.7</text:p>
          </table:table-cell>
          <table:table-cell office:value-type="float" office:value="10611.6" calcext:value-type="float">
            <text:p>10611.6</text:p>
          </table:table-cell>
          <table:table-cell office:value-type="float" office:value="10679.2" calcext:value-type="float">
            <text:p>10679.2</text:p>
          </table:table-cell>
          <table:table-cell/>
          <table:table-cell table:formula="of:=AVERAGE([.B10:.E10])" office:value-type="float" office:value="10680.425" calcext:value-type="float">
            <text:p>10680.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27.8" calcext:value-type="float">
            <text:p>10627.8</text:p>
          </table:table-cell>
          <table:table-cell office:value-type="float" office:value="10757.8" calcext:value-type="float">
            <text:p>10757.8</text:p>
          </table:table-cell>
          <table:table-cell office:value-type="float" office:value="10785.4" calcext:value-type="float">
            <text:p>10785.4</text:p>
          </table:table-cell>
          <table:table-cell office:value-type="float" office:value="10753.1" calcext:value-type="float">
            <text:p>10753.1</text:p>
          </table:table-cell>
          <table:table-cell/>
          <table:table-cell table:formula="of:=AVERAGE([.B11:.E11])" office:value-type="float" office:value="10731.025" calcext:value-type="float">
            <text:p>10731.0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75" calcext:value-type="float">
            <text:p>10775</text:p>
          </table:table-cell>
          <table:table-cell office:value-type="float" office:value="10772.3" calcext:value-type="float">
            <text:p>10772.3</text:p>
          </table:table-cell>
          <table:table-cell office:value-type="float" office:value="10765.2" calcext:value-type="float">
            <text:p>10765.2</text:p>
          </table:table-cell>
          <table:table-cell office:value-type="float" office:value="10726.9" calcext:value-type="float">
            <text:p>10726.9</text:p>
          </table:table-cell>
          <table:table-cell/>
          <table:table-cell table:formula="of:=AVERAGE([.B12:.E12])" office:value-type="float" office:value="10759.85" calcext:value-type="float">
            <text:p>10759.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05.6" calcext:value-type="float">
            <text:p>10605.6</text:p>
          </table:table-cell>
          <table:table-cell office:value-type="float" office:value="10582" calcext:value-type="float">
            <text:p>10582</text:p>
          </table:table-cell>
          <table:table-cell office:value-type="float" office:value="10702.7" calcext:value-type="float">
            <text:p>10702.7</text:p>
          </table:table-cell>
          <table:table-cell office:value-type="float" office:value="10639.6" calcext:value-type="float">
            <text:p>10639.6</text:p>
          </table:table-cell>
          <table:table-cell/>
          <table:table-cell table:formula="of:=AVERAGE([.B13:.E13])" office:value-type="float" office:value="10632.475" calcext:value-type="float">
            <text:p>10632.4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61.8" calcext:value-type="float">
            <text:p>10661.8</text:p>
          </table:table-cell>
          <table:table-cell office:value-type="float" office:value="10622.9" calcext:value-type="float">
            <text:p>10622.9</text:p>
          </table:table-cell>
          <table:table-cell office:value-type="float" office:value="10845.5" calcext:value-type="float">
            <text:p>10845.5</text:p>
          </table:table-cell>
          <table:table-cell office:value-type="float" office:value="10668.8" calcext:value-type="float">
            <text:p>10668.8</text:p>
          </table:table-cell>
          <table:table-cell/>
          <table:table-cell table:formula="of:=AVERAGE([.B14:.E14])" office:value-type="float" office:value="10699.75" calcext:value-type="float">
            <text:p>10699.7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641.8" calcext:value-type="float">
            <text:p>10641.8</text:p>
          </table:table-cell>
          <table:table-cell office:value-type="float" office:value="10708.7" calcext:value-type="float">
            <text:p>10708.7</text:p>
          </table:table-cell>
          <table:table-cell office:value-type="float" office:value="10700.5" calcext:value-type="float">
            <text:p>10700.5</text:p>
          </table:table-cell>
          <table:table-cell office:value-type="float" office:value="10790.6" calcext:value-type="float">
            <text:p>10790.6</text:p>
          </table:table-cell>
          <table:table-cell/>
          <table:table-cell table:formula="of:=AVERAGE([.B15:.E15])" office:value-type="float" office:value="10710.4" calcext:value-type="float">
            <text:p>10710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381.4" calcext:value-type="float">
            <text:p>10381.4</text:p>
          </table:table-cell>
          <table:table-cell office:value-type="float" office:value="10648" calcext:value-type="float">
            <text:p>10648</text:p>
          </table:table-cell>
          <table:table-cell office:value-type="float" office:value="10658.5" calcext:value-type="float">
            <text:p>10658.5</text:p>
          </table:table-cell>
          <table:table-cell office:value-type="float" office:value="10751" calcext:value-type="float">
            <text:p>10751</text:p>
          </table:table-cell>
          <table:table-cell/>
          <table:table-cell table:formula="of:=AVERAGE([.B16:.E16])" office:value-type="float" office:value="10609.725" calcext:value-type="float">
            <text:p>10609.7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582.1" calcext:value-type="float">
            <text:p>10582.1</text:p>
          </table:table-cell>
          <table:table-cell office:value-type="float" office:value="10742.8" calcext:value-type="float">
            <text:p>10742.8</text:p>
          </table:table-cell>
          <table:table-cell office:value-type="float" office:value="10822.4" calcext:value-type="float">
            <text:p>10822.4</text:p>
          </table:table-cell>
          <table:table-cell office:value-type="float" office:value="10584" calcext:value-type="float">
            <text:p>10584</text:p>
          </table:table-cell>
          <table:table-cell/>
          <table:table-cell table:formula="of:=AVERAGE([.B17:.E17])" office:value-type="float" office:value="10682.825" calcext:value-type="float">
            <text:p>10682.8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636.6" calcext:value-type="float">
            <text:p>10636.6</text:p>
          </table:table-cell>
          <table:table-cell office:value-type="float" office:value="10701.4" calcext:value-type="float">
            <text:p>10701.4</text:p>
          </table:table-cell>
          <table:table-cell office:value-type="float" office:value="10782.5" calcext:value-type="float">
            <text:p>10782.5</text:p>
          </table:table-cell>
          <table:table-cell office:value-type="float" office:value="10664.2" calcext:value-type="float">
            <text:p>10664.2</text:p>
          </table:table-cell>
          <table:table-cell/>
          <table:table-cell table:formula="of:=AVERAGE([.B18:.E18])" office:value-type="float" office:value="10696.175" calcext:value-type="float">
            <text:p>10696.17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45.4" calcext:value-type="float">
            <text:p>10645.4</text:p>
          </table:table-cell>
          <table:table-cell office:value-type="float" office:value="10654.3" calcext:value-type="float">
            <text:p>10654.3</text:p>
          </table:table-cell>
          <table:table-cell office:value-type="float" office:value="10512.3" calcext:value-type="float">
            <text:p>10512.3</text:p>
          </table:table-cell>
          <table:table-cell office:value-type="float" office:value="10603.9" calcext:value-type="float">
            <text:p>10603.9</text:p>
          </table:table-cell>
          <table:table-cell/>
          <table:table-cell table:formula="of:=AVERAGE([.B19:.E19])" office:value-type="float" office:value="10603.975" calcext:value-type="float">
            <text:p>10603.97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49.1" calcext:value-type="float">
            <text:p>10649.1</text:p>
          </table:table-cell>
          <table:table-cell office:value-type="float" office:value="10775.5" calcext:value-type="float">
            <text:p>10775.5</text:p>
          </table:table-cell>
          <table:table-cell office:value-type="float" office:value="10632.5" calcext:value-type="float">
            <text:p>10632.5</text:p>
          </table:table-cell>
          <table:table-cell office:value-type="float" office:value="10704.8" calcext:value-type="float">
            <text:p>10704.8</text:p>
          </table:table-cell>
          <table:table-cell/>
          <table:table-cell table:formula="of:=AVERAGE([.B20:.E20])" office:value-type="float" office:value="10690.475" calcext:value-type="float">
            <text:p>10690.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66.6" calcext:value-type="float">
            <text:p>10666.6</text:p>
          </table:table-cell>
          <table:table-cell office:value-type="float" office:value="10631.6" calcext:value-type="float">
            <text:p>10631.6</text:p>
          </table:table-cell>
          <table:table-cell office:value-type="float" office:value="10720.7" calcext:value-type="float">
            <text:p>10720.7</text:p>
          </table:table-cell>
          <table:table-cell office:value-type="float" office:value="10590.9" calcext:value-type="float">
            <text:p>10590.9</text:p>
          </table:table-cell>
          <table:table-cell/>
          <table:table-cell table:formula="of:=AVERAGE([.B21:.E21])" office:value-type="float" office:value="10652.45" calcext:value-type="float">
            <text:p>10652.4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484.4" calcext:value-type="float">
            <text:p>10484.4</text:p>
          </table:table-cell>
          <table:table-cell office:value-type="float" office:value="10472.8" calcext:value-type="float">
            <text:p>10472.8</text:p>
          </table:table-cell>
          <table:table-cell office:value-type="float" office:value="10630.4" calcext:value-type="float">
            <text:p>10630.4</text:p>
          </table:table-cell>
          <table:table-cell office:value-type="float" office:value="10722.9" calcext:value-type="float">
            <text:p>10722.9</text:p>
          </table:table-cell>
          <table:table-cell/>
          <table:table-cell table:formula="of:=AVERAGE([.B22:.E22])" office:value-type="float" office:value="10577.625" calcext:value-type="float">
            <text:p>10577.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52.2" calcext:value-type="float">
            <text:p>10652.2</text:p>
          </table:table-cell>
          <table:table-cell office:value-type="float" office:value="10705.8" calcext:value-type="float">
            <text:p>10705.8</text:p>
          </table:table-cell>
          <table:table-cell office:value-type="float" office:value="10829.7" calcext:value-type="float">
            <text:p>10829.7</text:p>
          </table:table-cell>
          <table:table-cell office:value-type="float" office:value="10706.9" calcext:value-type="float">
            <text:p>10706.9</text:p>
          </table:table-cell>
          <table:table-cell/>
          <table:table-cell table:formula="of:=AVERAGE([.B23:.E23])" office:value-type="float" office:value="10723.65" calcext:value-type="float">
            <text:p>10723.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650.2" calcext:value-type="float">
            <text:p>10650.2</text:p>
          </table:table-cell>
          <table:table-cell office:value-type="float" office:value="10708" calcext:value-type="float">
            <text:p>10708</text:p>
          </table:table-cell>
          <table:table-cell office:value-type="float" office:value="10585.3" calcext:value-type="float">
            <text:p>10585.3</text:p>
          </table:table-cell>
          <table:table-cell office:value-type="float" office:value="10663" calcext:value-type="float">
            <text:p>10663</text:p>
          </table:table-cell>
          <table:table-cell/>
          <table:table-cell table:formula="of:=AVERAGE([.B24:.E24])" office:value-type="float" office:value="10651.625" calcext:value-type="float">
            <text:p>10651.6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659.1" calcext:value-type="float">
            <text:p>10659.1</text:p>
          </table:table-cell>
          <table:table-cell office:value-type="float" office:value="10575.7" calcext:value-type="float">
            <text:p>10575.7</text:p>
          </table:table-cell>
          <table:table-cell office:value-type="float" office:value="10628.1" calcext:value-type="float">
            <text:p>10628.1</text:p>
          </table:table-cell>
          <table:table-cell office:value-type="float" office:value="10602.8" calcext:value-type="float">
            <text:p>10602.8</text:p>
          </table:table-cell>
          <table:table-cell/>
          <table:table-cell table:formula="of:=AVERAGE([.B25:.E25])" office:value-type="float" office:value="10616.425" calcext:value-type="float">
            <text:p>10616.4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599.3" calcext:value-type="float">
            <text:p>10599.3</text:p>
          </table:table-cell>
          <table:table-cell office:value-type="float" office:value="10615" calcext:value-type="float">
            <text:p>10615</text:p>
          </table:table-cell>
          <table:table-cell office:value-type="float" office:value="10745.3" calcext:value-type="float">
            <text:p>10745.3</text:p>
          </table:table-cell>
          <table:table-cell office:value-type="float" office:value="10692.6" calcext:value-type="float">
            <text:p>10692.6</text:p>
          </table:table-cell>
          <table:table-cell/>
          <table:table-cell table:formula="of:=AVERAGE([.B26:.E26])" office:value-type="float" office:value="10663.05" calcext:value-type="float">
            <text:p>10663.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560.5" calcext:value-type="float">
            <text:p>10560.5</text:p>
          </table:table-cell>
          <table:table-cell office:value-type="float" office:value="10677.1" calcext:value-type="float">
            <text:p>10677.1</text:p>
          </table:table-cell>
          <table:table-cell office:value-type="float" office:value="10706.1" calcext:value-type="float">
            <text:p>10706.1</text:p>
          </table:table-cell>
          <table:table-cell office:value-type="float" office:value="10670.6" calcext:value-type="float">
            <text:p>10670.6</text:p>
          </table:table-cell>
          <table:table-cell/>
          <table:table-cell table:formula="of:=AVERAGE([.B27:.E27])" office:value-type="float" office:value="10653.575" calcext:value-type="float">
            <text:p>10653.5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494.6" calcext:value-type="float">
            <text:p>10494.6</text:p>
          </table:table-cell>
          <table:table-cell office:value-type="float" office:value="10603.8" calcext:value-type="float">
            <text:p>10603.8</text:p>
          </table:table-cell>
          <table:table-cell office:value-type="float" office:value="10762.1" calcext:value-type="float">
            <text:p>10762.1</text:p>
          </table:table-cell>
          <table:table-cell office:value-type="float" office:value="10703.2" calcext:value-type="float">
            <text:p>10703.2</text:p>
          </table:table-cell>
          <table:table-cell/>
          <table:table-cell table:formula="of:=AVERAGE([.B28:.E28])" office:value-type="float" office:value="10640.925" calcext:value-type="float">
            <text:p>10640.9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522" calcext:value-type="float">
            <text:p>10522</text:p>
          </table:table-cell>
          <table:table-cell office:value-type="float" office:value="10627.5" calcext:value-type="float">
            <text:p>10627.5</text:p>
          </table:table-cell>
          <table:table-cell office:value-type="float" office:value="10672" calcext:value-type="float">
            <text:p>10672</text:p>
          </table:table-cell>
          <table:table-cell office:value-type="float" office:value="10665.3" calcext:value-type="float">
            <text:p>10665.3</text:p>
          </table:table-cell>
          <table:table-cell/>
          <table:table-cell table:formula="of:=AVERAGE([.B29:.E29])" office:value-type="float" office:value="10621.7" calcext:value-type="float">
            <text:p>10621.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714.5" calcext:value-type="float">
            <text:p>10714.5</text:p>
          </table:table-cell>
          <table:table-cell office:value-type="float" office:value="10680.5" calcext:value-type="float">
            <text:p>10680.5</text:p>
          </table:table-cell>
          <table:table-cell office:value-type="float" office:value="10620.9" calcext:value-type="float">
            <text:p>10620.9</text:p>
          </table:table-cell>
          <table:table-cell office:value-type="float" office:value="10692.4" calcext:value-type="float">
            <text:p>10692.4</text:p>
          </table:table-cell>
          <table:table-cell/>
          <table:table-cell table:formula="of:=AVERAGE([.B30:.E30])" office:value-type="float" office:value="10677.075" calcext:value-type="float">
            <text:p>10677.0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AVERAGE([.B31:.E31])" office:value-type="float" office:value="10" calcext:value-type="float">
            <text:p>10</text:p>
          </table:table-cell>
        </table:table-row>
      </table:table>
      <table:table table:name="Faban 2.4" table:style-name="ta1">
        <table:shapes>
          <draw:frame draw:z-index="0" draw:style-name="gr1" draw:text-style-name="P1" svg:width="9in" svg:height="4in" svg:x="1.7783in" svg:y="0.0004in">
            <draw:object draw:notify-on-update-of-ranges="'Faban 2.4'.A1:'Faban 2.4'.A1 'Faban 2.4'.B1:'Faban 2.4'.B1 'Faban 2.4'.A2:'Faban 2.4'.A2 'Faban 2.4'.B2:'Faban 2.4'.B2 'Faban 2.4'.A3:'Faban 2.4'.A3 'Faban 2.4'.B3:'Faban 2.4'.B3 'Faban 2.4'.A4:'Faban 2.4'.A4 'Faban 2.4'.B4:'Faban 2.4'.B4 'Faban 2.4'.A5:'Faban 2.4'.A5 'Faban 2.4'.B5:'Faban 2.4'.B5 'Faban 2.4'.A6:'Faban 2.4'.A6 'Faban 2.4'.B6:'Faban 2.4'.B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189387" calcext:value-type="float">
            <text:p>318938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186480" calcext:value-type="float">
            <text:p>318648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184917" calcext:value-type="float">
            <text:p>31849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87227" calcext:value-type="float">
            <text:p>318722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192963" calcext:value-type="float">
            <text:p>319296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188194.8" calcext:value-type="float">
            <text:p>3188194.8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8046" calcext:value-type="float">
            <text:p>8046</text:p>
          </table:table-cell>
        </table:table-row>
      </table:table>
      <table:table table:name="Faban 2.4 distr" table:style-name="ta1">
        <table:shapes>
          <draw:frame draw:z-index="0" draw:style-name="gr1" draw:text-style-name="P1" svg:width="9in" svg:height="4in" svg:x="0.8913in" svg:y="2.0748in">
            <draw:object draw:notify-on-update-of-ranges="'Faban 2.4 distr'.A1:'Faban 2.4 distr'.A31 'Faban 2.4 distr'.H1:'Faban 2.4 distr'.H3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94.1" calcext:value-type="float">
            <text:p>11594.1</text:p>
          </table:table-cell>
          <table:table-cell office:value-type="float" office:value="11323.8" calcext:value-type="float">
            <text:p>11323.8</text:p>
          </table:table-cell>
          <table:table-cell office:value-type="float" office:value="10758.3" calcext:value-type="float">
            <text:p>10758.3</text:p>
          </table:table-cell>
          <table:table-cell office:value-type="float" office:value="11689.4" calcext:value-type="float">
            <text:p>11689.4</text:p>
          </table:table-cell>
          <table:table-cell office:value-type="float" office:value="11205.3" calcext:value-type="float">
            <text:p>11205.3</text:p>
          </table:table-cell>
          <table:table-cell/>
          <table:table-cell table:formula="of:=AVERAGE([.B1:.F1])" office:value-type="float" office:value="11314.18" calcext:value-type="float">
            <text:p>11314.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42.1" calcext:value-type="float">
            <text:p>11042.1</text:p>
          </table:table-cell>
          <table:table-cell office:value-type="float" office:value="10740.8" calcext:value-type="float">
            <text:p>10740.8</text:p>
          </table:table-cell>
          <table:table-cell office:value-type="float" office:value="10653.7" calcext:value-type="float">
            <text:p>10653.7</text:p>
          </table:table-cell>
          <table:table-cell office:value-type="float" office:value="10668" calcext:value-type="float">
            <text:p>10668</text:p>
          </table:table-cell>
          <table:table-cell office:value-type="float" office:value="10714.5" calcext:value-type="float">
            <text:p>10714.5</text:p>
          </table:table-cell>
          <table:table-cell/>
          <table:table-cell table:formula="of:=AVERAGE([.B2:.F2])" office:value-type="float" office:value="10763.82" calcext:value-type="float">
            <text:p>10763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67.5" calcext:value-type="float">
            <text:p>10567.5</text:p>
          </table:table-cell>
          <table:table-cell office:value-type="float" office:value="10639.1" calcext:value-type="float">
            <text:p>10639.1</text:p>
          </table:table-cell>
          <table:table-cell office:value-type="float" office:value="10594.2" calcext:value-type="float">
            <text:p>10594.2</text:p>
          </table:table-cell>
          <table:table-cell office:value-type="float" office:value="10608.5" calcext:value-type="float">
            <text:p>10608.5</text:p>
          </table:table-cell>
          <table:table-cell office:value-type="float" office:value="10610" calcext:value-type="float">
            <text:p>10610</text:p>
          </table:table-cell>
          <table:table-cell/>
          <table:table-cell table:formula="of:=AVERAGE([.B3:.F3])" office:value-type="float" office:value="10603.86" calcext:value-type="float">
            <text:p>10603.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75" calcext:value-type="float">
            <text:p>10675</text:p>
          </table:table-cell>
          <table:table-cell office:value-type="float" office:value="10576.3" calcext:value-type="float">
            <text:p>10576.3</text:p>
          </table:table-cell>
          <table:table-cell office:value-type="float" office:value="10702.6" calcext:value-type="float">
            <text:p>10702.6</text:p>
          </table:table-cell>
          <table:table-cell office:value-type="float" office:value="10726.3" calcext:value-type="float">
            <text:p>10726.3</text:p>
          </table:table-cell>
          <table:table-cell office:value-type="float" office:value="10725.4" calcext:value-type="float">
            <text:p>10725.4</text:p>
          </table:table-cell>
          <table:table-cell/>
          <table:table-cell table:formula="of:=AVERAGE([.B4:.F4])" office:value-type="float" office:value="10681.12" calcext:value-type="float">
            <text:p>10681.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34.7" calcext:value-type="float">
            <text:p>10634.7</text:p>
          </table:table-cell>
          <table:table-cell office:value-type="float" office:value="10734.7" calcext:value-type="float">
            <text:p>10734.7</text:p>
          </table:table-cell>
          <table:table-cell office:value-type="float" office:value="10706.5" calcext:value-type="float">
            <text:p>10706.5</text:p>
          </table:table-cell>
          <table:table-cell office:value-type="float" office:value="10662.5" calcext:value-type="float">
            <text:p>10662.5</text:p>
          </table:table-cell>
          <table:table-cell office:value-type="float" office:value="10682.5" calcext:value-type="float">
            <text:p>10682.5</text:p>
          </table:table-cell>
          <table:table-cell/>
          <table:table-cell table:formula="of:=AVERAGE([.B5:.F5])" office:value-type="float" office:value="10684.18" calcext:value-type="float">
            <text:p>10684.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93.2" calcext:value-type="float">
            <text:p>10593.2</text:p>
          </table:table-cell>
          <table:table-cell office:value-type="float" office:value="10481.9" calcext:value-type="float">
            <text:p>10481.9</text:p>
          </table:table-cell>
          <table:table-cell office:value-type="float" office:value="10484.1" calcext:value-type="float">
            <text:p>10484.1</text:p>
          </table:table-cell>
          <table:table-cell office:value-type="float" office:value="10503.5" calcext:value-type="float">
            <text:p>10503.5</text:p>
          </table:table-cell>
          <table:table-cell office:value-type="float" office:value="10701.9" calcext:value-type="float">
            <text:p>10701.9</text:p>
          </table:table-cell>
          <table:table-cell/>
          <table:table-cell table:formula="of:=AVERAGE([.B6:.F6])" office:value-type="float" office:value="10552.92" calcext:value-type="float">
            <text:p>10552.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674.2" calcext:value-type="float">
            <text:p>10674.2</text:p>
          </table:table-cell>
          <table:table-cell office:value-type="float" office:value="10728.2" calcext:value-type="float">
            <text:p>10728.2</text:p>
          </table:table-cell>
          <table:table-cell office:value-type="float" office:value="10617.2" calcext:value-type="float">
            <text:p>10617.2</text:p>
          </table:table-cell>
          <table:table-cell office:value-type="float" office:value="10640.5" calcext:value-type="float">
            <text:p>10640.5</text:p>
          </table:table-cell>
          <table:table-cell office:value-type="float" office:value="10653.1" calcext:value-type="float">
            <text:p>10653.1</text:p>
          </table:table-cell>
          <table:table-cell/>
          <table:table-cell table:formula="of:=AVERAGE([.B7:.F7])" office:value-type="float" office:value="10662.64" calcext:value-type="float">
            <text:p>10662.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71.1" calcext:value-type="float">
            <text:p>10571.1</text:p>
          </table:table-cell>
          <table:table-cell office:value-type="float" office:value="10601.9" calcext:value-type="float">
            <text:p>10601.9</text:p>
          </table:table-cell>
          <table:table-cell office:value-type="float" office:value="10546.5" calcext:value-type="float">
            <text:p>10546.5</text:p>
          </table:table-cell>
          <table:table-cell office:value-type="float" office:value="10570.1" calcext:value-type="float">
            <text:p>10570.1</text:p>
          </table:table-cell>
          <table:table-cell office:value-type="float" office:value="10645.6" calcext:value-type="float">
            <text:p>10645.6</text:p>
          </table:table-cell>
          <table:table-cell/>
          <table:table-cell table:formula="of:=AVERAGE([.B8:.F8])" office:value-type="float" office:value="10587.04" calcext:value-type="float">
            <text:p>10587.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438.9" calcext:value-type="float">
            <text:p>10438.9</text:p>
          </table:table-cell>
          <table:table-cell office:value-type="float" office:value="10512.7" calcext:value-type="float">
            <text:p>10512.7</text:p>
          </table:table-cell>
          <table:table-cell office:value-type="float" office:value="10534.1" calcext:value-type="float">
            <text:p>10534.1</text:p>
          </table:table-cell>
          <table:table-cell office:value-type="float" office:value="10539" calcext:value-type="float">
            <text:p>10539</text:p>
          </table:table-cell>
          <table:table-cell office:value-type="float" office:value="10512.4" calcext:value-type="float">
            <text:p>10512.4</text:p>
          </table:table-cell>
          <table:table-cell/>
          <table:table-cell table:formula="of:=AVERAGE([.B9:.F9])" office:value-type="float" office:value="10507.42" calcext:value-type="float">
            <text:p>10507.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68.6" calcext:value-type="float">
            <text:p>10568.6</text:p>
          </table:table-cell>
          <table:table-cell office:value-type="float" office:value="10701.4" calcext:value-type="float">
            <text:p>10701.4</text:p>
          </table:table-cell>
          <table:table-cell office:value-type="float" office:value="10668.5" calcext:value-type="float">
            <text:p>10668.5</text:p>
          </table:table-cell>
          <table:table-cell office:value-type="float" office:value="10599.7" calcext:value-type="float">
            <text:p>10599.7</text:p>
          </table:table-cell>
          <table:table-cell office:value-type="float" office:value="10605.6" calcext:value-type="float">
            <text:p>10605.6</text:p>
          </table:table-cell>
          <table:table-cell/>
          <table:table-cell table:formula="of:=AVERAGE([.B10:.F10])" office:value-type="float" office:value="10628.76" calcext:value-type="float">
            <text:p>10628.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63.7" calcext:value-type="float">
            <text:p>10663.7</text:p>
          </table:table-cell>
          <table:table-cell office:value-type="float" office:value="10580.3" calcext:value-type="float">
            <text:p>10580.3</text:p>
          </table:table-cell>
          <table:table-cell office:value-type="float" office:value="10701.3" calcext:value-type="float">
            <text:p>10701.3</text:p>
          </table:table-cell>
          <table:table-cell office:value-type="float" office:value="10598.7" calcext:value-type="float">
            <text:p>10598.7</text:p>
          </table:table-cell>
          <table:table-cell office:value-type="float" office:value="10782.5" calcext:value-type="float">
            <text:p>10782.5</text:p>
          </table:table-cell>
          <table:table-cell/>
          <table:table-cell table:formula="of:=AVERAGE([.B11:.F11])" office:value-type="float" office:value="10665.3" calcext:value-type="float">
            <text:p>10665.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97.4" calcext:value-type="float">
            <text:p>10597.4</text:p>
          </table:table-cell>
          <table:table-cell office:value-type="float" office:value="10496.2" calcext:value-type="float">
            <text:p>10496.2</text:p>
          </table:table-cell>
          <table:table-cell office:value-type="float" office:value="10613.5" calcext:value-type="float">
            <text:p>10613.5</text:p>
          </table:table-cell>
          <table:table-cell office:value-type="float" office:value="10477.3" calcext:value-type="float">
            <text:p>10477.3</text:p>
          </table:table-cell>
          <table:table-cell office:value-type="float" office:value="10507.4" calcext:value-type="float">
            <text:p>10507.4</text:p>
          </table:table-cell>
          <table:table-cell/>
          <table:table-cell table:formula="of:=AVERAGE([.B12:.F12])" office:value-type="float" office:value="10538.36" calcext:value-type="float">
            <text:p>10538.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509.4" calcext:value-type="float">
            <text:p>10509.4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10646.9" calcext:value-type="float">
            <text:p>10646.9</text:p>
          </table:table-cell>
          <table:table-cell office:value-type="float" office:value="10583.2" calcext:value-type="float">
            <text:p>10583.2</text:p>
          </table:table-cell>
          <table:table-cell office:value-type="float" office:value="10654" calcext:value-type="float">
            <text:p>10654</text:p>
          </table:table-cell>
          <table:table-cell/>
          <table:table-cell table:formula="of:=AVERAGE([.B13:.F13])" office:value-type="float" office:value="10603.66" calcext:value-type="float">
            <text:p>10603.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41.8" calcext:value-type="float">
            <text:p>10641.8</text:p>
          </table:table-cell>
          <table:table-cell office:value-type="float" office:value="10611.3" calcext:value-type="float">
            <text:p>10611.3</text:p>
          </table:table-cell>
          <table:table-cell office:value-type="float" office:value="10689.4" calcext:value-type="float">
            <text:p>10689.4</text:p>
          </table:table-cell>
          <table:table-cell office:value-type="float" office:value="10528.2" calcext:value-type="float">
            <text:p>10528.2</text:p>
          </table:table-cell>
          <table:table-cell office:value-type="float" office:value="10525.8" calcext:value-type="float">
            <text:p>10525.8</text:p>
          </table:table-cell>
          <table:table-cell/>
          <table:table-cell table:formula="of:=AVERAGE([.B14:.F14])" office:value-type="float" office:value="10599.3" calcext:value-type="float">
            <text:p>10599.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43.9" calcext:value-type="float">
            <text:p>10543.9</text:p>
          </table:table-cell>
          <table:table-cell office:value-type="float" office:value="10697.5" calcext:value-type="float">
            <text:p>10697.5</text:p>
          </table:table-cell>
          <table:table-cell office:value-type="float" office:value="10550.7" calcext:value-type="float">
            <text:p>10550.7</text:p>
          </table:table-cell>
          <table:table-cell office:value-type="float" office:value="10533.1" calcext:value-type="float">
            <text:p>10533.1</text:p>
          </table:table-cell>
          <table:table-cell office:value-type="float" office:value="10589.3" calcext:value-type="float">
            <text:p>10589.3</text:p>
          </table:table-cell>
          <table:table-cell/>
          <table:table-cell table:formula="of:=AVERAGE([.B15:.F15])" office:value-type="float" office:value="10582.9" calcext:value-type="float">
            <text:p>10582.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557.2" calcext:value-type="float">
            <text:p>10557.2</text:p>
          </table:table-cell>
          <table:table-cell office:value-type="float" office:value="10457.8" calcext:value-type="float">
            <text:p>10457.8</text:p>
          </table:table-cell>
          <table:table-cell office:value-type="float" office:value="10734.6" calcext:value-type="float">
            <text:p>10734.6</text:p>
          </table:table-cell>
          <table:table-cell office:value-type="float" office:value="10618" calcext:value-type="float">
            <text:p>10618</text:p>
          </table:table-cell>
          <table:table-cell office:value-type="float" office:value="10631" calcext:value-type="float">
            <text:p>10631</text:p>
          </table:table-cell>
          <table:table-cell/>
          <table:table-cell table:formula="of:=AVERAGE([.B16:.F16])" office:value-type="float" office:value="10599.72" calcext:value-type="float">
            <text:p>10599.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67.5" calcext:value-type="float">
            <text:p>10667.5</text:p>
          </table:table-cell>
          <table:table-cell office:value-type="float" office:value="10697.5" calcext:value-type="float">
            <text:p>10697.5</text:p>
          </table:table-cell>
          <table:table-cell office:value-type="float" office:value="10689.8" calcext:value-type="float">
            <text:p>10689.8</text:p>
          </table:table-cell>
          <table:table-cell office:value-type="float" office:value="10680.6" calcext:value-type="float">
            <text:p>10680.6</text:p>
          </table:table-cell>
          <table:table-cell office:value-type="float" office:value="10666.4" calcext:value-type="float">
            <text:p>10666.4</text:p>
          </table:table-cell>
          <table:table-cell/>
          <table:table-cell table:formula="of:=AVERAGE([.B17:.F17])" office:value-type="float" office:value="10680.36" calcext:value-type="float">
            <text:p>10680.3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25.3" calcext:value-type="float">
            <text:p>10525.3</text:p>
          </table:table-cell>
          <table:table-cell office:value-type="float" office:value="10616.5" calcext:value-type="float">
            <text:p>10616.5</text:p>
          </table:table-cell>
          <table:table-cell office:value-type="float" office:value="10498.2" calcext:value-type="float">
            <text:p>10498.2</text:p>
          </table:table-cell>
          <table:table-cell office:value-type="float" office:value="10527.8" calcext:value-type="float">
            <text:p>10527.8</text:p>
          </table:table-cell>
          <table:table-cell office:value-type="float" office:value="10492.3" calcext:value-type="float">
            <text:p>10492.3</text:p>
          </table:table-cell>
          <table:table-cell/>
          <table:table-cell table:formula="of:=AVERAGE([.B18:.F18])" office:value-type="float" office:value="10532.02" calcext:value-type="float">
            <text:p>10532.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77.2" calcext:value-type="float">
            <text:p>10677.2</text:p>
          </table:table-cell>
          <table:table-cell office:value-type="float" office:value="10545.9" calcext:value-type="float">
            <text:p>10545.9</text:p>
          </table:table-cell>
          <table:table-cell office:value-type="float" office:value="10569.1" calcext:value-type="float">
            <text:p>10569.1</text:p>
          </table:table-cell>
          <table:table-cell office:value-type="float" office:value="10647.4" calcext:value-type="float">
            <text:p>10647.4</text:p>
          </table:table-cell>
          <table:table-cell office:value-type="float" office:value="10623.1" calcext:value-type="float">
            <text:p>10623.1</text:p>
          </table:table-cell>
          <table:table-cell/>
          <table:table-cell table:formula="of:=AVERAGE([.B19:.F19])" office:value-type="float" office:value="10612.54" calcext:value-type="float">
            <text:p>10612.5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561.5" calcext:value-type="float">
            <text:p>10561.5</text:p>
          </table:table-cell>
          <table:table-cell office:value-type="float" office:value="10572.7" calcext:value-type="float">
            <text:p>10572.7</text:p>
          </table:table-cell>
          <table:table-cell office:value-type="float" office:value="10712.9" calcext:value-type="float">
            <text:p>10712.9</text:p>
          </table:table-cell>
          <table:table-cell office:value-type="float" office:value="10614.7" calcext:value-type="float">
            <text:p>10614.7</text:p>
          </table:table-cell>
          <table:table-cell office:value-type="float" office:value="10558.7" calcext:value-type="float">
            <text:p>10558.7</text:p>
          </table:table-cell>
          <table:table-cell/>
          <table:table-cell table:formula="of:=AVERAGE([.B20:.F20])" office:value-type="float" office:value="10604.1" calcext:value-type="float">
            <text:p>10604.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544.9" calcext:value-type="float">
            <text:p>10544.9</text:p>
          </table:table-cell>
          <table:table-cell office:value-type="float" office:value="10525.1" calcext:value-type="float">
            <text:p>10525.1</text:p>
          </table:table-cell>
          <table:table-cell office:value-type="float" office:value="10550.4" calcext:value-type="float">
            <text:p>10550.4</text:p>
          </table:table-cell>
          <table:table-cell office:value-type="float" office:value="10513.1" calcext:value-type="float">
            <text:p>10513.1</text:p>
          </table:table-cell>
          <table:table-cell office:value-type="float" office:value="10537.9" calcext:value-type="float">
            <text:p>10537.9</text:p>
          </table:table-cell>
          <table:table-cell/>
          <table:table-cell table:formula="of:=AVERAGE([.B21:.F21])" office:value-type="float" office:value="10534.28" calcext:value-type="float">
            <text:p>10534.2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620.4" calcext:value-type="float">
            <text:p>10620.4</text:p>
          </table:table-cell>
          <table:table-cell office:value-type="float" office:value="10637.8" calcext:value-type="float">
            <text:p>10637.8</text:p>
          </table:table-cell>
          <table:table-cell office:value-type="float" office:value="10699.5" calcext:value-type="float">
            <text:p>10699.5</text:p>
          </table:table-cell>
          <table:table-cell office:value-type="float" office:value="10556.6" calcext:value-type="float">
            <text:p>10556.6</text:p>
          </table:table-cell>
          <table:table-cell office:value-type="float" office:value="10698.7" calcext:value-type="float">
            <text:p>10698.7</text:p>
          </table:table-cell>
          <table:table-cell/>
          <table:table-cell table:formula="of:=AVERAGE([.B22:.F22])" office:value-type="float" office:value="10642.6" calcext:value-type="float">
            <text:p>10642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27.1" calcext:value-type="float">
            <text:p>10527.1</text:p>
          </table:table-cell>
          <table:table-cell office:value-type="float" office:value="10546.1" calcext:value-type="float">
            <text:p>10546.1</text:p>
          </table:table-cell>
          <table:table-cell office:value-type="float" office:value="10556.2" calcext:value-type="float">
            <text:p>10556.2</text:p>
          </table:table-cell>
          <table:table-cell office:value-type="float" office:value="10600.6" calcext:value-type="float">
            <text:p>10600.6</text:p>
          </table:table-cell>
          <table:table-cell office:value-type="float" office:value="10626.4" calcext:value-type="float">
            <text:p>10626.4</text:p>
          </table:table-cell>
          <table:table-cell/>
          <table:table-cell table:formula="of:=AVERAGE([.B23:.F23])" office:value-type="float" office:value="10571.28" calcext:value-type="float">
            <text:p>10571.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709" calcext:value-type="float">
            <text:p>10709</text:p>
          </table:table-cell>
          <table:table-cell office:value-type="float" office:value="10648.1" calcext:value-type="float">
            <text:p>10648.1</text:p>
          </table:table-cell>
          <table:table-cell office:value-type="float" office:value="10605.8" calcext:value-type="float">
            <text:p>10605.8</text:p>
          </table:table-cell>
          <table:table-cell office:value-type="float" office:value="10513" calcext:value-type="float">
            <text:p>10513</text:p>
          </table:table-cell>
          <table:table-cell office:value-type="float" office:value="10651.8" calcext:value-type="float">
            <text:p>10651.8</text:p>
          </table:table-cell>
          <table:table-cell/>
          <table:table-cell table:formula="of:=AVERAGE([.B24:.F24])" office:value-type="float" office:value="10625.54" calcext:value-type="float">
            <text:p>10625.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580.3" calcext:value-type="float">
            <text:p>10580.3</text:p>
          </table:table-cell>
          <table:table-cell office:value-type="float" office:value="10696.4" calcext:value-type="float">
            <text:p>10696.4</text:p>
          </table:table-cell>
          <table:table-cell office:value-type="float" office:value="10603.3" calcext:value-type="float">
            <text:p>10603.3</text:p>
          </table:table-cell>
          <table:table-cell office:value-type="float" office:value="10674.4" calcext:value-type="float">
            <text:p>10674.4</text:p>
          </table:table-cell>
          <table:table-cell office:value-type="float" office:value="10715.3" calcext:value-type="float">
            <text:p>10715.3</text:p>
          </table:table-cell>
          <table:table-cell/>
          <table:table-cell table:formula="of:=AVERAGE([.B25:.F25])" office:value-type="float" office:value="10653.94" calcext:value-type="float">
            <text:p>10653.9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00.3" calcext:value-type="float">
            <text:p>10600.3</text:p>
          </table:table-cell>
          <table:table-cell office:value-type="float" office:value="10605.6" calcext:value-type="float">
            <text:p>10605.6</text:p>
          </table:table-cell>
          <table:table-cell office:value-type="float" office:value="10604" calcext:value-type="float">
            <text:p>10604</text:p>
          </table:table-cell>
          <table:table-cell office:value-type="float" office:value="10566.3" calcext:value-type="float">
            <text:p>10566.3</text:p>
          </table:table-cell>
          <table:table-cell office:value-type="float" office:value="10700.3" calcext:value-type="float">
            <text:p>10700.3</text:p>
          </table:table-cell>
          <table:table-cell/>
          <table:table-cell table:formula="of:=AVERAGE([.B26:.F26])" office:value-type="float" office:value="10615.3" calcext:value-type="float">
            <text:p>10615.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401.7" calcext:value-type="float">
            <text:p>10401.7</text:p>
          </table:table-cell>
          <table:table-cell office:value-type="float" office:value="10523.2" calcext:value-type="float">
            <text:p>10523.2</text:p>
          </table:table-cell>
          <table:table-cell office:value-type="float" office:value="10462.8" calcext:value-type="float">
            <text:p>10462.8</text:p>
          </table:table-cell>
          <table:table-cell office:value-type="float" office:value="10565.8" calcext:value-type="float">
            <text:p>10565.8</text:p>
          </table:table-cell>
          <table:table-cell office:value-type="float" office:value="10613" calcext:value-type="float">
            <text:p>10613</text:p>
          </table:table-cell>
          <table:table-cell/>
          <table:table-cell table:formula="of:=AVERAGE([.B27:.F27])" office:value-type="float" office:value="10513.3" calcext:value-type="float">
            <text:p>10513.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641.1" calcext:value-type="float">
            <text:p>10641.1</text:p>
          </table:table-cell>
          <table:table-cell office:value-type="float" office:value="10518.2" calcext:value-type="float">
            <text:p>10518.2</text:p>
          </table:table-cell>
          <table:table-cell office:value-type="float" office:value="10673.3" calcext:value-type="float">
            <text:p>10673.3</text:p>
          </table:table-cell>
          <table:table-cell office:value-type="float" office:value="10527.4" calcext:value-type="float">
            <text:p>10527.4</text:p>
          </table:table-cell>
          <table:table-cell office:value-type="float" office:value="10635.6" calcext:value-type="float">
            <text:p>10635.6</text:p>
          </table:table-cell>
          <table:table-cell/>
          <table:table-cell table:formula="of:=AVERAGE([.B28:.F28])" office:value-type="float" office:value="10599.12" calcext:value-type="float">
            <text:p>10599.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530.1" calcext:value-type="float">
            <text:p>10530.1</text:p>
          </table:table-cell>
          <table:table-cell office:value-type="float" office:value="10534.9" calcext:value-type="float">
            <text:p>10534.9</text:p>
          </table:table-cell>
          <table:table-cell office:value-type="float" office:value="10543.5" calcext:value-type="float">
            <text:p>10543.5</text:p>
          </table:table-cell>
          <table:table-cell office:value-type="float" office:value="10673.4" calcext:value-type="float">
            <text:p>10673.4</text:p>
          </table:table-cell>
          <table:table-cell office:value-type="float" office:value="10615.6" calcext:value-type="float">
            <text:p>10615.6</text:p>
          </table:table-cell>
          <table:table-cell/>
          <table:table-cell table:formula="of:=AVERAGE([.B29:.F29])" office:value-type="float" office:value="10579.5" calcext:value-type="float">
            <text:p>10579.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492.7" calcext:value-type="float">
            <text:p>10492.7</text:p>
          </table:table-cell>
          <table:table-cell office:value-type="float" office:value="10484.7" calcext:value-type="float">
            <text:p>10484.7</text:p>
          </table:table-cell>
          <table:table-cell office:value-type="float" office:value="10533.1" calcext:value-type="float">
            <text:p>10533.1</text:p>
          </table:table-cell>
          <table:table-cell office:value-type="float" office:value="10528.8" calcext:value-type="float">
            <text:p>10528.8</text:p>
          </table:table-cell>
          <table:table-cell office:value-type="float" office:value="10427.7" calcext:value-type="float">
            <text:p>10427.7</text:p>
          </table:table-cell>
          <table:table-cell/>
          <table:table-cell table:formula="of:=AVERAGE([.B30:.F30])" office:value-type="float" office:value="10493.4" calcext:value-type="float">
            <text:p>10493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 office:value-type="float" office:value="15" calcext:value-type="float">
            <text:p>15</text:p>
          </table:table-cell>
          <table:table-cell/>
          <table:table-cell table:formula="of:=AVERAGE([.B31:.F31])" office:value-type="float" office:value="15" calcext:value-type="float">
            <text:p>15</text:p>
          </table:table-cell>
        </table:table-row>
      </table:table>
      <table:table table:name="Faban 2.5" table:style-name="ta1">
        <table:shapes>
          <draw:frame draw:z-index="0" draw:style-name="gr1" draw:text-style-name="P1" svg:width="9in" svg:height="4in" svg:x="1.778in" svg:y="0.0004in">
            <draw:object draw:notify-on-update-of-ranges="'Faban 2.5'.A1:'Faban 2.5'.A1 'Faban 2.5'.B1:'Faban 2.5'.B1 'Faban 2.5'.A2:'Faban 2.5'.A2 'Faban 2.5'.B2:'Faban 2.5'.B2 'Faban 2.5'.A3:'Faban 2.5'.A3 'Faban 2.5'.B3:'Faban 2.5'.B3 'Faban 2.5'.A4:'Faban 2.5'.A4 'Faban 2.5'.B4:'Faban 2.5'.B4 'Faban 2.5'.A5:'Faban 2.5'.A5 'Faban 2.5'.B5:'Faban 2.5'.B5 'Faban 2.5'.A6:'Faban 2.5'.A6 'Faban 2.5'.B6:'Faban 2.5'.B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186355" calcext:value-type="float">
            <text:p>318635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206037" calcext:value-type="float">
            <text:p>320603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187980" calcext:value-type="float">
            <text:p>318798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217781" calcext:value-type="float">
            <text:p>3217781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4];[.B5])" office:value-type="float" office:value="3199538.25" calcext:value-type="float">
            <text:p>3199538.2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31426" calcext:value-type="float">
            <text:p>31426</text:p>
          </table:table-cell>
        </table:table-row>
      </table:table>
      <table:table table:name="Faban 2.5 distr" table:style-name="ta1">
        <table:shapes>
          <draw:frame draw:z-index="0" draw:style-name="gr1" draw:text-style-name="P1" svg:width="9in" svg:height="4in" svg:x="2.5472in" svg:y="1.8197in">
            <draw:object draw:notify-on-update-of-ranges="'Faban 2.5 distr'.A1:'Faban 2.5 distr'.A31 'Faban 2.5 distr'.A1:'Faban 2.5 distr'.A31 'Faban 2.5 distr'.G1:'Faban 2.5 distr'.G3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31.1" calcext:value-type="float">
            <text:p>10731.1</text:p>
          </table:table-cell>
          <table:table-cell office:value-type="float" office:value="11704.8" calcext:value-type="float">
            <text:p>11704.8</text:p>
          </table:table-cell>
          <table:table-cell office:value-type="float" office:value="11001.8" calcext:value-type="float">
            <text:p>11001.8</text:p>
          </table:table-cell>
          <table:table-cell office:value-type="float" office:value="11067.9" calcext:value-type="float">
            <text:p>11067.9</text:p>
          </table:table-cell>
          <table:table-cell/>
          <table:table-cell table:formula="of:=AVERAGE([.B1:.E1])" office:value-type="float" office:value="11126.4" calcext:value-type="float">
            <text:p>1112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09.9" calcext:value-type="float">
            <text:p>10609.9</text:p>
          </table:table-cell>
          <table:table-cell office:value-type="float" office:value="10650" calcext:value-type="float">
            <text:p>10650</text:p>
          </table:table-cell>
          <table:table-cell office:value-type="float" office:value="10521.3" calcext:value-type="float">
            <text:p>10521.3</text:p>
          </table:table-cell>
          <table:table-cell office:value-type="float" office:value="10834.3" calcext:value-type="float">
            <text:p>10834.3</text:p>
          </table:table-cell>
          <table:table-cell/>
          <table:table-cell table:formula="of:=AVERAGE([.B2:.E2])" office:value-type="float" office:value="10653.875" calcext:value-type="float">
            <text:p>10653.8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739.1" calcext:value-type="float">
            <text:p>10739.1</text:p>
          </table:table-cell>
          <table:table-cell office:value-type="float" office:value="10765.9" calcext:value-type="float">
            <text:p>10765.9</text:p>
          </table:table-cell>
          <table:table-cell office:value-type="float" office:value="10624.8" calcext:value-type="float">
            <text:p>10624.8</text:p>
          </table:table-cell>
          <table:table-cell office:value-type="float" office:value="10684.9" calcext:value-type="float">
            <text:p>10684.9</text:p>
          </table:table-cell>
          <table:table-cell/>
          <table:table-cell table:formula="of:=AVERAGE([.B3:.E3])" office:value-type="float" office:value="10703.675" calcext:value-type="float">
            <text:p>10703.6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39.2" calcext:value-type="float">
            <text:p>10539.2</text:p>
          </table:table-cell>
          <table:table-cell office:value-type="float" office:value="10727.1" calcext:value-type="float">
            <text:p>10727.1</text:p>
          </table:table-cell>
          <table:table-cell office:value-type="float" office:value="10668.7" calcext:value-type="float">
            <text:p>10668.7</text:p>
          </table:table-cell>
          <table:table-cell office:value-type="float" office:value="10689.1" calcext:value-type="float">
            <text:p>10689.1</text:p>
          </table:table-cell>
          <table:table-cell/>
          <table:table-cell table:formula="of:=AVERAGE([.B4:.E4])" office:value-type="float" office:value="10656.025" calcext:value-type="float">
            <text:p>10656.0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20.3" calcext:value-type="float">
            <text:p>10620.3</text:p>
          </table:table-cell>
          <table:table-cell table:number-columns-repeated="2" office:value-type="float" office:value="10555.5" calcext:value-type="float">
            <text:p>10555.5</text:p>
          </table:table-cell>
          <table:table-cell office:value-type="float" office:value="10702.8" calcext:value-type="float">
            <text:p>10702.8</text:p>
          </table:table-cell>
          <table:table-cell/>
          <table:table-cell table:formula="of:=AVERAGE([.B5:.E5])" office:value-type="float" office:value="10608.525" calcext:value-type="float">
            <text:p>10608.5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618.9" calcext:value-type="float">
            <text:p>10618.9</text:p>
          </table:table-cell>
          <table:table-cell office:value-type="float" office:value="10643.6" calcext:value-type="float">
            <text:p>10643.6</text:p>
          </table:table-cell>
          <table:table-cell office:value-type="float" office:value="10663.2" calcext:value-type="float">
            <text:p>10663.2</text:p>
          </table:table-cell>
          <table:table-cell office:value-type="float" office:value="10718.2" calcext:value-type="float">
            <text:p>10718.2</text:p>
          </table:table-cell>
          <table:table-cell/>
          <table:table-cell table:formula="of:=AVERAGE([.B6:.E6])" office:value-type="float" office:value="10660.975" calcext:value-type="float">
            <text:p>10660.9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588.2" calcext:value-type="float">
            <text:p>10588.2</text:p>
          </table:table-cell>
          <table:table-cell office:value-type="float" office:value="10664.4" calcext:value-type="float">
            <text:p>10664.4</text:p>
          </table:table-cell>
          <table:table-cell office:value-type="float" office:value="10542.7" calcext:value-type="float">
            <text:p>10542.7</text:p>
          </table:table-cell>
          <table:table-cell office:value-type="float" office:value="10813.4" calcext:value-type="float">
            <text:p>10813.4</text:p>
          </table:table-cell>
          <table:table-cell/>
          <table:table-cell table:formula="of:=AVERAGE([.B7:.E7])" office:value-type="float" office:value="10652.175" calcext:value-type="float">
            <text:p>10652.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62.3" calcext:value-type="float">
            <text:p>10662.3</text:p>
          </table:table-cell>
          <table:table-cell office:value-type="float" office:value="10590.8" calcext:value-type="float">
            <text:p>10590.8</text:p>
          </table:table-cell>
          <table:table-cell office:value-type="float" office:value="10666.4" calcext:value-type="float">
            <text:p>10666.4</text:p>
          </table:table-cell>
          <table:table-cell office:value-type="float" office:value="10717.3" calcext:value-type="float">
            <text:p>10717.3</text:p>
          </table:table-cell>
          <table:table-cell/>
          <table:table-cell table:formula="of:=AVERAGE([.B8:.E8])" office:value-type="float" office:value="10659.2" calcext:value-type="float">
            <text:p>10659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715.1" calcext:value-type="float">
            <text:p>10715.1</text:p>
          </table:table-cell>
          <table:table-cell office:value-type="float" office:value="10701.5" calcext:value-type="float">
            <text:p>10701.5</text:p>
          </table:table-cell>
          <table:table-cell office:value-type="float" office:value="10729.2" calcext:value-type="float">
            <text:p>10729.2</text:p>
          </table:table-cell>
          <table:table-cell office:value-type="float" office:value="10715.4" calcext:value-type="float">
            <text:p>10715.4</text:p>
          </table:table-cell>
          <table:table-cell/>
          <table:table-cell table:formula="of:=AVERAGE([.B9:.E9])" office:value-type="float" office:value="10715.3" calcext:value-type="float">
            <text:p>10715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578" calcext:value-type="float">
            <text:p>10578</text:p>
          </table:table-cell>
          <table:table-cell office:value-type="float" office:value="10630.4" calcext:value-type="float">
            <text:p>10630.4</text:p>
          </table:table-cell>
          <table:table-cell office:value-type="float" office:value="10608" calcext:value-type="float">
            <text:p>10608</text:p>
          </table:table-cell>
          <table:table-cell office:value-type="float" office:value="10720.8" calcext:value-type="float">
            <text:p>10720.8</text:p>
          </table:table-cell>
          <table:table-cell/>
          <table:table-cell table:formula="of:=AVERAGE([.B10:.E10])" office:value-type="float" office:value="10634.3" calcext:value-type="float">
            <text:p>10634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70.1" calcext:value-type="float">
            <text:p>10670.1</text:p>
          </table:table-cell>
          <table:table-cell office:value-type="float" office:value="10565.4" calcext:value-type="float">
            <text:p>10565.4</text:p>
          </table:table-cell>
          <table:table-cell office:value-type="float" office:value="10545" calcext:value-type="float">
            <text:p>10545</text:p>
          </table:table-cell>
          <table:table-cell office:value-type="float" office:value="10776.4" calcext:value-type="float">
            <text:p>10776.4</text:p>
          </table:table-cell>
          <table:table-cell/>
          <table:table-cell table:formula="of:=AVERAGE([.B11:.E11])" office:value-type="float" office:value="10639.225" calcext:value-type="float">
            <text:p>10639.2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13.2" calcext:value-type="float">
            <text:p>10713.2</text:p>
          </table:table-cell>
          <table:table-cell office:value-type="float" office:value="10770" calcext:value-type="float">
            <text:p>10770</text:p>
          </table:table-cell>
          <table:table-cell office:value-type="float" office:value="10656.9" calcext:value-type="float">
            <text:p>10656.9</text:p>
          </table:table-cell>
          <table:table-cell office:value-type="float" office:value="10730" calcext:value-type="float">
            <text:p>10730</text:p>
          </table:table-cell>
          <table:table-cell/>
          <table:table-cell table:formula="of:=AVERAGE([.B12:.E12])" office:value-type="float" office:value="10717.525" calcext:value-type="float">
            <text:p>10717.5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746.2" calcext:value-type="float">
            <text:p>10746.2</text:p>
          </table:table-cell>
          <table:table-cell office:value-type="float" office:value="10679.8" calcext:value-type="float">
            <text:p>10679.8</text:p>
          </table:table-cell>
          <table:table-cell office:value-type="float" office:value="10553.6" calcext:value-type="float">
            <text:p>10553.6</text:p>
          </table:table-cell>
          <table:table-cell office:value-type="float" office:value="10647.2" calcext:value-type="float">
            <text:p>10647.2</text:p>
          </table:table-cell>
          <table:table-cell/>
          <table:table-cell table:formula="of:=AVERAGE([.B13:.E13])" office:value-type="float" office:value="10656.7" calcext:value-type="float">
            <text:p>10656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8.3" calcext:value-type="float">
            <text:p>10618.3</text:p>
          </table:table-cell>
          <table:table-cell office:value-type="float" office:value="10634.1" calcext:value-type="float">
            <text:p>10634.1</text:p>
          </table:table-cell>
          <table:table-cell office:value-type="float" office:value="10500.4" calcext:value-type="float">
            <text:p>10500.4</text:p>
          </table:table-cell>
          <table:table-cell office:value-type="float" office:value="10692.5" calcext:value-type="float">
            <text:p>10692.5</text:p>
          </table:table-cell>
          <table:table-cell/>
          <table:table-cell table:formula="of:=AVERAGE([.B14:.E14])" office:value-type="float" office:value="10611.325" calcext:value-type="float">
            <text:p>10611.3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626" calcext:value-type="float">
            <text:p>10626</text:p>
          </table:table-cell>
          <table:table-cell office:value-type="float" office:value="10651.2" calcext:value-type="float">
            <text:p>10651.2</text:p>
          </table:table-cell>
          <table:table-cell office:value-type="float" office:value="10575.1" calcext:value-type="float">
            <text:p>10575.1</text:p>
          </table:table-cell>
          <table:table-cell office:value-type="float" office:value="10719.9" calcext:value-type="float">
            <text:p>10719.9</text:p>
          </table:table-cell>
          <table:table-cell/>
          <table:table-cell table:formula="of:=AVERAGE([.B15:.E15])" office:value-type="float" office:value="10643.05" calcext:value-type="float">
            <text:p>10643.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628.6" calcext:value-type="float">
            <text:p>10628.6</text:p>
          </table:table-cell>
          <table:table-cell office:value-type="float" office:value="10713.4" calcext:value-type="float">
            <text:p>10713.4</text:p>
          </table:table-cell>
          <table:table-cell office:value-type="float" office:value="10640.8" calcext:value-type="float">
            <text:p>10640.8</text:p>
          </table:table-cell>
          <table:table-cell office:value-type="float" office:value="10643.5" calcext:value-type="float">
            <text:p>10643.5</text:p>
          </table:table-cell>
          <table:table-cell/>
          <table:table-cell table:formula="of:=AVERAGE([.B16:.E16])" office:value-type="float" office:value="10656.575" calcext:value-type="float">
            <text:p>10656.5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680.3" calcext:value-type="float">
            <text:p>10680.3</text:p>
          </table:table-cell>
          <table:table-cell office:value-type="float" office:value="10571.6" calcext:value-type="float">
            <text:p>10571.6</text:p>
          </table:table-cell>
          <table:table-cell office:value-type="float" office:value="10557.1" calcext:value-type="float">
            <text:p>10557.1</text:p>
          </table:table-cell>
          <table:table-cell office:value-type="float" office:value="10750.2" calcext:value-type="float">
            <text:p>10750.2</text:p>
          </table:table-cell>
          <table:table-cell/>
          <table:table-cell table:formula="of:=AVERAGE([.B17:.E17])" office:value-type="float" office:value="10639.8" calcext:value-type="float">
            <text:p>10639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78.7" calcext:value-type="float">
            <text:p>10578.7</text:p>
          </table:table-cell>
          <table:table-cell office:value-type="float" office:value="10784.6" calcext:value-type="float">
            <text:p>10784.6</text:p>
          </table:table-cell>
          <table:table-cell office:value-type="float" office:value="10600.7" calcext:value-type="float">
            <text:p>10600.7</text:p>
          </table:table-cell>
          <table:table-cell office:value-type="float" office:value="10706.9" calcext:value-type="float">
            <text:p>10706.9</text:p>
          </table:table-cell>
          <table:table-cell/>
          <table:table-cell table:formula="of:=AVERAGE([.B18:.E18])" office:value-type="float" office:value="10667.725" calcext:value-type="float">
            <text:p>10667.7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671.1" calcext:value-type="float">
            <text:p>10671.1</text:p>
          </table:table-cell>
          <table:table-cell office:value-type="float" office:value="10725.3" calcext:value-type="float">
            <text:p>10725.3</text:p>
          </table:table-cell>
          <table:table-cell office:value-type="float" office:value="10660.2" calcext:value-type="float">
            <text:p>10660.2</text:p>
          </table:table-cell>
          <table:table-cell office:value-type="float" office:value="10755.9" calcext:value-type="float">
            <text:p>10755.9</text:p>
          </table:table-cell>
          <table:table-cell/>
          <table:table-cell table:formula="of:=AVERAGE([.B19:.E19])" office:value-type="float" office:value="10703.125" calcext:value-type="float">
            <text:p>10703.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611.1" calcext:value-type="float">
            <text:p>10611.1</text:p>
          </table:table-cell>
          <table:table-cell office:value-type="float" office:value="10625.3" calcext:value-type="float">
            <text:p>10625.3</text:p>
          </table:table-cell>
          <table:table-cell office:value-type="float" office:value="10525.2" calcext:value-type="float">
            <text:p>10525.2</text:p>
          </table:table-cell>
          <table:table-cell office:value-type="float" office:value="10604.5" calcext:value-type="float">
            <text:p>10604.5</text:p>
          </table:table-cell>
          <table:table-cell/>
          <table:table-cell table:formula="of:=AVERAGE([.B20:.E20])" office:value-type="float" office:value="10591.525" calcext:value-type="float">
            <text:p>10591.5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600.4" calcext:value-type="float">
            <text:p>10600.4</text:p>
          </table:table-cell>
          <table:table-cell office:value-type="float" office:value="10716" calcext:value-type="float">
            <text:p>10716</text:p>
          </table:table-cell>
          <table:table-cell office:value-type="float" office:value="10592.2" calcext:value-type="float">
            <text:p>10592.2</text:p>
          </table:table-cell>
          <table:table-cell office:value-type="float" office:value="10785.9" calcext:value-type="float">
            <text:p>10785.9</text:p>
          </table:table-cell>
          <table:table-cell/>
          <table:table-cell table:formula="of:=AVERAGE([.B21:.E21])" office:value-type="float" office:value="10673.625" calcext:value-type="float">
            <text:p>10673.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673.6" calcext:value-type="float">
            <text:p>10673.6</text:p>
          </table:table-cell>
          <table:table-cell office:value-type="float" office:value="10703.6" calcext:value-type="float">
            <text:p>10703.6</text:p>
          </table:table-cell>
          <table:table-cell office:value-type="float" office:value="10676.8" calcext:value-type="float">
            <text:p>10676.8</text:p>
          </table:table-cell>
          <table:table-cell office:value-type="float" office:value="10780" calcext:value-type="float">
            <text:p>10780</text:p>
          </table:table-cell>
          <table:table-cell/>
          <table:table-cell table:formula="of:=AVERAGE([.B22:.E22])" office:value-type="float" office:value="10708.5" calcext:value-type="float">
            <text:p>10708.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545.6" calcext:value-type="float">
            <text:p>10545.6</text:p>
          </table:table-cell>
          <table:table-cell office:value-type="float" office:value="10663" calcext:value-type="float">
            <text:p>10663</text:p>
          </table:table-cell>
          <table:table-cell office:value-type="float" office:value="10742.1" calcext:value-type="float">
            <text:p>10742.1</text:p>
          </table:table-cell>
          <table:table-cell office:value-type="float" office:value="10777.9" calcext:value-type="float">
            <text:p>10777.9</text:p>
          </table:table-cell>
          <table:table-cell/>
          <table:table-cell table:formula="of:=AVERAGE([.B23:.E23])" office:value-type="float" office:value="10682.15" calcext:value-type="float">
            <text:p>10682.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570.7" calcext:value-type="float">
            <text:p>10570.7</text:p>
          </table:table-cell>
          <table:table-cell office:value-type="float" office:value="10647.3" calcext:value-type="float">
            <text:p>10647.3</text:p>
          </table:table-cell>
          <table:table-cell office:value-type="float" office:value="10687.1" calcext:value-type="float">
            <text:p>10687.1</text:p>
          </table:table-cell>
          <table:table-cell office:value-type="float" office:value="10736.9" calcext:value-type="float">
            <text:p>10736.9</text:p>
          </table:table-cell>
          <table:table-cell/>
          <table:table-cell table:formula="of:=AVERAGE([.B24:.E24])" office:value-type="float" office:value="10660.5" calcext:value-type="float">
            <text:p>10660.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466.6" calcext:value-type="float">
            <text:p>10466.6</text:p>
          </table:table-cell>
          <table:table-cell office:value-type="float" office:value="10594.9" calcext:value-type="float">
            <text:p>10594.9</text:p>
          </table:table-cell>
          <table:table-cell office:value-type="float" office:value="10551.5" calcext:value-type="float">
            <text:p>10551.5</text:p>
          </table:table-cell>
          <table:table-cell office:value-type="float" office:value="10618.7" calcext:value-type="float">
            <text:p>10618.7</text:p>
          </table:table-cell>
          <table:table-cell/>
          <table:table-cell table:formula="of:=AVERAGE([.B25:.E25])" office:value-type="float" office:value="10557.925" calcext:value-type="float">
            <text:p>10557.9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84.9" calcext:value-type="float">
            <text:p>10684.9</text:p>
          </table:table-cell>
          <table:table-cell office:value-type="float" office:value="10433" calcext:value-type="float">
            <text:p>10433</text:p>
          </table:table-cell>
          <table:table-cell office:value-type="float" office:value="10665.6" calcext:value-type="float">
            <text:p>10665.6</text:p>
          </table:table-cell>
          <table:table-cell office:value-type="float" office:value="10661.3" calcext:value-type="float">
            <text:p>10661.3</text:p>
          </table:table-cell>
          <table:table-cell/>
          <table:table-cell table:formula="of:=AVERAGE([.B26:.E26])" office:value-type="float" office:value="10611.2" calcext:value-type="float">
            <text:p>10611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556.9" calcext:value-type="float">
            <text:p>10556.9</text:p>
          </table:table-cell>
          <table:table-cell office:value-type="float" office:value="10689.2" calcext:value-type="float">
            <text:p>10689.2</text:p>
          </table:table-cell>
          <table:table-cell office:value-type="float" office:value="10710.7" calcext:value-type="float">
            <text:p>10710.7</text:p>
          </table:table-cell>
          <table:table-cell office:value-type="float" office:value="10671.4" calcext:value-type="float">
            <text:p>10671.4</text:p>
          </table:table-cell>
          <table:table-cell/>
          <table:table-cell table:formula="of:=AVERAGE([.B27:.E27])" office:value-type="float" office:value="10657.05" calcext:value-type="float">
            <text:p>10657.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527.3" calcext:value-type="float">
            <text:p>10527.3</text:p>
          </table:table-cell>
          <table:table-cell office:value-type="float" office:value="10640.9" calcext:value-type="float">
            <text:p>10640.9</text:p>
          </table:table-cell>
          <table:table-cell office:value-type="float" office:value="10582.5" calcext:value-type="float">
            <text:p>10582.5</text:p>
          </table:table-cell>
          <table:table-cell office:value-type="float" office:value="10668.5" calcext:value-type="float">
            <text:p>10668.5</text:p>
          </table:table-cell>
          <table:table-cell/>
          <table:table-cell table:formula="of:=AVERAGE([.B28:.E28])" office:value-type="float" office:value="10604.8" calcext:value-type="float">
            <text:p>10604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461.1" calcext:value-type="float">
            <text:p>10461.1</text:p>
          </table:table-cell>
          <table:table-cell office:value-type="float" office:value="10605.3" calcext:value-type="float">
            <text:p>10605.3</text:p>
          </table:table-cell>
          <table:table-cell office:value-type="float" office:value="10484" calcext:value-type="float">
            <text:p>10484</text:p>
          </table:table-cell>
          <table:table-cell office:value-type="float" office:value="10744.3" calcext:value-type="float">
            <text:p>10744.3</text:p>
          </table:table-cell>
          <table:table-cell/>
          <table:table-cell table:formula="of:=AVERAGE([.B29:.E29])" office:value-type="float" office:value="10573.675" calcext:value-type="float">
            <text:p>10573.6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621.4" calcext:value-type="float">
            <text:p>10621.4</text:p>
          </table:table-cell>
          <table:table-cell office:value-type="float" office:value="10573.8" calcext:value-type="float">
            <text:p>10573.8</text:p>
          </table:table-cell>
          <table:table-cell office:value-type="float" office:value="10726.9" calcext:value-type="float">
            <text:p>10726.9</text:p>
          </table:table-cell>
          <table:table-cell office:value-type="float" office:value="10660.1" calcext:value-type="float">
            <text:p>10660.1</text:p>
          </table:table-cell>
          <table:table-cell/>
          <table:table-cell table:formula="of:=AVERAGE([.B30:.E30])" office:value-type="float" office:value="10645.55" calcext:value-type="float">
            <text:p>10645.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float" office:value="20" calcext:value-type="float">
            <text:p>20</text:p>
          </table:table-cell>
          <table:table-cell/>
          <table:table-cell table:formula="of:=AVERAGE([.B31:.E31])" office:value-type="float" office:value="20" calcext:value-type="float">
            <text:p>20</text:p>
          </table:table-cell>
        </table:table-row>
      </table:table>
      <table:table table:name="Gatling 2.1" table:style-name="ta1">
        <table:shapes>
          <draw:frame draw:z-index="0" draw:style-name="gr1" draw:text-style-name="P1" svg:width="9in" svg:height="4in" svg:x="2.6665in" svg:y="0in">
            <draw:object draw:notify-on-update-of-ranges="'Gatling 2.1'.A1:'Gatling 2.1'.A1 'Gatling 2.1'.B1:'Gatling 2.1'.B1 'Gatling 2.1'.A2:'Gatling 2.1'.A2 'Gatling 2.1'.B2:'Gatling 2.1'.B2 'Gatling 2.1'.A3:'Gatling 2.1'.A3 'Gatling 2.1'.B3:'Gatling 2.1'.B3 'Gatling 2.1'.A4:'Gatling 2.1'.A4 'Gatling 2.1'.B4:'Gatling 2.1'.B4 'Gatling 2.1'.A5:'Gatling 2.1'.A5 'Gatling 2.1'.B5:'Gatling 2.1'.B5 'Gatling 2.1'.A6:'Gatling 2.1'.A6 'Gatling 2.1'.B6:'Gatling 2.1'.B6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831121" calcext:value-type="float">
            <text:p>1831121</text:p>
          </table:table-cell>
          <table:table-cell table:formula="of:=[.B1]/300" office:value-type="float" office:value="6103.73666666667" calcext:value-type="float">
            <text:p>6103.73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818769" calcext:value-type="float">
            <text:p>1818769</text:p>
          </table:table-cell>
          <table:table-cell table:formula="of:=[.B2]/300" office:value-type="float" office:value="6062.56333333333" calcext:value-type="float">
            <text:p>6062.56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835757" calcext:value-type="float">
            <text:p>1835757</text:p>
          </table:table-cell>
          <table:table-cell table:formula="of:=[.B3]/300" office:value-type="float" office:value="6119.19" calcext:value-type="float">
            <text:p>6119.19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812333" calcext:value-type="float">
            <text:p>1812333</text:p>
          </table:table-cell>
          <table:table-cell table:formula="of:=[.B4]/300" office:value-type="float" office:value="6041.11" calcext:value-type="float">
            <text:p>6041.11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827221" calcext:value-type="float">
            <text:p>1827221</text:p>
          </table:table-cell>
          <table:table-cell table:formula="of:=[.B5]/300" office:value-type="float" office:value="6090.73666666667" calcext:value-type="float">
            <text:p>6090.73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825040.2" calcext:value-type="float">
            <text:p>1825040.2</text:p>
          </table:table-cell>
          <table:table-cell table:formula="of:=[.B6]/300" office:value-type="float" office:value="6083.46733333333" calcext:value-type="float">
            <text:p>6083.46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3424" calcext:value-type="float">
            <text:p>23424</text:p>
          </table:table-cell>
          <table:table-cell table:style-name="Default"/>
        </table:table-row>
      </table:table>
      <table:table table:name="Gatling 2.1 distr" table:style-name="ta1">
        <table:shapes>
          <draw:frame draw:z-index="0" draw:style-name="gr1" draw:text-style-name="P1" svg:width="9in" svg:height="4in" svg:x="2.5909in" svg:y="2.5827in">
            <draw:object draw:notify-on-update-of-ranges="'Gatling 2.1 distr'.A2:'Gatling 2.1 distr'.A32 'Gatling 2.1 distr'.Q2:'Gatling 2.1 distr'.Q3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79" calcext:value-type="float">
            <text:p>20679</text:p>
          </table:table-cell>
          <table:table-cell table:formula="of:=[.B3]-[.B2]" office:value-type="float" office:value="20679" calcext:value-type="float">
            <text:p>20679</text:p>
          </table:table-cell>
          <table:table-cell/>
          <table:table-cell office:value-type="float" office:value="19742" calcext:value-type="float">
            <text:p>19742</text:p>
          </table:table-cell>
          <table:table-cell table:formula="of:=[.E3]-[.E2]" office:value-type="float" office:value="19742" calcext:value-type="float">
            <text:p>19742</text:p>
          </table:table-cell>
          <table:table-cell/>
          <table:table-cell office:value-type="float" office:value="20962" calcext:value-type="float">
            <text:p>20962</text:p>
          </table:table-cell>
          <table:table-cell table:formula="of:=[.H3]-[.H2]" office:value-type="float" office:value="20962" calcext:value-type="float">
            <text:p>20962</text:p>
          </table:table-cell>
          <table:table-cell/>
          <table:table-cell office:value-type="float" office:value="20959" calcext:value-type="float">
            <text:p>20959</text:p>
          </table:table-cell>
          <table:table-cell table:formula="of:=[.K3]-[.K2]" office:value-type="float" office:value="20959" calcext:value-type="float">
            <text:p>20959</text:p>
          </table:table-cell>
          <table:table-cell/>
          <table:table-cell office:value-type="float" office:value="20768" calcext:value-type="float">
            <text:p>20768</text:p>
          </table:table-cell>
          <table:table-cell table:formula="of:=[.N3]-[.N2]" office:value-type="float" office:value="20768" calcext:value-type="float">
            <text:p>20768</text:p>
          </table:table-cell>
          <table:table-cell/>
          <table:table-cell table:formula="of:=AVERAGE([.C3];[.F3];[.I3];[.L3];[.O3])" office:value-type="float" office:value="20622" calcext:value-type="float">
            <text:p>206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823" calcext:value-type="float">
            <text:p>74823</text:p>
          </table:table-cell>
          <table:table-cell table:formula="of:=[.B4]-[.B3]" office:value-type="float" office:value="54144" calcext:value-type="float">
            <text:p>54144</text:p>
          </table:table-cell>
          <table:table-cell/>
          <table:table-cell office:value-type="float" office:value="75794" calcext:value-type="float">
            <text:p>75794</text:p>
          </table:table-cell>
          <table:table-cell table:formula="of:=[.E4]-[.E3]" office:value-type="float" office:value="56052" calcext:value-type="float">
            <text:p>56052</text:p>
          </table:table-cell>
          <table:table-cell/>
          <table:table-cell office:value-type="float" office:value="76843" calcext:value-type="float">
            <text:p>76843</text:p>
          </table:table-cell>
          <table:table-cell table:formula="of:=[.H4]-[.H3]" office:value-type="float" office:value="55881" calcext:value-type="float">
            <text:p>55881</text:p>
          </table:table-cell>
          <table:table-cell/>
          <table:table-cell office:value-type="float" office:value="76169" calcext:value-type="float">
            <text:p>76169</text:p>
          </table:table-cell>
          <table:table-cell table:formula="of:=[.K4]-[.K3]" office:value-type="float" office:value="55210" calcext:value-type="float">
            <text:p>55210</text:p>
          </table:table-cell>
          <table:table-cell/>
          <table:table-cell office:value-type="float" office:value="76723" calcext:value-type="float">
            <text:p>76723</text:p>
          </table:table-cell>
          <table:table-cell table:formula="of:=[.N4]-[.N3]" office:value-type="float" office:value="55955" calcext:value-type="float">
            <text:p>55955</text:p>
          </table:table-cell>
          <table:table-cell/>
          <table:table-cell table:formula="of:=AVERAGE([.C4];[.F4];[.I4];[.L4];[.O4])" office:value-type="float" office:value="55448.4" calcext:value-type="float">
            <text:p>55448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9212" calcext:value-type="float">
            <text:p>139212</text:p>
          </table:table-cell>
          <table:table-cell table:formula="of:=[.B5]-[.B4]" office:value-type="float" office:value="64389" calcext:value-type="float">
            <text:p>64389</text:p>
          </table:table-cell>
          <table:table-cell/>
          <table:table-cell office:value-type="float" office:value="138720" calcext:value-type="float">
            <text:p>138720</text:p>
          </table:table-cell>
          <table:table-cell table:formula="of:=[.E5]-[.E4]" office:value-type="float" office:value="62926" calcext:value-type="float">
            <text:p>62926</text:p>
          </table:table-cell>
          <table:table-cell/>
          <table:table-cell office:value-type="float" office:value="138515" calcext:value-type="float">
            <text:p>138515</text:p>
          </table:table-cell>
          <table:table-cell table:formula="of:=[.H5]-[.H4]" office:value-type="float" office:value="61672" calcext:value-type="float">
            <text:p>61672</text:p>
          </table:table-cell>
          <table:table-cell/>
          <table:table-cell office:value-type="float" office:value="138888" calcext:value-type="float">
            <text:p>138888</text:p>
          </table:table-cell>
          <table:table-cell table:formula="of:=[.K5]-[.K4]" office:value-type="float" office:value="62719" calcext:value-type="float">
            <text:p>62719</text:p>
          </table:table-cell>
          <table:table-cell/>
          <table:table-cell office:value-type="float" office:value="142762" calcext:value-type="float">
            <text:p>142762</text:p>
          </table:table-cell>
          <table:table-cell table:formula="of:=[.N5]-[.N4]" office:value-type="float" office:value="66039" calcext:value-type="float">
            <text:p>66039</text:p>
          </table:table-cell>
          <table:table-cell/>
          <table:table-cell table:formula="of:=AVERAGE([.C5];[.F5];[.I5];[.L5];[.O5])" office:value-type="float" office:value="63549" calcext:value-type="float">
            <text:p>635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262" calcext:value-type="float">
            <text:p>201262</text:p>
          </table:table-cell>
          <table:table-cell table:formula="of:=[.B6]-[.B5]" office:value-type="float" office:value="62050" calcext:value-type="float">
            <text:p>62050</text:p>
          </table:table-cell>
          <table:table-cell/>
          <table:table-cell office:value-type="float" office:value="203193" calcext:value-type="float">
            <text:p>203193</text:p>
          </table:table-cell>
          <table:table-cell table:formula="of:=[.E6]-[.E5]" office:value-type="float" office:value="64473" calcext:value-type="float">
            <text:p>64473</text:p>
          </table:table-cell>
          <table:table-cell/>
          <table:table-cell office:value-type="float" office:value="199640" calcext:value-type="float">
            <text:p>199640</text:p>
          </table:table-cell>
          <table:table-cell table:formula="of:=[.H6]-[.H5]" office:value-type="float" office:value="61125" calcext:value-type="float">
            <text:p>61125</text:p>
          </table:table-cell>
          <table:table-cell/>
          <table:table-cell office:value-type="float" office:value="198816" calcext:value-type="float">
            <text:p>198816</text:p>
          </table:table-cell>
          <table:table-cell table:formula="of:=[.K6]-[.K5]" office:value-type="float" office:value="59928" calcext:value-type="float">
            <text:p>59928</text:p>
          </table:table-cell>
          <table:table-cell/>
          <table:table-cell office:value-type="float" office:value="204634" calcext:value-type="float">
            <text:p>204634</text:p>
          </table:table-cell>
          <table:table-cell table:formula="of:=[.N6]-[.N5]" office:value-type="float" office:value="61872" calcext:value-type="float">
            <text:p>61872</text:p>
          </table:table-cell>
          <table:table-cell/>
          <table:table-cell table:formula="of:=AVERAGE([.C6];[.F6];[.I6];[.L6];[.O6])" office:value-type="float" office:value="61889.6" calcext:value-type="float">
            <text:p>61889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4399" calcext:value-type="float">
            <text:p>264399</text:p>
          </table:table-cell>
          <table:table-cell table:formula="of:=[.B7]-[.B6]" office:value-type="float" office:value="63137" calcext:value-type="float">
            <text:p>63137</text:p>
          </table:table-cell>
          <table:table-cell/>
          <table:table-cell office:value-type="float" office:value="263862" calcext:value-type="float">
            <text:p>263862</text:p>
          </table:table-cell>
          <table:table-cell table:formula="of:=[.E7]-[.E6]" office:value-type="float" office:value="60669" calcext:value-type="float">
            <text:p>60669</text:p>
          </table:table-cell>
          <table:table-cell/>
          <table:table-cell office:value-type="float" office:value="264078" calcext:value-type="float">
            <text:p>264078</text:p>
          </table:table-cell>
          <table:table-cell table:formula="of:=[.H7]-[.H6]" office:value-type="float" office:value="64438" calcext:value-type="float">
            <text:p>64438</text:p>
          </table:table-cell>
          <table:table-cell/>
          <table:table-cell office:value-type="float" office:value="263094" calcext:value-type="float">
            <text:p>263094</text:p>
          </table:table-cell>
          <table:table-cell table:formula="of:=[.K7]-[.K6]" office:value-type="float" office:value="64278" calcext:value-type="float">
            <text:p>64278</text:p>
          </table:table-cell>
          <table:table-cell/>
          <table:table-cell office:value-type="float" office:value="268350" calcext:value-type="float">
            <text:p>268350</text:p>
          </table:table-cell>
          <table:table-cell table:formula="of:=[.N7]-[.N6]" office:value-type="float" office:value="63716" calcext:value-type="float">
            <text:p>63716</text:p>
          </table:table-cell>
          <table:table-cell/>
          <table:table-cell table:formula="of:=AVERAGE([.C7];[.F7];[.I7];[.L7];[.O7])" office:value-type="float" office:value="63247.6" calcext:value-type="float">
            <text:p>63247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6032" calcext:value-type="float">
            <text:p>326032</text:p>
          </table:table-cell>
          <table:table-cell table:formula="of:=[.B8]-[.B7]" office:value-type="float" office:value="61633" calcext:value-type="float">
            <text:p>61633</text:p>
          </table:table-cell>
          <table:table-cell/>
          <table:table-cell office:value-type="float" office:value="327153" calcext:value-type="float">
            <text:p>327153</text:p>
          </table:table-cell>
          <table:table-cell table:formula="of:=[.E8]-[.E7]" office:value-type="float" office:value="63291" calcext:value-type="float">
            <text:p>63291</text:p>
          </table:table-cell>
          <table:table-cell/>
          <table:table-cell office:value-type="float" office:value="330401" calcext:value-type="float">
            <text:p>330401</text:p>
          </table:table-cell>
          <table:table-cell table:formula="of:=[.H8]-[.H7]" office:value-type="float" office:value="66323" calcext:value-type="float">
            <text:p>66323</text:p>
          </table:table-cell>
          <table:table-cell/>
          <table:table-cell office:value-type="float" office:value="324983" calcext:value-type="float">
            <text:p>324983</text:p>
          </table:table-cell>
          <table:table-cell table:formula="of:=[.K8]-[.K7]" office:value-type="float" office:value="61889" calcext:value-type="float">
            <text:p>61889</text:p>
          </table:table-cell>
          <table:table-cell/>
          <table:table-cell office:value-type="float" office:value="332513" calcext:value-type="float">
            <text:p>332513</text:p>
          </table:table-cell>
          <table:table-cell table:formula="of:=[.N8]-[.N7]" office:value-type="float" office:value="64163" calcext:value-type="float">
            <text:p>64163</text:p>
          </table:table-cell>
          <table:table-cell/>
          <table:table-cell table:formula="of:=AVERAGE([.C8];[.F8];[.I8];[.L8];[.O8])" office:value-type="float" office:value="63459.8" calcext:value-type="float">
            <text:p>63459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6963" calcext:value-type="float">
            <text:p>386963</text:p>
          </table:table-cell>
          <table:table-cell table:formula="of:=[.B9]-[.B8]" office:value-type="float" office:value="60931" calcext:value-type="float">
            <text:p>60931</text:p>
          </table:table-cell>
          <table:table-cell/>
          <table:table-cell office:value-type="float" office:value="388379" calcext:value-type="float">
            <text:p>388379</text:p>
          </table:table-cell>
          <table:table-cell table:formula="of:=[.E9]-[.E8]" office:value-type="float" office:value="61226" calcext:value-type="float">
            <text:p>61226</text:p>
          </table:table-cell>
          <table:table-cell/>
          <table:table-cell office:value-type="float" office:value="395160" calcext:value-type="float">
            <text:p>395160</text:p>
          </table:table-cell>
          <table:table-cell table:formula="of:=[.H9]-[.H8]" office:value-type="float" office:value="64759" calcext:value-type="float">
            <text:p>64759</text:p>
          </table:table-cell>
          <table:table-cell/>
          <table:table-cell office:value-type="float" office:value="385748" calcext:value-type="float">
            <text:p>385748</text:p>
          </table:table-cell>
          <table:table-cell table:formula="of:=[.K9]-[.K8]" office:value-type="float" office:value="60765" calcext:value-type="float">
            <text:p>60765</text:p>
          </table:table-cell>
          <table:table-cell/>
          <table:table-cell office:value-type="float" office:value="396092" calcext:value-type="float">
            <text:p>396092</text:p>
          </table:table-cell>
          <table:table-cell table:formula="of:=[.N9]-[.N8]" office:value-type="float" office:value="63579" calcext:value-type="float">
            <text:p>63579</text:p>
          </table:table-cell>
          <table:table-cell/>
          <table:table-cell table:formula="of:=AVERAGE([.C9];[.F9];[.I9];[.L9];[.O9])" office:value-type="float" office:value="62252" calcext:value-type="float">
            <text:p>622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7289" calcext:value-type="float">
            <text:p>447289</text:p>
          </table:table-cell>
          <table:table-cell table:formula="of:=[.B10]-[.B9]" office:value-type="float" office:value="60326" calcext:value-type="float">
            <text:p>60326</text:p>
          </table:table-cell>
          <table:table-cell/>
          <table:table-cell office:value-type="float" office:value="453709" calcext:value-type="float">
            <text:p>453709</text:p>
          </table:table-cell>
          <table:table-cell table:formula="of:=[.E10]-[.E9]" office:value-type="float" office:value="65330" calcext:value-type="float">
            <text:p>65330</text:p>
          </table:table-cell>
          <table:table-cell/>
          <table:table-cell office:value-type="float" office:value="456388" calcext:value-type="float">
            <text:p>456388</text:p>
          </table:table-cell>
          <table:table-cell table:formula="of:=[.H10]-[.H9]" office:value-type="float" office:value="61228" calcext:value-type="float">
            <text:p>61228</text:p>
          </table:table-cell>
          <table:table-cell/>
          <table:table-cell office:value-type="float" office:value="444853" calcext:value-type="float">
            <text:p>444853</text:p>
          </table:table-cell>
          <table:table-cell table:formula="of:=[.K10]-[.K9]" office:value-type="float" office:value="59105" calcext:value-type="float">
            <text:p>59105</text:p>
          </table:table-cell>
          <table:table-cell/>
          <table:table-cell office:value-type="float" office:value="457961" calcext:value-type="float">
            <text:p>457961</text:p>
          </table:table-cell>
          <table:table-cell table:formula="of:=[.N10]-[.N9]" office:value-type="float" office:value="61869" calcext:value-type="float">
            <text:p>61869</text:p>
          </table:table-cell>
          <table:table-cell/>
          <table:table-cell table:formula="of:=AVERAGE([.C10];[.F10];[.I10];[.L10];[.O10])" office:value-type="float" office:value="61571.6" calcext:value-type="float">
            <text:p>61571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1712" calcext:value-type="float">
            <text:p>511712</text:p>
          </table:table-cell>
          <table:table-cell table:formula="of:=[.B11]-[.B10]" office:value-type="float" office:value="64423" calcext:value-type="float">
            <text:p>64423</text:p>
          </table:table-cell>
          <table:table-cell/>
          <table:table-cell office:value-type="float" office:value="515906" calcext:value-type="float">
            <text:p>515906</text:p>
          </table:table-cell>
          <table:table-cell table:formula="of:=[.E11]-[.E10]" office:value-type="float" office:value="62197" calcext:value-type="float">
            <text:p>62197</text:p>
          </table:table-cell>
          <table:table-cell/>
          <table:table-cell office:value-type="float" office:value="518950" calcext:value-type="float">
            <text:p>518950</text:p>
          </table:table-cell>
          <table:table-cell table:formula="of:=[.H11]-[.H10]" office:value-type="float" office:value="62562" calcext:value-type="float">
            <text:p>62562</text:p>
          </table:table-cell>
          <table:table-cell/>
          <table:table-cell office:value-type="float" office:value="505480" calcext:value-type="float">
            <text:p>505480</text:p>
          </table:table-cell>
          <table:table-cell table:formula="of:=[.K11]-[.K10]" office:value-type="float" office:value="60627" calcext:value-type="float">
            <text:p>60627</text:p>
          </table:table-cell>
          <table:table-cell/>
          <table:table-cell office:value-type="float" office:value="522263" calcext:value-type="float">
            <text:p>522263</text:p>
          </table:table-cell>
          <table:table-cell table:formula="of:=[.N11]-[.N10]" office:value-type="float" office:value="64302" calcext:value-type="float">
            <text:p>64302</text:p>
          </table:table-cell>
          <table:table-cell/>
          <table:table-cell table:formula="of:=AVERAGE([.C11];[.F11];[.I11];[.L11];[.O11])" office:value-type="float" office:value="62822.2" calcext:value-type="float">
            <text:p>62822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4413" calcext:value-type="float">
            <text:p>574413</text:p>
          </table:table-cell>
          <table:table-cell table:formula="of:=[.B12]-[.B11]" office:value-type="float" office:value="62701" calcext:value-type="float">
            <text:p>62701</text:p>
          </table:table-cell>
          <table:table-cell/>
          <table:table-cell office:value-type="float" office:value="576863" calcext:value-type="float">
            <text:p>576863</text:p>
          </table:table-cell>
          <table:table-cell table:formula="of:=[.E12]-[.E11]" office:value-type="float" office:value="60957" calcext:value-type="float">
            <text:p>60957</text:p>
          </table:table-cell>
          <table:table-cell/>
          <table:table-cell office:value-type="float" office:value="585094" calcext:value-type="float">
            <text:p>585094</text:p>
          </table:table-cell>
          <table:table-cell table:formula="of:=[.H12]-[.H11]" office:value-type="float" office:value="66144" calcext:value-type="float">
            <text:p>66144</text:p>
          </table:table-cell>
          <table:table-cell/>
          <table:table-cell office:value-type="float" office:value="568484" calcext:value-type="float">
            <text:p>568484</text:p>
          </table:table-cell>
          <table:table-cell table:formula="of:=[.K12]-[.K11]" office:value-type="float" office:value="63004" calcext:value-type="float">
            <text:p>63004</text:p>
          </table:table-cell>
          <table:table-cell/>
          <table:table-cell office:value-type="float" office:value="583641" calcext:value-type="float">
            <text:p>583641</text:p>
          </table:table-cell>
          <table:table-cell table:formula="of:=[.N12]-[.N11]" office:value-type="float" office:value="61378" calcext:value-type="float">
            <text:p>61378</text:p>
          </table:table-cell>
          <table:table-cell/>
          <table:table-cell table:formula="of:=AVERAGE([.C12];[.F12];[.I12];[.L12];[.O12])" office:value-type="float" office:value="62836.8" calcext:value-type="float">
            <text:p>62836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35685" calcext:value-type="float">
            <text:p>635685</text:p>
          </table:table-cell>
          <table:table-cell table:formula="of:=[.B13]-[.B12]" office:value-type="float" office:value="61272" calcext:value-type="float">
            <text:p>61272</text:p>
          </table:table-cell>
          <table:table-cell/>
          <table:table-cell office:value-type="float" office:value="636610" calcext:value-type="float">
            <text:p>636610</text:p>
          </table:table-cell>
          <table:table-cell table:formula="of:=[.E13]-[.E12]" office:value-type="float" office:value="59747" calcext:value-type="float">
            <text:p>59747</text:p>
          </table:table-cell>
          <table:table-cell/>
          <table:table-cell office:value-type="float" office:value="648441" calcext:value-type="float">
            <text:p>648441</text:p>
          </table:table-cell>
          <table:table-cell table:formula="of:=[.H13]-[.H12]" office:value-type="float" office:value="63347" calcext:value-type="float">
            <text:p>63347</text:p>
          </table:table-cell>
          <table:table-cell/>
          <table:table-cell office:value-type="float" office:value="632891" calcext:value-type="float">
            <text:p>632891</text:p>
          </table:table-cell>
          <table:table-cell table:formula="of:=[.K13]-[.K12]" office:value-type="float" office:value="64407" calcext:value-type="float">
            <text:p>64407</text:p>
          </table:table-cell>
          <table:table-cell/>
          <table:table-cell office:value-type="float" office:value="645244" calcext:value-type="float">
            <text:p>645244</text:p>
          </table:table-cell>
          <table:table-cell table:formula="of:=[.N13]-[.N12]" office:value-type="float" office:value="61603" calcext:value-type="float">
            <text:p>61603</text:p>
          </table:table-cell>
          <table:table-cell/>
          <table:table-cell table:formula="of:=AVERAGE([.C13];[.F13];[.I13];[.L13];[.O13])" office:value-type="float" office:value="62075.2" calcext:value-type="float">
            <text:p>62075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99838" calcext:value-type="float">
            <text:p>699838</text:p>
          </table:table-cell>
          <table:table-cell table:formula="of:=[.B14]-[.B13]" office:value-type="float" office:value="64153" calcext:value-type="float">
            <text:p>64153</text:p>
          </table:table-cell>
          <table:table-cell/>
          <table:table-cell office:value-type="float" office:value="698316" calcext:value-type="float">
            <text:p>698316</text:p>
          </table:table-cell>
          <table:table-cell table:formula="of:=[.E14]-[.E13]" office:value-type="float" office:value="61706" calcext:value-type="float">
            <text:p>61706</text:p>
          </table:table-cell>
          <table:table-cell/>
          <table:table-cell office:value-type="float" office:value="712655" calcext:value-type="float">
            <text:p>712655</text:p>
          </table:table-cell>
          <table:table-cell table:formula="of:=[.H14]-[.H13]" office:value-type="float" office:value="64214" calcext:value-type="float">
            <text:p>64214</text:p>
          </table:table-cell>
          <table:table-cell/>
          <table:table-cell office:value-type="float" office:value="692760" calcext:value-type="float">
            <text:p>692760</text:p>
          </table:table-cell>
          <table:table-cell table:formula="of:=[.K14]-[.K13]" office:value-type="float" office:value="59869" calcext:value-type="float">
            <text:p>59869</text:p>
          </table:table-cell>
          <table:table-cell/>
          <table:table-cell office:value-type="float" office:value="709749" calcext:value-type="float">
            <text:p>709749</text:p>
          </table:table-cell>
          <table:table-cell table:formula="of:=[.N14]-[.N13]" office:value-type="float" office:value="64505" calcext:value-type="float">
            <text:p>64505</text:p>
          </table:table-cell>
          <table:table-cell/>
          <table:table-cell table:formula="of:=AVERAGE([.C14];[.F14];[.I14];[.L14];[.O14])" office:value-type="float" office:value="62889.4" calcext:value-type="float">
            <text:p>62889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3264" calcext:value-type="float">
            <text:p>763264</text:p>
          </table:table-cell>
          <table:table-cell table:formula="of:=[.B15]-[.B14]" office:value-type="float" office:value="63426" calcext:value-type="float">
            <text:p>63426</text:p>
          </table:table-cell>
          <table:table-cell/>
          <table:table-cell office:value-type="float" office:value="759866" calcext:value-type="float">
            <text:p>759866</text:p>
          </table:table-cell>
          <table:table-cell table:formula="of:=[.E15]-[.E14]" office:value-type="float" office:value="61550" calcext:value-type="float">
            <text:p>61550</text:p>
          </table:table-cell>
          <table:table-cell/>
          <table:table-cell office:value-type="float" office:value="774623" calcext:value-type="float">
            <text:p>774623</text:p>
          </table:table-cell>
          <table:table-cell table:formula="of:=[.H15]-[.H14]" office:value-type="float" office:value="61968" calcext:value-type="float">
            <text:p>61968</text:p>
          </table:table-cell>
          <table:table-cell/>
          <table:table-cell office:value-type="float" office:value="756099" calcext:value-type="float">
            <text:p>756099</text:p>
          </table:table-cell>
          <table:table-cell table:formula="of:=[.K15]-[.K14]" office:value-type="float" office:value="63339" calcext:value-type="float">
            <text:p>63339</text:p>
          </table:table-cell>
          <table:table-cell/>
          <table:table-cell office:value-type="float" office:value="771079" calcext:value-type="float">
            <text:p>771079</text:p>
          </table:table-cell>
          <table:table-cell table:formula="of:=[.N15]-[.N14]" office:value-type="float" office:value="61330" calcext:value-type="float">
            <text:p>61330</text:p>
          </table:table-cell>
          <table:table-cell/>
          <table:table-cell table:formula="of:=AVERAGE([.C15];[.F15];[.I15];[.L15];[.O15])" office:value-type="float" office:value="62322.6" calcext:value-type="float">
            <text:p>62322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3411" calcext:value-type="float">
            <text:p>823411</text:p>
          </table:table-cell>
          <table:table-cell table:formula="of:=[.B16]-[.B15]" office:value-type="float" office:value="60147" calcext:value-type="float">
            <text:p>60147</text:p>
          </table:table-cell>
          <table:table-cell/>
          <table:table-cell office:value-type="float" office:value="821644" calcext:value-type="float">
            <text:p>821644</text:p>
          </table:table-cell>
          <table:table-cell table:formula="of:=[.E16]-[.E15]" office:value-type="float" office:value="61778" calcext:value-type="float">
            <text:p>61778</text:p>
          </table:table-cell>
          <table:table-cell/>
          <table:table-cell office:value-type="float" office:value="839211" calcext:value-type="float">
            <text:p>839211</text:p>
          </table:table-cell>
          <table:table-cell table:formula="of:=[.H16]-[.H15]" office:value-type="float" office:value="64588" calcext:value-type="float">
            <text:p>64588</text:p>
          </table:table-cell>
          <table:table-cell/>
          <table:table-cell office:value-type="float" office:value="820073" calcext:value-type="float">
            <text:p>820073</text:p>
          </table:table-cell>
          <table:table-cell table:formula="of:=[.K16]-[.K15]" office:value-type="float" office:value="63974" calcext:value-type="float">
            <text:p>63974</text:p>
          </table:table-cell>
          <table:table-cell/>
          <table:table-cell office:value-type="float" office:value="829817" calcext:value-type="float">
            <text:p>829817</text:p>
          </table:table-cell>
          <table:table-cell table:formula="of:=[.N16]-[.N15]" office:value-type="float" office:value="58738" calcext:value-type="float">
            <text:p>58738</text:p>
          </table:table-cell>
          <table:table-cell/>
          <table:table-cell table:formula="of:=AVERAGE([.C16];[.F16];[.I16];[.L16];[.O16])" office:value-type="float" office:value="61845" calcext:value-type="float">
            <text:p>618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85765" calcext:value-type="float">
            <text:p>885765</text:p>
          </table:table-cell>
          <table:table-cell table:formula="of:=[.B17]-[.B16]" office:value-type="float" office:value="62354" calcext:value-type="float">
            <text:p>62354</text:p>
          </table:table-cell>
          <table:table-cell/>
          <table:table-cell office:value-type="float" office:value="884886" calcext:value-type="float">
            <text:p>884886</text:p>
          </table:table-cell>
          <table:table-cell table:formula="of:=[.E17]-[.E16]" office:value-type="float" office:value="63242" calcext:value-type="float">
            <text:p>63242</text:p>
          </table:table-cell>
          <table:table-cell/>
          <table:table-cell office:value-type="float" office:value="900718" calcext:value-type="float">
            <text:p>900718</text:p>
          </table:table-cell>
          <table:table-cell table:formula="of:=[.H17]-[.H16]" office:value-type="float" office:value="61507" calcext:value-type="float">
            <text:p>61507</text:p>
          </table:table-cell>
          <table:table-cell/>
          <table:table-cell office:value-type="float" office:value="882832" calcext:value-type="float">
            <text:p>882832</text:p>
          </table:table-cell>
          <table:table-cell table:formula="of:=[.K17]-[.K16]" office:value-type="float" office:value="62759" calcext:value-type="float">
            <text:p>62759</text:p>
          </table:table-cell>
          <table:table-cell/>
          <table:table-cell office:value-type="float" office:value="890987" calcext:value-type="float">
            <text:p>890987</text:p>
          </table:table-cell>
          <table:table-cell table:formula="of:=[.N17]-[.N16]" office:value-type="float" office:value="61170" calcext:value-type="float">
            <text:p>61170</text:p>
          </table:table-cell>
          <table:table-cell/>
          <table:table-cell table:formula="of:=AVERAGE([.C17];[.F17];[.I17];[.L17];[.O17])" office:value-type="float" office:value="62206.4" calcext:value-type="float">
            <text:p>62206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46499" calcext:value-type="float">
            <text:p>946499</text:p>
          </table:table-cell>
          <table:table-cell table:formula="of:=[.B18]-[.B17]" office:value-type="float" office:value="60734" calcext:value-type="float">
            <text:p>60734</text:p>
          </table:table-cell>
          <table:table-cell/>
          <table:table-cell office:value-type="float" office:value="950615" calcext:value-type="float">
            <text:p>950615</text:p>
          </table:table-cell>
          <table:table-cell table:formula="of:=[.E18]-[.E17]" office:value-type="float" office:value="65729" calcext:value-type="float">
            <text:p>65729</text:p>
          </table:table-cell>
          <table:table-cell/>
          <table:table-cell office:value-type="float" office:value="964360" calcext:value-type="float">
            <text:p>964360</text:p>
          </table:table-cell>
          <table:table-cell table:formula="of:=[.H18]-[.H17]" office:value-type="float" office:value="63642" calcext:value-type="float">
            <text:p>63642</text:p>
          </table:table-cell>
          <table:table-cell/>
          <table:table-cell office:value-type="float" office:value="946281" calcext:value-type="float">
            <text:p>946281</text:p>
          </table:table-cell>
          <table:table-cell table:formula="of:=[.K18]-[.K17]" office:value-type="float" office:value="63449" calcext:value-type="float">
            <text:p>63449</text:p>
          </table:table-cell>
          <table:table-cell/>
          <table:table-cell office:value-type="float" office:value="952456" calcext:value-type="float">
            <text:p>952456</text:p>
          </table:table-cell>
          <table:table-cell table:formula="of:=[.N18]-[.N17]" office:value-type="float" office:value="61469" calcext:value-type="float">
            <text:p>61469</text:p>
          </table:table-cell>
          <table:table-cell/>
          <table:table-cell table:formula="of:=AVERAGE([.C18];[.F18];[.I18];[.L18];[.O18])" office:value-type="float" office:value="63004.6" calcext:value-type="float">
            <text:p>63004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0964" calcext:value-type="float">
            <text:p>1010964</text:p>
          </table:table-cell>
          <table:table-cell table:formula="of:=[.B19]-[.B18]" office:value-type="float" office:value="64465" calcext:value-type="float">
            <text:p>64465</text:p>
          </table:table-cell>
          <table:table-cell/>
          <table:table-cell office:value-type="float" office:value="1012233" calcext:value-type="float">
            <text:p>1012233</text:p>
          </table:table-cell>
          <table:table-cell table:formula="of:=[.E19]-[.E18]" office:value-type="float" office:value="61618" calcext:value-type="float">
            <text:p>61618</text:p>
          </table:table-cell>
          <table:table-cell/>
          <table:table-cell office:value-type="float" office:value="1024332" calcext:value-type="float">
            <text:p>1024332</text:p>
          </table:table-cell>
          <table:table-cell table:formula="of:=[.H19]-[.H18]" office:value-type="float" office:value="59972" calcext:value-type="float">
            <text:p>59972</text:p>
          </table:table-cell>
          <table:table-cell/>
          <table:table-cell office:value-type="float" office:value="1008902" calcext:value-type="float">
            <text:p>1008902</text:p>
          </table:table-cell>
          <table:table-cell table:formula="of:=[.K19]-[.K18]" office:value-type="float" office:value="62621" calcext:value-type="float">
            <text:p>62621</text:p>
          </table:table-cell>
          <table:table-cell/>
          <table:table-cell office:value-type="float" office:value="1016276" calcext:value-type="float">
            <text:p>1016276</text:p>
          </table:table-cell>
          <table:table-cell table:formula="of:=[.N19]-[.N18]" office:value-type="float" office:value="63820" calcext:value-type="float">
            <text:p>63820</text:p>
          </table:table-cell>
          <table:table-cell/>
          <table:table-cell table:formula="of:=AVERAGE([.C19];[.F19];[.I19];[.L19];[.O19])" office:value-type="float" office:value="62499.2" calcext:value-type="float">
            <text:p>62499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75015" calcext:value-type="float">
            <text:p>1075015</text:p>
          </table:table-cell>
          <table:table-cell table:formula="of:=[.B20]-[.B19]" office:value-type="float" office:value="64051" calcext:value-type="float">
            <text:p>64051</text:p>
          </table:table-cell>
          <table:table-cell/>
          <table:table-cell office:value-type="float" office:value="1072422" calcext:value-type="float">
            <text:p>1072422</text:p>
          </table:table-cell>
          <table:table-cell table:formula="of:=[.E20]-[.E19]" office:value-type="float" office:value="60189" calcext:value-type="float">
            <text:p>60189</text:p>
          </table:table-cell>
          <table:table-cell/>
          <table:table-cell office:value-type="float" office:value="1085582" calcext:value-type="float">
            <text:p>1085582</text:p>
          </table:table-cell>
          <table:table-cell table:formula="of:=[.H20]-[.H19]" office:value-type="float" office:value="61250" calcext:value-type="float">
            <text:p>61250</text:p>
          </table:table-cell>
          <table:table-cell/>
          <table:table-cell office:value-type="float" office:value="1070978" calcext:value-type="float">
            <text:p>1070978</text:p>
          </table:table-cell>
          <table:table-cell table:formula="of:=[.K20]-[.K19]" office:value-type="float" office:value="62076" calcext:value-type="float">
            <text:p>62076</text:p>
          </table:table-cell>
          <table:table-cell/>
          <table:table-cell office:value-type="float" office:value="1079624" calcext:value-type="float">
            <text:p>1079624</text:p>
          </table:table-cell>
          <table:table-cell table:formula="of:=[.N20]-[.N19]" office:value-type="float" office:value="63348" calcext:value-type="float">
            <text:p>63348</text:p>
          </table:table-cell>
          <table:table-cell/>
          <table:table-cell table:formula="of:=AVERAGE([.C20];[.F20];[.I20];[.L20];[.O20])" office:value-type="float" office:value="62182.8" calcext:value-type="float">
            <text:p>62182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38763" calcext:value-type="float">
            <text:p>1138763</text:p>
          </table:table-cell>
          <table:table-cell table:formula="of:=[.B21]-[.B20]" office:value-type="float" office:value="63748" calcext:value-type="float">
            <text:p>63748</text:p>
          </table:table-cell>
          <table:table-cell/>
          <table:table-cell office:value-type="float" office:value="1133955" calcext:value-type="float">
            <text:p>1133955</text:p>
          </table:table-cell>
          <table:table-cell table:formula="of:=[.E21]-[.E20]" office:value-type="float" office:value="61533" calcext:value-type="float">
            <text:p>61533</text:p>
          </table:table-cell>
          <table:table-cell/>
          <table:table-cell office:value-type="float" office:value="1147663" calcext:value-type="float">
            <text:p>1147663</text:p>
          </table:table-cell>
          <table:table-cell table:formula="of:=[.H21]-[.H20]" office:value-type="float" office:value="62081" calcext:value-type="float">
            <text:p>62081</text:p>
          </table:table-cell>
          <table:table-cell/>
          <table:table-cell office:value-type="float" office:value="1132104" calcext:value-type="float">
            <text:p>1132104</text:p>
          </table:table-cell>
          <table:table-cell table:formula="of:=[.K21]-[.K20]" office:value-type="float" office:value="61126" calcext:value-type="float">
            <text:p>61126</text:p>
          </table:table-cell>
          <table:table-cell/>
          <table:table-cell office:value-type="float" office:value="1141638" calcext:value-type="float">
            <text:p>1141638</text:p>
          </table:table-cell>
          <table:table-cell table:formula="of:=[.N21]-[.N20]" office:value-type="float" office:value="62014" calcext:value-type="float">
            <text:p>62014</text:p>
          </table:table-cell>
          <table:table-cell/>
          <table:table-cell table:formula="of:=AVERAGE([.C21];[.F21];[.I21];[.L21];[.O21])" office:value-type="float" office:value="62100.4" calcext:value-type="float">
            <text:p>62100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00930" calcext:value-type="float">
            <text:p>1200930</text:p>
          </table:table-cell>
          <table:table-cell table:formula="of:=[.B22]-[.B21]" office:value-type="float" office:value="62167" calcext:value-type="float">
            <text:p>62167</text:p>
          </table:table-cell>
          <table:table-cell/>
          <table:table-cell office:value-type="float" office:value="1192816" calcext:value-type="float">
            <text:p>1192816</text:p>
          </table:table-cell>
          <table:table-cell table:formula="of:=[.E22]-[.E21]" office:value-type="float" office:value="58861" calcext:value-type="float">
            <text:p>58861</text:p>
          </table:table-cell>
          <table:table-cell/>
          <table:table-cell office:value-type="float" office:value="1209882" calcext:value-type="float">
            <text:p>1209882</text:p>
          </table:table-cell>
          <table:table-cell table:formula="of:=[.H22]-[.H21]" office:value-type="float" office:value="62219" calcext:value-type="float">
            <text:p>62219</text:p>
          </table:table-cell>
          <table:table-cell/>
          <table:table-cell office:value-type="float" office:value="1191941" calcext:value-type="float">
            <text:p>1191941</text:p>
          </table:table-cell>
          <table:table-cell table:formula="of:=[.K22]-[.K21]" office:value-type="float" office:value="59837" calcext:value-type="float">
            <text:p>59837</text:p>
          </table:table-cell>
          <table:table-cell/>
          <table:table-cell office:value-type="float" office:value="1204142" calcext:value-type="float">
            <text:p>1204142</text:p>
          </table:table-cell>
          <table:table-cell table:formula="of:=[.N22]-[.N21]" office:value-type="float" office:value="62504" calcext:value-type="float">
            <text:p>62504</text:p>
          </table:table-cell>
          <table:table-cell/>
          <table:table-cell table:formula="of:=AVERAGE([.C22];[.F22];[.I22];[.L22];[.O22])" office:value-type="float" office:value="61117.6" calcext:value-type="float">
            <text:p>61117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2118" calcext:value-type="float">
            <text:p>1262118</text:p>
          </table:table-cell>
          <table:table-cell table:formula="of:=[.B23]-[.B22]" office:value-type="float" office:value="61188" calcext:value-type="float">
            <text:p>61188</text:p>
          </table:table-cell>
          <table:table-cell/>
          <table:table-cell office:value-type="float" office:value="1252815" calcext:value-type="float">
            <text:p>1252815</text:p>
          </table:table-cell>
          <table:table-cell table:formula="of:=[.E23]-[.E22]" office:value-type="float" office:value="59999" calcext:value-type="float">
            <text:p>59999</text:p>
          </table:table-cell>
          <table:table-cell/>
          <table:table-cell office:value-type="float" office:value="1273660" calcext:value-type="float">
            <text:p>1273660</text:p>
          </table:table-cell>
          <table:table-cell table:formula="of:=[.H23]-[.H22]" office:value-type="float" office:value="63778" calcext:value-type="float">
            <text:p>63778</text:p>
          </table:table-cell>
          <table:table-cell/>
          <table:table-cell office:value-type="float" office:value="1254091" calcext:value-type="float">
            <text:p>1254091</text:p>
          </table:table-cell>
          <table:table-cell table:formula="of:=[.K23]-[.K22]" office:value-type="float" office:value="62150" calcext:value-type="float">
            <text:p>62150</text:p>
          </table:table-cell>
          <table:table-cell/>
          <table:table-cell office:value-type="float" office:value="1267465" calcext:value-type="float">
            <text:p>1267465</text:p>
          </table:table-cell>
          <table:table-cell table:formula="of:=[.N23]-[.N22]" office:value-type="float" office:value="63323" calcext:value-type="float">
            <text:p>63323</text:p>
          </table:table-cell>
          <table:table-cell/>
          <table:table-cell table:formula="of:=AVERAGE([.C23];[.F23];[.I23];[.L23];[.O23])" office:value-type="float" office:value="62087.6" calcext:value-type="float">
            <text:p>62087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24268" calcext:value-type="float">
            <text:p>1324268</text:p>
          </table:table-cell>
          <table:table-cell table:formula="of:=[.B24]-[.B23]" office:value-type="float" office:value="62150" calcext:value-type="float">
            <text:p>62150</text:p>
          </table:table-cell>
          <table:table-cell/>
          <table:table-cell office:value-type="float" office:value="1318791" calcext:value-type="float">
            <text:p>1318791</text:p>
          </table:table-cell>
          <table:table-cell table:formula="of:=[.E24]-[.E23]" office:value-type="float" office:value="65976" calcext:value-type="float">
            <text:p>65976</text:p>
          </table:table-cell>
          <table:table-cell/>
          <table:table-cell office:value-type="float" office:value="1336307" calcext:value-type="float">
            <text:p>1336307</text:p>
          </table:table-cell>
          <table:table-cell table:formula="of:=[.H24]-[.H23]" office:value-type="float" office:value="62647" calcext:value-type="float">
            <text:p>62647</text:p>
          </table:table-cell>
          <table:table-cell/>
          <table:table-cell office:value-type="float" office:value="1315678" calcext:value-type="float">
            <text:p>1315678</text:p>
          </table:table-cell>
          <table:table-cell table:formula="of:=[.K24]-[.K23]" office:value-type="float" office:value="61587" calcext:value-type="float">
            <text:p>61587</text:p>
          </table:table-cell>
          <table:table-cell/>
          <table:table-cell office:value-type="float" office:value="1329565" calcext:value-type="float">
            <text:p>1329565</text:p>
          </table:table-cell>
          <table:table-cell table:formula="of:=[.N24]-[.N23]" office:value-type="float" office:value="62100" calcext:value-type="float">
            <text:p>62100</text:p>
          </table:table-cell>
          <table:table-cell/>
          <table:table-cell table:formula="of:=AVERAGE([.C24];[.F24];[.I24];[.L24];[.O24])" office:value-type="float" office:value="62892" calcext:value-type="float">
            <text:p>628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86334" calcext:value-type="float">
            <text:p>1386334</text:p>
          </table:table-cell>
          <table:table-cell table:formula="of:=[.B25]-[.B24]" office:value-type="float" office:value="62066" calcext:value-type="float">
            <text:p>62066</text:p>
          </table:table-cell>
          <table:table-cell/>
          <table:table-cell office:value-type="float" office:value="1381396" calcext:value-type="float">
            <text:p>1381396</text:p>
          </table:table-cell>
          <table:table-cell table:formula="of:=[.E25]-[.E24]" office:value-type="float" office:value="62605" calcext:value-type="float">
            <text:p>62605</text:p>
          </table:table-cell>
          <table:table-cell/>
          <table:table-cell office:value-type="float" office:value="1398429" calcext:value-type="float">
            <text:p>1398429</text:p>
          </table:table-cell>
          <table:table-cell table:formula="of:=[.H25]-[.H24]" office:value-type="float" office:value="62122" calcext:value-type="float">
            <text:p>62122</text:p>
          </table:table-cell>
          <table:table-cell/>
          <table:table-cell office:value-type="float" office:value="1377687" calcext:value-type="float">
            <text:p>1377687</text:p>
          </table:table-cell>
          <table:table-cell table:formula="of:=[.K25]-[.K24]" office:value-type="float" office:value="62009" calcext:value-type="float">
            <text:p>62009</text:p>
          </table:table-cell>
          <table:table-cell/>
          <table:table-cell office:value-type="float" office:value="1391390" calcext:value-type="float">
            <text:p>1391390</text:p>
          </table:table-cell>
          <table:table-cell table:formula="of:=[.N25]-[.N24]" office:value-type="float" office:value="61825" calcext:value-type="float">
            <text:p>61825</text:p>
          </table:table-cell>
          <table:table-cell/>
          <table:table-cell table:formula="of:=AVERAGE([.C25];[.F25];[.I25];[.L25];[.O25])" office:value-type="float" office:value="62125.4" calcext:value-type="float">
            <text:p>62125.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9963" calcext:value-type="float">
            <text:p>1449963</text:p>
          </table:table-cell>
          <table:table-cell table:formula="of:=[.B26]-[.B25]" office:value-type="float" office:value="63629" calcext:value-type="float">
            <text:p>63629</text:p>
          </table:table-cell>
          <table:table-cell/>
          <table:table-cell office:value-type="float" office:value="1445680" calcext:value-type="float">
            <text:p>1445680</text:p>
          </table:table-cell>
          <table:table-cell table:formula="of:=[.E26]-[.E25]" office:value-type="float" office:value="64284" calcext:value-type="float">
            <text:p>64284</text:p>
          </table:table-cell>
          <table:table-cell/>
          <table:table-cell office:value-type="float" office:value="1461919" calcext:value-type="float">
            <text:p>1461919</text:p>
          </table:table-cell>
          <table:table-cell table:formula="of:=[.H26]-[.H25]" office:value-type="float" office:value="63490" calcext:value-type="float">
            <text:p>63490</text:p>
          </table:table-cell>
          <table:table-cell/>
          <table:table-cell office:value-type="float" office:value="1437809" calcext:value-type="float">
            <text:p>1437809</text:p>
          </table:table-cell>
          <table:table-cell table:formula="of:=[.K26]-[.K25]" office:value-type="float" office:value="60122" calcext:value-type="float">
            <text:p>60122</text:p>
          </table:table-cell>
          <table:table-cell/>
          <table:table-cell office:value-type="float" office:value="1457184" calcext:value-type="float">
            <text:p>1457184</text:p>
          </table:table-cell>
          <table:table-cell table:formula="of:=[.N26]-[.N25]" office:value-type="float" office:value="65794" calcext:value-type="float">
            <text:p>65794</text:p>
          </table:table-cell>
          <table:table-cell/>
          <table:table-cell table:formula="of:=AVERAGE([.C26];[.F26];[.I26];[.L26];[.O26])" office:value-type="float" office:value="63463.8" calcext:value-type="float">
            <text:p>63463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14575" calcext:value-type="float">
            <text:p>1514575</text:p>
          </table:table-cell>
          <table:table-cell table:formula="of:=[.B27]-[.B26]" office:value-type="float" office:value="64612" calcext:value-type="float">
            <text:p>64612</text:p>
          </table:table-cell>
          <table:table-cell/>
          <table:table-cell office:value-type="float" office:value="1506297" calcext:value-type="float">
            <text:p>1506297</text:p>
          </table:table-cell>
          <table:table-cell table:formula="of:=[.E27]-[.E26]" office:value-type="float" office:value="60617" calcext:value-type="float">
            <text:p>60617</text:p>
          </table:table-cell>
          <table:table-cell/>
          <table:table-cell office:value-type="float" office:value="1521097" calcext:value-type="float">
            <text:p>1521097</text:p>
          </table:table-cell>
          <table:table-cell table:formula="of:=[.H27]-[.H26]" office:value-type="float" office:value="59178" calcext:value-type="float">
            <text:p>59178</text:p>
          </table:table-cell>
          <table:table-cell/>
          <table:table-cell office:value-type="float" office:value="1499193" calcext:value-type="float">
            <text:p>1499193</text:p>
          </table:table-cell>
          <table:table-cell table:formula="of:=[.K27]-[.K26]" office:value-type="float" office:value="61384" calcext:value-type="float">
            <text:p>61384</text:p>
          </table:table-cell>
          <table:table-cell/>
          <table:table-cell office:value-type="float" office:value="1517250" calcext:value-type="float">
            <text:p>1517250</text:p>
          </table:table-cell>
          <table:table-cell table:formula="of:=[.N27]-[.N26]" office:value-type="float" office:value="60066" calcext:value-type="float">
            <text:p>60066</text:p>
          </table:table-cell>
          <table:table-cell/>
          <table:table-cell table:formula="of:=AVERAGE([.C27];[.F27];[.I27];[.L27];[.O27])" office:value-type="float" office:value="61171.4" calcext:value-type="float">
            <text:p>61171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79023" calcext:value-type="float">
            <text:p>1579023</text:p>
          </table:table-cell>
          <table:table-cell table:formula="of:=[.B28]-[.B27]" office:value-type="float" office:value="64448" calcext:value-type="float">
            <text:p>64448</text:p>
          </table:table-cell>
          <table:table-cell/>
          <table:table-cell office:value-type="float" office:value="1572082" calcext:value-type="float">
            <text:p>1572082</text:p>
          </table:table-cell>
          <table:table-cell table:formula="of:=[.E28]-[.E27]" office:value-type="float" office:value="65785" calcext:value-type="float">
            <text:p>65785</text:p>
          </table:table-cell>
          <table:table-cell/>
          <table:table-cell office:value-type="float" office:value="1581648" calcext:value-type="float">
            <text:p>1581648</text:p>
          </table:table-cell>
          <table:table-cell table:formula="of:=[.H28]-[.H27]" office:value-type="float" office:value="60551" calcext:value-type="float">
            <text:p>60551</text:p>
          </table:table-cell>
          <table:table-cell/>
          <table:table-cell office:value-type="float" office:value="1560193" calcext:value-type="float">
            <text:p>1560193</text:p>
          </table:table-cell>
          <table:table-cell table:formula="of:=[.K28]-[.K27]" office:value-type="float" office:value="61000" calcext:value-type="float">
            <text:p>61000</text:p>
          </table:table-cell>
          <table:table-cell/>
          <table:table-cell office:value-type="float" office:value="1581419" calcext:value-type="float">
            <text:p>1581419</text:p>
          </table:table-cell>
          <table:table-cell table:formula="of:=[.N28]-[.N27]" office:value-type="float" office:value="64169" calcext:value-type="float">
            <text:p>64169</text:p>
          </table:table-cell>
          <table:table-cell/>
          <table:table-cell table:formula="of:=AVERAGE([.C28];[.F28];[.I28];[.L28];[.O28])" office:value-type="float" office:value="63190.6" calcext:value-type="float">
            <text:p>63190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42632" calcext:value-type="float">
            <text:p>1642632</text:p>
          </table:table-cell>
          <table:table-cell table:formula="of:=[.B29]-[.B28]" office:value-type="float" office:value="63609" calcext:value-type="float">
            <text:p>63609</text:p>
          </table:table-cell>
          <table:table-cell/>
          <table:table-cell office:value-type="float" office:value="1634902" calcext:value-type="float">
            <text:p>1634902</text:p>
          </table:table-cell>
          <table:table-cell table:formula="of:=[.E29]-[.E28]" office:value-type="float" office:value="62820" calcext:value-type="float">
            <text:p>62820</text:p>
          </table:table-cell>
          <table:table-cell/>
          <table:table-cell office:value-type="float" office:value="1647093" calcext:value-type="float">
            <text:p>1647093</text:p>
          </table:table-cell>
          <table:table-cell table:formula="of:=[.H29]-[.H28]" office:value-type="float" office:value="65445" calcext:value-type="float">
            <text:p>65445</text:p>
          </table:table-cell>
          <table:table-cell/>
          <table:table-cell office:value-type="float" office:value="1622716" calcext:value-type="float">
            <text:p>1622716</text:p>
          </table:table-cell>
          <table:table-cell table:formula="of:=[.K29]-[.K28]" office:value-type="float" office:value="62523" calcext:value-type="float">
            <text:p>62523</text:p>
          </table:table-cell>
          <table:table-cell/>
          <table:table-cell office:value-type="float" office:value="1641096" calcext:value-type="float">
            <text:p>1641096</text:p>
          </table:table-cell>
          <table:table-cell table:formula="of:=[.N29]-[.N28]" office:value-type="float" office:value="59677" calcext:value-type="float">
            <text:p>59677</text:p>
          </table:table-cell>
          <table:table-cell/>
          <table:table-cell table:formula="of:=AVERAGE([.C29];[.F29];[.I29];[.L29];[.O29])" office:value-type="float" office:value="62814.8" calcext:value-type="float">
            <text:p>62814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05990" calcext:value-type="float">
            <text:p>1705990</text:p>
          </table:table-cell>
          <table:table-cell table:formula="of:=[.B30]-[.B29]" office:value-type="float" office:value="63358" calcext:value-type="float">
            <text:p>63358</text:p>
          </table:table-cell>
          <table:table-cell/>
          <table:table-cell office:value-type="float" office:value="1696379" calcext:value-type="float">
            <text:p>1696379</text:p>
          </table:table-cell>
          <table:table-cell table:formula="of:=[.E30]-[.E29]" office:value-type="float" office:value="61477" calcext:value-type="float">
            <text:p>61477</text:p>
          </table:table-cell>
          <table:table-cell/>
          <table:table-cell office:value-type="float" office:value="1712733" calcext:value-type="float">
            <text:p>1712733</text:p>
          </table:table-cell>
          <table:table-cell table:formula="of:=[.H30]-[.H29]" office:value-type="float" office:value="65640" calcext:value-type="float">
            <text:p>65640</text:p>
          </table:table-cell>
          <table:table-cell/>
          <table:table-cell office:value-type="float" office:value="1685733" calcext:value-type="float">
            <text:p>1685733</text:p>
          </table:table-cell>
          <table:table-cell table:formula="of:=[.K30]-[.K29]" office:value-type="float" office:value="63017" calcext:value-type="float">
            <text:p>63017</text:p>
          </table:table-cell>
          <table:table-cell/>
          <table:table-cell office:value-type="float" office:value="1701521" calcext:value-type="float">
            <text:p>1701521</text:p>
          </table:table-cell>
          <table:table-cell table:formula="of:=[.N30]-[.N29]" office:value-type="float" office:value="60425" calcext:value-type="float">
            <text:p>60425</text:p>
          </table:table-cell>
          <table:table-cell/>
          <table:table-cell table:formula="of:=AVERAGE([.C30];[.F30];[.I30];[.L30];[.O30])" office:value-type="float" office:value="62783.4" calcext:value-type="float">
            <text:p>62783.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68766" calcext:value-type="float">
            <text:p>1768766</text:p>
          </table:table-cell>
          <table:table-cell table:formula="of:=[.B31]-[.B30]" office:value-type="float" office:value="62776" calcext:value-type="float">
            <text:p>62776</text:p>
          </table:table-cell>
          <table:table-cell/>
          <table:table-cell office:value-type="float" office:value="1756993" calcext:value-type="float">
            <text:p>1756993</text:p>
          </table:table-cell>
          <table:table-cell table:formula="of:=[.E31]-[.E30]" office:value-type="float" office:value="60614" calcext:value-type="float">
            <text:p>60614</text:p>
          </table:table-cell>
          <table:table-cell/>
          <table:table-cell office:value-type="float" office:value="1774808" calcext:value-type="float">
            <text:p>1774808</text:p>
          </table:table-cell>
          <table:table-cell table:formula="of:=[.H31]-[.H30]" office:value-type="float" office:value="62075" calcext:value-type="float">
            <text:p>62075</text:p>
          </table:table-cell>
          <table:table-cell/>
          <table:table-cell office:value-type="float" office:value="1747418" calcext:value-type="float">
            <text:p>1747418</text:p>
          </table:table-cell>
          <table:table-cell table:formula="of:=[.K31]-[.K30]" office:value-type="float" office:value="61685" calcext:value-type="float">
            <text:p>61685</text:p>
          </table:table-cell>
          <table:table-cell/>
          <table:table-cell office:value-type="float" office:value="1764781" calcext:value-type="float">
            <text:p>1764781</text:p>
          </table:table-cell>
          <table:table-cell table:formula="of:=[.N31]-[.N30]" office:value-type="float" office:value="63260" calcext:value-type="float">
            <text:p>63260</text:p>
          </table:table-cell>
          <table:table-cell/>
          <table:table-cell table:formula="of:=AVERAGE([.C31];[.F31];[.I31];[.L31];[.O31])" office:value-type="float" office:value="62082" calcext:value-type="float">
            <text:p>620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31121" calcext:value-type="float">
            <text:p>1831121</text:p>
          </table:table-cell>
          <table:table-cell table:formula="of:=[.B32]-[.B31]" office:value-type="float" office:value="62355" calcext:value-type="float">
            <text:p>62355</text:p>
          </table:table-cell>
          <table:table-cell/>
          <table:table-cell office:value-type="float" office:value="1818769" calcext:value-type="float">
            <text:p>1818769</text:p>
          </table:table-cell>
          <table:table-cell table:formula="of:=[.E32]-[.E31]" office:value-type="float" office:value="61776" calcext:value-type="float">
            <text:p>61776</text:p>
          </table:table-cell>
          <table:table-cell/>
          <table:table-cell office:value-type="float" office:value="1835757" calcext:value-type="float">
            <text:p>1835757</text:p>
          </table:table-cell>
          <table:table-cell table:formula="of:=[.H32]-[.H31]" office:value-type="float" office:value="60949" calcext:value-type="float">
            <text:p>60949</text:p>
          </table:table-cell>
          <table:table-cell/>
          <table:table-cell office:value-type="float" office:value="1812333" calcext:value-type="float">
            <text:p>1812333</text:p>
          </table:table-cell>
          <table:table-cell table:formula="of:=[.K32]-[.K31]" office:value-type="float" office:value="64915" calcext:value-type="float">
            <text:p>64915</text:p>
          </table:table-cell>
          <table:table-cell/>
          <table:table-cell office:value-type="float" office:value="1827221" calcext:value-type="float">
            <text:p>1827221</text:p>
          </table:table-cell>
          <table:table-cell table:formula="of:=[.N32]-[.N31]" office:value-type="float" office:value="62440" calcext:value-type="float">
            <text:p>62440</text:p>
          </table:table-cell>
          <table:table-cell/>
          <table:table-cell table:formula="of:=AVERAGE([.C32];[.F32];[.I32];[.L32];[.O32])" office:value-type="float" office:value="62487" calcext:value-type="float">
            <text:p>62487</text:p>
          </table:table-cell>
        </table:table-row>
      </table:table>
      <table:table table:name="Gatling 2.2" table:style-name="ta1">
        <table:shapes>
          <draw:frame draw:z-index="0" draw:style-name="gr1" draw:text-style-name="P1" svg:width="9in" svg:height="4in" svg:x="2.6665in" svg:y="0in">
            <draw:object draw:notify-on-update-of-ranges="'Gatling 2.2'.A1:'Gatling 2.2'.A1 'Gatling 2.2'.B1:'Gatling 2.2'.B1 'Gatling 2.2'.A2:'Gatling 2.2'.A2 'Gatling 2.2'.B2:'Gatling 2.2'.B2 'Gatling 2.2'.A3:'Gatling 2.2'.A3 'Gatling 2.2'.B3:'Gatling 2.2'.B3 'Gatling 2.2'.A4:'Gatling 2.2'.A4 'Gatling 2.2'.B4:'Gatling 2.2'.B4 'Gatling 2.2'.A5:'Gatling 2.2'.A5 'Gatling 2.2'.B5:'Gatling 2.2'.B5 'Gatling 2.2'.A6:'Gatling 2.2'.A6 'Gatling 2.2'.B6:'Gatling 2.2'.B6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1918599" calcext:value-type="float">
            <text:p>1918599</text:p>
          </table:table-cell>
          <table:table-cell table:formula="of:=[.B1]/300" office:value-type="float" office:value="6395.33" calcext:value-type="float">
            <text:p>6395.33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1952562" calcext:value-type="float">
            <text:p>1952562</text:p>
          </table:table-cell>
          <table:table-cell table:formula="of:=[.B2]/300" office:value-type="float" office:value="6508.54" calcext:value-type="float">
            <text:p>6508.54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1913446" calcext:value-type="float">
            <text:p>1913446</text:p>
          </table:table-cell>
          <table:table-cell table:formula="of:=[.B3]/300" office:value-type="float" office:value="6378.15333333333" calcext:value-type="float">
            <text:p>6378.15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1935923" calcext:value-type="float">
            <text:p>1935923</text:p>
          </table:table-cell>
          <table:table-cell table:formula="of:=[.B4]/300" office:value-type="float" office:value="6453.07666666667" calcext:value-type="float">
            <text:p>6453.07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1905032" calcext:value-type="float">
            <text:p>1905032</text:p>
          </table:table-cell>
          <table:table-cell table:formula="of:=[.B5]/300" office:value-type="float" office:value="6350.10666666667" calcext:value-type="float">
            <text:p>6350.10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1925112.4" calcext:value-type="float">
            <text:p>1925112.4</text:p>
          </table:table-cell>
          <table:table-cell table:formula="of:=[.B6]/300" office:value-type="float" office:value="6417.04133333333" calcext:value-type="float">
            <text:p>6417.04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7530" calcext:value-type="float">
            <text:p>47530</text:p>
          </table:table-cell>
          <table:table-cell table:style-name="Default"/>
        </table:table-row>
      </table:table>
      <table:table table:name="Gatling 2.2 distr" table:style-name="ta1">
        <table:shapes>
          <draw:frame draw:z-index="0" draw:style-name="gr1" draw:text-style-name="P1" svg:width="9in" svg:height="4in" svg:x="3.1567in" svg:y="3.198in">
            <draw:object draw:notify-on-update-of-ranges="'Gatling 2.2 distr'.A2:'Gatling 2.2 distr'.A32 'Gatling 2.2 distr'.Q2:'Gatling 2.2 distr'.Q3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261" calcext:value-type="float">
            <text:p>25261</text:p>
          </table:table-cell>
          <table:table-cell table:formula="of:=[.B3]-[.B2]" office:value-type="float" office:value="25261" calcext:value-type="float">
            <text:p>25261</text:p>
          </table:table-cell>
          <table:table-cell/>
          <table:table-cell office:value-type="float" office:value="29412" calcext:value-type="float">
            <text:p>29412</text:p>
          </table:table-cell>
          <table:table-cell table:formula="of:=[.E3]-[.E2]" office:value-type="float" office:value="29412" calcext:value-type="float">
            <text:p>29412</text:p>
          </table:table-cell>
          <table:table-cell/>
          <table:table-cell office:value-type="float" office:value="27079" calcext:value-type="float">
            <text:p>27079</text:p>
          </table:table-cell>
          <table:table-cell table:formula="of:=[.H3]-[.H2]" office:value-type="float" office:value="27079" calcext:value-type="float">
            <text:p>27079</text:p>
          </table:table-cell>
          <table:table-cell/>
          <table:table-cell office:value-type="float" office:value="25160" calcext:value-type="float">
            <text:p>25160</text:p>
          </table:table-cell>
          <table:table-cell table:formula="of:=[.K3]-[.K2]" office:value-type="float" office:value="25160" calcext:value-type="float">
            <text:p>25160</text:p>
          </table:table-cell>
          <table:table-cell/>
          <table:table-cell office:value-type="float" office:value="26064" calcext:value-type="float">
            <text:p>26064</text:p>
          </table:table-cell>
          <table:table-cell table:formula="of:=[.N3]-[.N2]" office:value-type="float" office:value="26064" calcext:value-type="float">
            <text:p>26064</text:p>
          </table:table-cell>
          <table:table-cell/>
          <table:table-cell table:formula="of:=AVERAGE([.C3];[.F3];[.I3];[.L3];[.O3])" office:value-type="float" office:value="26595.2" calcext:value-type="float">
            <text:p>26595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6175" calcext:value-type="float">
            <text:p>86175</text:p>
          </table:table-cell>
          <table:table-cell table:formula="of:=[.B4]-[.B3]" office:value-type="float" office:value="60914" calcext:value-type="float">
            <text:p>60914</text:p>
          </table:table-cell>
          <table:table-cell/>
          <table:table-cell office:value-type="float" office:value="96767" calcext:value-type="float">
            <text:p>96767</text:p>
          </table:table-cell>
          <table:table-cell table:formula="of:=[.E4]-[.E3]" office:value-type="float" office:value="67355" calcext:value-type="float">
            <text:p>67355</text:p>
          </table:table-cell>
          <table:table-cell/>
          <table:table-cell office:value-type="float" office:value="84805" calcext:value-type="float">
            <text:p>84805</text:p>
          </table:table-cell>
          <table:table-cell table:formula="of:=[.H4]-[.H3]" office:value-type="float" office:value="57726" calcext:value-type="float">
            <text:p>57726</text:p>
          </table:table-cell>
          <table:table-cell/>
          <table:table-cell office:value-type="float" office:value="90814" calcext:value-type="float">
            <text:p>90814</text:p>
          </table:table-cell>
          <table:table-cell table:formula="of:=[.K4]-[.K3]" office:value-type="float" office:value="65654" calcext:value-type="float">
            <text:p>65654</text:p>
          </table:table-cell>
          <table:table-cell/>
          <table:table-cell office:value-type="float" office:value="92167" calcext:value-type="float">
            <text:p>92167</text:p>
          </table:table-cell>
          <table:table-cell table:formula="of:=[.N4]-[.N3]" office:value-type="float" office:value="66103" calcext:value-type="float">
            <text:p>66103</text:p>
          </table:table-cell>
          <table:table-cell/>
          <table:table-cell table:formula="of:=AVERAGE([.C4];[.F4];[.I4];[.L4];[.O4])" office:value-type="float" office:value="63550.4" calcext:value-type="float">
            <text:p>63550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2980" calcext:value-type="float">
            <text:p>152980</text:p>
          </table:table-cell>
          <table:table-cell table:formula="of:=[.B5]-[.B4]" office:value-type="float" office:value="66805" calcext:value-type="float">
            <text:p>66805</text:p>
          </table:table-cell>
          <table:table-cell/>
          <table:table-cell office:value-type="float" office:value="166557" calcext:value-type="float">
            <text:p>166557</text:p>
          </table:table-cell>
          <table:table-cell table:formula="of:=[.E5]-[.E4]" office:value-type="float" office:value="69790" calcext:value-type="float">
            <text:p>69790</text:p>
          </table:table-cell>
          <table:table-cell/>
          <table:table-cell office:value-type="float" office:value="148825" calcext:value-type="float">
            <text:p>148825</text:p>
          </table:table-cell>
          <table:table-cell table:formula="of:=[.H5]-[.H4]" office:value-type="float" office:value="64020" calcext:value-type="float">
            <text:p>64020</text:p>
          </table:table-cell>
          <table:table-cell/>
          <table:table-cell office:value-type="float" office:value="156475" calcext:value-type="float">
            <text:p>156475</text:p>
          </table:table-cell>
          <table:table-cell table:formula="of:=[.K5]-[.K4]" office:value-type="float" office:value="65661" calcext:value-type="float">
            <text:p>65661</text:p>
          </table:table-cell>
          <table:table-cell/>
          <table:table-cell office:value-type="float" office:value="157020" calcext:value-type="float">
            <text:p>157020</text:p>
          </table:table-cell>
          <table:table-cell table:formula="of:=[.N5]-[.N4]" office:value-type="float" office:value="64853" calcext:value-type="float">
            <text:p>64853</text:p>
          </table:table-cell>
          <table:table-cell/>
          <table:table-cell table:formula="of:=AVERAGE([.C5];[.F5];[.I5];[.L5];[.O5])" office:value-type="float" office:value="66225.8" calcext:value-type="float">
            <text:p>66225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4686" calcext:value-type="float">
            <text:p>214686</text:p>
          </table:table-cell>
          <table:table-cell table:formula="of:=[.B6]-[.B5]" office:value-type="float" office:value="61706" calcext:value-type="float">
            <text:p>61706</text:p>
          </table:table-cell>
          <table:table-cell/>
          <table:table-cell office:value-type="float" office:value="230408" calcext:value-type="float">
            <text:p>230408</text:p>
          </table:table-cell>
          <table:table-cell table:formula="of:=[.E6]-[.E5]" office:value-type="float" office:value="63851" calcext:value-type="float">
            <text:p>63851</text:p>
          </table:table-cell>
          <table:table-cell/>
          <table:table-cell office:value-type="float" office:value="213299" calcext:value-type="float">
            <text:p>213299</text:p>
          </table:table-cell>
          <table:table-cell table:formula="of:=[.H6]-[.H5]" office:value-type="float" office:value="64474" calcext:value-type="float">
            <text:p>64474</text:p>
          </table:table-cell>
          <table:table-cell/>
          <table:table-cell office:value-type="float" office:value="221380" calcext:value-type="float">
            <text:p>221380</text:p>
          </table:table-cell>
          <table:table-cell table:formula="of:=[.K6]-[.K5]" office:value-type="float" office:value="64905" calcext:value-type="float">
            <text:p>64905</text:p>
          </table:table-cell>
          <table:table-cell/>
          <table:table-cell office:value-type="float" office:value="221247" calcext:value-type="float">
            <text:p>221247</text:p>
          </table:table-cell>
          <table:table-cell table:formula="of:=[.N6]-[.N5]" office:value-type="float" office:value="64227" calcext:value-type="float">
            <text:p>64227</text:p>
          </table:table-cell>
          <table:table-cell/>
          <table:table-cell table:formula="of:=AVERAGE([.C6];[.F6];[.I6];[.L6];[.O6])" office:value-type="float" office:value="63832.6" calcext:value-type="float">
            <text:p>63832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1484" calcext:value-type="float">
            <text:p>281484</text:p>
          </table:table-cell>
          <table:table-cell table:formula="of:=[.B7]-[.B6]" office:value-type="float" office:value="66798" calcext:value-type="float">
            <text:p>66798</text:p>
          </table:table-cell>
          <table:table-cell/>
          <table:table-cell office:value-type="float" office:value="293490" calcext:value-type="float">
            <text:p>293490</text:p>
          </table:table-cell>
          <table:table-cell table:formula="of:=[.E7]-[.E6]" office:value-type="float" office:value="63082" calcext:value-type="float">
            <text:p>63082</text:p>
          </table:table-cell>
          <table:table-cell/>
          <table:table-cell office:value-type="float" office:value="281791" calcext:value-type="float">
            <text:p>281791</text:p>
          </table:table-cell>
          <table:table-cell table:formula="of:=[.H7]-[.H6]" office:value-type="float" office:value="68492" calcext:value-type="float">
            <text:p>68492</text:p>
          </table:table-cell>
          <table:table-cell/>
          <table:table-cell office:value-type="float" office:value="287266" calcext:value-type="float">
            <text:p>287266</text:p>
          </table:table-cell>
          <table:table-cell table:formula="of:=[.K7]-[.K6]" office:value-type="float" office:value="65886" calcext:value-type="float">
            <text:p>65886</text:p>
          </table:table-cell>
          <table:table-cell/>
          <table:table-cell office:value-type="float" office:value="285937" calcext:value-type="float">
            <text:p>285937</text:p>
          </table:table-cell>
          <table:table-cell table:formula="of:=[.N7]-[.N6]" office:value-type="float" office:value="64690" calcext:value-type="float">
            <text:p>64690</text:p>
          </table:table-cell>
          <table:table-cell/>
          <table:table-cell table:formula="of:=AVERAGE([.C7];[.F7];[.I7];[.L7];[.O7])" office:value-type="float" office:value="65789.6" calcext:value-type="float">
            <text:p>65789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4386" calcext:value-type="float">
            <text:p>344386</text:p>
          </table:table-cell>
          <table:table-cell table:formula="of:=[.B8]-[.B7]" office:value-type="float" office:value="62902" calcext:value-type="float">
            <text:p>62902</text:p>
          </table:table-cell>
          <table:table-cell/>
          <table:table-cell office:value-type="float" office:value="359660" calcext:value-type="float">
            <text:p>359660</text:p>
          </table:table-cell>
          <table:table-cell table:formula="of:=[.E8]-[.E7]" office:value-type="float" office:value="66170" calcext:value-type="float">
            <text:p>66170</text:p>
          </table:table-cell>
          <table:table-cell/>
          <table:table-cell office:value-type="float" office:value="347526" calcext:value-type="float">
            <text:p>347526</text:p>
          </table:table-cell>
          <table:table-cell table:formula="of:=[.H8]-[.H7]" office:value-type="float" office:value="65735" calcext:value-type="float">
            <text:p>65735</text:p>
          </table:table-cell>
          <table:table-cell/>
          <table:table-cell office:value-type="float" office:value="353374" calcext:value-type="float">
            <text:p>353374</text:p>
          </table:table-cell>
          <table:table-cell table:formula="of:=[.K8]-[.K7]" office:value-type="float" office:value="66108" calcext:value-type="float">
            <text:p>66108</text:p>
          </table:table-cell>
          <table:table-cell/>
          <table:table-cell office:value-type="float" office:value="352421" calcext:value-type="float">
            <text:p>352421</text:p>
          </table:table-cell>
          <table:table-cell table:formula="of:=[.N8]-[.N7]" office:value-type="float" office:value="66484" calcext:value-type="float">
            <text:p>66484</text:p>
          </table:table-cell>
          <table:table-cell/>
          <table:table-cell table:formula="of:=AVERAGE([.C8];[.F8];[.I8];[.L8];[.O8])" office:value-type="float" office:value="65479.8" calcext:value-type="float">
            <text:p>65479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0852" calcext:value-type="float">
            <text:p>410852</text:p>
          </table:table-cell>
          <table:table-cell table:formula="of:=[.B9]-[.B8]" office:value-type="float" office:value="66466" calcext:value-type="float">
            <text:p>66466</text:p>
          </table:table-cell>
          <table:table-cell/>
          <table:table-cell office:value-type="float" office:value="423635" calcext:value-type="float">
            <text:p>423635</text:p>
          </table:table-cell>
          <table:table-cell table:formula="of:=[.E9]-[.E8]" office:value-type="float" office:value="63975" calcext:value-type="float">
            <text:p>63975</text:p>
          </table:table-cell>
          <table:table-cell/>
          <table:table-cell office:value-type="float" office:value="411250" calcext:value-type="float">
            <text:p>411250</text:p>
          </table:table-cell>
          <table:table-cell table:formula="of:=[.H9]-[.H8]" office:value-type="float" office:value="63724" calcext:value-type="float">
            <text:p>63724</text:p>
          </table:table-cell>
          <table:table-cell/>
          <table:table-cell office:value-type="float" office:value="419728" calcext:value-type="float">
            <text:p>419728</text:p>
          </table:table-cell>
          <table:table-cell table:formula="of:=[.K9]-[.K8]" office:value-type="float" office:value="66354" calcext:value-type="float">
            <text:p>66354</text:p>
          </table:table-cell>
          <table:table-cell/>
          <table:table-cell office:value-type="float" office:value="415985" calcext:value-type="float">
            <text:p>415985</text:p>
          </table:table-cell>
          <table:table-cell table:formula="of:=[.N9]-[.N8]" office:value-type="float" office:value="63564" calcext:value-type="float">
            <text:p>63564</text:p>
          </table:table-cell>
          <table:table-cell/>
          <table:table-cell table:formula="of:=AVERAGE([.C9];[.F9];[.I9];[.L9];[.O9])" office:value-type="float" office:value="64816.6" calcext:value-type="float">
            <text:p>64816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5015" calcext:value-type="float">
            <text:p>475015</text:p>
          </table:table-cell>
          <table:table-cell table:formula="of:=[.B10]-[.B9]" office:value-type="float" office:value="64163" calcext:value-type="float">
            <text:p>64163</text:p>
          </table:table-cell>
          <table:table-cell/>
          <table:table-cell office:value-type="float" office:value="487409" calcext:value-type="float">
            <text:p>487409</text:p>
          </table:table-cell>
          <table:table-cell table:formula="of:=[.E10]-[.E9]" office:value-type="float" office:value="63774" calcext:value-type="float">
            <text:p>63774</text:p>
          </table:table-cell>
          <table:table-cell/>
          <table:table-cell office:value-type="float" office:value="478553" calcext:value-type="float">
            <text:p>478553</text:p>
          </table:table-cell>
          <table:table-cell table:formula="of:=[.H10]-[.H9]" office:value-type="float" office:value="67303" calcext:value-type="float">
            <text:p>67303</text:p>
          </table:table-cell>
          <table:table-cell/>
          <table:table-cell office:value-type="float" office:value="485423" calcext:value-type="float">
            <text:p>485423</text:p>
          </table:table-cell>
          <table:table-cell table:formula="of:=[.K10]-[.K9]" office:value-type="float" office:value="65695" calcext:value-type="float">
            <text:p>65695</text:p>
          </table:table-cell>
          <table:table-cell/>
          <table:table-cell office:value-type="float" office:value="481079" calcext:value-type="float">
            <text:p>481079</text:p>
          </table:table-cell>
          <table:table-cell table:formula="of:=[.N10]-[.N9]" office:value-type="float" office:value="65094" calcext:value-type="float">
            <text:p>65094</text:p>
          </table:table-cell>
          <table:table-cell/>
          <table:table-cell table:formula="of:=AVERAGE([.C10];[.F10];[.I10];[.L10];[.O10])" office:value-type="float" office:value="65205.8" calcext:value-type="float">
            <text:p>65205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38343" calcext:value-type="float">
            <text:p>538343</text:p>
          </table:table-cell>
          <table:table-cell table:formula="of:=[.B11]-[.B10]" office:value-type="float" office:value="63328" calcext:value-type="float">
            <text:p>63328</text:p>
          </table:table-cell>
          <table:table-cell/>
          <table:table-cell office:value-type="float" office:value="555461" calcext:value-type="float">
            <text:p>555461</text:p>
          </table:table-cell>
          <table:table-cell table:formula="of:=[.E11]-[.E10]" office:value-type="float" office:value="68052" calcext:value-type="float">
            <text:p>68052</text:p>
          </table:table-cell>
          <table:table-cell/>
          <table:table-cell office:value-type="float" office:value="545842" calcext:value-type="float">
            <text:p>545842</text:p>
          </table:table-cell>
          <table:table-cell table:formula="of:=[.H11]-[.H10]" office:value-type="float" office:value="67289" calcext:value-type="float">
            <text:p>67289</text:p>
          </table:table-cell>
          <table:table-cell/>
          <table:table-cell office:value-type="float" office:value="550968" calcext:value-type="float">
            <text:p>550968</text:p>
          </table:table-cell>
          <table:table-cell table:formula="of:=[.K11]-[.K10]" office:value-type="float" office:value="65545" calcext:value-type="float">
            <text:p>65545</text:p>
          </table:table-cell>
          <table:table-cell/>
          <table:table-cell office:value-type="float" office:value="546864" calcext:value-type="float">
            <text:p>546864</text:p>
          </table:table-cell>
          <table:table-cell table:formula="of:=[.N11]-[.N10]" office:value-type="float" office:value="65785" calcext:value-type="float">
            <text:p>65785</text:p>
          </table:table-cell>
          <table:table-cell/>
          <table:table-cell table:formula="of:=AVERAGE([.C11];[.F11];[.I11];[.L11];[.O11])" office:value-type="float" office:value="65999.8" calcext:value-type="float">
            <text:p>65999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6430" calcext:value-type="float">
            <text:p>606430</text:p>
          </table:table-cell>
          <table:table-cell table:formula="of:=[.B12]-[.B11]" office:value-type="float" office:value="68087" calcext:value-type="float">
            <text:p>68087</text:p>
          </table:table-cell>
          <table:table-cell/>
          <table:table-cell office:value-type="float" office:value="623676" calcext:value-type="float">
            <text:p>623676</text:p>
          </table:table-cell>
          <table:table-cell table:formula="of:=[.E12]-[.E11]" office:value-type="float" office:value="68215" calcext:value-type="float">
            <text:p>68215</text:p>
          </table:table-cell>
          <table:table-cell/>
          <table:table-cell office:value-type="float" office:value="610479" calcext:value-type="float">
            <text:p>610479</text:p>
          </table:table-cell>
          <table:table-cell table:formula="of:=[.H12]-[.H11]" office:value-type="float" office:value="64637" calcext:value-type="float">
            <text:p>64637</text:p>
          </table:table-cell>
          <table:table-cell/>
          <table:table-cell office:value-type="float" office:value="616663" calcext:value-type="float">
            <text:p>616663</text:p>
          </table:table-cell>
          <table:table-cell table:formula="of:=[.K12]-[.K11]" office:value-type="float" office:value="65695" calcext:value-type="float">
            <text:p>65695</text:p>
          </table:table-cell>
          <table:table-cell/>
          <table:table-cell office:value-type="float" office:value="613567" calcext:value-type="float">
            <text:p>613567</text:p>
          </table:table-cell>
          <table:table-cell table:formula="of:=[.N12]-[.N11]" office:value-type="float" office:value="66703" calcext:value-type="float">
            <text:p>66703</text:p>
          </table:table-cell>
          <table:table-cell/>
          <table:table-cell table:formula="of:=AVERAGE([.C12];[.F12];[.I12];[.L12];[.O12])" office:value-type="float" office:value="66667.4" calcext:value-type="float">
            <text:p>66667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72255" calcext:value-type="float">
            <text:p>672255</text:p>
          </table:table-cell>
          <table:table-cell table:formula="of:=[.B13]-[.B12]" office:value-type="float" office:value="65825" calcext:value-type="float">
            <text:p>65825</text:p>
          </table:table-cell>
          <table:table-cell/>
          <table:table-cell office:value-type="float" office:value="691775" calcext:value-type="float">
            <text:p>691775</text:p>
          </table:table-cell>
          <table:table-cell table:formula="of:=[.E13]-[.E12]" office:value-type="float" office:value="68099" calcext:value-type="float">
            <text:p>68099</text:p>
          </table:table-cell>
          <table:table-cell/>
          <table:table-cell office:value-type="float" office:value="674317" calcext:value-type="float">
            <text:p>674317</text:p>
          </table:table-cell>
          <table:table-cell table:formula="of:=[.H13]-[.H12]" office:value-type="float" office:value="63838" calcext:value-type="float">
            <text:p>63838</text:p>
          </table:table-cell>
          <table:table-cell/>
          <table:table-cell office:value-type="float" office:value="681725" calcext:value-type="float">
            <text:p>681725</text:p>
          </table:table-cell>
          <table:table-cell table:formula="of:=[.K13]-[.K12]" office:value-type="float" office:value="65062" calcext:value-type="float">
            <text:p>65062</text:p>
          </table:table-cell>
          <table:table-cell/>
          <table:table-cell office:value-type="float" office:value="677862" calcext:value-type="float">
            <text:p>677862</text:p>
          </table:table-cell>
          <table:table-cell table:formula="of:=[.N13]-[.N12]" office:value-type="float" office:value="64295" calcext:value-type="float">
            <text:p>64295</text:p>
          </table:table-cell>
          <table:table-cell/>
          <table:table-cell table:formula="of:=AVERAGE([.C13];[.F13];[.I13];[.L13];[.O13])" office:value-type="float" office:value="65423.8" calcext:value-type="float">
            <text:p>65423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37362" calcext:value-type="float">
            <text:p>737362</text:p>
          </table:table-cell>
          <table:table-cell table:formula="of:=[.B14]-[.B13]" office:value-type="float" office:value="65107" calcext:value-type="float">
            <text:p>65107</text:p>
          </table:table-cell>
          <table:table-cell/>
          <table:table-cell office:value-type="float" office:value="759483" calcext:value-type="float">
            <text:p>759483</text:p>
          </table:table-cell>
          <table:table-cell table:formula="of:=[.E14]-[.E13]" office:value-type="float" office:value="67708" calcext:value-type="float">
            <text:p>67708</text:p>
          </table:table-cell>
          <table:table-cell/>
          <table:table-cell office:value-type="float" office:value="738286" calcext:value-type="float">
            <text:p>738286</text:p>
          </table:table-cell>
          <table:table-cell table:formula="of:=[.H14]-[.H13]" office:value-type="float" office:value="63969" calcext:value-type="float">
            <text:p>63969</text:p>
          </table:table-cell>
          <table:table-cell/>
          <table:table-cell office:value-type="float" office:value="746186" calcext:value-type="float">
            <text:p>746186</text:p>
          </table:table-cell>
          <table:table-cell table:formula="of:=[.K14]-[.K13]" office:value-type="float" office:value="64461" calcext:value-type="float">
            <text:p>64461</text:p>
          </table:table-cell>
          <table:table-cell/>
          <table:table-cell office:value-type="float" office:value="742081" calcext:value-type="float">
            <text:p>742081</text:p>
          </table:table-cell>
          <table:table-cell table:formula="of:=[.N14]-[.N13]" office:value-type="float" office:value="64219" calcext:value-type="float">
            <text:p>64219</text:p>
          </table:table-cell>
          <table:table-cell/>
          <table:table-cell table:formula="of:=AVERAGE([.C14];[.F14];[.I14];[.L14];[.O14])" office:value-type="float" office:value="65092.8" calcext:value-type="float">
            <text:p>65092.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03518" calcext:value-type="float">
            <text:p>803518</text:p>
          </table:table-cell>
          <table:table-cell table:formula="of:=[.B15]-[.B14]" office:value-type="float" office:value="66156" calcext:value-type="float">
            <text:p>66156</text:p>
          </table:table-cell>
          <table:table-cell/>
          <table:table-cell office:value-type="float" office:value="826870" calcext:value-type="float">
            <text:p>826870</text:p>
          </table:table-cell>
          <table:table-cell table:formula="of:=[.E15]-[.E14]" office:value-type="float" office:value="67387" calcext:value-type="float">
            <text:p>67387</text:p>
          </table:table-cell>
          <table:table-cell/>
          <table:table-cell office:value-type="float" office:value="804583" calcext:value-type="float">
            <text:p>804583</text:p>
          </table:table-cell>
          <table:table-cell table:formula="of:=[.H15]-[.H14]" office:value-type="float" office:value="66297" calcext:value-type="float">
            <text:p>66297</text:p>
          </table:table-cell>
          <table:table-cell/>
          <table:table-cell office:value-type="float" office:value="811558" calcext:value-type="float">
            <text:p>811558</text:p>
          </table:table-cell>
          <table:table-cell table:formula="of:=[.K15]-[.K14]" office:value-type="float" office:value="65372" calcext:value-type="float">
            <text:p>65372</text:p>
          </table:table-cell>
          <table:table-cell/>
          <table:table-cell office:value-type="float" office:value="807182" calcext:value-type="float">
            <text:p>807182</text:p>
          </table:table-cell>
          <table:table-cell table:formula="of:=[.N15]-[.N14]" office:value-type="float" office:value="65101" calcext:value-type="float">
            <text:p>65101</text:p>
          </table:table-cell>
          <table:table-cell/>
          <table:table-cell table:formula="of:=AVERAGE([.C15];[.F15];[.I15];[.L15];[.O15])" office:value-type="float" office:value="66062.6" calcext:value-type="float">
            <text:p>66062.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5860" calcext:value-type="float">
            <text:p>865860</text:p>
          </table:table-cell>
          <table:table-cell table:formula="of:=[.B16]-[.B15]" office:value-type="float" office:value="62342" calcext:value-type="float">
            <text:p>62342</text:p>
          </table:table-cell>
          <table:table-cell/>
          <table:table-cell office:value-type="float" office:value="893230" calcext:value-type="float">
            <text:p>893230</text:p>
          </table:table-cell>
          <table:table-cell table:formula="of:=[.E16]-[.E15]" office:value-type="float" office:value="66360" calcext:value-type="float">
            <text:p>66360</text:p>
          </table:table-cell>
          <table:table-cell/>
          <table:table-cell office:value-type="float" office:value="870868" calcext:value-type="float">
            <text:p>870868</text:p>
          </table:table-cell>
          <table:table-cell table:formula="of:=[.H16]-[.H15]" office:value-type="float" office:value="66285" calcext:value-type="float">
            <text:p>66285</text:p>
          </table:table-cell>
          <table:table-cell/>
          <table:table-cell office:value-type="float" office:value="876954" calcext:value-type="float">
            <text:p>876954</text:p>
          </table:table-cell>
          <table:table-cell table:formula="of:=[.K16]-[.K15]" office:value-type="float" office:value="65396" calcext:value-type="float">
            <text:p>65396</text:p>
          </table:table-cell>
          <table:table-cell/>
          <table:table-cell office:value-type="float" office:value="871574" calcext:value-type="float">
            <text:p>871574</text:p>
          </table:table-cell>
          <table:table-cell table:formula="of:=[.N16]-[.N15]" office:value-type="float" office:value="64392" calcext:value-type="float">
            <text:p>64392</text:p>
          </table:table-cell>
          <table:table-cell/>
          <table:table-cell table:formula="of:=AVERAGE([.C16];[.F16];[.I16];[.L16];[.O16])" office:value-type="float" office:value="64955" calcext:value-type="float">
            <text:p>649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31235" calcext:value-type="float">
            <text:p>931235</text:p>
          </table:table-cell>
          <table:table-cell table:formula="of:=[.B17]-[.B16]" office:value-type="float" office:value="65375" calcext:value-type="float">
            <text:p>65375</text:p>
          </table:table-cell>
          <table:table-cell/>
          <table:table-cell office:value-type="float" office:value="959066" calcext:value-type="float">
            <text:p>959066</text:p>
          </table:table-cell>
          <table:table-cell table:formula="of:=[.E17]-[.E16]" office:value-type="float" office:value="65836" calcext:value-type="float">
            <text:p>65836</text:p>
          </table:table-cell>
          <table:table-cell/>
          <table:table-cell office:value-type="float" office:value="937952" calcext:value-type="float">
            <text:p>937952</text:p>
          </table:table-cell>
          <table:table-cell table:formula="of:=[.H17]-[.H16]" office:value-type="float" office:value="67084" calcext:value-type="float">
            <text:p>67084</text:p>
          </table:table-cell>
          <table:table-cell/>
          <table:table-cell office:value-type="float" office:value="940264" calcext:value-type="float">
            <text:p>940264</text:p>
          </table:table-cell>
          <table:table-cell table:formula="of:=[.K17]-[.K16]" office:value-type="float" office:value="63310" calcext:value-type="float">
            <text:p>63310</text:p>
          </table:table-cell>
          <table:table-cell/>
          <table:table-cell office:value-type="float" office:value="936200" calcext:value-type="float">
            <text:p>936200</text:p>
          </table:table-cell>
          <table:table-cell table:formula="of:=[.N17]-[.N16]" office:value-type="float" office:value="64626" calcext:value-type="float">
            <text:p>64626</text:p>
          </table:table-cell>
          <table:table-cell/>
          <table:table-cell table:formula="of:=AVERAGE([.C17];[.F17];[.I17];[.L17];[.O17])" office:value-type="float" office:value="65246.2" calcext:value-type="float">
            <text:p>65246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4811" calcext:value-type="float">
            <text:p>994811</text:p>
          </table:table-cell>
          <table:table-cell table:formula="of:=[.B18]-[.B17]" office:value-type="float" office:value="63576" calcext:value-type="float">
            <text:p>63576</text:p>
          </table:table-cell>
          <table:table-cell/>
          <table:table-cell office:value-type="float" office:value="1025145" calcext:value-type="float">
            <text:p>1025145</text:p>
          </table:table-cell>
          <table:table-cell table:formula="of:=[.E18]-[.E17]" office:value-type="float" office:value="66079" calcext:value-type="float">
            <text:p>66079</text:p>
          </table:table-cell>
          <table:table-cell/>
          <table:table-cell office:value-type="float" office:value="1005283" calcext:value-type="float">
            <text:p>1005283</text:p>
          </table:table-cell>
          <table:table-cell table:formula="of:=[.H18]-[.H17]" office:value-type="float" office:value="67331" calcext:value-type="float">
            <text:p>67331</text:p>
          </table:table-cell>
          <table:table-cell/>
          <table:table-cell office:value-type="float" office:value="1009474" calcext:value-type="float">
            <text:p>1009474</text:p>
          </table:table-cell>
          <table:table-cell table:formula="of:=[.K18]-[.K17]" office:value-type="float" office:value="69210" calcext:value-type="float">
            <text:p>69210</text:p>
          </table:table-cell>
          <table:table-cell/>
          <table:table-cell office:value-type="float" office:value="1001246" calcext:value-type="float">
            <text:p>1001246</text:p>
          </table:table-cell>
          <table:table-cell table:formula="of:=[.N18]-[.N17]" office:value-type="float" office:value="65046" calcext:value-type="float">
            <text:p>65046</text:p>
          </table:table-cell>
          <table:table-cell/>
          <table:table-cell table:formula="of:=AVERAGE([.C18];[.F18];[.I18];[.L18];[.O18])" office:value-type="float" office:value="66248.4" calcext:value-type="float">
            <text:p>66248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61945" calcext:value-type="float">
            <text:p>1061945</text:p>
          </table:table-cell>
          <table:table-cell table:formula="of:=[.B19]-[.B18]" office:value-type="float" office:value="67134" calcext:value-type="float">
            <text:p>67134</text:p>
          </table:table-cell>
          <table:table-cell/>
          <table:table-cell office:value-type="float" office:value="1091924" calcext:value-type="float">
            <text:p>1091924</text:p>
          </table:table-cell>
          <table:table-cell table:formula="of:=[.E19]-[.E18]" office:value-type="float" office:value="66779" calcext:value-type="float">
            <text:p>66779</text:p>
          </table:table-cell>
          <table:table-cell/>
          <table:table-cell office:value-type="float" office:value="1067462" calcext:value-type="float">
            <text:p>1067462</text:p>
          </table:table-cell>
          <table:table-cell table:formula="of:=[.H19]-[.H18]" office:value-type="float" office:value="62179" calcext:value-type="float">
            <text:p>62179</text:p>
          </table:table-cell>
          <table:table-cell/>
          <table:table-cell office:value-type="float" office:value="1076598" calcext:value-type="float">
            <text:p>1076598</text:p>
          </table:table-cell>
          <table:table-cell table:formula="of:=[.K19]-[.K18]" office:value-type="float" office:value="67124" calcext:value-type="float">
            <text:p>67124</text:p>
          </table:table-cell>
          <table:table-cell/>
          <table:table-cell office:value-type="float" office:value="1065003" calcext:value-type="float">
            <text:p>1065003</text:p>
          </table:table-cell>
          <table:table-cell table:formula="of:=[.N19]-[.N18]" office:value-type="float" office:value="63757" calcext:value-type="float">
            <text:p>63757</text:p>
          </table:table-cell>
          <table:table-cell/>
          <table:table-cell table:formula="of:=AVERAGE([.C19];[.F19];[.I19];[.L19];[.O19])" office:value-type="float" office:value="65394.6" calcext:value-type="float">
            <text:p>65394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6513" calcext:value-type="float">
            <text:p>1126513</text:p>
          </table:table-cell>
          <table:table-cell table:formula="of:=[.B20]-[.B19]" office:value-type="float" office:value="64568" calcext:value-type="float">
            <text:p>64568</text:p>
          </table:table-cell>
          <table:table-cell/>
          <table:table-cell office:value-type="float" office:value="1156686" calcext:value-type="float">
            <text:p>1156686</text:p>
          </table:table-cell>
          <table:table-cell table:formula="of:=[.E20]-[.E19]" office:value-type="float" office:value="64762" calcext:value-type="float">
            <text:p>64762</text:p>
          </table:table-cell>
          <table:table-cell/>
          <table:table-cell office:value-type="float" office:value="1131482" calcext:value-type="float">
            <text:p>1131482</text:p>
          </table:table-cell>
          <table:table-cell table:formula="of:=[.H20]-[.H19]" office:value-type="float" office:value="64020" calcext:value-type="float">
            <text:p>64020</text:p>
          </table:table-cell>
          <table:table-cell/>
          <table:table-cell office:value-type="float" office:value="1142249" calcext:value-type="float">
            <text:p>1142249</text:p>
          </table:table-cell>
          <table:table-cell table:formula="of:=[.K20]-[.K19]" office:value-type="float" office:value="65651" calcext:value-type="float">
            <text:p>65651</text:p>
          </table:table-cell>
          <table:table-cell/>
          <table:table-cell office:value-type="float" office:value="1129070" calcext:value-type="float">
            <text:p>1129070</text:p>
          </table:table-cell>
          <table:table-cell table:formula="of:=[.N20]-[.N19]" office:value-type="float" office:value="64067" calcext:value-type="float">
            <text:p>64067</text:p>
          </table:table-cell>
          <table:table-cell/>
          <table:table-cell table:formula="of:=AVERAGE([.C20];[.F20];[.I20];[.L20];[.O20])" office:value-type="float" office:value="64613.6" calcext:value-type="float">
            <text:p>64613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91312" calcext:value-type="float">
            <text:p>1191312</text:p>
          </table:table-cell>
          <table:table-cell table:formula="of:=[.B21]-[.B20]" office:value-type="float" office:value="64799" calcext:value-type="float">
            <text:p>64799</text:p>
          </table:table-cell>
          <table:table-cell/>
          <table:table-cell office:value-type="float" office:value="1221977" calcext:value-type="float">
            <text:p>1221977</text:p>
          </table:table-cell>
          <table:table-cell table:formula="of:=[.E21]-[.E20]" office:value-type="float" office:value="65291" calcext:value-type="float">
            <text:p>65291</text:p>
          </table:table-cell>
          <table:table-cell/>
          <table:table-cell office:value-type="float" office:value="1195178" calcext:value-type="float">
            <text:p>1195178</text:p>
          </table:table-cell>
          <table:table-cell table:formula="of:=[.H21]-[.H20]" office:value-type="float" office:value="63696" calcext:value-type="float">
            <text:p>63696</text:p>
          </table:table-cell>
          <table:table-cell/>
          <table:table-cell office:value-type="float" office:value="1209510" calcext:value-type="float">
            <text:p>1209510</text:p>
          </table:table-cell>
          <table:table-cell table:formula="of:=[.K21]-[.K20]" office:value-type="float" office:value="67261" calcext:value-type="float">
            <text:p>67261</text:p>
          </table:table-cell>
          <table:table-cell/>
          <table:table-cell office:value-type="float" office:value="1194827" calcext:value-type="float">
            <text:p>1194827</text:p>
          </table:table-cell>
          <table:table-cell table:formula="of:=[.N21]-[.N20]" office:value-type="float" office:value="65757" calcext:value-type="float">
            <text:p>65757</text:p>
          </table:table-cell>
          <table:table-cell/>
          <table:table-cell table:formula="of:=AVERAGE([.C21];[.F21];[.I21];[.L21];[.O21])" office:value-type="float" office:value="65360.8" calcext:value-type="float">
            <text:p>65360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56103" calcext:value-type="float">
            <text:p>1256103</text:p>
          </table:table-cell>
          <table:table-cell table:formula="of:=[.B22]-[.B21]" office:value-type="float" office:value="64791" calcext:value-type="float">
            <text:p>64791</text:p>
          </table:table-cell>
          <table:table-cell/>
          <table:table-cell office:value-type="float" office:value="1286906" calcext:value-type="float">
            <text:p>1286906</text:p>
          </table:table-cell>
          <table:table-cell table:formula="of:=[.E22]-[.E21]" office:value-type="float" office:value="64929" calcext:value-type="float">
            <text:p>64929</text:p>
          </table:table-cell>
          <table:table-cell/>
          <table:table-cell office:value-type="float" office:value="1260207" calcext:value-type="float">
            <text:p>1260207</text:p>
          </table:table-cell>
          <table:table-cell table:formula="of:=[.H22]-[.H21]" office:value-type="float" office:value="65029" calcext:value-type="float">
            <text:p>65029</text:p>
          </table:table-cell>
          <table:table-cell/>
          <table:table-cell office:value-type="float" office:value="1275332" calcext:value-type="float">
            <text:p>1275332</text:p>
          </table:table-cell>
          <table:table-cell table:formula="of:=[.K22]-[.K21]" office:value-type="float" office:value="65822" calcext:value-type="float">
            <text:p>65822</text:p>
          </table:table-cell>
          <table:table-cell/>
          <table:table-cell office:value-type="float" office:value="1262519" calcext:value-type="float">
            <text:p>1262519</text:p>
          </table:table-cell>
          <table:table-cell table:formula="of:=[.N22]-[.N21]" office:value-type="float" office:value="67692" calcext:value-type="float">
            <text:p>67692</text:p>
          </table:table-cell>
          <table:table-cell/>
          <table:table-cell table:formula="of:=AVERAGE([.C22];[.F22];[.I22];[.L22];[.O22])" office:value-type="float" office:value="65652.6" calcext:value-type="float">
            <text:p>65652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22700" calcext:value-type="float">
            <text:p>1322700</text:p>
          </table:table-cell>
          <table:table-cell table:formula="of:=[.B23]-[.B22]" office:value-type="float" office:value="66597" calcext:value-type="float">
            <text:p>66597</text:p>
          </table:table-cell>
          <table:table-cell/>
          <table:table-cell office:value-type="float" office:value="1351709" calcext:value-type="float">
            <text:p>1351709</text:p>
          </table:table-cell>
          <table:table-cell table:formula="of:=[.E23]-[.E22]" office:value-type="float" office:value="64803" calcext:value-type="float">
            <text:p>64803</text:p>
          </table:table-cell>
          <table:table-cell/>
          <table:table-cell office:value-type="float" office:value="1327728" calcext:value-type="float">
            <text:p>1327728</text:p>
          </table:table-cell>
          <table:table-cell table:formula="of:=[.H23]-[.H22]" office:value-type="float" office:value="67521" calcext:value-type="float">
            <text:p>67521</text:p>
          </table:table-cell>
          <table:table-cell/>
          <table:table-cell office:value-type="float" office:value="1342423" calcext:value-type="float">
            <text:p>1342423</text:p>
          </table:table-cell>
          <table:table-cell table:formula="of:=[.K23]-[.K22]" office:value-type="float" office:value="67091" calcext:value-type="float">
            <text:p>67091</text:p>
          </table:table-cell>
          <table:table-cell/>
          <table:table-cell office:value-type="float" office:value="1329665" calcext:value-type="float">
            <text:p>1329665</text:p>
          </table:table-cell>
          <table:table-cell table:formula="of:=[.N23]-[.N22]" office:value-type="float" office:value="67146" calcext:value-type="float">
            <text:p>67146</text:p>
          </table:table-cell>
          <table:table-cell/>
          <table:table-cell table:formula="of:=AVERAGE([.C23];[.F23];[.I23];[.L23];[.O23])" office:value-type="float" office:value="66631.6" calcext:value-type="float">
            <text:p>66631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86506" calcext:value-type="float">
            <text:p>1386506</text:p>
          </table:table-cell>
          <table:table-cell table:formula="of:=[.B24]-[.B23]" office:value-type="float" office:value="63806" calcext:value-type="float">
            <text:p>63806</text:p>
          </table:table-cell>
          <table:table-cell/>
          <table:table-cell office:value-type="float" office:value="1415993" calcext:value-type="float">
            <text:p>1415993</text:p>
          </table:table-cell>
          <table:table-cell table:formula="of:=[.E24]-[.E23]" office:value-type="float" office:value="64284" calcext:value-type="float">
            <text:p>64284</text:p>
          </table:table-cell>
          <table:table-cell/>
          <table:table-cell office:value-type="float" office:value="1393026" calcext:value-type="float">
            <text:p>1393026</text:p>
          </table:table-cell>
          <table:table-cell table:formula="of:=[.H24]-[.H23]" office:value-type="float" office:value="65298" calcext:value-type="float">
            <text:p>65298</text:p>
          </table:table-cell>
          <table:table-cell/>
          <table:table-cell office:value-type="float" office:value="1408326" calcext:value-type="float">
            <text:p>1408326</text:p>
          </table:table-cell>
          <table:table-cell table:formula="of:=[.K24]-[.K23]" office:value-type="float" office:value="65903" calcext:value-type="float">
            <text:p>65903</text:p>
          </table:table-cell>
          <table:table-cell/>
          <table:table-cell office:value-type="float" office:value="1392536" calcext:value-type="float">
            <text:p>1392536</text:p>
          </table:table-cell>
          <table:table-cell table:formula="of:=[.N24]-[.N23]" office:value-type="float" office:value="62871" calcext:value-type="float">
            <text:p>62871</text:p>
          </table:table-cell>
          <table:table-cell/>
          <table:table-cell table:formula="of:=AVERAGE([.C24];[.F24];[.I24];[.L24];[.O24])" office:value-type="float" office:value="64432.4" calcext:value-type="float">
            <text:p>64432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3100" calcext:value-type="float">
            <text:p>1453100</text:p>
          </table:table-cell>
          <table:table-cell table:formula="of:=[.B25]-[.B24]" office:value-type="float" office:value="66594" calcext:value-type="float">
            <text:p>66594</text:p>
          </table:table-cell>
          <table:table-cell/>
          <table:table-cell office:value-type="float" office:value="1484524" calcext:value-type="float">
            <text:p>1484524</text:p>
          </table:table-cell>
          <table:table-cell table:formula="of:=[.E25]-[.E24]" office:value-type="float" office:value="68531" calcext:value-type="float">
            <text:p>68531</text:p>
          </table:table-cell>
          <table:table-cell/>
          <table:table-cell office:value-type="float" office:value="1458325" calcext:value-type="float">
            <text:p>1458325</text:p>
          </table:table-cell>
          <table:table-cell table:formula="of:=[.H25]-[.H24]" office:value-type="float" office:value="65299" calcext:value-type="float">
            <text:p>65299</text:p>
          </table:table-cell>
          <table:table-cell/>
          <table:table-cell office:value-type="float" office:value="1474325" calcext:value-type="float">
            <text:p>1474325</text:p>
          </table:table-cell>
          <table:table-cell table:formula="of:=[.K25]-[.K24]" office:value-type="float" office:value="65999" calcext:value-type="float">
            <text:p>65999</text:p>
          </table:table-cell>
          <table:table-cell/>
          <table:table-cell office:value-type="float" office:value="1457627" calcext:value-type="float">
            <text:p>1457627</text:p>
          </table:table-cell>
          <table:table-cell table:formula="of:=[.N25]-[.N24]" office:value-type="float" office:value="65091" calcext:value-type="float">
            <text:p>65091</text:p>
          </table:table-cell>
          <table:table-cell/>
          <table:table-cell table:formula="of:=AVERAGE([.C25];[.F25];[.I25];[.L25];[.O25])" office:value-type="float" office:value="66302.8" calcext:value-type="float">
            <text:p>66302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18835" calcext:value-type="float">
            <text:p>1518835</text:p>
          </table:table-cell>
          <table:table-cell table:formula="of:=[.B26]-[.B25]" office:value-type="float" office:value="65735" calcext:value-type="float">
            <text:p>65735</text:p>
          </table:table-cell>
          <table:table-cell/>
          <table:table-cell office:value-type="float" office:value="1549483" calcext:value-type="float">
            <text:p>1549483</text:p>
          </table:table-cell>
          <table:table-cell table:formula="of:=[.E26]-[.E25]" office:value-type="float" office:value="64959" calcext:value-type="float">
            <text:p>64959</text:p>
          </table:table-cell>
          <table:table-cell/>
          <table:table-cell office:value-type="float" office:value="1523483" calcext:value-type="float">
            <text:p>1523483</text:p>
          </table:table-cell>
          <table:table-cell table:formula="of:=[.H26]-[.H25]" office:value-type="float" office:value="65158" calcext:value-type="float">
            <text:p>65158</text:p>
          </table:table-cell>
          <table:table-cell/>
          <table:table-cell office:value-type="float" office:value="1540419" calcext:value-type="float">
            <text:p>1540419</text:p>
          </table:table-cell>
          <table:table-cell table:formula="of:=[.K26]-[.K25]" office:value-type="float" office:value="66094" calcext:value-type="float">
            <text:p>66094</text:p>
          </table:table-cell>
          <table:table-cell/>
          <table:table-cell office:value-type="float" office:value="1523412" calcext:value-type="float">
            <text:p>1523412</text:p>
          </table:table-cell>
          <table:table-cell table:formula="of:=[.N26]-[.N25]" office:value-type="float" office:value="65785" calcext:value-type="float">
            <text:p>65785</text:p>
          </table:table-cell>
          <table:table-cell/>
          <table:table-cell table:formula="of:=AVERAGE([.C26];[.F26];[.I26];[.L26];[.O26])" office:value-type="float" office:value="65546.2" calcext:value-type="float">
            <text:p>65546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85773" calcext:value-type="float">
            <text:p>1585773</text:p>
          </table:table-cell>
          <table:table-cell table:formula="of:=[.B27]-[.B26]" office:value-type="float" office:value="66938" calcext:value-type="float">
            <text:p>66938</text:p>
          </table:table-cell>
          <table:table-cell/>
          <table:table-cell office:value-type="float" office:value="1614110" calcext:value-type="float">
            <text:p>1614110</text:p>
          </table:table-cell>
          <table:table-cell table:formula="of:=[.E27]-[.E26]" office:value-type="float" office:value="64627" calcext:value-type="float">
            <text:p>64627</text:p>
          </table:table-cell>
          <table:table-cell/>
          <table:table-cell office:value-type="float" office:value="1589632" calcext:value-type="float">
            <text:p>1589632</text:p>
          </table:table-cell>
          <table:table-cell table:formula="of:=[.H27]-[.H26]" office:value-type="float" office:value="66149" calcext:value-type="float">
            <text:p>66149</text:p>
          </table:table-cell>
          <table:table-cell/>
          <table:table-cell office:value-type="float" office:value="1604907" calcext:value-type="float">
            <text:p>1604907</text:p>
          </table:table-cell>
          <table:table-cell table:formula="of:=[.K27]-[.K26]" office:value-type="float" office:value="64488" calcext:value-type="float">
            <text:p>64488</text:p>
          </table:table-cell>
          <table:table-cell/>
          <table:table-cell office:value-type="float" office:value="1587297" calcext:value-type="float">
            <text:p>1587297</text:p>
          </table:table-cell>
          <table:table-cell table:formula="of:=[.N27]-[.N26]" office:value-type="float" office:value="63885" calcext:value-type="float">
            <text:p>63885</text:p>
          </table:table-cell>
          <table:table-cell/>
          <table:table-cell table:formula="of:=AVERAGE([.C27];[.F27];[.I27];[.L27];[.O27])" office:value-type="float" office:value="65217.4" calcext:value-type="float">
            <text:p>65217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53064" calcext:value-type="float">
            <text:p>1653064</text:p>
          </table:table-cell>
          <table:table-cell table:formula="of:=[.B28]-[.B27]" office:value-type="float" office:value="67291" calcext:value-type="float">
            <text:p>67291</text:p>
          </table:table-cell>
          <table:table-cell/>
          <table:table-cell office:value-type="float" office:value="1681005" calcext:value-type="float">
            <text:p>1681005</text:p>
          </table:table-cell>
          <table:table-cell table:formula="of:=[.E28]-[.E27]" office:value-type="float" office:value="66895" calcext:value-type="float">
            <text:p>66895</text:p>
          </table:table-cell>
          <table:table-cell/>
          <table:table-cell office:value-type="float" office:value="1654830" calcext:value-type="float">
            <text:p>1654830</text:p>
          </table:table-cell>
          <table:table-cell table:formula="of:=[.H28]-[.H27]" office:value-type="float" office:value="65198" calcext:value-type="float">
            <text:p>65198</text:p>
          </table:table-cell>
          <table:table-cell/>
          <table:table-cell office:value-type="float" office:value="1671189" calcext:value-type="float">
            <text:p>1671189</text:p>
          </table:table-cell>
          <table:table-cell table:formula="of:=[.K28]-[.K27]" office:value-type="float" office:value="66282" calcext:value-type="float">
            <text:p>66282</text:p>
          </table:table-cell>
          <table:table-cell/>
          <table:table-cell office:value-type="float" office:value="1652206" calcext:value-type="float">
            <text:p>1652206</text:p>
          </table:table-cell>
          <table:table-cell table:formula="of:=[.N28]-[.N27]" office:value-type="float" office:value="64909" calcext:value-type="float">
            <text:p>64909</text:p>
          </table:table-cell>
          <table:table-cell/>
          <table:table-cell table:formula="of:=AVERAGE([.C28];[.F28];[.I28];[.L28];[.O28])" office:value-type="float" office:value="66115" calcext:value-type="float">
            <text:p>661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18445" calcext:value-type="float">
            <text:p>1718445</text:p>
          </table:table-cell>
          <table:table-cell table:formula="of:=[.B29]-[.B28]" office:value-type="float" office:value="65381" calcext:value-type="float">
            <text:p>65381</text:p>
          </table:table-cell>
          <table:table-cell/>
          <table:table-cell office:value-type="float" office:value="1746612" calcext:value-type="float">
            <text:p>1746612</text:p>
          </table:table-cell>
          <table:table-cell table:formula="of:=[.E29]-[.E28]" office:value-type="float" office:value="65607" calcext:value-type="float">
            <text:p>65607</text:p>
          </table:table-cell>
          <table:table-cell/>
          <table:table-cell office:value-type="float" office:value="1717104" calcext:value-type="float">
            <text:p>1717104</text:p>
          </table:table-cell>
          <table:table-cell table:formula="of:=[.H29]-[.H28]" office:value-type="float" office:value="62274" calcext:value-type="float">
            <text:p>62274</text:p>
          </table:table-cell>
          <table:table-cell/>
          <table:table-cell office:value-type="float" office:value="1739399" calcext:value-type="float">
            <text:p>1739399</text:p>
          </table:table-cell>
          <table:table-cell table:formula="of:=[.K29]-[.K28]" office:value-type="float" office:value="68210" calcext:value-type="float">
            <text:p>68210</text:p>
          </table:table-cell>
          <table:table-cell/>
          <table:table-cell office:value-type="float" office:value="1714956" calcext:value-type="float">
            <text:p>1714956</text:p>
          </table:table-cell>
          <table:table-cell table:formula="of:=[.N29]-[.N28]" office:value-type="float" office:value="62750" calcext:value-type="float">
            <text:p>62750</text:p>
          </table:table-cell>
          <table:table-cell/>
          <table:table-cell table:formula="of:=AVERAGE([.C29];[.F29];[.I29];[.L29];[.O29])" office:value-type="float" office:value="64844.4" calcext:value-type="float">
            <text:p>64844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82256" calcext:value-type="float">
            <text:p>1782256</text:p>
          </table:table-cell>
          <table:table-cell table:formula="of:=[.B30]-[.B29]" office:value-type="float" office:value="63811" calcext:value-type="float">
            <text:p>63811</text:p>
          </table:table-cell>
          <table:table-cell/>
          <table:table-cell office:value-type="float" office:value="1817407" calcext:value-type="float">
            <text:p>1817407</text:p>
          </table:table-cell>
          <table:table-cell table:formula="of:=[.E30]-[.E29]" office:value-type="float" office:value="70795" calcext:value-type="float">
            <text:p>70795</text:p>
          </table:table-cell>
          <table:table-cell/>
          <table:table-cell office:value-type="float" office:value="1784482" calcext:value-type="float">
            <text:p>1784482</text:p>
          </table:table-cell>
          <table:table-cell table:formula="of:=[.H30]-[.H29]" office:value-type="float" office:value="67378" calcext:value-type="float">
            <text:p>67378</text:p>
          </table:table-cell>
          <table:table-cell/>
          <table:table-cell office:value-type="float" office:value="1807402" calcext:value-type="float">
            <text:p>1807402</text:p>
          </table:table-cell>
          <table:table-cell table:formula="of:=[.K30]-[.K29]" office:value-type="float" office:value="68003" calcext:value-type="float">
            <text:p>68003</text:p>
          </table:table-cell>
          <table:table-cell/>
          <table:table-cell office:value-type="float" office:value="1777814" calcext:value-type="float">
            <text:p>1777814</text:p>
          </table:table-cell>
          <table:table-cell table:formula="of:=[.N30]-[.N29]" office:value-type="float" office:value="62858" calcext:value-type="float">
            <text:p>62858</text:p>
          </table:table-cell>
          <table:table-cell/>
          <table:table-cell table:formula="of:=AVERAGE([.C30];[.F30];[.I30];[.L30];[.O30])" office:value-type="float" office:value="66569" calcext:value-type="float">
            <text:p>665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51284" calcext:value-type="float">
            <text:p>1851284</text:p>
          </table:table-cell>
          <table:table-cell table:formula="of:=[.B31]-[.B30]" office:value-type="float" office:value="69028" calcext:value-type="float">
            <text:p>69028</text:p>
          </table:table-cell>
          <table:table-cell/>
          <table:table-cell office:value-type="float" office:value="1883371" calcext:value-type="float">
            <text:p>1883371</text:p>
          </table:table-cell>
          <table:table-cell table:formula="of:=[.E31]-[.E30]" office:value-type="float" office:value="65964" calcext:value-type="float">
            <text:p>65964</text:p>
          </table:table-cell>
          <table:table-cell/>
          <table:table-cell office:value-type="float" office:value="1849164" calcext:value-type="float">
            <text:p>1849164</text:p>
          </table:table-cell>
          <table:table-cell table:formula="of:=[.H31]-[.H30]" office:value-type="float" office:value="64682" calcext:value-type="float">
            <text:p>64682</text:p>
          </table:table-cell>
          <table:table-cell/>
          <table:table-cell office:value-type="float" office:value="1867588" calcext:value-type="float">
            <text:p>1867588</text:p>
          </table:table-cell>
          <table:table-cell table:formula="of:=[.K31]-[.K30]" office:value-type="float" office:value="60186" calcext:value-type="float">
            <text:p>60186</text:p>
          </table:table-cell>
          <table:table-cell/>
          <table:table-cell office:value-type="float" office:value="1840131" calcext:value-type="float">
            <text:p>1840131</text:p>
          </table:table-cell>
          <table:table-cell table:formula="of:=[.N31]-[.N30]" office:value-type="float" office:value="62317" calcext:value-type="float">
            <text:p>62317</text:p>
          </table:table-cell>
          <table:table-cell/>
          <table:table-cell table:formula="of:=AVERAGE([.C31];[.F31];[.I31];[.L31];[.O31])" office:value-type="float" office:value="64435.4" calcext:value-type="float">
            <text:p>64435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18599" calcext:value-type="float">
            <text:p>1918599</text:p>
          </table:table-cell>
          <table:table-cell table:formula="of:=[.B32]-[.B31]" office:value-type="float" office:value="67315" calcext:value-type="float">
            <text:p>67315</text:p>
          </table:table-cell>
          <table:table-cell/>
          <table:table-cell office:value-type="float" office:value="1952562" calcext:value-type="float">
            <text:p>1952562</text:p>
          </table:table-cell>
          <table:table-cell table:formula="of:=[.E32]-[.E31]" office:value-type="float" office:value="69191" calcext:value-type="float">
            <text:p>69191</text:p>
          </table:table-cell>
          <table:table-cell/>
          <table:table-cell office:value-type="float" office:value="1913446" calcext:value-type="float">
            <text:p>1913446</text:p>
          </table:table-cell>
          <table:table-cell table:formula="of:=[.H32]-[.H31]" office:value-type="float" office:value="64282" calcext:value-type="float">
            <text:p>64282</text:p>
          </table:table-cell>
          <table:table-cell/>
          <table:table-cell office:value-type="float" office:value="1935923" calcext:value-type="float">
            <text:p>1935923</text:p>
          </table:table-cell>
          <table:table-cell table:formula="of:=[.K32]-[.K31]" office:value-type="float" office:value="68335" calcext:value-type="float">
            <text:p>68335</text:p>
          </table:table-cell>
          <table:table-cell/>
          <table:table-cell office:value-type="float" office:value="1905032" calcext:value-type="float">
            <text:p>1905032</text:p>
          </table:table-cell>
          <table:table-cell table:formula="of:=[.N32]-[.N31]" office:value-type="float" office:value="64901" calcext:value-type="float">
            <text:p>64901</text:p>
          </table:table-cell>
          <table:table-cell/>
          <table:table-cell table:formula="of:=AVERAGE([.C32];[.F32];[.I32];[.L32];[.O32])" office:value-type="float" office:value="66804.8" calcext:value-type="float">
            <text:p>66804.8</text:p>
          </table:table-cell>
        </table:table-row>
      </table:table>
      <table:table table:name="Gatling 2.3" table:style-name="ta1">
        <table:shapes>
          <draw:frame draw:z-index="0" draw:style-name="gr1" draw:text-style-name="P1" svg:width="9in" svg:height="4in" svg:x="2.6665in" svg:y="0in">
            <draw:object draw:notify-on-update-of-ranges="'Gatling 2.3'.A1:'Gatling 2.3'.A1 'Gatling 2.3'.B1:'Gatling 2.3'.B1 'Gatling 2.3'.A2:'Gatling 2.3'.A2 'Gatling 2.3'.B2:'Gatling 2.3'.B2 'Gatling 2.3'.A3:'Gatling 2.3'.A3 'Gatling 2.3'.B3:'Gatling 2.3'.B3 'Gatling 2.3'.A4:'Gatling 2.3'.A4 'Gatling 2.3'.B4:'Gatling 2.3'.B4 'Gatling 2.3'.A5:'Gatling 2.3'.A5 'Gatling 2.3'.B5:'Gatling 2.3'.B5 'Gatling 2.3'.A6:'Gatling 2.3'.A6 'Gatling 2.3'.B6:'Gatling 2.3'.B6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136292" calcext:value-type="float">
            <text:p>2136292</text:p>
          </table:table-cell>
          <table:table-cell table:formula="of:=[.B1]/300" office:value-type="float" office:value="7120.97333333333" calcext:value-type="float">
            <text:p>7120.97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167595" calcext:value-type="float">
            <text:p>2167595</text:p>
          </table:table-cell>
          <table:table-cell table:formula="of:=[.B2]/300" office:value-type="float" office:value="7225.31666666667" calcext:value-type="float">
            <text:p>7225.31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128423" calcext:value-type="float">
            <text:p>2128423</text:p>
          </table:table-cell>
          <table:table-cell table:formula="of:=[.B3]/300" office:value-type="float" office:value="7094.74333333333" calcext:value-type="float">
            <text:p>7094.74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108157" calcext:value-type="float">
            <text:p>2108157</text:p>
          </table:table-cell>
          <table:table-cell table:formula="of:=[.B4]/300" office:value-type="float" office:value="7027.19" calcext:value-type="float">
            <text:p>7027.19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148207" calcext:value-type="float">
            <text:p>2148207</text:p>
          </table:table-cell>
          <table:table-cell table:formula="of:=[.B5]/300" office:value-type="float" office:value="7160.69" calcext:value-type="float">
            <text:p>7160.69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137734.8" calcext:value-type="float">
            <text:p>2137734.8</text:p>
          </table:table-cell>
          <table:table-cell table:formula="of:=[.B6]/300" office:value-type="float" office:value="7125.78266666667" calcext:value-type="float">
            <text:p>7125.78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9438" calcext:value-type="float">
            <text:p>59438</text:p>
          </table:table-cell>
          <table:table-cell table:style-name="Default"/>
        </table:table-row>
      </table:table>
      <table:table table:name="Gatling 2.3 distr" table:style-name="ta1">
        <table:shapes>
          <draw:frame draw:z-index="0" draw:style-name="gr1" draw:text-style-name="P1" svg:width="9in" svg:height="4in" svg:x="2.4295in" svg:y="0.6409in">
            <draw:object draw:notify-on-update-of-ranges="'Gatling 2.3 distr'.A2:'Gatling 2.3 distr'.A32 'Gatling 2.3 distr'.Q2:'Gatling 2.3 distr'.Q3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455" calcext:value-type="float">
            <text:p>28455</text:p>
          </table:table-cell>
          <table:table-cell table:formula="of:=[.B3]-[.B2]" office:value-type="float" office:value="28455" calcext:value-type="float">
            <text:p>28455</text:p>
          </table:table-cell>
          <table:table-cell/>
          <table:table-cell office:value-type="float" office:value="28012" calcext:value-type="float">
            <text:p>28012</text:p>
          </table:table-cell>
          <table:table-cell table:formula="of:=[.E3]-[.E2]" office:value-type="float" office:value="28012" calcext:value-type="float">
            <text:p>28012</text:p>
          </table:table-cell>
          <table:table-cell/>
          <table:table-cell office:value-type="float" office:value="26482" calcext:value-type="float">
            <text:p>26482</text:p>
          </table:table-cell>
          <table:table-cell table:formula="of:=[.H3]-[.H2]" office:value-type="float" office:value="26482" calcext:value-type="float">
            <text:p>26482</text:p>
          </table:table-cell>
          <table:table-cell/>
          <table:table-cell office:value-type="float" office:value="29560" calcext:value-type="float">
            <text:p>29560</text:p>
          </table:table-cell>
          <table:table-cell table:formula="of:=[.K3]-[.K2]" office:value-type="float" office:value="29560" calcext:value-type="float">
            <text:p>29560</text:p>
          </table:table-cell>
          <table:table-cell/>
          <table:table-cell office:value-type="float" office:value="31392" calcext:value-type="float">
            <text:p>31392</text:p>
          </table:table-cell>
          <table:table-cell table:formula="of:=[.N3]-[.N2]" office:value-type="float" office:value="31392" calcext:value-type="float">
            <text:p>31392</text:p>
          </table:table-cell>
          <table:table-cell/>
          <table:table-cell table:formula="of:=AVERAGE([.C3];[.F3];[.I3];[.L3];[.O3])" office:value-type="float" office:value="28780.2" calcext:value-type="float">
            <text:p>28780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880" calcext:value-type="float">
            <text:p>100880</text:p>
          </table:table-cell>
          <table:table-cell table:formula="of:=[.B4]-[.B3]" office:value-type="float" office:value="72425" calcext:value-type="float">
            <text:p>72425</text:p>
          </table:table-cell>
          <table:table-cell/>
          <table:table-cell office:value-type="float" office:value="100769" calcext:value-type="float">
            <text:p>100769</text:p>
          </table:table-cell>
          <table:table-cell table:formula="of:=[.E4]-[.E3]" office:value-type="float" office:value="72757" calcext:value-type="float">
            <text:p>72757</text:p>
          </table:table-cell>
          <table:table-cell/>
          <table:table-cell office:value-type="float" office:value="100348" calcext:value-type="float">
            <text:p>100348</text:p>
          </table:table-cell>
          <table:table-cell table:formula="of:=[.H4]-[.H3]" office:value-type="float" office:value="73866" calcext:value-type="float">
            <text:p>73866</text:p>
          </table:table-cell>
          <table:table-cell/>
          <table:table-cell office:value-type="float" office:value="101697" calcext:value-type="float">
            <text:p>101697</text:p>
          </table:table-cell>
          <table:table-cell table:formula="of:=[.K4]-[.K3]" office:value-type="float" office:value="72137" calcext:value-type="float">
            <text:p>72137</text:p>
          </table:table-cell>
          <table:table-cell/>
          <table:table-cell office:value-type="float" office:value="102277" calcext:value-type="float">
            <text:p>102277</text:p>
          </table:table-cell>
          <table:table-cell table:formula="of:=[.N4]-[.N3]" office:value-type="float" office:value="70885" calcext:value-type="float">
            <text:p>70885</text:p>
          </table:table-cell>
          <table:table-cell/>
          <table:table-cell table:formula="of:=AVERAGE([.C4];[.F4];[.I4];[.L4];[.O4])" office:value-type="float" office:value="72414" calcext:value-type="float">
            <text:p>724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3430" calcext:value-type="float">
            <text:p>173430</text:p>
          </table:table-cell>
          <table:table-cell table:formula="of:=[.B5]-[.B4]" office:value-type="float" office:value="72550" calcext:value-type="float">
            <text:p>72550</text:p>
          </table:table-cell>
          <table:table-cell/>
          <table:table-cell office:value-type="float" office:value="177119" calcext:value-type="float">
            <text:p>177119</text:p>
          </table:table-cell>
          <table:table-cell table:formula="of:=[.E5]-[.E4]" office:value-type="float" office:value="76350" calcext:value-type="float">
            <text:p>76350</text:p>
          </table:table-cell>
          <table:table-cell/>
          <table:table-cell office:value-type="float" office:value="175467" calcext:value-type="float">
            <text:p>175467</text:p>
          </table:table-cell>
          <table:table-cell table:formula="of:=[.H5]-[.H4]" office:value-type="float" office:value="75119" calcext:value-type="float">
            <text:p>75119</text:p>
          </table:table-cell>
          <table:table-cell/>
          <table:table-cell office:value-type="float" office:value="172366" calcext:value-type="float">
            <text:p>172366</text:p>
          </table:table-cell>
          <table:table-cell table:formula="of:=[.K5]-[.K4]" office:value-type="float" office:value="70669" calcext:value-type="float">
            <text:p>70669</text:p>
          </table:table-cell>
          <table:table-cell/>
          <table:table-cell office:value-type="float" office:value="174518" calcext:value-type="float">
            <text:p>174518</text:p>
          </table:table-cell>
          <table:table-cell table:formula="of:=[.N5]-[.N4]" office:value-type="float" office:value="72241" calcext:value-type="float">
            <text:p>72241</text:p>
          </table:table-cell>
          <table:table-cell/>
          <table:table-cell table:formula="of:=AVERAGE([.C5];[.F5];[.I5];[.L5];[.O5])" office:value-type="float" office:value="73385.8" calcext:value-type="float">
            <text:p>73385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4319" calcext:value-type="float">
            <text:p>244319</text:p>
          </table:table-cell>
          <table:table-cell table:formula="of:=[.B6]-[.B5]" office:value-type="float" office:value="70889" calcext:value-type="float">
            <text:p>70889</text:p>
          </table:table-cell>
          <table:table-cell/>
          <table:table-cell office:value-type="float" office:value="250009" calcext:value-type="float">
            <text:p>250009</text:p>
          </table:table-cell>
          <table:table-cell table:formula="of:=[.E6]-[.E5]" office:value-type="float" office:value="72890" calcext:value-type="float">
            <text:p>72890</text:p>
          </table:table-cell>
          <table:table-cell/>
          <table:table-cell office:value-type="float" office:value="247200" calcext:value-type="float">
            <text:p>247200</text:p>
          </table:table-cell>
          <table:table-cell table:formula="of:=[.H6]-[.H5]" office:value-type="float" office:value="71733" calcext:value-type="float">
            <text:p>71733</text:p>
          </table:table-cell>
          <table:table-cell/>
          <table:table-cell office:value-type="float" office:value="245841" calcext:value-type="float">
            <text:p>245841</text:p>
          </table:table-cell>
          <table:table-cell table:formula="of:=[.K6]-[.K5]" office:value-type="float" office:value="73475" calcext:value-type="float">
            <text:p>73475</text:p>
          </table:table-cell>
          <table:table-cell/>
          <table:table-cell office:value-type="float" office:value="246743" calcext:value-type="float">
            <text:p>246743</text:p>
          </table:table-cell>
          <table:table-cell table:formula="of:=[.N6]-[.N5]" office:value-type="float" office:value="72225" calcext:value-type="float">
            <text:p>72225</text:p>
          </table:table-cell>
          <table:table-cell/>
          <table:table-cell table:formula="of:=AVERAGE([.C6];[.F6];[.I6];[.L6];[.O6])" office:value-type="float" office:value="72242.4" calcext:value-type="float">
            <text:p>72242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9661" calcext:value-type="float">
            <text:p>319661</text:p>
          </table:table-cell>
          <table:table-cell table:formula="of:=[.B7]-[.B6]" office:value-type="float" office:value="75342" calcext:value-type="float">
            <text:p>75342</text:p>
          </table:table-cell>
          <table:table-cell/>
          <table:table-cell office:value-type="float" office:value="324837" calcext:value-type="float">
            <text:p>324837</text:p>
          </table:table-cell>
          <table:table-cell table:formula="of:=[.E7]-[.E6]" office:value-type="float" office:value="74828" calcext:value-type="float">
            <text:p>74828</text:p>
          </table:table-cell>
          <table:table-cell/>
          <table:table-cell office:value-type="float" office:value="318732" calcext:value-type="float">
            <text:p>318732</text:p>
          </table:table-cell>
          <table:table-cell table:formula="of:=[.H7]-[.H6]" office:value-type="float" office:value="71532" calcext:value-type="float">
            <text:p>71532</text:p>
          </table:table-cell>
          <table:table-cell/>
          <table:table-cell office:value-type="float" office:value="315786" calcext:value-type="float">
            <text:p>315786</text:p>
          </table:table-cell>
          <table:table-cell table:formula="of:=[.K7]-[.K6]" office:value-type="float" office:value="69945" calcext:value-type="float">
            <text:p>69945</text:p>
          </table:table-cell>
          <table:table-cell/>
          <table:table-cell office:value-type="float" office:value="318094" calcext:value-type="float">
            <text:p>318094</text:p>
          </table:table-cell>
          <table:table-cell table:formula="of:=[.N7]-[.N6]" office:value-type="float" office:value="71351" calcext:value-type="float">
            <text:p>71351</text:p>
          </table:table-cell>
          <table:table-cell/>
          <table:table-cell table:formula="of:=AVERAGE([.C7];[.F7];[.I7];[.L7];[.O7])" office:value-type="float" office:value="72599.6" calcext:value-type="float">
            <text:p>72599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0811" calcext:value-type="float">
            <text:p>390811</text:p>
          </table:table-cell>
          <table:table-cell table:formula="of:=[.B8]-[.B7]" office:value-type="float" office:value="71150" calcext:value-type="float">
            <text:p>71150</text:p>
          </table:table-cell>
          <table:table-cell/>
          <table:table-cell office:value-type="float" office:value="409266" calcext:value-type="float">
            <text:p>409266</text:p>
          </table:table-cell>
          <table:table-cell table:formula="of:=[.E8]-[.E7]" office:value-type="float" office:value="84429" calcext:value-type="float">
            <text:p>84429</text:p>
          </table:table-cell>
          <table:table-cell/>
          <table:table-cell office:value-type="float" office:value="389920" calcext:value-type="float">
            <text:p>389920</text:p>
          </table:table-cell>
          <table:table-cell table:formula="of:=[.H8]-[.H7]" office:value-type="float" office:value="71188" calcext:value-type="float">
            <text:p>71188</text:p>
          </table:table-cell>
          <table:table-cell/>
          <table:table-cell office:value-type="float" office:value="386631" calcext:value-type="float">
            <text:p>386631</text:p>
          </table:table-cell>
          <table:table-cell table:formula="of:=[.K8]-[.K7]" office:value-type="float" office:value="70845" calcext:value-type="float">
            <text:p>70845</text:p>
          </table:table-cell>
          <table:table-cell/>
          <table:table-cell office:value-type="float" office:value="392861" calcext:value-type="float">
            <text:p>392861</text:p>
          </table:table-cell>
          <table:table-cell table:formula="of:=[.N8]-[.N7]" office:value-type="float" office:value="74767" calcext:value-type="float">
            <text:p>74767</text:p>
          </table:table-cell>
          <table:table-cell/>
          <table:table-cell table:formula="of:=AVERAGE([.C8];[.F8];[.I8];[.L8];[.O8])" office:value-type="float" office:value="74475.8" calcext:value-type="float">
            <text:p>74475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2245" calcext:value-type="float">
            <text:p>462245</text:p>
          </table:table-cell>
          <table:table-cell table:formula="of:=[.B9]-[.B8]" office:value-type="float" office:value="71434" calcext:value-type="float">
            <text:p>71434</text:p>
          </table:table-cell>
          <table:table-cell/>
          <table:table-cell office:value-type="float" office:value="482679" calcext:value-type="float">
            <text:p>482679</text:p>
          </table:table-cell>
          <table:table-cell table:formula="of:=[.E9]-[.E8]" office:value-type="float" office:value="73413" calcext:value-type="float">
            <text:p>73413</text:p>
          </table:table-cell>
          <table:table-cell/>
          <table:table-cell office:value-type="float" office:value="461865" calcext:value-type="float">
            <text:p>461865</text:p>
          </table:table-cell>
          <table:table-cell table:formula="of:=[.H9]-[.H8]" office:value-type="float" office:value="71945" calcext:value-type="float">
            <text:p>71945</text:p>
          </table:table-cell>
          <table:table-cell/>
          <table:table-cell office:value-type="float" office:value="461544" calcext:value-type="float">
            <text:p>461544</text:p>
          </table:table-cell>
          <table:table-cell table:formula="of:=[.K9]-[.K8]" office:value-type="float" office:value="74913" calcext:value-type="float">
            <text:p>74913</text:p>
          </table:table-cell>
          <table:table-cell/>
          <table:table-cell office:value-type="float" office:value="467083" calcext:value-type="float">
            <text:p>467083</text:p>
          </table:table-cell>
          <table:table-cell table:formula="of:=[.N9]-[.N8]" office:value-type="float" office:value="74222" calcext:value-type="float">
            <text:p>74222</text:p>
          </table:table-cell>
          <table:table-cell/>
          <table:table-cell table:formula="of:=AVERAGE([.C9];[.F9];[.I9];[.L9];[.O9])" office:value-type="float" office:value="73185.4" calcext:value-type="float">
            <text:p>73185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6090" calcext:value-type="float">
            <text:p>536090</text:p>
          </table:table-cell>
          <table:table-cell table:formula="of:=[.B10]-[.B9]" office:value-type="float" office:value="73845" calcext:value-type="float">
            <text:p>73845</text:p>
          </table:table-cell>
          <table:table-cell/>
          <table:table-cell office:value-type="float" office:value="552881" calcext:value-type="float">
            <text:p>552881</text:p>
          </table:table-cell>
          <table:table-cell table:formula="of:=[.E10]-[.E9]" office:value-type="float" office:value="70202" calcext:value-type="float">
            <text:p>70202</text:p>
          </table:table-cell>
          <table:table-cell/>
          <table:table-cell office:value-type="float" office:value="533086" calcext:value-type="float">
            <text:p>533086</text:p>
          </table:table-cell>
          <table:table-cell table:formula="of:=[.H10]-[.H9]" office:value-type="float" office:value="71221" calcext:value-type="float">
            <text:p>71221</text:p>
          </table:table-cell>
          <table:table-cell/>
          <table:table-cell office:value-type="float" office:value="530068" calcext:value-type="float">
            <text:p>530068</text:p>
          </table:table-cell>
          <table:table-cell table:formula="of:=[.K10]-[.K9]" office:value-type="float" office:value="68524" calcext:value-type="float">
            <text:p>68524</text:p>
          </table:table-cell>
          <table:table-cell/>
          <table:table-cell office:value-type="float" office:value="542044" calcext:value-type="float">
            <text:p>542044</text:p>
          </table:table-cell>
          <table:table-cell table:formula="of:=[.N10]-[.N9]" office:value-type="float" office:value="74961" calcext:value-type="float">
            <text:p>74961</text:p>
          </table:table-cell>
          <table:table-cell/>
          <table:table-cell table:formula="of:=AVERAGE([.C10];[.F10];[.I10];[.L10];[.O10])" office:value-type="float" office:value="71750.6" calcext:value-type="float">
            <text:p>71750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180" calcext:value-type="float">
            <text:p>610180</text:p>
          </table:table-cell>
          <table:table-cell table:formula="of:=[.B11]-[.B10]" office:value-type="float" office:value="74090" calcext:value-type="float">
            <text:p>74090</text:p>
          </table:table-cell>
          <table:table-cell/>
          <table:table-cell office:value-type="float" office:value="625671" calcext:value-type="float">
            <text:p>625671</text:p>
          </table:table-cell>
          <table:table-cell table:formula="of:=[.E11]-[.E10]" office:value-type="float" office:value="72790" calcext:value-type="float">
            <text:p>72790</text:p>
          </table:table-cell>
          <table:table-cell/>
          <table:table-cell office:value-type="float" office:value="604059" calcext:value-type="float">
            <text:p>604059</text:p>
          </table:table-cell>
          <table:table-cell table:formula="of:=[.H11]-[.H10]" office:value-type="float" office:value="70973" calcext:value-type="float">
            <text:p>70973</text:p>
          </table:table-cell>
          <table:table-cell/>
          <table:table-cell office:value-type="float" office:value="602526" calcext:value-type="float">
            <text:p>602526</text:p>
          </table:table-cell>
          <table:table-cell table:formula="of:=[.K11]-[.K10]" office:value-type="float" office:value="72458" calcext:value-type="float">
            <text:p>72458</text:p>
          </table:table-cell>
          <table:table-cell/>
          <table:table-cell office:value-type="float" office:value="614194" calcext:value-type="float">
            <text:p>614194</text:p>
          </table:table-cell>
          <table:table-cell table:formula="of:=[.N11]-[.N10]" office:value-type="float" office:value="72150" calcext:value-type="float">
            <text:p>72150</text:p>
          </table:table-cell>
          <table:table-cell/>
          <table:table-cell table:formula="of:=AVERAGE([.C11];[.F11];[.I11];[.L11];[.O11])" office:value-type="float" office:value="72492.2" calcext:value-type="float">
            <text:p>72492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2780" calcext:value-type="float">
            <text:p>682780</text:p>
          </table:table-cell>
          <table:table-cell table:formula="of:=[.B12]-[.B11]" office:value-type="float" office:value="72600" calcext:value-type="float">
            <text:p>72600</text:p>
          </table:table-cell>
          <table:table-cell/>
          <table:table-cell office:value-type="float" office:value="698301" calcext:value-type="float">
            <text:p>698301</text:p>
          </table:table-cell>
          <table:table-cell table:formula="of:=[.E12]-[.E11]" office:value-type="float" office:value="72630" calcext:value-type="float">
            <text:p>72630</text:p>
          </table:table-cell>
          <table:table-cell/>
          <table:table-cell office:value-type="float" office:value="675392" calcext:value-type="float">
            <text:p>675392</text:p>
          </table:table-cell>
          <table:table-cell table:formula="of:=[.H12]-[.H11]" office:value-type="float" office:value="71333" calcext:value-type="float">
            <text:p>71333</text:p>
          </table:table-cell>
          <table:table-cell/>
          <table:table-cell office:value-type="float" office:value="675261" calcext:value-type="float">
            <text:p>675261</text:p>
          </table:table-cell>
          <table:table-cell table:formula="of:=[.K12]-[.K11]" office:value-type="float" office:value="72735" calcext:value-type="float">
            <text:p>72735</text:p>
          </table:table-cell>
          <table:table-cell/>
          <table:table-cell office:value-type="float" office:value="687384" calcext:value-type="float">
            <text:p>687384</text:p>
          </table:table-cell>
          <table:table-cell table:formula="of:=[.N12]-[.N11]" office:value-type="float" office:value="73190" calcext:value-type="float">
            <text:p>73190</text:p>
          </table:table-cell>
          <table:table-cell/>
          <table:table-cell table:formula="of:=AVERAGE([.C12];[.F12];[.I12];[.L12];[.O12])" office:value-type="float" office:value="72497.6" calcext:value-type="float">
            <text:p>72497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55740" calcext:value-type="float">
            <text:p>755740</text:p>
          </table:table-cell>
          <table:table-cell table:formula="of:=[.B13]-[.B12]" office:value-type="float" office:value="72960" calcext:value-type="float">
            <text:p>72960</text:p>
          </table:table-cell>
          <table:table-cell/>
          <table:table-cell office:value-type="float" office:value="771477" calcext:value-type="float">
            <text:p>771477</text:p>
          </table:table-cell>
          <table:table-cell table:formula="of:=[.E13]-[.E12]" office:value-type="float" office:value="73176" calcext:value-type="float">
            <text:p>73176</text:p>
          </table:table-cell>
          <table:table-cell/>
          <table:table-cell office:value-type="float" office:value="750223" calcext:value-type="float">
            <text:p>750223</text:p>
          </table:table-cell>
          <table:table-cell table:formula="of:=[.H13]-[.H12]" office:value-type="float" office:value="74831" calcext:value-type="float">
            <text:p>74831</text:p>
          </table:table-cell>
          <table:table-cell/>
          <table:table-cell office:value-type="float" office:value="749048" calcext:value-type="float">
            <text:p>749048</text:p>
          </table:table-cell>
          <table:table-cell table:formula="of:=[.K13]-[.K12]" office:value-type="float" office:value="73787" calcext:value-type="float">
            <text:p>73787</text:p>
          </table:table-cell>
          <table:table-cell/>
          <table:table-cell office:value-type="float" office:value="760554" calcext:value-type="float">
            <text:p>760554</text:p>
          </table:table-cell>
          <table:table-cell table:formula="of:=[.N13]-[.N12]" office:value-type="float" office:value="73170" calcext:value-type="float">
            <text:p>73170</text:p>
          </table:table-cell>
          <table:table-cell/>
          <table:table-cell table:formula="of:=AVERAGE([.C13];[.F13];[.I13];[.L13];[.O13])" office:value-type="float" office:value="73584.8" calcext:value-type="float">
            <text:p>73584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29828" calcext:value-type="float">
            <text:p>829828</text:p>
          </table:table-cell>
          <table:table-cell table:formula="of:=[.B14]-[.B13]" office:value-type="float" office:value="74088" calcext:value-type="float">
            <text:p>74088</text:p>
          </table:table-cell>
          <table:table-cell/>
          <table:table-cell office:value-type="float" office:value="844733" calcext:value-type="float">
            <text:p>844733</text:p>
          </table:table-cell>
          <table:table-cell table:formula="of:=[.E14]-[.E13]" office:value-type="float" office:value="73256" calcext:value-type="float">
            <text:p>73256</text:p>
          </table:table-cell>
          <table:table-cell/>
          <table:table-cell office:value-type="float" office:value="821836" calcext:value-type="float">
            <text:p>821836</text:p>
          </table:table-cell>
          <table:table-cell table:formula="of:=[.H14]-[.H13]" office:value-type="float" office:value="71613" calcext:value-type="float">
            <text:p>71613</text:p>
          </table:table-cell>
          <table:table-cell/>
          <table:table-cell office:value-type="float" office:value="820295" calcext:value-type="float">
            <text:p>820295</text:p>
          </table:table-cell>
          <table:table-cell table:formula="of:=[.K14]-[.K13]" office:value-type="float" office:value="71247" calcext:value-type="float">
            <text:p>71247</text:p>
          </table:table-cell>
          <table:table-cell/>
          <table:table-cell office:value-type="float" office:value="831577" calcext:value-type="float">
            <text:p>831577</text:p>
          </table:table-cell>
          <table:table-cell table:formula="of:=[.N14]-[.N13]" office:value-type="float" office:value="71023" calcext:value-type="float">
            <text:p>71023</text:p>
          </table:table-cell>
          <table:table-cell/>
          <table:table-cell table:formula="of:=AVERAGE([.C14];[.F14];[.I14];[.L14];[.O14])" office:value-type="float" office:value="72245.4" calcext:value-type="float">
            <text:p>72245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02911" calcext:value-type="float">
            <text:p>902911</text:p>
          </table:table-cell>
          <table:table-cell table:formula="of:=[.B15]-[.B14]" office:value-type="float" office:value="73083" calcext:value-type="float">
            <text:p>73083</text:p>
          </table:table-cell>
          <table:table-cell/>
          <table:table-cell office:value-type="float" office:value="918113" calcext:value-type="float">
            <text:p>918113</text:p>
          </table:table-cell>
          <table:table-cell table:formula="of:=[.E15]-[.E14]" office:value-type="float" office:value="73380" calcext:value-type="float">
            <text:p>73380</text:p>
          </table:table-cell>
          <table:table-cell/>
          <table:table-cell office:value-type="float" office:value="895293" calcext:value-type="float">
            <text:p>895293</text:p>
          </table:table-cell>
          <table:table-cell table:formula="of:=[.H15]-[.H14]" office:value-type="float" office:value="73457" calcext:value-type="float">
            <text:p>73457</text:p>
          </table:table-cell>
          <table:table-cell/>
          <table:table-cell office:value-type="float" office:value="892632" calcext:value-type="float">
            <text:p>892632</text:p>
          </table:table-cell>
          <table:table-cell table:formula="of:=[.K15]-[.K14]" office:value-type="float" office:value="72337" calcext:value-type="float">
            <text:p>72337</text:p>
          </table:table-cell>
          <table:table-cell/>
          <table:table-cell office:value-type="float" office:value="903092" calcext:value-type="float">
            <text:p>903092</text:p>
          </table:table-cell>
          <table:table-cell table:formula="of:=[.N15]-[.N14]" office:value-type="float" office:value="71515" calcext:value-type="float">
            <text:p>71515</text:p>
          </table:table-cell>
          <table:table-cell/>
          <table:table-cell table:formula="of:=AVERAGE([.C15];[.F15];[.I15];[.L15];[.O15])" office:value-type="float" office:value="72754.4" calcext:value-type="float">
            <text:p>72754.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5675" calcext:value-type="float">
            <text:p>975675</text:p>
          </table:table-cell>
          <table:table-cell table:formula="of:=[.B16]-[.B15]" office:value-type="float" office:value="72764" calcext:value-type="float">
            <text:p>72764</text:p>
          </table:table-cell>
          <table:table-cell/>
          <table:table-cell office:value-type="float" office:value="992001" calcext:value-type="float">
            <text:p>992001</text:p>
          </table:table-cell>
          <table:table-cell table:formula="of:=[.E16]-[.E15]" office:value-type="float" office:value="73888" calcext:value-type="float">
            <text:p>73888</text:p>
          </table:table-cell>
          <table:table-cell/>
          <table:table-cell office:value-type="float" office:value="967063" calcext:value-type="float">
            <text:p>967063</text:p>
          </table:table-cell>
          <table:table-cell table:formula="of:=[.H16]-[.H15]" office:value-type="float" office:value="71770" calcext:value-type="float">
            <text:p>71770</text:p>
          </table:table-cell>
          <table:table-cell/>
          <table:table-cell office:value-type="float" office:value="964147" calcext:value-type="float">
            <text:p>964147</text:p>
          </table:table-cell>
          <table:table-cell table:formula="of:=[.K16]-[.K15]" office:value-type="float" office:value="71515" calcext:value-type="float">
            <text:p>71515</text:p>
          </table:table-cell>
          <table:table-cell/>
          <table:table-cell office:value-type="float" office:value="975075" calcext:value-type="float">
            <text:p>975075</text:p>
          </table:table-cell>
          <table:table-cell table:formula="of:=[.N16]-[.N15]" office:value-type="float" office:value="71983" calcext:value-type="float">
            <text:p>71983</text:p>
          </table:table-cell>
          <table:table-cell/>
          <table:table-cell table:formula="of:=AVERAGE([.C16];[.F16];[.I16];[.L16];[.O16])" office:value-type="float" office:value="72384" calcext:value-type="float">
            <text:p>72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48187" calcext:value-type="float">
            <text:p>1048187</text:p>
          </table:table-cell>
          <table:table-cell table:formula="of:=[.B17]-[.B16]" office:value-type="float" office:value="72512" calcext:value-type="float">
            <text:p>72512</text:p>
          </table:table-cell>
          <table:table-cell/>
          <table:table-cell office:value-type="float" office:value="1064575" calcext:value-type="float">
            <text:p>1064575</text:p>
          </table:table-cell>
          <table:table-cell table:formula="of:=[.E17]-[.E16]" office:value-type="float" office:value="72574" calcext:value-type="float">
            <text:p>72574</text:p>
          </table:table-cell>
          <table:table-cell/>
          <table:table-cell office:value-type="float" office:value="1038945" calcext:value-type="float">
            <text:p>1038945</text:p>
          </table:table-cell>
          <table:table-cell table:formula="of:=[.H17]-[.H16]" office:value-type="float" office:value="71882" calcext:value-type="float">
            <text:p>71882</text:p>
          </table:table-cell>
          <table:table-cell/>
          <table:table-cell office:value-type="float" office:value="1034156" calcext:value-type="float">
            <text:p>1034156</text:p>
          </table:table-cell>
          <table:table-cell table:formula="of:=[.K17]-[.K16]" office:value-type="float" office:value="70009" calcext:value-type="float">
            <text:p>70009</text:p>
          </table:table-cell>
          <table:table-cell/>
          <table:table-cell office:value-type="float" office:value="1047350" calcext:value-type="float">
            <text:p>1047350</text:p>
          </table:table-cell>
          <table:table-cell table:formula="of:=[.N17]-[.N16]" office:value-type="float" office:value="72275" calcext:value-type="float">
            <text:p>72275</text:p>
          </table:table-cell>
          <table:table-cell/>
          <table:table-cell table:formula="of:=AVERAGE([.C17];[.F17];[.I17];[.L17];[.O17])" office:value-type="float" office:value="71850.4" calcext:value-type="float">
            <text:p>71850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1443" calcext:value-type="float">
            <text:p>1121443</text:p>
          </table:table-cell>
          <table:table-cell table:formula="of:=[.B18]-[.B17]" office:value-type="float" office:value="73256" calcext:value-type="float">
            <text:p>73256</text:p>
          </table:table-cell>
          <table:table-cell/>
          <table:table-cell office:value-type="float" office:value="1137509" calcext:value-type="float">
            <text:p>1137509</text:p>
          </table:table-cell>
          <table:table-cell table:formula="of:=[.E18]-[.E17]" office:value-type="float" office:value="72934" calcext:value-type="float">
            <text:p>72934</text:p>
          </table:table-cell>
          <table:table-cell/>
          <table:table-cell office:value-type="float" office:value="1113762" calcext:value-type="float">
            <text:p>1113762</text:p>
          </table:table-cell>
          <table:table-cell table:formula="of:=[.H18]-[.H17]" office:value-type="float" office:value="74817" calcext:value-type="float">
            <text:p>74817</text:p>
          </table:table-cell>
          <table:table-cell/>
          <table:table-cell office:value-type="float" office:value="1105044" calcext:value-type="float">
            <text:p>1105044</text:p>
          </table:table-cell>
          <table:table-cell table:formula="of:=[.K18]-[.K17]" office:value-type="float" office:value="70888" calcext:value-type="float">
            <text:p>70888</text:p>
          </table:table-cell>
          <table:table-cell/>
          <table:table-cell office:value-type="float" office:value="1122182" calcext:value-type="float">
            <text:p>1122182</text:p>
          </table:table-cell>
          <table:table-cell table:formula="of:=[.N18]-[.N17]" office:value-type="float" office:value="74832" calcext:value-type="float">
            <text:p>74832</text:p>
          </table:table-cell>
          <table:table-cell/>
          <table:table-cell table:formula="of:=AVERAGE([.C18];[.F18];[.I18];[.L18];[.O18])" office:value-type="float" office:value="73345.4" calcext:value-type="float">
            <text:p>73345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90855" calcext:value-type="float">
            <text:p>1190855</text:p>
          </table:table-cell>
          <table:table-cell table:formula="of:=[.B19]-[.B18]" office:value-type="float" office:value="69412" calcext:value-type="float">
            <text:p>69412</text:p>
          </table:table-cell>
          <table:table-cell/>
          <table:table-cell office:value-type="float" office:value="1210461" calcext:value-type="float">
            <text:p>1210461</text:p>
          </table:table-cell>
          <table:table-cell table:formula="of:=[.E19]-[.E18]" office:value-type="float" office:value="72952" calcext:value-type="float">
            <text:p>72952</text:p>
          </table:table-cell>
          <table:table-cell/>
          <table:table-cell office:value-type="float" office:value="1189971" calcext:value-type="float">
            <text:p>1189971</text:p>
          </table:table-cell>
          <table:table-cell table:formula="of:=[.H19]-[.H18]" office:value-type="float" office:value="76209" calcext:value-type="float">
            <text:p>76209</text:p>
          </table:table-cell>
          <table:table-cell/>
          <table:table-cell office:value-type="float" office:value="1176834" calcext:value-type="float">
            <text:p>1176834</text:p>
          </table:table-cell>
          <table:table-cell table:formula="of:=[.K19]-[.K18]" office:value-type="float" office:value="71790" calcext:value-type="float">
            <text:p>71790</text:p>
          </table:table-cell>
          <table:table-cell/>
          <table:table-cell office:value-type="float" office:value="1196322" calcext:value-type="float">
            <text:p>1196322</text:p>
          </table:table-cell>
          <table:table-cell table:formula="of:=[.N19]-[.N18]" office:value-type="float" office:value="74140" calcext:value-type="float">
            <text:p>74140</text:p>
          </table:table-cell>
          <table:table-cell/>
          <table:table-cell table:formula="of:=AVERAGE([.C19];[.F19];[.I19];[.L19];[.O19])" office:value-type="float" office:value="72900.6" calcext:value-type="float">
            <text:p>72900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63586" calcext:value-type="float">
            <text:p>1263586</text:p>
          </table:table-cell>
          <table:table-cell table:formula="of:=[.B20]-[.B19]" office:value-type="float" office:value="72731" calcext:value-type="float">
            <text:p>72731</text:p>
          </table:table-cell>
          <table:table-cell/>
          <table:table-cell office:value-type="float" office:value="1285130" calcext:value-type="float">
            <text:p>1285130</text:p>
          </table:table-cell>
          <table:table-cell table:formula="of:=[.E20]-[.E19]" office:value-type="float" office:value="74669" calcext:value-type="float">
            <text:p>74669</text:p>
          </table:table-cell>
          <table:table-cell/>
          <table:table-cell office:value-type="float" office:value="1261842" calcext:value-type="float">
            <text:p>1261842</text:p>
          </table:table-cell>
          <table:table-cell table:formula="of:=[.H20]-[.H19]" office:value-type="float" office:value="71871" calcext:value-type="float">
            <text:p>71871</text:p>
          </table:table-cell>
          <table:table-cell/>
          <table:table-cell office:value-type="float" office:value="1249576" calcext:value-type="float">
            <text:p>1249576</text:p>
          </table:table-cell>
          <table:table-cell table:formula="of:=[.K20]-[.K19]" office:value-type="float" office:value="72742" calcext:value-type="float">
            <text:p>72742</text:p>
          </table:table-cell>
          <table:table-cell/>
          <table:table-cell office:value-type="float" office:value="1266607" calcext:value-type="float">
            <text:p>1266607</text:p>
          </table:table-cell>
          <table:table-cell table:formula="of:=[.N20]-[.N19]" office:value-type="float" office:value="70285" calcext:value-type="float">
            <text:p>70285</text:p>
          </table:table-cell>
          <table:table-cell/>
          <table:table-cell table:formula="of:=AVERAGE([.C20];[.F20];[.I20];[.L20];[.O20])" office:value-type="float" office:value="72459.6" calcext:value-type="float">
            <text:p>72459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7561" calcext:value-type="float">
            <text:p>1337561</text:p>
          </table:table-cell>
          <table:table-cell table:formula="of:=[.B21]-[.B20]" office:value-type="float" office:value="73975" calcext:value-type="float">
            <text:p>73975</text:p>
          </table:table-cell>
          <table:table-cell/>
          <table:table-cell office:value-type="float" office:value="1358990" calcext:value-type="float">
            <text:p>1358990</text:p>
          </table:table-cell>
          <table:table-cell table:formula="of:=[.E21]-[.E20]" office:value-type="float" office:value="73860" calcext:value-type="float">
            <text:p>73860</text:p>
          </table:table-cell>
          <table:table-cell/>
          <table:table-cell office:value-type="float" office:value="1333432" calcext:value-type="float">
            <text:p>1333432</text:p>
          </table:table-cell>
          <table:table-cell table:formula="of:=[.H21]-[.H20]" office:value-type="float" office:value="71590" calcext:value-type="float">
            <text:p>71590</text:p>
          </table:table-cell>
          <table:table-cell/>
          <table:table-cell office:value-type="float" office:value="1324181" calcext:value-type="float">
            <text:p>1324181</text:p>
          </table:table-cell>
          <table:table-cell table:formula="of:=[.K21]-[.K20]" office:value-type="float" office:value="74605" calcext:value-type="float">
            <text:p>74605</text:p>
          </table:table-cell>
          <table:table-cell/>
          <table:table-cell office:value-type="float" office:value="1340391" calcext:value-type="float">
            <text:p>1340391</text:p>
          </table:table-cell>
          <table:table-cell table:formula="of:=[.N21]-[.N20]" office:value-type="float" office:value="73784" calcext:value-type="float">
            <text:p>73784</text:p>
          </table:table-cell>
          <table:table-cell/>
          <table:table-cell table:formula="of:=AVERAGE([.C21];[.F21];[.I21];[.L21];[.O21])" office:value-type="float" office:value="73562.8" calcext:value-type="float">
            <text:p>73562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0496" calcext:value-type="float">
            <text:p>1410496</text:p>
          </table:table-cell>
          <table:table-cell table:formula="of:=[.B22]-[.B21]" office:value-type="float" office:value="72935" calcext:value-type="float">
            <text:p>72935</text:p>
          </table:table-cell>
          <table:table-cell/>
          <table:table-cell office:value-type="float" office:value="1433414" calcext:value-type="float">
            <text:p>1433414</text:p>
          </table:table-cell>
          <table:table-cell table:formula="of:=[.E22]-[.E21]" office:value-type="float" office:value="74424" calcext:value-type="float">
            <text:p>74424</text:p>
          </table:table-cell>
          <table:table-cell/>
          <table:table-cell office:value-type="float" office:value="1407324" calcext:value-type="float">
            <text:p>1407324</text:p>
          </table:table-cell>
          <table:table-cell table:formula="of:=[.H22]-[.H21]" office:value-type="float" office:value="73892" calcext:value-type="float">
            <text:p>73892</text:p>
          </table:table-cell>
          <table:table-cell/>
          <table:table-cell office:value-type="float" office:value="1395617" calcext:value-type="float">
            <text:p>1395617</text:p>
          </table:table-cell>
          <table:table-cell table:formula="of:=[.K22]-[.K21]" office:value-type="float" office:value="71436" calcext:value-type="float">
            <text:p>71436</text:p>
          </table:table-cell>
          <table:table-cell/>
          <table:table-cell office:value-type="float" office:value="1413728" calcext:value-type="float">
            <text:p>1413728</text:p>
          </table:table-cell>
          <table:table-cell table:formula="of:=[.N22]-[.N21]" office:value-type="float" office:value="73337" calcext:value-type="float">
            <text:p>73337</text:p>
          </table:table-cell>
          <table:table-cell/>
          <table:table-cell table:formula="of:=AVERAGE([.C22];[.F22];[.I22];[.L22];[.O22])" office:value-type="float" office:value="73204.8" calcext:value-type="float">
            <text:p>73204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83224" calcext:value-type="float">
            <text:p>1483224</text:p>
          </table:table-cell>
          <table:table-cell table:formula="of:=[.B23]-[.B22]" office:value-type="float" office:value="72728" calcext:value-type="float">
            <text:p>72728</text:p>
          </table:table-cell>
          <table:table-cell/>
          <table:table-cell office:value-type="float" office:value="1506093" calcext:value-type="float">
            <text:p>1506093</text:p>
          </table:table-cell>
          <table:table-cell table:formula="of:=[.E23]-[.E22]" office:value-type="float" office:value="72679" calcext:value-type="float">
            <text:p>72679</text:p>
          </table:table-cell>
          <table:table-cell/>
          <table:table-cell office:value-type="float" office:value="1476686" calcext:value-type="float">
            <text:p>1476686</text:p>
          </table:table-cell>
          <table:table-cell table:formula="of:=[.H23]-[.H22]" office:value-type="float" office:value="69362" calcext:value-type="float">
            <text:p>69362</text:p>
          </table:table-cell>
          <table:table-cell/>
          <table:table-cell office:value-type="float" office:value="1463079" calcext:value-type="float">
            <text:p>1463079</text:p>
          </table:table-cell>
          <table:table-cell table:formula="of:=[.K23]-[.K22]" office:value-type="float" office:value="67462" calcext:value-type="float">
            <text:p>67462</text:p>
          </table:table-cell>
          <table:table-cell/>
          <table:table-cell office:value-type="float" office:value="1488870" calcext:value-type="float">
            <text:p>1488870</text:p>
          </table:table-cell>
          <table:table-cell table:formula="of:=[.N23]-[.N22]" office:value-type="float" office:value="75142" calcext:value-type="float">
            <text:p>75142</text:p>
          </table:table-cell>
          <table:table-cell/>
          <table:table-cell table:formula="of:=AVERAGE([.C23];[.F23];[.I23];[.L23];[.O23])" office:value-type="float" office:value="71474.6" calcext:value-type="float">
            <text:p>71474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56335" calcext:value-type="float">
            <text:p>1556335</text:p>
          </table:table-cell>
          <table:table-cell table:formula="of:=[.B24]-[.B23]" office:value-type="float" office:value="73111" calcext:value-type="float">
            <text:p>73111</text:p>
          </table:table-cell>
          <table:table-cell/>
          <table:table-cell office:value-type="float" office:value="1579144" calcext:value-type="float">
            <text:p>1579144</text:p>
          </table:table-cell>
          <table:table-cell table:formula="of:=[.E24]-[.E23]" office:value-type="float" office:value="73051" calcext:value-type="float">
            <text:p>73051</text:p>
          </table:table-cell>
          <table:table-cell/>
          <table:table-cell office:value-type="float" office:value="1548296" calcext:value-type="float">
            <text:p>1548296</text:p>
          </table:table-cell>
          <table:table-cell table:formula="of:=[.H24]-[.H23]" office:value-type="float" office:value="71610" calcext:value-type="float">
            <text:p>71610</text:p>
          </table:table-cell>
          <table:table-cell/>
          <table:table-cell office:value-type="float" office:value="1534509" calcext:value-type="float">
            <text:p>1534509</text:p>
          </table:table-cell>
          <table:table-cell table:formula="of:=[.K24]-[.K23]" office:value-type="float" office:value="71430" calcext:value-type="float">
            <text:p>71430</text:p>
          </table:table-cell>
          <table:table-cell/>
          <table:table-cell office:value-type="float" office:value="1563130" calcext:value-type="float">
            <text:p>1563130</text:p>
          </table:table-cell>
          <table:table-cell table:formula="of:=[.N24]-[.N23]" office:value-type="float" office:value="74260" calcext:value-type="float">
            <text:p>74260</text:p>
          </table:table-cell>
          <table:table-cell/>
          <table:table-cell table:formula="of:=AVERAGE([.C24];[.F24];[.I24];[.L24];[.O24])" office:value-type="float" office:value="72692.4" calcext:value-type="float">
            <text:p>72692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29663" calcext:value-type="float">
            <text:p>1629663</text:p>
          </table:table-cell>
          <table:table-cell table:formula="of:=[.B25]-[.B24]" office:value-type="float" office:value="73328" calcext:value-type="float">
            <text:p>73328</text:p>
          </table:table-cell>
          <table:table-cell/>
          <table:table-cell office:value-type="float" office:value="1651829" calcext:value-type="float">
            <text:p>1651829</text:p>
          </table:table-cell>
          <table:table-cell table:formula="of:=[.E25]-[.E24]" office:value-type="float" office:value="72685" calcext:value-type="float">
            <text:p>72685</text:p>
          </table:table-cell>
          <table:table-cell/>
          <table:table-cell office:value-type="float" office:value="1620998" calcext:value-type="float">
            <text:p>1620998</text:p>
          </table:table-cell>
          <table:table-cell table:formula="of:=[.H25]-[.H24]" office:value-type="float" office:value="72702" calcext:value-type="float">
            <text:p>72702</text:p>
          </table:table-cell>
          <table:table-cell/>
          <table:table-cell office:value-type="float" office:value="1607019" calcext:value-type="float">
            <text:p>1607019</text:p>
          </table:table-cell>
          <table:table-cell table:formula="of:=[.K25]-[.K24]" office:value-type="float" office:value="72510" calcext:value-type="float">
            <text:p>72510</text:p>
          </table:table-cell>
          <table:table-cell/>
          <table:table-cell office:value-type="float" office:value="1635242" calcext:value-type="float">
            <text:p>1635242</text:p>
          </table:table-cell>
          <table:table-cell table:formula="of:=[.N25]-[.N24]" office:value-type="float" office:value="72112" calcext:value-type="float">
            <text:p>72112</text:p>
          </table:table-cell>
          <table:table-cell/>
          <table:table-cell table:formula="of:=AVERAGE([.C25];[.F25];[.I25];[.L25];[.O25])" office:value-type="float" office:value="72667.4" calcext:value-type="float">
            <text:p>72667.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01621" calcext:value-type="float">
            <text:p>1701621</text:p>
          </table:table-cell>
          <table:table-cell table:formula="of:=[.B26]-[.B25]" office:value-type="float" office:value="71958" calcext:value-type="float">
            <text:p>71958</text:p>
          </table:table-cell>
          <table:table-cell/>
          <table:table-cell office:value-type="float" office:value="1725165" calcext:value-type="float">
            <text:p>1725165</text:p>
          </table:table-cell>
          <table:table-cell table:formula="of:=[.E26]-[.E25]" office:value-type="float" office:value="73336" calcext:value-type="float">
            <text:p>73336</text:p>
          </table:table-cell>
          <table:table-cell/>
          <table:table-cell office:value-type="float" office:value="1693216" calcext:value-type="float">
            <text:p>1693216</text:p>
          </table:table-cell>
          <table:table-cell table:formula="of:=[.H26]-[.H25]" office:value-type="float" office:value="72218" calcext:value-type="float">
            <text:p>72218</text:p>
          </table:table-cell>
          <table:table-cell/>
          <table:table-cell office:value-type="float" office:value="1679195" calcext:value-type="float">
            <text:p>1679195</text:p>
          </table:table-cell>
          <table:table-cell table:formula="of:=[.K26]-[.K25]" office:value-type="float" office:value="72176" calcext:value-type="float">
            <text:p>72176</text:p>
          </table:table-cell>
          <table:table-cell/>
          <table:table-cell office:value-type="float" office:value="1706765" calcext:value-type="float">
            <text:p>1706765</text:p>
          </table:table-cell>
          <table:table-cell table:formula="of:=[.N26]-[.N25]" office:value-type="float" office:value="71523" calcext:value-type="float">
            <text:p>71523</text:p>
          </table:table-cell>
          <table:table-cell/>
          <table:table-cell table:formula="of:=AVERAGE([.C26];[.F26];[.I26];[.L26];[.O26])" office:value-type="float" office:value="72242.2" calcext:value-type="float">
            <text:p>72242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73680" calcext:value-type="float">
            <text:p>1773680</text:p>
          </table:table-cell>
          <table:table-cell table:formula="of:=[.B27]-[.B26]" office:value-type="float" office:value="72059" calcext:value-type="float">
            <text:p>72059</text:p>
          </table:table-cell>
          <table:table-cell/>
          <table:table-cell office:value-type="float" office:value="1799682" calcext:value-type="float">
            <text:p>1799682</text:p>
          </table:table-cell>
          <table:table-cell table:formula="of:=[.E27]-[.E26]" office:value-type="float" office:value="74517" calcext:value-type="float">
            <text:p>74517</text:p>
          </table:table-cell>
          <table:table-cell/>
          <table:table-cell office:value-type="float" office:value="1764927" calcext:value-type="float">
            <text:p>1764927</text:p>
          </table:table-cell>
          <table:table-cell table:formula="of:=[.H27]-[.H26]" office:value-type="float" office:value="71711" calcext:value-type="float">
            <text:p>71711</text:p>
          </table:table-cell>
          <table:table-cell/>
          <table:table-cell office:value-type="float" office:value="1749124" calcext:value-type="float">
            <text:p>1749124</text:p>
          </table:table-cell>
          <table:table-cell table:formula="of:=[.K27]-[.K26]" office:value-type="float" office:value="69929" calcext:value-type="float">
            <text:p>69929</text:p>
          </table:table-cell>
          <table:table-cell/>
          <table:table-cell office:value-type="float" office:value="1786462" calcext:value-type="float">
            <text:p>1786462</text:p>
          </table:table-cell>
          <table:table-cell table:formula="of:=[.N27]-[.N26]" office:value-type="float" office:value="79697" calcext:value-type="float">
            <text:p>79697</text:p>
          </table:table-cell>
          <table:table-cell/>
          <table:table-cell table:formula="of:=AVERAGE([.C27];[.F27];[.I27];[.L27];[.O27])" office:value-type="float" office:value="73582.6" calcext:value-type="float">
            <text:p>73582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847148" calcext:value-type="float">
            <text:p>1847148</text:p>
          </table:table-cell>
          <table:table-cell table:formula="of:=[.B28]-[.B27]" office:value-type="float" office:value="73468" calcext:value-type="float">
            <text:p>73468</text:p>
          </table:table-cell>
          <table:table-cell/>
          <table:table-cell office:value-type="float" office:value="1873696" calcext:value-type="float">
            <text:p>1873696</text:p>
          </table:table-cell>
          <table:table-cell table:formula="of:=[.E28]-[.E27]" office:value-type="float" office:value="74014" calcext:value-type="float">
            <text:p>74014</text:p>
          </table:table-cell>
          <table:table-cell/>
          <table:table-cell office:value-type="float" office:value="1837919" calcext:value-type="float">
            <text:p>1837919</text:p>
          </table:table-cell>
          <table:table-cell table:formula="of:=[.H28]-[.H27]" office:value-type="float" office:value="72992" calcext:value-type="float">
            <text:p>72992</text:p>
          </table:table-cell>
          <table:table-cell/>
          <table:table-cell office:value-type="float" office:value="1820574" calcext:value-type="float">
            <text:p>1820574</text:p>
          </table:table-cell>
          <table:table-cell table:formula="of:=[.K28]-[.K27]" office:value-type="float" office:value="71450" calcext:value-type="float">
            <text:p>71450</text:p>
          </table:table-cell>
          <table:table-cell/>
          <table:table-cell office:value-type="float" office:value="1858228" calcext:value-type="float">
            <text:p>1858228</text:p>
          </table:table-cell>
          <table:table-cell table:formula="of:=[.N28]-[.N27]" office:value-type="float" office:value="71766" calcext:value-type="float">
            <text:p>71766</text:p>
          </table:table-cell>
          <table:table-cell/>
          <table:table-cell table:formula="of:=AVERAGE([.C28];[.F28];[.I28];[.L28];[.O28])" office:value-type="float" office:value="72738" calcext:value-type="float">
            <text:p>727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919014" calcext:value-type="float">
            <text:p>1919014</text:p>
          </table:table-cell>
          <table:table-cell table:formula="of:=[.B29]-[.B28]" office:value-type="float" office:value="71866" calcext:value-type="float">
            <text:p>71866</text:p>
          </table:table-cell>
          <table:table-cell/>
          <table:table-cell office:value-type="float" office:value="1947995" calcext:value-type="float">
            <text:p>1947995</text:p>
          </table:table-cell>
          <table:table-cell table:formula="of:=[.E29]-[.E28]" office:value-type="float" office:value="74299" calcext:value-type="float">
            <text:p>74299</text:p>
          </table:table-cell>
          <table:table-cell/>
          <table:table-cell office:value-type="float" office:value="1909078" calcext:value-type="float">
            <text:p>1909078</text:p>
          </table:table-cell>
          <table:table-cell table:formula="of:=[.H29]-[.H28]" office:value-type="float" office:value="71159" calcext:value-type="float">
            <text:p>71159</text:p>
          </table:table-cell>
          <table:table-cell/>
          <table:table-cell office:value-type="float" office:value="1891939" calcext:value-type="float">
            <text:p>1891939</text:p>
          </table:table-cell>
          <table:table-cell table:formula="of:=[.K29]-[.K28]" office:value-type="float" office:value="71365" calcext:value-type="float">
            <text:p>71365</text:p>
          </table:table-cell>
          <table:table-cell/>
          <table:table-cell office:value-type="float" office:value="1930168" calcext:value-type="float">
            <text:p>1930168</text:p>
          </table:table-cell>
          <table:table-cell table:formula="of:=[.N29]-[.N28]" office:value-type="float" office:value="71940" calcext:value-type="float">
            <text:p>71940</text:p>
          </table:table-cell>
          <table:table-cell/>
          <table:table-cell table:formula="of:=AVERAGE([.C29];[.F29];[.I29];[.L29];[.O29])" office:value-type="float" office:value="72125.8" calcext:value-type="float">
            <text:p>72125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992896" calcext:value-type="float">
            <text:p>1992896</text:p>
          </table:table-cell>
          <table:table-cell table:formula="of:=[.B30]-[.B29]" office:value-type="float" office:value="73882" calcext:value-type="float">
            <text:p>73882</text:p>
          </table:table-cell>
          <table:table-cell/>
          <table:table-cell office:value-type="float" office:value="2020939" calcext:value-type="float">
            <text:p>2020939</text:p>
          </table:table-cell>
          <table:table-cell table:formula="of:=[.E30]-[.E29]" office:value-type="float" office:value="72944" calcext:value-type="float">
            <text:p>72944</text:p>
          </table:table-cell>
          <table:table-cell/>
          <table:table-cell office:value-type="float" office:value="1980919" calcext:value-type="float">
            <text:p>1980919</text:p>
          </table:table-cell>
          <table:table-cell table:formula="of:=[.H30]-[.H29]" office:value-type="float" office:value="71841" calcext:value-type="float">
            <text:p>71841</text:p>
          </table:table-cell>
          <table:table-cell/>
          <table:table-cell office:value-type="float" office:value="1966354" calcext:value-type="float">
            <text:p>1966354</text:p>
          </table:table-cell>
          <table:table-cell table:formula="of:=[.K30]-[.K29]" office:value-type="float" office:value="74415" calcext:value-type="float">
            <text:p>74415</text:p>
          </table:table-cell>
          <table:table-cell/>
          <table:table-cell office:value-type="float" office:value="2002341" calcext:value-type="float">
            <text:p>2002341</text:p>
          </table:table-cell>
          <table:table-cell table:formula="of:=[.N30]-[.N29]" office:value-type="float" office:value="72173" calcext:value-type="float">
            <text:p>72173</text:p>
          </table:table-cell>
          <table:table-cell/>
          <table:table-cell table:formula="of:=AVERAGE([.C30];[.F30];[.I30];[.L30];[.O30])" office:value-type="float" office:value="73051" calcext:value-type="float">
            <text:p>7305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063693" calcext:value-type="float">
            <text:p>2063693</text:p>
          </table:table-cell>
          <table:table-cell table:formula="of:=[.B31]-[.B30]" office:value-type="float" office:value="70797" calcext:value-type="float">
            <text:p>70797</text:p>
          </table:table-cell>
          <table:table-cell/>
          <table:table-cell office:value-type="float" office:value="2092809" calcext:value-type="float">
            <text:p>2092809</text:p>
          </table:table-cell>
          <table:table-cell table:formula="of:=[.E31]-[.E30]" office:value-type="float" office:value="71870" calcext:value-type="float">
            <text:p>71870</text:p>
          </table:table-cell>
          <table:table-cell/>
          <table:table-cell office:value-type="float" office:value="2053100" calcext:value-type="float">
            <text:p>2053100</text:p>
          </table:table-cell>
          <table:table-cell table:formula="of:=[.H31]-[.H30]" office:value-type="float" office:value="72181" calcext:value-type="float">
            <text:p>72181</text:p>
          </table:table-cell>
          <table:table-cell/>
          <table:table-cell office:value-type="float" office:value="2038327" calcext:value-type="float">
            <text:p>2038327</text:p>
          </table:table-cell>
          <table:table-cell table:formula="of:=[.K31]-[.K30]" office:value-type="float" office:value="71973" calcext:value-type="float">
            <text:p>71973</text:p>
          </table:table-cell>
          <table:table-cell/>
          <table:table-cell office:value-type="float" office:value="2074452" calcext:value-type="float">
            <text:p>2074452</text:p>
          </table:table-cell>
          <table:table-cell table:formula="of:=[.N31]-[.N30]" office:value-type="float" office:value="72111" calcext:value-type="float">
            <text:p>72111</text:p>
          </table:table-cell>
          <table:table-cell/>
          <table:table-cell table:formula="of:=AVERAGE([.C31];[.F31];[.I31];[.L31];[.O31])" office:value-type="float" office:value="71786.4" calcext:value-type="float">
            <text:p>71786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136292" calcext:value-type="float">
            <text:p>2136292</text:p>
          </table:table-cell>
          <table:table-cell table:formula="of:=[.B32]-[.B31]" office:value-type="float" office:value="72599" calcext:value-type="float">
            <text:p>72599</text:p>
          </table:table-cell>
          <table:table-cell/>
          <table:table-cell office:value-type="float" office:value="2167595" calcext:value-type="float">
            <text:p>2167595</text:p>
          </table:table-cell>
          <table:table-cell table:formula="of:=[.E32]-[.E31]" office:value-type="float" office:value="74786" calcext:value-type="float">
            <text:p>74786</text:p>
          </table:table-cell>
          <table:table-cell/>
          <table:table-cell office:value-type="float" office:value="2128423" calcext:value-type="float">
            <text:p>2128423</text:p>
          </table:table-cell>
          <table:table-cell table:formula="of:=[.H32]-[.H31]" office:value-type="float" office:value="75323" calcext:value-type="float">
            <text:p>75323</text:p>
          </table:table-cell>
          <table:table-cell/>
          <table:table-cell office:value-type="float" office:value="2108157" calcext:value-type="float">
            <text:p>2108157</text:p>
          </table:table-cell>
          <table:table-cell table:formula="of:=[.K32]-[.K31]" office:value-type="float" office:value="69830" calcext:value-type="float">
            <text:p>69830</text:p>
          </table:table-cell>
          <table:table-cell/>
          <table:table-cell office:value-type="float" office:value="2148207" calcext:value-type="float">
            <text:p>2148207</text:p>
          </table:table-cell>
          <table:table-cell table:formula="of:=[.N32]-[.N31]" office:value-type="float" office:value="73755" calcext:value-type="float">
            <text:p>73755</text:p>
          </table:table-cell>
          <table:table-cell/>
          <table:table-cell table:formula="of:=AVERAGE([.C32];[.F32];[.I32];[.L32];[.O32])" office:value-type="float" office:value="73258.6" calcext:value-type="float">
            <text:p>73258.6</text:p>
          </table:table-cell>
        </table:table-row>
      </table:table>
      <table:table table:name="Gatling 2.4" table:style-name="ta1">
        <table:shapes>
          <draw:frame draw:z-index="0" draw:style-name="gr1" draw:text-style-name="P1" svg:width="9in" svg:height="4in" svg:x="2.6665in" svg:y="0in">
            <draw:object draw:notify-on-update-of-ranges="'Gatling 2.4'.A1:'Gatling 2.4'.A1 'Gatling 2.4'.B1:'Gatling 2.4'.B1 'Gatling 2.4'.A2:'Gatling 2.4'.A2 'Gatling 2.4'.B2:'Gatling 2.4'.B2 'Gatling 2.4'.A3:'Gatling 2.4'.A3 'Gatling 2.4'.B3:'Gatling 2.4'.B3 'Gatling 2.4'.A4:'Gatling 2.4'.A4 'Gatling 2.4'.B4:'Gatling 2.4'.B4 'Gatling 2.4'.A5:'Gatling 2.4'.A5 'Gatling 2.4'.B5:'Gatling 2.4'.B5 'Gatling 2.4'.A6:'Gatling 2.4'.A6 'Gatling 2.4'.B6:'Gatling 2.4'.B6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323968" calcext:value-type="float">
            <text:p>2323968</text:p>
          </table:table-cell>
          <table:table-cell table:formula="of:=[.B1]/300" office:value-type="float" office:value="7746.56" calcext:value-type="float">
            <text:p>7746.56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322686" calcext:value-type="float">
            <text:p>2322686</text:p>
          </table:table-cell>
          <table:table-cell table:formula="of:=[.B2]/300" office:value-type="float" office:value="7742.28666666667" calcext:value-type="float">
            <text:p>7742.28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336059" calcext:value-type="float">
            <text:p>2336059</text:p>
          </table:table-cell>
          <table:table-cell table:formula="of:=[.B3]/300" office:value-type="float" office:value="7786.86333333333" calcext:value-type="float">
            <text:p>7786.863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334234" calcext:value-type="float">
            <text:p>2334234</text:p>
          </table:table-cell>
          <table:table-cell table:formula="of:=[.B4]/300" office:value-type="float" office:value="7780.78" calcext:value-type="float">
            <text:p>7780.780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352479" calcext:value-type="float">
            <text:p>2352479</text:p>
          </table:table-cell>
          <table:table-cell table:formula="of:=[.B5]/300" office:value-type="float" office:value="7841.59666666667" calcext:value-type="float">
            <text:p>7841.59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333885.2" calcext:value-type="float">
            <text:p>2333885.2</text:p>
          </table:table-cell>
          <table:table-cell table:formula="of:=[.B6]/300" office:value-type="float" office:value="7779.61733333333" calcext:value-type="float">
            <text:p>7779.61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29793" calcext:value-type="float">
            <text:p>29793</text:p>
          </table:table-cell>
          <table:table-cell table:style-name="Default"/>
        </table:table-row>
      </table:table>
      <table:table table:name="Gatling 2.4 distr" table:style-name="ta1">
        <table:shapes>
          <draw:frame draw:z-index="0" draw:style-name="gr1" draw:text-style-name="P1" svg:width="9in" svg:height="4in" svg:x="2.7528in" svg:y="3.2803in">
            <draw:object draw:notify-on-update-of-ranges="'Gatling 2.4 distr'.A2:'Gatling 2.4 distr'.A32 'Gatling 2.4 distr'.Q2:'Gatling 2.4 distr'.Q32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624" calcext:value-type="float">
            <text:p>30624</text:p>
          </table:table-cell>
          <table:table-cell table:formula="of:=[.B3]-[.B2]" office:value-type="float" office:value="30624" calcext:value-type="float">
            <text:p>30624</text:p>
          </table:table-cell>
          <table:table-cell/>
          <table:table-cell office:value-type="float" office:value="29454" calcext:value-type="float">
            <text:p>29454</text:p>
          </table:table-cell>
          <table:table-cell table:formula="of:=[.E3]-[.E2]" office:value-type="float" office:value="29454" calcext:value-type="float">
            <text:p>29454</text:p>
          </table:table-cell>
          <table:table-cell/>
          <table:table-cell office:value-type="float" office:value="28117" calcext:value-type="float">
            <text:p>28117</text:p>
          </table:table-cell>
          <table:table-cell table:formula="of:=[.H3]-[.H2]" office:value-type="float" office:value="28117" calcext:value-type="float">
            <text:p>28117</text:p>
          </table:table-cell>
          <table:table-cell/>
          <table:table-cell office:value-type="float" office:value="27407" calcext:value-type="float">
            <text:p>27407</text:p>
          </table:table-cell>
          <table:table-cell table:formula="of:=[.K3]-[.K2]" office:value-type="float" office:value="27407" calcext:value-type="float">
            <text:p>27407</text:p>
          </table:table-cell>
          <table:table-cell/>
          <table:table-cell office:value-type="float" office:value="27878" calcext:value-type="float">
            <text:p>27878</text:p>
          </table:table-cell>
          <table:table-cell table:formula="of:=[.N3]-[.N2]" office:value-type="float" office:value="27878" calcext:value-type="float">
            <text:p>27878</text:p>
          </table:table-cell>
          <table:table-cell/>
          <table:table-cell table:formula="of:=AVERAGE([.C3];[.F3];[.I3];[.L3];[.O3])" office:value-type="float" office:value="28696" calcext:value-type="float">
            <text:p>286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446" calcext:value-type="float">
            <text:p>113446</text:p>
          </table:table-cell>
          <table:table-cell table:formula="of:=[.B4]-[.B3]" office:value-type="float" office:value="82822" calcext:value-type="float">
            <text:p>82822</text:p>
          </table:table-cell>
          <table:table-cell/>
          <table:table-cell office:value-type="float" office:value="106545" calcext:value-type="float">
            <text:p>106545</text:p>
          </table:table-cell>
          <table:table-cell table:formula="of:=[.E4]-[.E3]" office:value-type="float" office:value="77091" calcext:value-type="float">
            <text:p>77091</text:p>
          </table:table-cell>
          <table:table-cell/>
          <table:table-cell office:value-type="float" office:value="107634" calcext:value-type="float">
            <text:p>107634</text:p>
          </table:table-cell>
          <table:table-cell table:formula="of:=[.H4]-[.H3]" office:value-type="float" office:value="79517" calcext:value-type="float">
            <text:p>79517</text:p>
          </table:table-cell>
          <table:table-cell/>
          <table:table-cell office:value-type="float" office:value="109890" calcext:value-type="float">
            <text:p>109890</text:p>
          </table:table-cell>
          <table:table-cell table:formula="of:=[.K4]-[.K3]" office:value-type="float" office:value="82483" calcext:value-type="float">
            <text:p>82483</text:p>
          </table:table-cell>
          <table:table-cell/>
          <table:table-cell office:value-type="float" office:value="109626" calcext:value-type="float">
            <text:p>109626</text:p>
          </table:table-cell>
          <table:table-cell table:formula="of:=[.N4]-[.N3]" office:value-type="float" office:value="81748" calcext:value-type="float">
            <text:p>81748</text:p>
          </table:table-cell>
          <table:table-cell/>
          <table:table-cell table:formula="of:=AVERAGE([.C4];[.F4];[.I4];[.L4];[.O4])" office:value-type="float" office:value="80732.2" calcext:value-type="float">
            <text:p>80732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0791" calcext:value-type="float">
            <text:p>190791</text:p>
          </table:table-cell>
          <table:table-cell table:formula="of:=[.B5]-[.B4]" office:value-type="float" office:value="77345" calcext:value-type="float">
            <text:p>77345</text:p>
          </table:table-cell>
          <table:table-cell/>
          <table:table-cell office:value-type="float" office:value="186730" calcext:value-type="float">
            <text:p>186730</text:p>
          </table:table-cell>
          <table:table-cell table:formula="of:=[.E5]-[.E4]" office:value-type="float" office:value="80185" calcext:value-type="float">
            <text:p>80185</text:p>
          </table:table-cell>
          <table:table-cell/>
          <table:table-cell office:value-type="float" office:value="189284" calcext:value-type="float">
            <text:p>189284</text:p>
          </table:table-cell>
          <table:table-cell table:formula="of:=[.H5]-[.H4]" office:value-type="float" office:value="81650" calcext:value-type="float">
            <text:p>81650</text:p>
          </table:table-cell>
          <table:table-cell/>
          <table:table-cell office:value-type="float" office:value="190462" calcext:value-type="float">
            <text:p>190462</text:p>
          </table:table-cell>
          <table:table-cell table:formula="of:=[.K5]-[.K4]" office:value-type="float" office:value="80572" calcext:value-type="float">
            <text:p>80572</text:p>
          </table:table-cell>
          <table:table-cell/>
          <table:table-cell office:value-type="float" office:value="191218" calcext:value-type="float">
            <text:p>191218</text:p>
          </table:table-cell>
          <table:table-cell table:formula="of:=[.N5]-[.N4]" office:value-type="float" office:value="81592" calcext:value-type="float">
            <text:p>81592</text:p>
          </table:table-cell>
          <table:table-cell/>
          <table:table-cell table:formula="of:=AVERAGE([.C5];[.F5];[.I5];[.L5];[.O5])" office:value-type="float" office:value="80268.8" calcext:value-type="float">
            <text:p>80268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9143" calcext:value-type="float">
            <text:p>269143</text:p>
          </table:table-cell>
          <table:table-cell table:formula="of:=[.B6]-[.B5]" office:value-type="float" office:value="78352" calcext:value-type="float">
            <text:p>78352</text:p>
          </table:table-cell>
          <table:table-cell/>
          <table:table-cell office:value-type="float" office:value="267292" calcext:value-type="float">
            <text:p>267292</text:p>
          </table:table-cell>
          <table:table-cell table:formula="of:=[.E6]-[.E5]" office:value-type="float" office:value="80562" calcext:value-type="float">
            <text:p>80562</text:p>
          </table:table-cell>
          <table:table-cell/>
          <table:table-cell office:value-type="float" office:value="268049" calcext:value-type="float">
            <text:p>268049</text:p>
          </table:table-cell>
          <table:table-cell table:formula="of:=[.H6]-[.H5]" office:value-type="float" office:value="78765" calcext:value-type="float">
            <text:p>78765</text:p>
          </table:table-cell>
          <table:table-cell/>
          <table:table-cell office:value-type="float" office:value="271344" calcext:value-type="float">
            <text:p>271344</text:p>
          </table:table-cell>
          <table:table-cell table:formula="of:=[.K6]-[.K5]" office:value-type="float" office:value="80882" calcext:value-type="float">
            <text:p>80882</text:p>
          </table:table-cell>
          <table:table-cell/>
          <table:table-cell office:value-type="float" office:value="273086" calcext:value-type="float">
            <text:p>273086</text:p>
          </table:table-cell>
          <table:table-cell table:formula="of:=[.N6]-[.N5]" office:value-type="float" office:value="81868" calcext:value-type="float">
            <text:p>81868</text:p>
          </table:table-cell>
          <table:table-cell/>
          <table:table-cell table:formula="of:=AVERAGE([.C6];[.F6];[.I6];[.L6];[.O6])" office:value-type="float" office:value="80085.8" calcext:value-type="float">
            <text:p>80085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8401" calcext:value-type="float">
            <text:p>348401</text:p>
          </table:table-cell>
          <table:table-cell table:formula="of:=[.B7]-[.B6]" office:value-type="float" office:value="79258" calcext:value-type="float">
            <text:p>79258</text:p>
          </table:table-cell>
          <table:table-cell/>
          <table:table-cell office:value-type="float" office:value="344097" calcext:value-type="float">
            <text:p>344097</text:p>
          </table:table-cell>
          <table:table-cell table:formula="of:=[.E7]-[.E6]" office:value-type="float" office:value="76805" calcext:value-type="float">
            <text:p>76805</text:p>
          </table:table-cell>
          <table:table-cell/>
          <table:table-cell office:value-type="float" office:value="346749" calcext:value-type="float">
            <text:p>346749</text:p>
          </table:table-cell>
          <table:table-cell table:formula="of:=[.H7]-[.H6]" office:value-type="float" office:value="78700" calcext:value-type="float">
            <text:p>78700</text:p>
          </table:table-cell>
          <table:table-cell/>
          <table:table-cell office:value-type="float" office:value="348661" calcext:value-type="float">
            <text:p>348661</text:p>
          </table:table-cell>
          <table:table-cell table:formula="of:=[.K7]-[.K6]" office:value-type="float" office:value="77317" calcext:value-type="float">
            <text:p>77317</text:p>
          </table:table-cell>
          <table:table-cell/>
          <table:table-cell office:value-type="float" office:value="351196" calcext:value-type="float">
            <text:p>351196</text:p>
          </table:table-cell>
          <table:table-cell table:formula="of:=[.N7]-[.N6]" office:value-type="float" office:value="78110" calcext:value-type="float">
            <text:p>78110</text:p>
          </table:table-cell>
          <table:table-cell/>
          <table:table-cell table:formula="of:=AVERAGE([.C7];[.F7];[.I7];[.L7];[.O7])" office:value-type="float" office:value="78038" calcext:value-type="float">
            <text:p>780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6892" calcext:value-type="float">
            <text:p>426892</text:p>
          </table:table-cell>
          <table:table-cell table:formula="of:=[.B8]-[.B7]" office:value-type="float" office:value="78491" calcext:value-type="float">
            <text:p>78491</text:p>
          </table:table-cell>
          <table:table-cell/>
          <table:table-cell office:value-type="float" office:value="426533" calcext:value-type="float">
            <text:p>426533</text:p>
          </table:table-cell>
          <table:table-cell table:formula="of:=[.E8]-[.E7]" office:value-type="float" office:value="82436" calcext:value-type="float">
            <text:p>82436</text:p>
          </table:table-cell>
          <table:table-cell/>
          <table:table-cell office:value-type="float" office:value="426716" calcext:value-type="float">
            <text:p>426716</text:p>
          </table:table-cell>
          <table:table-cell table:formula="of:=[.H8]-[.H7]" office:value-type="float" office:value="79967" calcext:value-type="float">
            <text:p>79967</text:p>
          </table:table-cell>
          <table:table-cell/>
          <table:table-cell office:value-type="float" office:value="427960" calcext:value-type="float">
            <text:p>427960</text:p>
          </table:table-cell>
          <table:table-cell table:formula="of:=[.K8]-[.K7]" office:value-type="float" office:value="79299" calcext:value-type="float">
            <text:p>79299</text:p>
          </table:table-cell>
          <table:table-cell/>
          <table:table-cell office:value-type="float" office:value="428424" calcext:value-type="float">
            <text:p>428424</text:p>
          </table:table-cell>
          <table:table-cell table:formula="of:=[.N8]-[.N7]" office:value-type="float" office:value="77228" calcext:value-type="float">
            <text:p>77228</text:p>
          </table:table-cell>
          <table:table-cell/>
          <table:table-cell table:formula="of:=AVERAGE([.C8];[.F8];[.I8];[.L8];[.O8])" office:value-type="float" office:value="79484.2" calcext:value-type="float">
            <text:p>79484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7875" calcext:value-type="float">
            <text:p>507875</text:p>
          </table:table-cell>
          <table:table-cell table:formula="of:=[.B9]-[.B8]" office:value-type="float" office:value="80983" calcext:value-type="float">
            <text:p>80983</text:p>
          </table:table-cell>
          <table:table-cell/>
          <table:table-cell office:value-type="float" office:value="504894" calcext:value-type="float">
            <text:p>504894</text:p>
          </table:table-cell>
          <table:table-cell table:formula="of:=[.E9]-[.E8]" office:value-type="float" office:value="78361" calcext:value-type="float">
            <text:p>78361</text:p>
          </table:table-cell>
          <table:table-cell/>
          <table:table-cell office:value-type="float" office:value="508236" calcext:value-type="float">
            <text:p>508236</text:p>
          </table:table-cell>
          <table:table-cell table:formula="of:=[.H9]-[.H8]" office:value-type="float" office:value="81520" calcext:value-type="float">
            <text:p>81520</text:p>
          </table:table-cell>
          <table:table-cell/>
          <table:table-cell office:value-type="float" office:value="506225" calcext:value-type="float">
            <text:p>506225</text:p>
          </table:table-cell>
          <table:table-cell table:formula="of:=[.K9]-[.K8]" office:value-type="float" office:value="78265" calcext:value-type="float">
            <text:p>78265</text:p>
          </table:table-cell>
          <table:table-cell/>
          <table:table-cell office:value-type="float" office:value="508893" calcext:value-type="float">
            <text:p>508893</text:p>
          </table:table-cell>
          <table:table-cell table:formula="of:=[.N9]-[.N8]" office:value-type="float" office:value="80469" calcext:value-type="float">
            <text:p>80469</text:p>
          </table:table-cell>
          <table:table-cell/>
          <table:table-cell table:formula="of:=AVERAGE([.C9];[.F9];[.I9];[.L9];[.O9])" office:value-type="float" office:value="79919.6" calcext:value-type="float">
            <text:p>79919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6270" calcext:value-type="float">
            <text:p>586270</text:p>
          </table:table-cell>
          <table:table-cell table:formula="of:=[.B10]-[.B9]" office:value-type="float" office:value="78395" calcext:value-type="float">
            <text:p>78395</text:p>
          </table:table-cell>
          <table:table-cell/>
          <table:table-cell office:value-type="float" office:value="583087" calcext:value-type="float">
            <text:p>583087</text:p>
          </table:table-cell>
          <table:table-cell table:formula="of:=[.E10]-[.E9]" office:value-type="float" office:value="78193" calcext:value-type="float">
            <text:p>78193</text:p>
          </table:table-cell>
          <table:table-cell/>
          <table:table-cell office:value-type="float" office:value="586608" calcext:value-type="float">
            <text:p>586608</text:p>
          </table:table-cell>
          <table:table-cell table:formula="of:=[.H10]-[.H9]" office:value-type="float" office:value="78372" calcext:value-type="float">
            <text:p>78372</text:p>
          </table:table-cell>
          <table:table-cell/>
          <table:table-cell office:value-type="float" office:value="586440" calcext:value-type="float">
            <text:p>586440</text:p>
          </table:table-cell>
          <table:table-cell table:formula="of:=[.K10]-[.K9]" office:value-type="float" office:value="80215" calcext:value-type="float">
            <text:p>80215</text:p>
          </table:table-cell>
          <table:table-cell/>
          <table:table-cell office:value-type="float" office:value="589029" calcext:value-type="float">
            <text:p>589029</text:p>
          </table:table-cell>
          <table:table-cell table:formula="of:=[.N10]-[.N9]" office:value-type="float" office:value="80136" calcext:value-type="float">
            <text:p>80136</text:p>
          </table:table-cell>
          <table:table-cell/>
          <table:table-cell table:formula="of:=AVERAGE([.C10];[.F10];[.I10];[.L10];[.O10])" office:value-type="float" office:value="79062.2" calcext:value-type="float">
            <text:p>79062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5568" calcext:value-type="float">
            <text:p>665568</text:p>
          </table:table-cell>
          <table:table-cell table:formula="of:=[.B11]-[.B10]" office:value-type="float" office:value="79298" calcext:value-type="float">
            <text:p>79298</text:p>
          </table:table-cell>
          <table:table-cell/>
          <table:table-cell office:value-type="float" office:value="661219" calcext:value-type="float">
            <text:p>661219</text:p>
          </table:table-cell>
          <table:table-cell table:formula="of:=[.E11]-[.E10]" office:value-type="float" office:value="78132" calcext:value-type="float">
            <text:p>78132</text:p>
          </table:table-cell>
          <table:table-cell/>
          <table:table-cell office:value-type="float" office:value="662236" calcext:value-type="float">
            <text:p>662236</text:p>
          </table:table-cell>
          <table:table-cell table:formula="of:=[.H11]-[.H10]" office:value-type="float" office:value="75628" calcext:value-type="float">
            <text:p>75628</text:p>
          </table:table-cell>
          <table:table-cell/>
          <table:table-cell office:value-type="float" office:value="666745" calcext:value-type="float">
            <text:p>666745</text:p>
          </table:table-cell>
          <table:table-cell table:formula="of:=[.K11]-[.K10]" office:value-type="float" office:value="80305" calcext:value-type="float">
            <text:p>80305</text:p>
          </table:table-cell>
          <table:table-cell/>
          <table:table-cell office:value-type="float" office:value="668955" calcext:value-type="float">
            <text:p>668955</text:p>
          </table:table-cell>
          <table:table-cell table:formula="of:=[.N11]-[.N10]" office:value-type="float" office:value="79926" calcext:value-type="float">
            <text:p>79926</text:p>
          </table:table-cell>
          <table:table-cell/>
          <table:table-cell table:formula="of:=AVERAGE([.C11];[.F11];[.I11];[.L11];[.O11])" office:value-type="float" office:value="78657.8" calcext:value-type="float">
            <text:p>78657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43641" calcext:value-type="float">
            <text:p>743641</text:p>
          </table:table-cell>
          <table:table-cell table:formula="of:=[.B12]-[.B11]" office:value-type="float" office:value="78073" calcext:value-type="float">
            <text:p>78073</text:p>
          </table:table-cell>
          <table:table-cell/>
          <table:table-cell office:value-type="float" office:value="739096" calcext:value-type="float">
            <text:p>739096</text:p>
          </table:table-cell>
          <table:table-cell table:formula="of:=[.E12]-[.E11]" office:value-type="float" office:value="77877" calcext:value-type="float">
            <text:p>77877</text:p>
          </table:table-cell>
          <table:table-cell/>
          <table:table-cell office:value-type="float" office:value="743654" calcext:value-type="float">
            <text:p>743654</text:p>
          </table:table-cell>
          <table:table-cell table:formula="of:=[.H12]-[.H11]" office:value-type="float" office:value="81418" calcext:value-type="float">
            <text:p>81418</text:p>
          </table:table-cell>
          <table:table-cell/>
          <table:table-cell office:value-type="float" office:value="745868" calcext:value-type="float">
            <text:p>745868</text:p>
          </table:table-cell>
          <table:table-cell table:formula="of:=[.K12]-[.K11]" office:value-type="float" office:value="79123" calcext:value-type="float">
            <text:p>79123</text:p>
          </table:table-cell>
          <table:table-cell/>
          <table:table-cell office:value-type="float" office:value="749122" calcext:value-type="float">
            <text:p>749122</text:p>
          </table:table-cell>
          <table:table-cell table:formula="of:=[.N12]-[.N11]" office:value-type="float" office:value="80167" calcext:value-type="float">
            <text:p>80167</text:p>
          </table:table-cell>
          <table:table-cell/>
          <table:table-cell table:formula="of:=AVERAGE([.C12];[.F12];[.I12];[.L12];[.O12])" office:value-type="float" office:value="79331.6" calcext:value-type="float">
            <text:p>79331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22613" calcext:value-type="float">
            <text:p>822613</text:p>
          </table:table-cell>
          <table:table-cell table:formula="of:=[.B13]-[.B12]" office:value-type="float" office:value="78972" calcext:value-type="float">
            <text:p>78972</text:p>
          </table:table-cell>
          <table:table-cell/>
          <table:table-cell office:value-type="float" office:value="820678" calcext:value-type="float">
            <text:p>820678</text:p>
          </table:table-cell>
          <table:table-cell table:formula="of:=[.E13]-[.E12]" office:value-type="float" office:value="81582" calcext:value-type="float">
            <text:p>81582</text:p>
          </table:table-cell>
          <table:table-cell/>
          <table:table-cell office:value-type="float" office:value="822929" calcext:value-type="float">
            <text:p>822929</text:p>
          </table:table-cell>
          <table:table-cell table:formula="of:=[.H13]-[.H12]" office:value-type="float" office:value="79275" calcext:value-type="float">
            <text:p>79275</text:p>
          </table:table-cell>
          <table:table-cell/>
          <table:table-cell office:value-type="float" office:value="826238" calcext:value-type="float">
            <text:p>826238</text:p>
          </table:table-cell>
          <table:table-cell table:formula="of:=[.K13]-[.K12]" office:value-type="float" office:value="80370" calcext:value-type="float">
            <text:p>80370</text:p>
          </table:table-cell>
          <table:table-cell/>
          <table:table-cell office:value-type="float" office:value="825775" calcext:value-type="float">
            <text:p>825775</text:p>
          </table:table-cell>
          <table:table-cell table:formula="of:=[.N13]-[.N12]" office:value-type="float" office:value="76653" calcext:value-type="float">
            <text:p>76653</text:p>
          </table:table-cell>
          <table:table-cell/>
          <table:table-cell table:formula="of:=AVERAGE([.C13];[.F13];[.I13];[.L13];[.O13])" office:value-type="float" office:value="79370.4" calcext:value-type="float">
            <text:p>79370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2749" calcext:value-type="float">
            <text:p>902749</text:p>
          </table:table-cell>
          <table:table-cell table:formula="of:=[.B14]-[.B13]" office:value-type="float" office:value="80136" calcext:value-type="float">
            <text:p>80136</text:p>
          </table:table-cell>
          <table:table-cell/>
          <table:table-cell office:value-type="float" office:value="898983" calcext:value-type="float">
            <text:p>898983</text:p>
          </table:table-cell>
          <table:table-cell table:formula="of:=[.E14]-[.E13]" office:value-type="float" office:value="78305" calcext:value-type="float">
            <text:p>78305</text:p>
          </table:table-cell>
          <table:table-cell/>
          <table:table-cell office:value-type="float" office:value="901529" calcext:value-type="float">
            <text:p>901529</text:p>
          </table:table-cell>
          <table:table-cell table:formula="of:=[.H14]-[.H13]" office:value-type="float" office:value="78600" calcext:value-type="float">
            <text:p>78600</text:p>
          </table:table-cell>
          <table:table-cell/>
          <table:table-cell office:value-type="float" office:value="906800" calcext:value-type="float">
            <text:p>906800</text:p>
          </table:table-cell>
          <table:table-cell table:formula="of:=[.K14]-[.K13]" office:value-type="float" office:value="80562" calcext:value-type="float">
            <text:p>80562</text:p>
          </table:table-cell>
          <table:table-cell/>
          <table:table-cell office:value-type="float" office:value="904137" calcext:value-type="float">
            <text:p>904137</text:p>
          </table:table-cell>
          <table:table-cell table:formula="of:=[.N14]-[.N13]" office:value-type="float" office:value="78362" calcext:value-type="float">
            <text:p>78362</text:p>
          </table:table-cell>
          <table:table-cell/>
          <table:table-cell table:formula="of:=AVERAGE([.C14];[.F14];[.I14];[.L14];[.O14])" office:value-type="float" office:value="79193" calcext:value-type="float">
            <text:p>791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80732" calcext:value-type="float">
            <text:p>980732</text:p>
          </table:table-cell>
          <table:table-cell table:formula="of:=[.B15]-[.B14]" office:value-type="float" office:value="77983" calcext:value-type="float">
            <text:p>77983</text:p>
          </table:table-cell>
          <table:table-cell/>
          <table:table-cell office:value-type="float" office:value="977942" calcext:value-type="float">
            <text:p>977942</text:p>
          </table:table-cell>
          <table:table-cell table:formula="of:=[.E15]-[.E14]" office:value-type="float" office:value="78959" calcext:value-type="float">
            <text:p>78959</text:p>
          </table:table-cell>
          <table:table-cell/>
          <table:table-cell office:value-type="float" office:value="977858" calcext:value-type="float">
            <text:p>977858</text:p>
          </table:table-cell>
          <table:table-cell table:formula="of:=[.H15]-[.H14]" office:value-type="float" office:value="76329" calcext:value-type="float">
            <text:p>76329</text:p>
          </table:table-cell>
          <table:table-cell/>
          <table:table-cell office:value-type="float" office:value="984692" calcext:value-type="float">
            <text:p>984692</text:p>
          </table:table-cell>
          <table:table-cell table:formula="of:=[.K15]-[.K14]" office:value-type="float" office:value="77892" calcext:value-type="float">
            <text:p>77892</text:p>
          </table:table-cell>
          <table:table-cell/>
          <table:table-cell office:value-type="float" office:value="983724" calcext:value-type="float">
            <text:p>983724</text:p>
          </table:table-cell>
          <table:table-cell table:formula="of:=[.N15]-[.N14]" office:value-type="float" office:value="79587" calcext:value-type="float">
            <text:p>79587</text:p>
          </table:table-cell>
          <table:table-cell/>
          <table:table-cell table:formula="of:=AVERAGE([.C15];[.F15];[.I15];[.L15];[.O15])" office:value-type="float" office:value="78150" calcext:value-type="float">
            <text:p>7815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8143" calcext:value-type="float">
            <text:p>1058143</text:p>
          </table:table-cell>
          <table:table-cell table:formula="of:=[.B16]-[.B15]" office:value-type="float" office:value="77411" calcext:value-type="float">
            <text:p>77411</text:p>
          </table:table-cell>
          <table:table-cell/>
          <table:table-cell office:value-type="float" office:value="1054494" calcext:value-type="float">
            <text:p>1054494</text:p>
          </table:table-cell>
          <table:table-cell table:formula="of:=[.E16]-[.E15]" office:value-type="float" office:value="76552" calcext:value-type="float">
            <text:p>76552</text:p>
          </table:table-cell>
          <table:table-cell/>
          <table:table-cell office:value-type="float" office:value="1059188" calcext:value-type="float">
            <text:p>1059188</text:p>
          </table:table-cell>
          <table:table-cell table:formula="of:=[.H16]-[.H15]" office:value-type="float" office:value="81330" calcext:value-type="float">
            <text:p>81330</text:p>
          </table:table-cell>
          <table:table-cell/>
          <table:table-cell office:value-type="float" office:value="1066078" calcext:value-type="float">
            <text:p>1066078</text:p>
          </table:table-cell>
          <table:table-cell table:formula="of:=[.K16]-[.K15]" office:value-type="float" office:value="81386" calcext:value-type="float">
            <text:p>81386</text:p>
          </table:table-cell>
          <table:table-cell/>
          <table:table-cell office:value-type="float" office:value="1066005" calcext:value-type="float">
            <text:p>1066005</text:p>
          </table:table-cell>
          <table:table-cell table:formula="of:=[.N16]-[.N15]" office:value-type="float" office:value="82281" calcext:value-type="float">
            <text:p>82281</text:p>
          </table:table-cell>
          <table:table-cell/>
          <table:table-cell table:formula="of:=AVERAGE([.C16];[.F16];[.I16];[.L16];[.O16])" office:value-type="float" office:value="79792" calcext:value-type="float">
            <text:p>79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37267" calcext:value-type="float">
            <text:p>1137267</text:p>
          </table:table-cell>
          <table:table-cell table:formula="of:=[.B17]-[.B16]" office:value-type="float" office:value="79124" calcext:value-type="float">
            <text:p>79124</text:p>
          </table:table-cell>
          <table:table-cell/>
          <table:table-cell office:value-type="float" office:value="1131413" calcext:value-type="float">
            <text:p>1131413</text:p>
          </table:table-cell>
          <table:table-cell table:formula="of:=[.E17]-[.E16]" office:value-type="float" office:value="76919" calcext:value-type="float">
            <text:p>76919</text:p>
          </table:table-cell>
          <table:table-cell/>
          <table:table-cell office:value-type="float" office:value="1138278" calcext:value-type="float">
            <text:p>1138278</text:p>
          </table:table-cell>
          <table:table-cell table:formula="of:=[.H17]-[.H16]" office:value-type="float" office:value="79090" calcext:value-type="float">
            <text:p>79090</text:p>
          </table:table-cell>
          <table:table-cell/>
          <table:table-cell office:value-type="float" office:value="1144822" calcext:value-type="float">
            <text:p>1144822</text:p>
          </table:table-cell>
          <table:table-cell table:formula="of:=[.K17]-[.K16]" office:value-type="float" office:value="78744" calcext:value-type="float">
            <text:p>78744</text:p>
          </table:table-cell>
          <table:table-cell/>
          <table:table-cell office:value-type="float" office:value="1148399" calcext:value-type="float">
            <text:p>1148399</text:p>
          </table:table-cell>
          <table:table-cell table:formula="of:=[.N17]-[.N16]" office:value-type="float" office:value="82394" calcext:value-type="float">
            <text:p>82394</text:p>
          </table:table-cell>
          <table:table-cell/>
          <table:table-cell table:formula="of:=AVERAGE([.C17];[.F17];[.I17];[.L17];[.O17])" office:value-type="float" office:value="79254.2" calcext:value-type="float">
            <text:p>79254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16620" calcext:value-type="float">
            <text:p>1216620</text:p>
          </table:table-cell>
          <table:table-cell table:formula="of:=[.B18]-[.B17]" office:value-type="float" office:value="79353" calcext:value-type="float">
            <text:p>79353</text:p>
          </table:table-cell>
          <table:table-cell/>
          <table:table-cell office:value-type="float" office:value="1213201" calcext:value-type="float">
            <text:p>1213201</text:p>
          </table:table-cell>
          <table:table-cell table:formula="of:=[.E18]-[.E17]" office:value-type="float" office:value="81788" calcext:value-type="float">
            <text:p>81788</text:p>
          </table:table-cell>
          <table:table-cell/>
          <table:table-cell office:value-type="float" office:value="1217814" calcext:value-type="float">
            <text:p>1217814</text:p>
          </table:table-cell>
          <table:table-cell table:formula="of:=[.H18]-[.H17]" office:value-type="float" office:value="79536" calcext:value-type="float">
            <text:p>79536</text:p>
          </table:table-cell>
          <table:table-cell/>
          <table:table-cell office:value-type="float" office:value="1225735" calcext:value-type="float">
            <text:p>1225735</text:p>
          </table:table-cell>
          <table:table-cell table:formula="of:=[.K18]-[.K17]" office:value-type="float" office:value="80913" calcext:value-type="float">
            <text:p>80913</text:p>
          </table:table-cell>
          <table:table-cell/>
          <table:table-cell office:value-type="float" office:value="1229819" calcext:value-type="float">
            <text:p>1229819</text:p>
          </table:table-cell>
          <table:table-cell table:formula="of:=[.N18]-[.N17]" office:value-type="float" office:value="81420" calcext:value-type="float">
            <text:p>81420</text:p>
          </table:table-cell>
          <table:table-cell/>
          <table:table-cell table:formula="of:=AVERAGE([.C18];[.F18];[.I18];[.L18];[.O18])" office:value-type="float" office:value="80602" calcext:value-type="float">
            <text:p>806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5577" calcext:value-type="float">
            <text:p>1295577</text:p>
          </table:table-cell>
          <table:table-cell table:formula="of:=[.B19]-[.B18]" office:value-type="float" office:value="78957" calcext:value-type="float">
            <text:p>78957</text:p>
          </table:table-cell>
          <table:table-cell/>
          <table:table-cell office:value-type="float" office:value="1292675" calcext:value-type="float">
            <text:p>1292675</text:p>
          </table:table-cell>
          <table:table-cell table:formula="of:=[.E19]-[.E18]" office:value-type="float" office:value="79474" calcext:value-type="float">
            <text:p>79474</text:p>
          </table:table-cell>
          <table:table-cell/>
          <table:table-cell office:value-type="float" office:value="1296839" calcext:value-type="float">
            <text:p>1296839</text:p>
          </table:table-cell>
          <table:table-cell table:formula="of:=[.H19]-[.H18]" office:value-type="float" office:value="79025" calcext:value-type="float">
            <text:p>79025</text:p>
          </table:table-cell>
          <table:table-cell/>
          <table:table-cell office:value-type="float" office:value="1305629" calcext:value-type="float">
            <text:p>1305629</text:p>
          </table:table-cell>
          <table:table-cell table:formula="of:=[.K19]-[.K18]" office:value-type="float" office:value="79894" calcext:value-type="float">
            <text:p>79894</text:p>
          </table:table-cell>
          <table:table-cell/>
          <table:table-cell office:value-type="float" office:value="1309795" calcext:value-type="float">
            <text:p>1309795</text:p>
          </table:table-cell>
          <table:table-cell table:formula="of:=[.N19]-[.N18]" office:value-type="float" office:value="79976" calcext:value-type="float">
            <text:p>79976</text:p>
          </table:table-cell>
          <table:table-cell/>
          <table:table-cell table:formula="of:=AVERAGE([.C19];[.F19];[.I19];[.L19];[.O19])" office:value-type="float" office:value="79465.2" calcext:value-type="float">
            <text:p>79465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74637" calcext:value-type="float">
            <text:p>1374637</text:p>
          </table:table-cell>
          <table:table-cell table:formula="of:=[.B20]-[.B19]" office:value-type="float" office:value="79060" calcext:value-type="float">
            <text:p>79060</text:p>
          </table:table-cell>
          <table:table-cell/>
          <table:table-cell office:value-type="float" office:value="1372522" calcext:value-type="float">
            <text:p>1372522</text:p>
          </table:table-cell>
          <table:table-cell table:formula="of:=[.E20]-[.E19]" office:value-type="float" office:value="79847" calcext:value-type="float">
            <text:p>79847</text:p>
          </table:table-cell>
          <table:table-cell/>
          <table:table-cell office:value-type="float" office:value="1377870" calcext:value-type="float">
            <text:p>1377870</text:p>
          </table:table-cell>
          <table:table-cell table:formula="of:=[.H20]-[.H19]" office:value-type="float" office:value="81031" calcext:value-type="float">
            <text:p>81031</text:p>
          </table:table-cell>
          <table:table-cell/>
          <table:table-cell office:value-type="float" office:value="1384385" calcext:value-type="float">
            <text:p>1384385</text:p>
          </table:table-cell>
          <table:table-cell table:formula="of:=[.K20]-[.K19]" office:value-type="float" office:value="78756" calcext:value-type="float">
            <text:p>78756</text:p>
          </table:table-cell>
          <table:table-cell/>
          <table:table-cell office:value-type="float" office:value="1390760" calcext:value-type="float">
            <text:p>1390760</text:p>
          </table:table-cell>
          <table:table-cell table:formula="of:=[.N20]-[.N19]" office:value-type="float" office:value="80965" calcext:value-type="float">
            <text:p>80965</text:p>
          </table:table-cell>
          <table:table-cell/>
          <table:table-cell table:formula="of:=AVERAGE([.C20];[.F20];[.I20];[.L20];[.O20])" office:value-type="float" office:value="79931.8" calcext:value-type="float">
            <text:p>79931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2707" calcext:value-type="float">
            <text:p>1452707</text:p>
          </table:table-cell>
          <table:table-cell table:formula="of:=[.B21]-[.B20]" office:value-type="float" office:value="78070" calcext:value-type="float">
            <text:p>78070</text:p>
          </table:table-cell>
          <table:table-cell/>
          <table:table-cell office:value-type="float" office:value="1453994" calcext:value-type="float">
            <text:p>1453994</text:p>
          </table:table-cell>
          <table:table-cell table:formula="of:=[.E21]-[.E20]" office:value-type="float" office:value="81472" calcext:value-type="float">
            <text:p>81472</text:p>
          </table:table-cell>
          <table:table-cell/>
          <table:table-cell office:value-type="float" office:value="1458163" calcext:value-type="float">
            <text:p>1458163</text:p>
          </table:table-cell>
          <table:table-cell table:formula="of:=[.H21]-[.H20]" office:value-type="float" office:value="80293" calcext:value-type="float">
            <text:p>80293</text:p>
          </table:table-cell>
          <table:table-cell/>
          <table:table-cell office:value-type="float" office:value="1464846" calcext:value-type="float">
            <text:p>1464846</text:p>
          </table:table-cell>
          <table:table-cell table:formula="of:=[.K21]-[.K20]" office:value-type="float" office:value="80461" calcext:value-type="float">
            <text:p>80461</text:p>
          </table:table-cell>
          <table:table-cell/>
          <table:table-cell office:value-type="float" office:value="1470419" calcext:value-type="float">
            <text:p>1470419</text:p>
          </table:table-cell>
          <table:table-cell table:formula="of:=[.N21]-[.N20]" office:value-type="float" office:value="79659" calcext:value-type="float">
            <text:p>79659</text:p>
          </table:table-cell>
          <table:table-cell/>
          <table:table-cell table:formula="of:=AVERAGE([.C21];[.F21];[.I21];[.L21];[.O21])" office:value-type="float" office:value="79991" calcext:value-type="float">
            <text:p>799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31665" calcext:value-type="float">
            <text:p>1531665</text:p>
          </table:table-cell>
          <table:table-cell table:formula="of:=[.B22]-[.B21]" office:value-type="float" office:value="78958" calcext:value-type="float">
            <text:p>78958</text:p>
          </table:table-cell>
          <table:table-cell/>
          <table:table-cell office:value-type="float" office:value="1533258" calcext:value-type="float">
            <text:p>1533258</text:p>
          </table:table-cell>
          <table:table-cell table:formula="of:=[.E22]-[.E21]" office:value-type="float" office:value="79264" calcext:value-type="float">
            <text:p>79264</text:p>
          </table:table-cell>
          <table:table-cell/>
          <table:table-cell office:value-type="float" office:value="1539483" calcext:value-type="float">
            <text:p>1539483</text:p>
          </table:table-cell>
          <table:table-cell table:formula="of:=[.H22]-[.H21]" office:value-type="float" office:value="81320" calcext:value-type="float">
            <text:p>81320</text:p>
          </table:table-cell>
          <table:table-cell/>
          <table:table-cell office:value-type="float" office:value="1543953" calcext:value-type="float">
            <text:p>1543953</text:p>
          </table:table-cell>
          <table:table-cell table:formula="of:=[.K22]-[.K21]" office:value-type="float" office:value="79107" calcext:value-type="float">
            <text:p>79107</text:p>
          </table:table-cell>
          <table:table-cell/>
          <table:table-cell office:value-type="float" office:value="1550433" calcext:value-type="float">
            <text:p>1550433</text:p>
          </table:table-cell>
          <table:table-cell table:formula="of:=[.N22]-[.N21]" office:value-type="float" office:value="80014" calcext:value-type="float">
            <text:p>80014</text:p>
          </table:table-cell>
          <table:table-cell/>
          <table:table-cell table:formula="of:=AVERAGE([.C22];[.F22];[.I22];[.L22];[.O22])" office:value-type="float" office:value="79732.6" calcext:value-type="float">
            <text:p>79732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10961" calcext:value-type="float">
            <text:p>1610961</text:p>
          </table:table-cell>
          <table:table-cell table:formula="of:=[.B23]-[.B22]" office:value-type="float" office:value="79296" calcext:value-type="float">
            <text:p>79296</text:p>
          </table:table-cell>
          <table:table-cell/>
          <table:table-cell office:value-type="float" office:value="1612936" calcext:value-type="float">
            <text:p>1612936</text:p>
          </table:table-cell>
          <table:table-cell table:formula="of:=[.E23]-[.E22]" office:value-type="float" office:value="79678" calcext:value-type="float">
            <text:p>79678</text:p>
          </table:table-cell>
          <table:table-cell/>
          <table:table-cell office:value-type="float" office:value="1619941" calcext:value-type="float">
            <text:p>1619941</text:p>
          </table:table-cell>
          <table:table-cell table:formula="of:=[.H23]-[.H22]" office:value-type="float" office:value="80458" calcext:value-type="float">
            <text:p>80458</text:p>
          </table:table-cell>
          <table:table-cell/>
          <table:table-cell office:value-type="float" office:value="1623753" calcext:value-type="float">
            <text:p>1623753</text:p>
          </table:table-cell>
          <table:table-cell table:formula="of:=[.K23]-[.K22]" office:value-type="float" office:value="79800" calcext:value-type="float">
            <text:p>79800</text:p>
          </table:table-cell>
          <table:table-cell/>
          <table:table-cell office:value-type="float" office:value="1628967" calcext:value-type="float">
            <text:p>1628967</text:p>
          </table:table-cell>
          <table:table-cell table:formula="of:=[.N23]-[.N22]" office:value-type="float" office:value="78534" calcext:value-type="float">
            <text:p>78534</text:p>
          </table:table-cell>
          <table:table-cell/>
          <table:table-cell table:formula="of:=AVERAGE([.C23];[.F23];[.I23];[.L23];[.O23])" office:value-type="float" office:value="79553.2" calcext:value-type="float">
            <text:p>79553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89961" calcext:value-type="float">
            <text:p>1689961</text:p>
          </table:table-cell>
          <table:table-cell table:formula="of:=[.B24]-[.B23]" office:value-type="float" office:value="79000" calcext:value-type="float">
            <text:p>79000</text:p>
          </table:table-cell>
          <table:table-cell/>
          <table:table-cell office:value-type="float" office:value="1690904" calcext:value-type="float">
            <text:p>1690904</text:p>
          </table:table-cell>
          <table:table-cell table:formula="of:=[.E24]-[.E23]" office:value-type="float" office:value="77968" calcext:value-type="float">
            <text:p>77968</text:p>
          </table:table-cell>
          <table:table-cell/>
          <table:table-cell office:value-type="float" office:value="1700188" calcext:value-type="float">
            <text:p>1700188</text:p>
          </table:table-cell>
          <table:table-cell table:formula="of:=[.H24]-[.H23]" office:value-type="float" office:value="80247" calcext:value-type="float">
            <text:p>80247</text:p>
          </table:table-cell>
          <table:table-cell/>
          <table:table-cell office:value-type="float" office:value="1705831" calcext:value-type="float">
            <text:p>1705831</text:p>
          </table:table-cell>
          <table:table-cell table:formula="of:=[.K24]-[.K23]" office:value-type="float" office:value="82078" calcext:value-type="float">
            <text:p>82078</text:p>
          </table:table-cell>
          <table:table-cell/>
          <table:table-cell office:value-type="float" office:value="1710753" calcext:value-type="float">
            <text:p>1710753</text:p>
          </table:table-cell>
          <table:table-cell table:formula="of:=[.N24]-[.N23]" office:value-type="float" office:value="81786" calcext:value-type="float">
            <text:p>81786</text:p>
          </table:table-cell>
          <table:table-cell/>
          <table:table-cell table:formula="of:=AVERAGE([.C24];[.F24];[.I24];[.L24];[.O24])" office:value-type="float" office:value="80215.8" calcext:value-type="float">
            <text:p>80215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67622" calcext:value-type="float">
            <text:p>1767622</text:p>
          </table:table-cell>
          <table:table-cell table:formula="of:=[.B25]-[.B24]" office:value-type="float" office:value="77661" calcext:value-type="float">
            <text:p>77661</text:p>
          </table:table-cell>
          <table:table-cell/>
          <table:table-cell office:value-type="float" office:value="1768579" calcext:value-type="float">
            <text:p>1768579</text:p>
          </table:table-cell>
          <table:table-cell table:formula="of:=[.E25]-[.E24]" office:value-type="float" office:value="77675" calcext:value-type="float">
            <text:p>77675</text:p>
          </table:table-cell>
          <table:table-cell/>
          <table:table-cell office:value-type="float" office:value="1776854" calcext:value-type="float">
            <text:p>1776854</text:p>
          </table:table-cell>
          <table:table-cell table:formula="of:=[.H25]-[.H24]" office:value-type="float" office:value="76666" calcext:value-type="float">
            <text:p>76666</text:p>
          </table:table-cell>
          <table:table-cell/>
          <table:table-cell office:value-type="float" office:value="1786532" calcext:value-type="float">
            <text:p>1786532</text:p>
          </table:table-cell>
          <table:table-cell table:formula="of:=[.K25]-[.K24]" office:value-type="float" office:value="80701" calcext:value-type="float">
            <text:p>80701</text:p>
          </table:table-cell>
          <table:table-cell/>
          <table:table-cell office:value-type="float" office:value="1791374" calcext:value-type="float">
            <text:p>1791374</text:p>
          </table:table-cell>
          <table:table-cell table:formula="of:=[.N25]-[.N24]" office:value-type="float" office:value="80621" calcext:value-type="float">
            <text:p>80621</text:p>
          </table:table-cell>
          <table:table-cell/>
          <table:table-cell table:formula="of:=AVERAGE([.C25];[.F25];[.I25];[.L25];[.O25])" office:value-type="float" office:value="78664.8" calcext:value-type="float">
            <text:p>78664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45198" calcext:value-type="float">
            <text:p>1845198</text:p>
          </table:table-cell>
          <table:table-cell table:formula="of:=[.B26]-[.B25]" office:value-type="float" office:value="77576" calcext:value-type="float">
            <text:p>77576</text:p>
          </table:table-cell>
          <table:table-cell/>
          <table:table-cell office:value-type="float" office:value="1846554" calcext:value-type="float">
            <text:p>1846554</text:p>
          </table:table-cell>
          <table:table-cell table:formula="of:=[.E26]-[.E25]" office:value-type="float" office:value="77975" calcext:value-type="float">
            <text:p>77975</text:p>
          </table:table-cell>
          <table:table-cell/>
          <table:table-cell office:value-type="float" office:value="1857502" calcext:value-type="float">
            <text:p>1857502</text:p>
          </table:table-cell>
          <table:table-cell table:formula="of:=[.H26]-[.H25]" office:value-type="float" office:value="80648" calcext:value-type="float">
            <text:p>80648</text:p>
          </table:table-cell>
          <table:table-cell/>
          <table:table-cell office:value-type="float" office:value="1863996" calcext:value-type="float">
            <text:p>1863996</text:p>
          </table:table-cell>
          <table:table-cell table:formula="of:=[.K26]-[.K25]" office:value-type="float" office:value="77464" calcext:value-type="float">
            <text:p>77464</text:p>
          </table:table-cell>
          <table:table-cell/>
          <table:table-cell office:value-type="float" office:value="1870919" calcext:value-type="float">
            <text:p>1870919</text:p>
          </table:table-cell>
          <table:table-cell table:formula="of:=[.N26]-[.N25]" office:value-type="float" office:value="79545" calcext:value-type="float">
            <text:p>79545</text:p>
          </table:table-cell>
          <table:table-cell/>
          <table:table-cell table:formula="of:=AVERAGE([.C26];[.F26];[.I26];[.L26];[.O26])" office:value-type="float" office:value="78641.6" calcext:value-type="float">
            <text:p>78641.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23854" calcext:value-type="float">
            <text:p>1923854</text:p>
          </table:table-cell>
          <table:table-cell table:formula="of:=[.B27]-[.B26]" office:value-type="float" office:value="78656" calcext:value-type="float">
            <text:p>78656</text:p>
          </table:table-cell>
          <table:table-cell/>
          <table:table-cell office:value-type="float" office:value="1928220" calcext:value-type="float">
            <text:p>1928220</text:p>
          </table:table-cell>
          <table:table-cell table:formula="of:=[.E27]-[.E26]" office:value-type="float" office:value="81666" calcext:value-type="float">
            <text:p>81666</text:p>
          </table:table-cell>
          <table:table-cell/>
          <table:table-cell office:value-type="float" office:value="1937842" calcext:value-type="float">
            <text:p>1937842</text:p>
          </table:table-cell>
          <table:table-cell table:formula="of:=[.H27]-[.H26]" office:value-type="float" office:value="80340" calcext:value-type="float">
            <text:p>80340</text:p>
          </table:table-cell>
          <table:table-cell/>
          <table:table-cell office:value-type="float" office:value="1939183" calcext:value-type="float">
            <text:p>1939183</text:p>
          </table:table-cell>
          <table:table-cell table:formula="of:=[.K27]-[.K26]" office:value-type="float" office:value="75187" calcext:value-type="float">
            <text:p>75187</text:p>
          </table:table-cell>
          <table:table-cell/>
          <table:table-cell office:value-type="float" office:value="1952328" calcext:value-type="float">
            <text:p>1952328</text:p>
          </table:table-cell>
          <table:table-cell table:formula="of:=[.N27]-[.N26]" office:value-type="float" office:value="81409" calcext:value-type="float">
            <text:p>81409</text:p>
          </table:table-cell>
          <table:table-cell/>
          <table:table-cell table:formula="of:=AVERAGE([.C27];[.F27];[.I27];[.L27];[.O27])" office:value-type="float" office:value="79451.6" calcext:value-type="float">
            <text:p>79451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03772" calcext:value-type="float">
            <text:p>2003772</text:p>
          </table:table-cell>
          <table:table-cell table:formula="of:=[.B28]-[.B27]" office:value-type="float" office:value="79918" calcext:value-type="float">
            <text:p>79918</text:p>
          </table:table-cell>
          <table:table-cell/>
          <table:table-cell office:value-type="float" office:value="2006706" calcext:value-type="float">
            <text:p>2006706</text:p>
          </table:table-cell>
          <table:table-cell table:formula="of:=[.E28]-[.E27]" office:value-type="float" office:value="78486" calcext:value-type="float">
            <text:p>78486</text:p>
          </table:table-cell>
          <table:table-cell/>
          <table:table-cell office:value-type="float" office:value="2017247" calcext:value-type="float">
            <text:p>2017247</text:p>
          </table:table-cell>
          <table:table-cell table:formula="of:=[.H28]-[.H27]" office:value-type="float" office:value="79405" calcext:value-type="float">
            <text:p>79405</text:p>
          </table:table-cell>
          <table:table-cell/>
          <table:table-cell office:value-type="float" office:value="2016608" calcext:value-type="float">
            <text:p>2016608</text:p>
          </table:table-cell>
          <table:table-cell table:formula="of:=[.K28]-[.K27]" office:value-type="float" office:value="77425" calcext:value-type="float">
            <text:p>77425</text:p>
          </table:table-cell>
          <table:table-cell/>
          <table:table-cell office:value-type="float" office:value="2033761" calcext:value-type="float">
            <text:p>2033761</text:p>
          </table:table-cell>
          <table:table-cell table:formula="of:=[.N28]-[.N27]" office:value-type="float" office:value="81433" calcext:value-type="float">
            <text:p>81433</text:p>
          </table:table-cell>
          <table:table-cell/>
          <table:table-cell table:formula="of:=AVERAGE([.C28];[.F28];[.I28];[.L28];[.O28])" office:value-type="float" office:value="79333.4" calcext:value-type="float">
            <text:p>79333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082473" calcext:value-type="float">
            <text:p>2082473</text:p>
          </table:table-cell>
          <table:table-cell table:formula="of:=[.B29]-[.B28]" office:value-type="float" office:value="78701" calcext:value-type="float">
            <text:p>78701</text:p>
          </table:table-cell>
          <table:table-cell/>
          <table:table-cell office:value-type="float" office:value="2084229" calcext:value-type="float">
            <text:p>2084229</text:p>
          </table:table-cell>
          <table:table-cell table:formula="of:=[.E29]-[.E28]" office:value-type="float" office:value="77523" calcext:value-type="float">
            <text:p>77523</text:p>
          </table:table-cell>
          <table:table-cell/>
          <table:table-cell office:value-type="float" office:value="2094896" calcext:value-type="float">
            <text:p>2094896</text:p>
          </table:table-cell>
          <table:table-cell table:formula="of:=[.H29]-[.H28]" office:value-type="float" office:value="77649" calcext:value-type="float">
            <text:p>77649</text:p>
          </table:table-cell>
          <table:table-cell/>
          <table:table-cell office:value-type="float" office:value="2094908" calcext:value-type="float">
            <text:p>2094908</text:p>
          </table:table-cell>
          <table:table-cell table:formula="of:=[.K29]-[.K28]" office:value-type="float" office:value="78300" calcext:value-type="float">
            <text:p>78300</text:p>
          </table:table-cell>
          <table:table-cell/>
          <table:table-cell office:value-type="float" office:value="2114088" calcext:value-type="float">
            <text:p>2114088</text:p>
          </table:table-cell>
          <table:table-cell table:formula="of:=[.N29]-[.N28]" office:value-type="float" office:value="80327" calcext:value-type="float">
            <text:p>80327</text:p>
          </table:table-cell>
          <table:table-cell/>
          <table:table-cell table:formula="of:=AVERAGE([.C29];[.F29];[.I29];[.L29];[.O29])" office:value-type="float" office:value="78500" calcext:value-type="float">
            <text:p>785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164024" calcext:value-type="float">
            <text:p>2164024</text:p>
          </table:table-cell>
          <table:table-cell table:formula="of:=[.B30]-[.B29]" office:value-type="float" office:value="81551" calcext:value-type="float">
            <text:p>81551</text:p>
          </table:table-cell>
          <table:table-cell/>
          <table:table-cell office:value-type="float" office:value="2162790" calcext:value-type="float">
            <text:p>2162790</text:p>
          </table:table-cell>
          <table:table-cell table:formula="of:=[.E30]-[.E29]" office:value-type="float" office:value="78561" calcext:value-type="float">
            <text:p>78561</text:p>
          </table:table-cell>
          <table:table-cell/>
          <table:table-cell office:value-type="float" office:value="2174042" calcext:value-type="float">
            <text:p>2174042</text:p>
          </table:table-cell>
          <table:table-cell table:formula="of:=[.H30]-[.H29]" office:value-type="float" office:value="79146" calcext:value-type="float">
            <text:p>79146</text:p>
          </table:table-cell>
          <table:table-cell/>
          <table:table-cell office:value-type="float" office:value="2175828" calcext:value-type="float">
            <text:p>2175828</text:p>
          </table:table-cell>
          <table:table-cell table:formula="of:=[.K30]-[.K29]" office:value-type="float" office:value="80920" calcext:value-type="float">
            <text:p>80920</text:p>
          </table:table-cell>
          <table:table-cell/>
          <table:table-cell office:value-type="float" office:value="2194933" calcext:value-type="float">
            <text:p>2194933</text:p>
          </table:table-cell>
          <table:table-cell table:formula="of:=[.N30]-[.N29]" office:value-type="float" office:value="80845" calcext:value-type="float">
            <text:p>80845</text:p>
          </table:table-cell>
          <table:table-cell/>
          <table:table-cell table:formula="of:=AVERAGE([.C30];[.F30];[.I30];[.L30];[.O30])" office:value-type="float" office:value="80204.6" calcext:value-type="float">
            <text:p>80204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43764" calcext:value-type="float">
            <text:p>2243764</text:p>
          </table:table-cell>
          <table:table-cell table:formula="of:=[.B31]-[.B30]" office:value-type="float" office:value="79740" calcext:value-type="float">
            <text:p>79740</text:p>
          </table:table-cell>
          <table:table-cell/>
          <table:table-cell office:value-type="float" office:value="2241974" calcext:value-type="float">
            <text:p>2241974</text:p>
          </table:table-cell>
          <table:table-cell table:formula="of:=[.E31]-[.E30]" office:value-type="float" office:value="79184" calcext:value-type="float">
            <text:p>79184</text:p>
          </table:table-cell>
          <table:table-cell/>
          <table:table-cell office:value-type="float" office:value="2255239" calcext:value-type="float">
            <text:p>2255239</text:p>
          </table:table-cell>
          <table:table-cell table:formula="of:=[.H31]-[.H30]" office:value-type="float" office:value="81197" calcext:value-type="float">
            <text:p>81197</text:p>
          </table:table-cell>
          <table:table-cell/>
          <table:table-cell office:value-type="float" office:value="2254214" calcext:value-type="float">
            <text:p>2254214</text:p>
          </table:table-cell>
          <table:table-cell table:formula="of:=[.K31]-[.K30]" office:value-type="float" office:value="78386" calcext:value-type="float">
            <text:p>78386</text:p>
          </table:table-cell>
          <table:table-cell/>
          <table:table-cell office:value-type="float" office:value="2273490" calcext:value-type="float">
            <text:p>2273490</text:p>
          </table:table-cell>
          <table:table-cell table:formula="of:=[.N31]-[.N30]" office:value-type="float" office:value="78557" calcext:value-type="float">
            <text:p>78557</text:p>
          </table:table-cell>
          <table:table-cell/>
          <table:table-cell table:formula="of:=AVERAGE([.C31];[.F31];[.I31];[.L31];[.O31])" office:value-type="float" office:value="79412.8" calcext:value-type="float">
            <text:p>79412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23968" calcext:value-type="float">
            <text:p>2323968</text:p>
          </table:table-cell>
          <table:table-cell table:formula="of:=[.B32]-[.B31]" office:value-type="float" office:value="80204" calcext:value-type="float">
            <text:p>80204</text:p>
          </table:table-cell>
          <table:table-cell/>
          <table:table-cell office:value-type="float" office:value="2322686" calcext:value-type="float">
            <text:p>2322686</text:p>
          </table:table-cell>
          <table:table-cell table:formula="of:=[.E32]-[.E31]" office:value-type="float" office:value="80712" calcext:value-type="float">
            <text:p>80712</text:p>
          </table:table-cell>
          <table:table-cell/>
          <table:table-cell office:value-type="float" office:value="2336059" calcext:value-type="float">
            <text:p>2336059</text:p>
          </table:table-cell>
          <table:table-cell table:formula="of:=[.H32]-[.H31]" office:value-type="float" office:value="80820" calcext:value-type="float">
            <text:p>80820</text:p>
          </table:table-cell>
          <table:table-cell/>
          <table:table-cell office:value-type="float" office:value="2334234" calcext:value-type="float">
            <text:p>2334234</text:p>
          </table:table-cell>
          <table:table-cell table:formula="of:=[.K32]-[.K31]" office:value-type="float" office:value="80020" calcext:value-type="float">
            <text:p>80020</text:p>
          </table:table-cell>
          <table:table-cell/>
          <table:table-cell office:value-type="float" office:value="2352479" calcext:value-type="float">
            <text:p>2352479</text:p>
          </table:table-cell>
          <table:table-cell table:formula="of:=[.N32]-[.N31]" office:value-type="float" office:value="78989" calcext:value-type="float">
            <text:p>78989</text:p>
          </table:table-cell>
          <table:table-cell/>
          <table:table-cell table:formula="of:=AVERAGE([.C32];[.F32];[.I32];[.L32];[.O32])" office:value-type="float" office:value="80149" calcext:value-type="float">
            <text:p>80149</text:p>
          </table:table-cell>
        </table:table-row>
      </table:table>
      <table:table table:name="Gatling 2.5" table:style-name="ta1">
        <table:shapes>
          <draw:frame draw:z-index="0" draw:style-name="gr1" draw:text-style-name="P1" svg:width="9in" svg:height="4in" svg:x="2.6665in" svg:y="0in">
            <draw:object draw:notify-on-update-of-ranges="'Gatling 2.5'.A1:'Gatling 2.5'.A1 'Gatling 2.5'.B1:'Gatling 2.5'.B1 'Gatling 2.5'.A2:'Gatling 2.5'.A2 'Gatling 2.5'.B2:'Gatling 2.5'.B2 'Gatling 2.5'.A3:'Gatling 2.5'.A3 'Gatling 2.5'.B3:'Gatling 2.5'.B3 'Gatling 2.5'.A4:'Gatling 2.5'.A4 'Gatling 2.5'.B4:'Gatling 2.5'.B4 'Gatling 2.5'.A5:'Gatling 2.5'.A5 'Gatling 2.5'.B5:'Gatling 2.5'.B5 'Gatling 2.5'.A6:'Gatling 2.5'.A6 'Gatling 2.5'.B6:'Gatling 2.5'.B6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2508025" calcext:value-type="float">
            <text:p>2508025</text:p>
          </table:table-cell>
          <table:table-cell table:formula="of:=[.B1]/300" office:value-type="float" office:value="8360.08333333333" calcext:value-type="float">
            <text:p>8360.08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2511472" calcext:value-type="float">
            <text:p>2511472</text:p>
          </table:table-cell>
          <table:table-cell table:formula="of:=[.B2]/300" office:value-type="float" office:value="8371.57333333333" calcext:value-type="float">
            <text:p>8371.573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2490477" calcext:value-type="float">
            <text:p>2490477</text:p>
          </table:table-cell>
          <table:table-cell table:formula="of:=[.B3]/300" office:value-type="float" office:value="8301.59" calcext:value-type="float">
            <text:p>8301.59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2536607" calcext:value-type="float">
            <text:p>2536607</text:p>
          </table:table-cell>
          <table:table-cell table:formula="of:=[.B4]/300" office:value-type="float" office:value="8455.35666666667" calcext:value-type="float">
            <text:p>8455.35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2550135" calcext:value-type="float">
            <text:p>2550135</text:p>
          </table:table-cell>
          <table:table-cell table:formula="of:=[.B5]/300" office:value-type="float" office:value="8500.45" calcext:value-type="float">
            <text:p>8500.45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2519343.2" calcext:value-type="float">
            <text:p>2519343.2</text:p>
          </table:table-cell>
          <table:table-cell table:formula="of:=[.B6]/300" office:value-type="float" office:value="8397.81066666667" calcext:value-type="float">
            <text:p>8397.811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9658" calcext:value-type="float">
            <text:p>59658</text:p>
          </table:table-cell>
          <table:table-cell table:style-name="Default"/>
        </table:table-row>
      </table:table>
      <table:table table:name="Gatling 2.5 distr" table:style-name="ta1">
        <table:shapes>
          <draw:frame draw:z-index="0" draw:style-name="gr1" draw:text-style-name="P1" svg:width="9in" svg:height="4in" svg:x="1.635in" svg:y="0.7094in">
            <draw:object draw:notify-on-update-of-ranges="'Gatling 2.5 distr'.A2:'Gatling 2.5 distr'.A32 'Gatling 2.5 distr'.Q2:'Gatling 2.5 distr'.Q32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698" calcext:value-type="float">
            <text:p>31698</text:p>
          </table:table-cell>
          <table:table-cell table:formula="of:=[.B3]-[.B2]" office:value-type="float" office:value="31698" calcext:value-type="float">
            <text:p>31698</text:p>
          </table:table-cell>
          <table:table-cell/>
          <table:table-cell office:value-type="float" office:value="30583" calcext:value-type="float">
            <text:p>30583</text:p>
          </table:table-cell>
          <table:table-cell table:formula="of:=[.E3]-[.E2]" office:value-type="float" office:value="30583" calcext:value-type="float">
            <text:p>30583</text:p>
          </table:table-cell>
          <table:table-cell/>
          <table:table-cell office:value-type="float" office:value="30616" calcext:value-type="float">
            <text:p>30616</text:p>
          </table:table-cell>
          <table:table-cell table:formula="of:=[.H3]-[.H2]" office:value-type="float" office:value="30616" calcext:value-type="float">
            <text:p>30616</text:p>
          </table:table-cell>
          <table:table-cell/>
          <table:table-cell office:value-type="float" office:value="17897" calcext:value-type="float">
            <text:p>17897</text:p>
          </table:table-cell>
          <table:table-cell table:formula="of:=[.K3]-[.K2]" office:value-type="float" office:value="17897" calcext:value-type="float">
            <text:p>17897</text:p>
          </table:table-cell>
          <table:table-cell/>
          <table:table-cell office:value-type="float" office:value="19043" calcext:value-type="float">
            <text:p>19043</text:p>
          </table:table-cell>
          <table:table-cell table:formula="of:=[.N3]-[.N2]" office:value-type="float" office:value="19043" calcext:value-type="float">
            <text:p>19043</text:p>
          </table:table-cell>
          <table:table-cell/>
          <table:table-cell table:formula="of:=AVERAGE([.C3];[.F3];[.I3];[.L3];[.O3])" office:value-type="float" office:value="25967.4" calcext:value-type="float">
            <text:p>25967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605" calcext:value-type="float">
            <text:p>118605</text:p>
          </table:table-cell>
          <table:table-cell table:formula="of:=[.B4]-[.B3]" office:value-type="float" office:value="86907" calcext:value-type="float">
            <text:p>86907</text:p>
          </table:table-cell>
          <table:table-cell/>
          <table:table-cell office:value-type="float" office:value="112746" calcext:value-type="float">
            <text:p>112746</text:p>
          </table:table-cell>
          <table:table-cell table:formula="of:=[.E4]-[.E3]" office:value-type="float" office:value="82163" calcext:value-type="float">
            <text:p>82163</text:p>
          </table:table-cell>
          <table:table-cell/>
          <table:table-cell office:value-type="float" office:value="118452" calcext:value-type="float">
            <text:p>118452</text:p>
          </table:table-cell>
          <table:table-cell table:formula="of:=[.H4]-[.H3]" office:value-type="float" office:value="87836" calcext:value-type="float">
            <text:p>87836</text:p>
          </table:table-cell>
          <table:table-cell/>
          <table:table-cell office:value-type="float" office:value="96988" calcext:value-type="float">
            <text:p>96988</text:p>
          </table:table-cell>
          <table:table-cell table:formula="of:=[.K4]-[.K3]" office:value-type="float" office:value="79091" calcext:value-type="float">
            <text:p>79091</text:p>
          </table:table-cell>
          <table:table-cell/>
          <table:table-cell office:value-type="float" office:value="97439" calcext:value-type="float">
            <text:p>97439</text:p>
          </table:table-cell>
          <table:table-cell table:formula="of:=[.N4]-[.N3]" office:value-type="float" office:value="78396" calcext:value-type="float">
            <text:p>78396</text:p>
          </table:table-cell>
          <table:table-cell/>
          <table:table-cell table:formula="of:=AVERAGE([.C4];[.F4];[.I4];[.L4];[.O4])" office:value-type="float" office:value="82878.6" calcext:value-type="float">
            <text:p>82878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987" calcext:value-type="float">
            <text:p>203987</text:p>
          </table:table-cell>
          <table:table-cell table:formula="of:=[.B5]-[.B4]" office:value-type="float" office:value="85382" calcext:value-type="float">
            <text:p>85382</text:p>
          </table:table-cell>
          <table:table-cell/>
          <table:table-cell office:value-type="float" office:value="196684" calcext:value-type="float">
            <text:p>196684</text:p>
          </table:table-cell>
          <table:table-cell table:formula="of:=[.E5]-[.E4]" office:value-type="float" office:value="83938" calcext:value-type="float">
            <text:p>83938</text:p>
          </table:table-cell>
          <table:table-cell/>
          <table:table-cell office:value-type="float" office:value="196591" calcext:value-type="float">
            <text:p>196591</text:p>
          </table:table-cell>
          <table:table-cell table:formula="of:=[.H5]-[.H4]" office:value-type="float" office:value="78139" calcext:value-type="float">
            <text:p>78139</text:p>
          </table:table-cell>
          <table:table-cell/>
          <table:table-cell office:value-type="float" office:value="184087" calcext:value-type="float">
            <text:p>184087</text:p>
          </table:table-cell>
          <table:table-cell table:formula="of:=[.K5]-[.K4]" office:value-type="float" office:value="87099" calcext:value-type="float">
            <text:p>87099</text:p>
          </table:table-cell>
          <table:table-cell/>
          <table:table-cell office:value-type="float" office:value="180300" calcext:value-type="float">
            <text:p>180300</text:p>
          </table:table-cell>
          <table:table-cell table:formula="of:=[.N5]-[.N4]" office:value-type="float" office:value="82861" calcext:value-type="float">
            <text:p>82861</text:p>
          </table:table-cell>
          <table:table-cell/>
          <table:table-cell table:formula="of:=AVERAGE([.C5];[.F5];[.I5];[.L5];[.O5])" office:value-type="float" office:value="83483.8" calcext:value-type="float">
            <text:p>83483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9055" calcext:value-type="float">
            <text:p>289055</text:p>
          </table:table-cell>
          <table:table-cell table:formula="of:=[.B6]-[.B5]" office:value-type="float" office:value="85068" calcext:value-type="float">
            <text:p>85068</text:p>
          </table:table-cell>
          <table:table-cell/>
          <table:table-cell office:value-type="float" office:value="282761" calcext:value-type="float">
            <text:p>282761</text:p>
          </table:table-cell>
          <table:table-cell table:formula="of:=[.E6]-[.E5]" office:value-type="float" office:value="86077" calcext:value-type="float">
            <text:p>86077</text:p>
          </table:table-cell>
          <table:table-cell/>
          <table:table-cell office:value-type="float" office:value="281364" calcext:value-type="float">
            <text:p>281364</text:p>
          </table:table-cell>
          <table:table-cell table:formula="of:=[.H6]-[.H5]" office:value-type="float" office:value="84773" calcext:value-type="float">
            <text:p>84773</text:p>
          </table:table-cell>
          <table:table-cell/>
          <table:table-cell office:value-type="float" office:value="268461" calcext:value-type="float">
            <text:p>268461</text:p>
          </table:table-cell>
          <table:table-cell table:formula="of:=[.K6]-[.K5]" office:value-type="float" office:value="84374" calcext:value-type="float">
            <text:p>84374</text:p>
          </table:table-cell>
          <table:table-cell/>
          <table:table-cell office:value-type="float" office:value="263638" calcext:value-type="float">
            <text:p>263638</text:p>
          </table:table-cell>
          <table:table-cell table:formula="of:=[.N6]-[.N5]" office:value-type="float" office:value="83338" calcext:value-type="float">
            <text:p>83338</text:p>
          </table:table-cell>
          <table:table-cell/>
          <table:table-cell table:formula="of:=AVERAGE([.C6];[.F6];[.I6];[.L6];[.O6])" office:value-type="float" office:value="84726" calcext:value-type="float">
            <text:p>847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5985" calcext:value-type="float">
            <text:p>375985</text:p>
          </table:table-cell>
          <table:table-cell table:formula="of:=[.B7]-[.B6]" office:value-type="float" office:value="86930" calcext:value-type="float">
            <text:p>86930</text:p>
          </table:table-cell>
          <table:table-cell/>
          <table:table-cell office:value-type="float" office:value="369927" calcext:value-type="float">
            <text:p>369927</text:p>
          </table:table-cell>
          <table:table-cell table:formula="of:=[.E7]-[.E6]" office:value-type="float" office:value="87166" calcext:value-type="float">
            <text:p>87166</text:p>
          </table:table-cell>
          <table:table-cell/>
          <table:table-cell office:value-type="float" office:value="368563" calcext:value-type="float">
            <text:p>368563</text:p>
          </table:table-cell>
          <table:table-cell table:formula="of:=[.H7]-[.H6]" office:value-type="float" office:value="87199" calcext:value-type="float">
            <text:p>87199</text:p>
          </table:table-cell>
          <table:table-cell/>
          <table:table-cell office:value-type="float" office:value="354586" calcext:value-type="float">
            <text:p>354586</text:p>
          </table:table-cell>
          <table:table-cell table:formula="of:=[.K7]-[.K6]" office:value-type="float" office:value="86125" calcext:value-type="float">
            <text:p>86125</text:p>
          </table:table-cell>
          <table:table-cell/>
          <table:table-cell office:value-type="float" office:value="351028" calcext:value-type="float">
            <text:p>351028</text:p>
          </table:table-cell>
          <table:table-cell table:formula="of:=[.N7]-[.N6]" office:value-type="float" office:value="87390" calcext:value-type="float">
            <text:p>87390</text:p>
          </table:table-cell>
          <table:table-cell/>
          <table:table-cell table:formula="of:=AVERAGE([.C7];[.F7];[.I7];[.L7];[.O7])" office:value-type="float" office:value="86962" calcext:value-type="float">
            <text:p>869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3966" calcext:value-type="float">
            <text:p>463966</text:p>
          </table:table-cell>
          <table:table-cell table:formula="of:=[.B8]-[.B7]" office:value-type="float" office:value="87981" calcext:value-type="float">
            <text:p>87981</text:p>
          </table:table-cell>
          <table:table-cell/>
          <table:table-cell office:value-type="float" office:value="457242" calcext:value-type="float">
            <text:p>457242</text:p>
          </table:table-cell>
          <table:table-cell table:formula="of:=[.E8]-[.E7]" office:value-type="float" office:value="87315" calcext:value-type="float">
            <text:p>87315</text:p>
          </table:table-cell>
          <table:table-cell/>
          <table:table-cell office:value-type="float" office:value="453854" calcext:value-type="float">
            <text:p>453854</text:p>
          </table:table-cell>
          <table:table-cell table:formula="of:=[.H8]-[.H7]" office:value-type="float" office:value="85291" calcext:value-type="float">
            <text:p>85291</text:p>
          </table:table-cell>
          <table:table-cell/>
          <table:table-cell office:value-type="float" office:value="444619" calcext:value-type="float">
            <text:p>444619</text:p>
          </table:table-cell>
          <table:table-cell table:formula="of:=[.K8]-[.K7]" office:value-type="float" office:value="90033" calcext:value-type="float">
            <text:p>90033</text:p>
          </table:table-cell>
          <table:table-cell/>
          <table:table-cell office:value-type="float" office:value="435205" calcext:value-type="float">
            <text:p>435205</text:p>
          </table:table-cell>
          <table:table-cell table:formula="of:=[.N8]-[.N7]" office:value-type="float" office:value="84177" calcext:value-type="float">
            <text:p>84177</text:p>
          </table:table-cell>
          <table:table-cell/>
          <table:table-cell table:formula="of:=AVERAGE([.C8];[.F8];[.I8];[.L8];[.O8])" office:value-type="float" office:value="86959.4" calcext:value-type="float">
            <text:p>86959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1318" calcext:value-type="float">
            <text:p>551318</text:p>
          </table:table-cell>
          <table:table-cell table:formula="of:=[.B9]-[.B8]" office:value-type="float" office:value="87352" calcext:value-type="float">
            <text:p>87352</text:p>
          </table:table-cell>
          <table:table-cell/>
          <table:table-cell office:value-type="float" office:value="544687" calcext:value-type="float">
            <text:p>544687</text:p>
          </table:table-cell>
          <table:table-cell table:formula="of:=[.E9]-[.E8]" office:value-type="float" office:value="87445" calcext:value-type="float">
            <text:p>87445</text:p>
          </table:table-cell>
          <table:table-cell/>
          <table:table-cell office:value-type="float" office:value="540839" calcext:value-type="float">
            <text:p>540839</text:p>
          </table:table-cell>
          <table:table-cell table:formula="of:=[.H9]-[.H8]" office:value-type="float" office:value="86985" calcext:value-type="float">
            <text:p>86985</text:p>
          </table:table-cell>
          <table:table-cell/>
          <table:table-cell office:value-type="float" office:value="529353" calcext:value-type="float">
            <text:p>529353</text:p>
          </table:table-cell>
          <table:table-cell table:formula="of:=[.K9]-[.K8]" office:value-type="float" office:value="84734" calcext:value-type="float">
            <text:p>84734</text:p>
          </table:table-cell>
          <table:table-cell/>
          <table:table-cell office:value-type="float" office:value="520569" calcext:value-type="float">
            <text:p>520569</text:p>
          </table:table-cell>
          <table:table-cell table:formula="of:=[.N9]-[.N8]" office:value-type="float" office:value="85364" calcext:value-type="float">
            <text:p>85364</text:p>
          </table:table-cell>
          <table:table-cell/>
          <table:table-cell table:formula="of:=AVERAGE([.C9];[.F9];[.I9];[.L9];[.O9])" office:value-type="float" office:value="86376" calcext:value-type="float">
            <text:p>863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6990" calcext:value-type="float">
            <text:p>636990</text:p>
          </table:table-cell>
          <table:table-cell table:formula="of:=[.B10]-[.B9]" office:value-type="float" office:value="85672" calcext:value-type="float">
            <text:p>85672</text:p>
          </table:table-cell>
          <table:table-cell/>
          <table:table-cell office:value-type="float" office:value="630400" calcext:value-type="float">
            <text:p>630400</text:p>
          </table:table-cell>
          <table:table-cell table:formula="of:=[.E10]-[.E9]" office:value-type="float" office:value="85713" calcext:value-type="float">
            <text:p>85713</text:p>
          </table:table-cell>
          <table:table-cell/>
          <table:table-cell office:value-type="float" office:value="626089" calcext:value-type="float">
            <text:p>626089</text:p>
          </table:table-cell>
          <table:table-cell table:formula="of:=[.H10]-[.H9]" office:value-type="float" office:value="85250" calcext:value-type="float">
            <text:p>85250</text:p>
          </table:table-cell>
          <table:table-cell/>
          <table:table-cell office:value-type="float" office:value="610440" calcext:value-type="float">
            <text:p>610440</text:p>
          </table:table-cell>
          <table:table-cell table:formula="of:=[.K10]-[.K9]" office:value-type="float" office:value="81087" calcext:value-type="float">
            <text:p>81087</text:p>
          </table:table-cell>
          <table:table-cell/>
          <table:table-cell office:value-type="float" office:value="611480" calcext:value-type="float">
            <text:p>611480</text:p>
          </table:table-cell>
          <table:table-cell table:formula="of:=[.N10]-[.N9]" office:value-type="float" office:value="90911" calcext:value-type="float">
            <text:p>90911</text:p>
          </table:table-cell>
          <table:table-cell/>
          <table:table-cell table:formula="of:=AVERAGE([.C10];[.F10];[.I10];[.L10];[.O10])" office:value-type="float" office:value="85726.6" calcext:value-type="float">
            <text:p>85726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1498" calcext:value-type="float">
            <text:p>721498</text:p>
          </table:table-cell>
          <table:table-cell table:formula="of:=[.B11]-[.B10]" office:value-type="float" office:value="84508" calcext:value-type="float">
            <text:p>84508</text:p>
          </table:table-cell>
          <table:table-cell/>
          <table:table-cell office:value-type="float" office:value="717872" calcext:value-type="float">
            <text:p>717872</text:p>
          </table:table-cell>
          <table:table-cell table:formula="of:=[.E11]-[.E10]" office:value-type="float" office:value="87472" calcext:value-type="float">
            <text:p>87472</text:p>
          </table:table-cell>
          <table:table-cell/>
          <table:table-cell office:value-type="float" office:value="708391" calcext:value-type="float">
            <text:p>708391</text:p>
          </table:table-cell>
          <table:table-cell table:formula="of:=[.H11]-[.H10]" office:value-type="float" office:value="82302" calcext:value-type="float">
            <text:p>82302</text:p>
          </table:table-cell>
          <table:table-cell/>
          <table:table-cell office:value-type="float" office:value="697655" calcext:value-type="float">
            <text:p>697655</text:p>
          </table:table-cell>
          <table:table-cell table:formula="of:=[.K11]-[.K10]" office:value-type="float" office:value="87215" calcext:value-type="float">
            <text:p>87215</text:p>
          </table:table-cell>
          <table:table-cell/>
          <table:table-cell office:value-type="float" office:value="699476" calcext:value-type="float">
            <text:p>699476</text:p>
          </table:table-cell>
          <table:table-cell table:formula="of:=[.N11]-[.N10]" office:value-type="float" office:value="87996" calcext:value-type="float">
            <text:p>87996</text:p>
          </table:table-cell>
          <table:table-cell/>
          <table:table-cell table:formula="of:=AVERAGE([.C11];[.F11];[.I11];[.L11];[.O11])" office:value-type="float" office:value="85898.6" calcext:value-type="float">
            <text:p>8589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8274" calcext:value-type="float">
            <text:p>808274</text:p>
          </table:table-cell>
          <table:table-cell table:formula="of:=[.B12]-[.B11]" office:value-type="float" office:value="86776" calcext:value-type="float">
            <text:p>86776</text:p>
          </table:table-cell>
          <table:table-cell/>
          <table:table-cell office:value-type="float" office:value="803802" calcext:value-type="float">
            <text:p>803802</text:p>
          </table:table-cell>
          <table:table-cell table:formula="of:=[.E12]-[.E11]" office:value-type="float" office:value="85930" calcext:value-type="float">
            <text:p>85930</text:p>
          </table:table-cell>
          <table:table-cell/>
          <table:table-cell office:value-type="float" office:value="791049" calcext:value-type="float">
            <text:p>791049</text:p>
          </table:table-cell>
          <table:table-cell table:formula="of:=[.H12]-[.H11]" office:value-type="float" office:value="82658" calcext:value-type="float">
            <text:p>82658</text:p>
          </table:table-cell>
          <table:table-cell/>
          <table:table-cell office:value-type="float" office:value="787651" calcext:value-type="float">
            <text:p>787651</text:p>
          </table:table-cell>
          <table:table-cell table:formula="of:=[.K12]-[.K11]" office:value-type="float" office:value="89996" calcext:value-type="float">
            <text:p>89996</text:p>
          </table:table-cell>
          <table:table-cell/>
          <table:table-cell office:value-type="float" office:value="785081" calcext:value-type="float">
            <text:p>785081</text:p>
          </table:table-cell>
          <table:table-cell table:formula="of:=[.N12]-[.N11]" office:value-type="float" office:value="85605" calcext:value-type="float">
            <text:p>85605</text:p>
          </table:table-cell>
          <table:table-cell/>
          <table:table-cell table:formula="of:=AVERAGE([.C12];[.F12];[.I12];[.L12];[.O12])" office:value-type="float" office:value="86193" calcext:value-type="float">
            <text:p>861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94983" calcext:value-type="float">
            <text:p>894983</text:p>
          </table:table-cell>
          <table:table-cell table:formula="of:=[.B13]-[.B12]" office:value-type="float" office:value="86709" calcext:value-type="float">
            <text:p>86709</text:p>
          </table:table-cell>
          <table:table-cell/>
          <table:table-cell office:value-type="float" office:value="886828" calcext:value-type="float">
            <text:p>886828</text:p>
          </table:table-cell>
          <table:table-cell table:formula="of:=[.E13]-[.E12]" office:value-type="float" office:value="83026" calcext:value-type="float">
            <text:p>83026</text:p>
          </table:table-cell>
          <table:table-cell/>
          <table:table-cell office:value-type="float" office:value="876621" calcext:value-type="float">
            <text:p>876621</text:p>
          </table:table-cell>
          <table:table-cell table:formula="of:=[.H13]-[.H12]" office:value-type="float" office:value="85572" calcext:value-type="float">
            <text:p>85572</text:p>
          </table:table-cell>
          <table:table-cell/>
          <table:table-cell office:value-type="float" office:value="880326" calcext:value-type="float">
            <text:p>880326</text:p>
          </table:table-cell>
          <table:table-cell table:formula="of:=[.K13]-[.K12]" office:value-type="float" office:value="92675" calcext:value-type="float">
            <text:p>92675</text:p>
          </table:table-cell>
          <table:table-cell/>
          <table:table-cell office:value-type="float" office:value="868170" calcext:value-type="float">
            <text:p>868170</text:p>
          </table:table-cell>
          <table:table-cell table:formula="of:=[.N13]-[.N12]" office:value-type="float" office:value="83089" calcext:value-type="float">
            <text:p>83089</text:p>
          </table:table-cell>
          <table:table-cell/>
          <table:table-cell table:formula="of:=AVERAGE([.C13];[.F13];[.I13];[.L13];[.O13])" office:value-type="float" office:value="86214.2" calcext:value-type="float">
            <text:p>86214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79457" calcext:value-type="float">
            <text:p>979457</text:p>
          </table:table-cell>
          <table:table-cell table:formula="of:=[.B14]-[.B13]" office:value-type="float" office:value="84474" calcext:value-type="float">
            <text:p>84474</text:p>
          </table:table-cell>
          <table:table-cell/>
          <table:table-cell office:value-type="float" office:value="974732" calcext:value-type="float">
            <text:p>974732</text:p>
          </table:table-cell>
          <table:table-cell table:formula="of:=[.E14]-[.E13]" office:value-type="float" office:value="87904" calcext:value-type="float">
            <text:p>87904</text:p>
          </table:table-cell>
          <table:table-cell/>
          <table:table-cell office:value-type="float" office:value="959232" calcext:value-type="float">
            <text:p>959232</text:p>
          </table:table-cell>
          <table:table-cell table:formula="of:=[.H14]-[.H13]" office:value-type="float" office:value="82611" calcext:value-type="float">
            <text:p>82611</text:p>
          </table:table-cell>
          <table:table-cell/>
          <table:table-cell office:value-type="float" office:value="971827" calcext:value-type="float">
            <text:p>971827</text:p>
          </table:table-cell>
          <table:table-cell table:formula="of:=[.K14]-[.K13]" office:value-type="float" office:value="91501" calcext:value-type="float">
            <text:p>91501</text:p>
          </table:table-cell>
          <table:table-cell/>
          <table:table-cell office:value-type="float" office:value="958741" calcext:value-type="float">
            <text:p>958741</text:p>
          </table:table-cell>
          <table:table-cell table:formula="of:=[.N14]-[.N13]" office:value-type="float" office:value="90571" calcext:value-type="float">
            <text:p>90571</text:p>
          </table:table-cell>
          <table:table-cell/>
          <table:table-cell table:formula="of:=AVERAGE([.C14];[.F14];[.I14];[.L14];[.O14])" office:value-type="float" office:value="87412.2" calcext:value-type="float">
            <text:p>87412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461" calcext:value-type="float">
            <text:p>1061461</text:p>
          </table:table-cell>
          <table:table-cell table:formula="of:=[.B15]-[.B14]" office:value-type="float" office:value="82004" calcext:value-type="float">
            <text:p>82004</text:p>
          </table:table-cell>
          <table:table-cell/>
          <table:table-cell office:value-type="float" office:value="1059987" calcext:value-type="float">
            <text:p>1059987</text:p>
          </table:table-cell>
          <table:table-cell table:formula="of:=[.E15]-[.E14]" office:value-type="float" office:value="85255" calcext:value-type="float">
            <text:p>85255</text:p>
          </table:table-cell>
          <table:table-cell/>
          <table:table-cell office:value-type="float" office:value="1046370" calcext:value-type="float">
            <text:p>1046370</text:p>
          </table:table-cell>
          <table:table-cell table:formula="of:=[.H15]-[.H14]" office:value-type="float" office:value="87138" calcext:value-type="float">
            <text:p>87138</text:p>
          </table:table-cell>
          <table:table-cell/>
          <table:table-cell office:value-type="float" office:value="1053997" calcext:value-type="float">
            <text:p>1053997</text:p>
          </table:table-cell>
          <table:table-cell table:formula="of:=[.K15]-[.K14]" office:value-type="float" office:value="82170" calcext:value-type="float">
            <text:p>82170</text:p>
          </table:table-cell>
          <table:table-cell/>
          <table:table-cell office:value-type="float" office:value="1051408" calcext:value-type="float">
            <text:p>1051408</text:p>
          </table:table-cell>
          <table:table-cell table:formula="of:=[.N15]-[.N14]" office:value-type="float" office:value="92667" calcext:value-type="float">
            <text:p>92667</text:p>
          </table:table-cell>
          <table:table-cell/>
          <table:table-cell table:formula="of:=AVERAGE([.C15];[.F15];[.I15];[.L15];[.O15])" office:value-type="float" office:value="85846.8" calcext:value-type="float">
            <text:p>85846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48542" calcext:value-type="float">
            <text:p>1148542</text:p>
          </table:table-cell>
          <table:table-cell table:formula="of:=[.B16]-[.B15]" office:value-type="float" office:value="87081" calcext:value-type="float">
            <text:p>87081</text:p>
          </table:table-cell>
          <table:table-cell/>
          <table:table-cell office:value-type="float" office:value="1145657" calcext:value-type="float">
            <text:p>1145657</text:p>
          </table:table-cell>
          <table:table-cell table:formula="of:=[.E16]-[.E15]" office:value-type="float" office:value="85670" calcext:value-type="float">
            <text:p>85670</text:p>
          </table:table-cell>
          <table:table-cell/>
          <table:table-cell office:value-type="float" office:value="1129133" calcext:value-type="float">
            <text:p>1129133</text:p>
          </table:table-cell>
          <table:table-cell table:formula="of:=[.H16]-[.H15]" office:value-type="float" office:value="82763" calcext:value-type="float">
            <text:p>82763</text:p>
          </table:table-cell>
          <table:table-cell/>
          <table:table-cell office:value-type="float" office:value="1137789" calcext:value-type="float">
            <text:p>1137789</text:p>
          </table:table-cell>
          <table:table-cell table:formula="of:=[.K16]-[.K15]" office:value-type="float" office:value="83792" calcext:value-type="float">
            <text:p>83792</text:p>
          </table:table-cell>
          <table:table-cell/>
          <table:table-cell office:value-type="float" office:value="1144547" calcext:value-type="float">
            <text:p>1144547</text:p>
          </table:table-cell>
          <table:table-cell table:formula="of:=[.N16]-[.N15]" office:value-type="float" office:value="93139" calcext:value-type="float">
            <text:p>93139</text:p>
          </table:table-cell>
          <table:table-cell/>
          <table:table-cell table:formula="of:=AVERAGE([.C16];[.F16];[.I16];[.L16];[.O16])" office:value-type="float" office:value="86489" calcext:value-type="float">
            <text:p>864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33409" calcext:value-type="float">
            <text:p>1233409</text:p>
          </table:table-cell>
          <table:table-cell table:formula="of:=[.B17]-[.B16]" office:value-type="float" office:value="84867" calcext:value-type="float">
            <text:p>84867</text:p>
          </table:table-cell>
          <table:table-cell/>
          <table:table-cell office:value-type="float" office:value="1230341" calcext:value-type="float">
            <text:p>1230341</text:p>
          </table:table-cell>
          <table:table-cell table:formula="of:=[.E17]-[.E16]" office:value-type="float" office:value="84684" calcext:value-type="float">
            <text:p>84684</text:p>
          </table:table-cell>
          <table:table-cell/>
          <table:table-cell office:value-type="float" office:value="1213470" calcext:value-type="float">
            <text:p>1213470</text:p>
          </table:table-cell>
          <table:table-cell table:formula="of:=[.H17]-[.H16]" office:value-type="float" office:value="84337" calcext:value-type="float">
            <text:p>84337</text:p>
          </table:table-cell>
          <table:table-cell/>
          <table:table-cell office:value-type="float" office:value="1227433" calcext:value-type="float">
            <text:p>1227433</text:p>
          </table:table-cell>
          <table:table-cell table:formula="of:=[.K17]-[.K16]" office:value-type="float" office:value="89644" calcext:value-type="float">
            <text:p>89644</text:p>
          </table:table-cell>
          <table:table-cell/>
          <table:table-cell office:value-type="float" office:value="1239544" calcext:value-type="float">
            <text:p>1239544</text:p>
          </table:table-cell>
          <table:table-cell table:formula="of:=[.N17]-[.N16]" office:value-type="float" office:value="94997" calcext:value-type="float">
            <text:p>94997</text:p>
          </table:table-cell>
          <table:table-cell/>
          <table:table-cell table:formula="of:=AVERAGE([.C17];[.F17];[.I17];[.L17];[.O17])" office:value-type="float" office:value="87705.8" calcext:value-type="float">
            <text:p>87705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19943" calcext:value-type="float">
            <text:p>1319943</text:p>
          </table:table-cell>
          <table:table-cell table:formula="of:=[.B18]-[.B17]" office:value-type="float" office:value="86534" calcext:value-type="float">
            <text:p>86534</text:p>
          </table:table-cell>
          <table:table-cell/>
          <table:table-cell office:value-type="float" office:value="1315574" calcext:value-type="float">
            <text:p>1315574</text:p>
          </table:table-cell>
          <table:table-cell table:formula="of:=[.E18]-[.E17]" office:value-type="float" office:value="85233" calcext:value-type="float">
            <text:p>85233</text:p>
          </table:table-cell>
          <table:table-cell/>
          <table:table-cell office:value-type="float" office:value="1301170" calcext:value-type="float">
            <text:p>1301170</text:p>
          </table:table-cell>
          <table:table-cell table:formula="of:=[.H18]-[.H17]" office:value-type="float" office:value="87700" calcext:value-type="float">
            <text:p>87700</text:p>
          </table:table-cell>
          <table:table-cell/>
          <table:table-cell office:value-type="float" office:value="1318775" calcext:value-type="float">
            <text:p>1318775</text:p>
          </table:table-cell>
          <table:table-cell table:formula="of:=[.K18]-[.K17]" office:value-type="float" office:value="91342" calcext:value-type="float">
            <text:p>91342</text:p>
          </table:table-cell>
          <table:table-cell/>
          <table:table-cell office:value-type="float" office:value="1329441" calcext:value-type="float">
            <text:p>1329441</text:p>
          </table:table-cell>
          <table:table-cell table:formula="of:=[.N18]-[.N17]" office:value-type="float" office:value="89897" calcext:value-type="float">
            <text:p>89897</text:p>
          </table:table-cell>
          <table:table-cell/>
          <table:table-cell table:formula="of:=AVERAGE([.C18];[.F18];[.I18];[.L18];[.O18])" office:value-type="float" office:value="88141.2" calcext:value-type="float">
            <text:p>88141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05359" calcext:value-type="float">
            <text:p>1405359</text:p>
          </table:table-cell>
          <table:table-cell table:formula="of:=[.B19]-[.B18]" office:value-type="float" office:value="85416" calcext:value-type="float">
            <text:p>85416</text:p>
          </table:table-cell>
          <table:table-cell/>
          <table:table-cell office:value-type="float" office:value="1402057" calcext:value-type="float">
            <text:p>1402057</text:p>
          </table:table-cell>
          <table:table-cell table:formula="of:=[.E19]-[.E18]" office:value-type="float" office:value="86483" calcext:value-type="float">
            <text:p>86483</text:p>
          </table:table-cell>
          <table:table-cell/>
          <table:table-cell office:value-type="float" office:value="1385823" calcext:value-type="float">
            <text:p>1385823</text:p>
          </table:table-cell>
          <table:table-cell table:formula="of:=[.H19]-[.H18]" office:value-type="float" office:value="84653" calcext:value-type="float">
            <text:p>84653</text:p>
          </table:table-cell>
          <table:table-cell/>
          <table:table-cell office:value-type="float" office:value="1409643" calcext:value-type="float">
            <text:p>1409643</text:p>
          </table:table-cell>
          <table:table-cell table:formula="of:=[.K19]-[.K18]" office:value-type="float" office:value="90868" calcext:value-type="float">
            <text:p>90868</text:p>
          </table:table-cell>
          <table:table-cell/>
          <table:table-cell office:value-type="float" office:value="1414914" calcext:value-type="float">
            <text:p>1414914</text:p>
          </table:table-cell>
          <table:table-cell table:formula="of:=[.N19]-[.N18]" office:value-type="float" office:value="85473" calcext:value-type="float">
            <text:p>85473</text:p>
          </table:table-cell>
          <table:table-cell/>
          <table:table-cell table:formula="of:=AVERAGE([.C19];[.F19];[.I19];[.L19];[.O19])" office:value-type="float" office:value="86578.6" calcext:value-type="float">
            <text:p>86578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88422" calcext:value-type="float">
            <text:p>1488422</text:p>
          </table:table-cell>
          <table:table-cell table:formula="of:=[.B20]-[.B19]" office:value-type="float" office:value="83063" calcext:value-type="float">
            <text:p>83063</text:p>
          </table:table-cell>
          <table:table-cell/>
          <table:table-cell office:value-type="float" office:value="1485141" calcext:value-type="float">
            <text:p>1485141</text:p>
          </table:table-cell>
          <table:table-cell table:formula="of:=[.E20]-[.E19]" office:value-type="float" office:value="83084" calcext:value-type="float">
            <text:p>83084</text:p>
          </table:table-cell>
          <table:table-cell/>
          <table:table-cell office:value-type="float" office:value="1470506" calcext:value-type="float">
            <text:p>1470506</text:p>
          </table:table-cell>
          <table:table-cell table:formula="of:=[.H20]-[.H19]" office:value-type="float" office:value="84683" calcext:value-type="float">
            <text:p>84683</text:p>
          </table:table-cell>
          <table:table-cell/>
          <table:table-cell office:value-type="float" office:value="1491563" calcext:value-type="float">
            <text:p>1491563</text:p>
          </table:table-cell>
          <table:table-cell table:formula="of:=[.K20]-[.K19]" office:value-type="float" office:value="81920" calcext:value-type="float">
            <text:p>81920</text:p>
          </table:table-cell>
          <table:table-cell/>
          <table:table-cell office:value-type="float" office:value="1502752" calcext:value-type="float">
            <text:p>1502752</text:p>
          </table:table-cell>
          <table:table-cell table:formula="of:=[.N20]-[.N19]" office:value-type="float" office:value="87838" calcext:value-type="float">
            <text:p>87838</text:p>
          </table:table-cell>
          <table:table-cell/>
          <table:table-cell table:formula="of:=AVERAGE([.C20];[.F20];[.I20];[.L20];[.O20])" office:value-type="float" office:value="84117.6" calcext:value-type="float">
            <text:p>84117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72141" calcext:value-type="float">
            <text:p>1572141</text:p>
          </table:table-cell>
          <table:table-cell table:formula="of:=[.B21]-[.B20]" office:value-type="float" office:value="83719" calcext:value-type="float">
            <text:p>83719</text:p>
          </table:table-cell>
          <table:table-cell/>
          <table:table-cell office:value-type="float" office:value="1570171" calcext:value-type="float">
            <text:p>1570171</text:p>
          </table:table-cell>
          <table:table-cell table:formula="of:=[.E21]-[.E20]" office:value-type="float" office:value="85030" calcext:value-type="float">
            <text:p>85030</text:p>
          </table:table-cell>
          <table:table-cell/>
          <table:table-cell office:value-type="float" office:value="1559258" calcext:value-type="float">
            <text:p>1559258</text:p>
          </table:table-cell>
          <table:table-cell table:formula="of:=[.H21]-[.H20]" office:value-type="float" office:value="88752" calcext:value-type="float">
            <text:p>88752</text:p>
          </table:table-cell>
          <table:table-cell/>
          <table:table-cell office:value-type="float" office:value="1575285" calcext:value-type="float">
            <text:p>1575285</text:p>
          </table:table-cell>
          <table:table-cell table:formula="of:=[.K21]-[.K20]" office:value-type="float" office:value="83722" calcext:value-type="float">
            <text:p>83722</text:p>
          </table:table-cell>
          <table:table-cell/>
          <table:table-cell office:value-type="float" office:value="1593929" calcext:value-type="float">
            <text:p>1593929</text:p>
          </table:table-cell>
          <table:table-cell table:formula="of:=[.N21]-[.N20]" office:value-type="float" office:value="91177" calcext:value-type="float">
            <text:p>91177</text:p>
          </table:table-cell>
          <table:table-cell/>
          <table:table-cell table:formula="of:=AVERAGE([.C21];[.F21];[.I21];[.L21];[.O21])" office:value-type="float" office:value="86480" calcext:value-type="float">
            <text:p>864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57099" calcext:value-type="float">
            <text:p>1657099</text:p>
          </table:table-cell>
          <table:table-cell table:formula="of:=[.B22]-[.B21]" office:value-type="float" office:value="84958" calcext:value-type="float">
            <text:p>84958</text:p>
          </table:table-cell>
          <table:table-cell/>
          <table:table-cell office:value-type="float" office:value="1655265" calcext:value-type="float">
            <text:p>1655265</text:p>
          </table:table-cell>
          <table:table-cell table:formula="of:=[.E22]-[.E21]" office:value-type="float" office:value="85094" calcext:value-type="float">
            <text:p>85094</text:p>
          </table:table-cell>
          <table:table-cell/>
          <table:table-cell office:value-type="float" office:value="1644624" calcext:value-type="float">
            <text:p>1644624</text:p>
          </table:table-cell>
          <table:table-cell table:formula="of:=[.H22]-[.H21]" office:value-type="float" office:value="85366" calcext:value-type="float">
            <text:p>85366</text:p>
          </table:table-cell>
          <table:table-cell/>
          <table:table-cell office:value-type="float" office:value="1669293" calcext:value-type="float">
            <text:p>1669293</text:p>
          </table:table-cell>
          <table:table-cell table:formula="of:=[.K22]-[.K21]" office:value-type="float" office:value="94008" calcext:value-type="float">
            <text:p>94008</text:p>
          </table:table-cell>
          <table:table-cell/>
          <table:table-cell office:value-type="float" office:value="1682457" calcext:value-type="float">
            <text:p>1682457</text:p>
          </table:table-cell>
          <table:table-cell table:formula="of:=[.N22]-[.N21]" office:value-type="float" office:value="88528" calcext:value-type="float">
            <text:p>88528</text:p>
          </table:table-cell>
          <table:table-cell/>
          <table:table-cell table:formula="of:=AVERAGE([.C22];[.F22];[.I22];[.L22];[.O22])" office:value-type="float" office:value="87590.8" calcext:value-type="float">
            <text:p>87590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739929" calcext:value-type="float">
            <text:p>1739929</text:p>
          </table:table-cell>
          <table:table-cell table:formula="of:=[.B23]-[.B22]" office:value-type="float" office:value="82830" calcext:value-type="float">
            <text:p>82830</text:p>
          </table:table-cell>
          <table:table-cell/>
          <table:table-cell office:value-type="float" office:value="1740369" calcext:value-type="float">
            <text:p>1740369</text:p>
          </table:table-cell>
          <table:table-cell table:formula="of:=[.E23]-[.E22]" office:value-type="float" office:value="85104" calcext:value-type="float">
            <text:p>85104</text:p>
          </table:table-cell>
          <table:table-cell/>
          <table:table-cell office:value-type="float" office:value="1730947" calcext:value-type="float">
            <text:p>1730947</text:p>
          </table:table-cell>
          <table:table-cell table:formula="of:=[.H23]-[.H22]" office:value-type="float" office:value="86323" calcext:value-type="float">
            <text:p>86323</text:p>
          </table:table-cell>
          <table:table-cell/>
          <table:table-cell office:value-type="float" office:value="1751771" calcext:value-type="float">
            <text:p>1751771</text:p>
          </table:table-cell>
          <table:table-cell table:formula="of:=[.K23]-[.K22]" office:value-type="float" office:value="82478" calcext:value-type="float">
            <text:p>82478</text:p>
          </table:table-cell>
          <table:table-cell/>
          <table:table-cell office:value-type="float" office:value="1767073" calcext:value-type="float">
            <text:p>1767073</text:p>
          </table:table-cell>
          <table:table-cell table:formula="of:=[.N23]-[.N22]" office:value-type="float" office:value="84616" calcext:value-type="float">
            <text:p>84616</text:p>
          </table:table-cell>
          <table:table-cell/>
          <table:table-cell table:formula="of:=AVERAGE([.C23];[.F23];[.I23];[.L23];[.O23])" office:value-type="float" office:value="84270.2" calcext:value-type="float">
            <text:p>84270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26666" calcext:value-type="float">
            <text:p>1826666</text:p>
          </table:table-cell>
          <table:table-cell table:formula="of:=[.B24]-[.B23]" office:value-type="float" office:value="86737" calcext:value-type="float">
            <text:p>86737</text:p>
          </table:table-cell>
          <table:table-cell/>
          <table:table-cell office:value-type="float" office:value="1826070" calcext:value-type="float">
            <text:p>1826070</text:p>
          </table:table-cell>
          <table:table-cell table:formula="of:=[.E24]-[.E23]" office:value-type="float" office:value="85701" calcext:value-type="float">
            <text:p>85701</text:p>
          </table:table-cell>
          <table:table-cell/>
          <table:table-cell office:value-type="float" office:value="1821480" calcext:value-type="float">
            <text:p>1821480</text:p>
          </table:table-cell>
          <table:table-cell table:formula="of:=[.H24]-[.H23]" office:value-type="float" office:value="90533" calcext:value-type="float">
            <text:p>90533</text:p>
          </table:table-cell>
          <table:table-cell/>
          <table:table-cell office:value-type="float" office:value="1838256" calcext:value-type="float">
            <text:p>1838256</text:p>
          </table:table-cell>
          <table:table-cell table:formula="of:=[.K24]-[.K23]" office:value-type="float" office:value="86485" calcext:value-type="float">
            <text:p>86485</text:p>
          </table:table-cell>
          <table:table-cell/>
          <table:table-cell office:value-type="float" office:value="1852198" calcext:value-type="float">
            <text:p>1852198</text:p>
          </table:table-cell>
          <table:table-cell table:formula="of:=[.N24]-[.N23]" office:value-type="float" office:value="85125" calcext:value-type="float">
            <text:p>85125</text:p>
          </table:table-cell>
          <table:table-cell/>
          <table:table-cell table:formula="of:=AVERAGE([.C24];[.F24];[.I24];[.L24];[.O24])" office:value-type="float" office:value="86916.2" calcext:value-type="float">
            <text:p>86916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10152" calcext:value-type="float">
            <text:p>1910152</text:p>
          </table:table-cell>
          <table:table-cell table:formula="of:=[.B25]-[.B24]" office:value-type="float" office:value="83486" calcext:value-type="float">
            <text:p>83486</text:p>
          </table:table-cell>
          <table:table-cell/>
          <table:table-cell office:value-type="float" office:value="1911297" calcext:value-type="float">
            <text:p>1911297</text:p>
          </table:table-cell>
          <table:table-cell table:formula="of:=[.E25]-[.E24]" office:value-type="float" office:value="85227" calcext:value-type="float">
            <text:p>85227</text:p>
          </table:table-cell>
          <table:table-cell/>
          <table:table-cell office:value-type="float" office:value="1905574" calcext:value-type="float">
            <text:p>1905574</text:p>
          </table:table-cell>
          <table:table-cell table:formula="of:=[.H25]-[.H24]" office:value-type="float" office:value="84094" calcext:value-type="float">
            <text:p>84094</text:p>
          </table:table-cell>
          <table:table-cell/>
          <table:table-cell office:value-type="float" office:value="1925626" calcext:value-type="float">
            <text:p>1925626</text:p>
          </table:table-cell>
          <table:table-cell table:formula="of:=[.K25]-[.K24]" office:value-type="float" office:value="87370" calcext:value-type="float">
            <text:p>87370</text:p>
          </table:table-cell>
          <table:table-cell/>
          <table:table-cell office:value-type="float" office:value="1937244" calcext:value-type="float">
            <text:p>1937244</text:p>
          </table:table-cell>
          <table:table-cell table:formula="of:=[.N25]-[.N24]" office:value-type="float" office:value="85046" calcext:value-type="float">
            <text:p>85046</text:p>
          </table:table-cell>
          <table:table-cell/>
          <table:table-cell table:formula="of:=AVERAGE([.C25];[.F25];[.I25];[.L25];[.O25])" office:value-type="float" office:value="85044.6" calcext:value-type="float">
            <text:p>85044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95822" calcext:value-type="float">
            <text:p>1995822</text:p>
          </table:table-cell>
          <table:table-cell table:formula="of:=[.B26]-[.B25]" office:value-type="float" office:value="85670" calcext:value-type="float">
            <text:p>85670</text:p>
          </table:table-cell>
          <table:table-cell/>
          <table:table-cell office:value-type="float" office:value="1996359" calcext:value-type="float">
            <text:p>1996359</text:p>
          </table:table-cell>
          <table:table-cell table:formula="of:=[.E26]-[.E25]" office:value-type="float" office:value="85062" calcext:value-type="float">
            <text:p>85062</text:p>
          </table:table-cell>
          <table:table-cell/>
          <table:table-cell office:value-type="float" office:value="1980787" calcext:value-type="float">
            <text:p>1980787</text:p>
          </table:table-cell>
          <table:table-cell table:formula="of:=[.H26]-[.H25]" office:value-type="float" office:value="75213" calcext:value-type="float">
            <text:p>75213</text:p>
          </table:table-cell>
          <table:table-cell/>
          <table:table-cell office:value-type="float" office:value="2014958" calcext:value-type="float">
            <text:p>2014958</text:p>
          </table:table-cell>
          <table:table-cell table:formula="of:=[.K26]-[.K25]" office:value-type="float" office:value="89332" calcext:value-type="float">
            <text:p>89332</text:p>
          </table:table-cell>
          <table:table-cell/>
          <table:table-cell office:value-type="float" office:value="2023273" calcext:value-type="float">
            <text:p>2023273</text:p>
          </table:table-cell>
          <table:table-cell table:formula="of:=[.N26]-[.N25]" office:value-type="float" office:value="86029" calcext:value-type="float">
            <text:p>86029</text:p>
          </table:table-cell>
          <table:table-cell/>
          <table:table-cell table:formula="of:=AVERAGE([.C26];[.F26];[.I26];[.L26];[.O26])" office:value-type="float" office:value="84261.2" calcext:value-type="float">
            <text:p>84261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81587" calcext:value-type="float">
            <text:p>2081587</text:p>
          </table:table-cell>
          <table:table-cell table:formula="of:=[.B27]-[.B26]" office:value-type="float" office:value="85765" calcext:value-type="float">
            <text:p>85765</text:p>
          </table:table-cell>
          <table:table-cell/>
          <table:table-cell office:value-type="float" office:value="2082070" calcext:value-type="float">
            <text:p>2082070</text:p>
          </table:table-cell>
          <table:table-cell table:formula="of:=[.E27]-[.E26]" office:value-type="float" office:value="85711" calcext:value-type="float">
            <text:p>85711</text:p>
          </table:table-cell>
          <table:table-cell/>
          <table:table-cell office:value-type="float" office:value="2065289" calcext:value-type="float">
            <text:p>2065289</text:p>
          </table:table-cell>
          <table:table-cell table:formula="of:=[.H27]-[.H26]" office:value-type="float" office:value="84502" calcext:value-type="float">
            <text:p>84502</text:p>
          </table:table-cell>
          <table:table-cell/>
          <table:table-cell office:value-type="float" office:value="2096758" calcext:value-type="float">
            <text:p>2096758</text:p>
          </table:table-cell>
          <table:table-cell table:formula="of:=[.K27]-[.K26]" office:value-type="float" office:value="81800" calcext:value-type="float">
            <text:p>81800</text:p>
          </table:table-cell>
          <table:table-cell/>
          <table:table-cell office:value-type="float" office:value="2116593" calcext:value-type="float">
            <text:p>2116593</text:p>
          </table:table-cell>
          <table:table-cell table:formula="of:=[.N27]-[.N26]" office:value-type="float" office:value="93320" calcext:value-type="float">
            <text:p>93320</text:p>
          </table:table-cell>
          <table:table-cell/>
          <table:table-cell table:formula="of:=AVERAGE([.C27];[.F27];[.I27];[.L27];[.O27])" office:value-type="float" office:value="86219.6" calcext:value-type="float">
            <text:p>86219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166989" calcext:value-type="float">
            <text:p>2166989</text:p>
          </table:table-cell>
          <table:table-cell table:formula="of:=[.B28]-[.B27]" office:value-type="float" office:value="85402" calcext:value-type="float">
            <text:p>85402</text:p>
          </table:table-cell>
          <table:table-cell/>
          <table:table-cell office:value-type="float" office:value="2165086" calcext:value-type="float">
            <text:p>2165086</text:p>
          </table:table-cell>
          <table:table-cell table:formula="of:=[.E28]-[.E27]" office:value-type="float" office:value="83016" calcext:value-type="float">
            <text:p>83016</text:p>
          </table:table-cell>
          <table:table-cell/>
          <table:table-cell office:value-type="float" office:value="2149899" calcext:value-type="float">
            <text:p>2149899</text:p>
          </table:table-cell>
          <table:table-cell table:formula="of:=[.H28]-[.H27]" office:value-type="float" office:value="84610" calcext:value-type="float">
            <text:p>84610</text:p>
          </table:table-cell>
          <table:table-cell/>
          <table:table-cell office:value-type="float" office:value="2183794" calcext:value-type="float">
            <text:p>2183794</text:p>
          </table:table-cell>
          <table:table-cell table:formula="of:=[.K28]-[.K27]" office:value-type="float" office:value="87036" calcext:value-type="float">
            <text:p>87036</text:p>
          </table:table-cell>
          <table:table-cell/>
          <table:table-cell office:value-type="float" office:value="2200707" calcext:value-type="float">
            <text:p>2200707</text:p>
          </table:table-cell>
          <table:table-cell table:formula="of:=[.N28]-[.N27]" office:value-type="float" office:value="84114" calcext:value-type="float">
            <text:p>84114</text:p>
          </table:table-cell>
          <table:table-cell/>
          <table:table-cell table:formula="of:=AVERAGE([.C28];[.F28];[.I28];[.L28];[.O28])" office:value-type="float" office:value="84835.6" calcext:value-type="float">
            <text:p>84835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49518" calcext:value-type="float">
            <text:p>2249518</text:p>
          </table:table-cell>
          <table:table-cell table:formula="of:=[.B29]-[.B28]" office:value-type="float" office:value="82529" calcext:value-type="float">
            <text:p>82529</text:p>
          </table:table-cell>
          <table:table-cell/>
          <table:table-cell office:value-type="float" office:value="2253700" calcext:value-type="float">
            <text:p>2253700</text:p>
          </table:table-cell>
          <table:table-cell table:formula="of:=[.E29]-[.E28]" office:value-type="float" office:value="88614" calcext:value-type="float">
            <text:p>88614</text:p>
          </table:table-cell>
          <table:table-cell/>
          <table:table-cell office:value-type="float" office:value="2238630" calcext:value-type="float">
            <text:p>2238630</text:p>
          </table:table-cell>
          <table:table-cell table:formula="of:=[.H29]-[.H28]" office:value-type="float" office:value="88731" calcext:value-type="float">
            <text:p>88731</text:p>
          </table:table-cell>
          <table:table-cell/>
          <table:table-cell office:value-type="float" office:value="2269363" calcext:value-type="float">
            <text:p>2269363</text:p>
          </table:table-cell>
          <table:table-cell table:formula="of:=[.K29]-[.K28]" office:value-type="float" office:value="85569" calcext:value-type="float">
            <text:p>85569</text:p>
          </table:table-cell>
          <table:table-cell/>
          <table:table-cell office:value-type="float" office:value="2288506" calcext:value-type="float">
            <text:p>2288506</text:p>
          </table:table-cell>
          <table:table-cell table:formula="of:=[.N29]-[.N28]" office:value-type="float" office:value="87799" calcext:value-type="float">
            <text:p>87799</text:p>
          </table:table-cell>
          <table:table-cell/>
          <table:table-cell table:formula="of:=AVERAGE([.C29];[.F29];[.I29];[.L29];[.O29])" office:value-type="float" office:value="86648.4" calcext:value-type="float">
            <text:p>86648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335855" calcext:value-type="float">
            <text:p>2335855</text:p>
          </table:table-cell>
          <table:table-cell table:formula="of:=[.B30]-[.B29]" office:value-type="float" office:value="86337" calcext:value-type="float">
            <text:p>86337</text:p>
          </table:table-cell>
          <table:table-cell/>
          <table:table-cell office:value-type="float" office:value="2338256" calcext:value-type="float">
            <text:p>2338256</text:p>
          </table:table-cell>
          <table:table-cell table:formula="of:=[.E30]-[.E29]" office:value-type="float" office:value="84556" calcext:value-type="float">
            <text:p>84556</text:p>
          </table:table-cell>
          <table:table-cell/>
          <table:table-cell office:value-type="float" office:value="2321602" calcext:value-type="float">
            <text:p>2321602</text:p>
          </table:table-cell>
          <table:table-cell table:formula="of:=[.H30]-[.H29]" office:value-type="float" office:value="82972" calcext:value-type="float">
            <text:p>82972</text:p>
          </table:table-cell>
          <table:table-cell/>
          <table:table-cell office:value-type="float" office:value="2358108" calcext:value-type="float">
            <text:p>2358108</text:p>
          </table:table-cell>
          <table:table-cell table:formula="of:=[.K30]-[.K29]" office:value-type="float" office:value="88745" calcext:value-type="float">
            <text:p>88745</text:p>
          </table:table-cell>
          <table:table-cell/>
          <table:table-cell office:value-type="float" office:value="2375744" calcext:value-type="float">
            <text:p>2375744</text:p>
          </table:table-cell>
          <table:table-cell table:formula="of:=[.N30]-[.N29]" office:value-type="float" office:value="87238" calcext:value-type="float">
            <text:p>87238</text:p>
          </table:table-cell>
          <table:table-cell/>
          <table:table-cell table:formula="of:=AVERAGE([.C30];[.F30];[.I30];[.L30];[.O30])" office:value-type="float" office:value="85969.6" calcext:value-type="float">
            <text:p>85969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21397" calcext:value-type="float">
            <text:p>2421397</text:p>
          </table:table-cell>
          <table:table-cell table:formula="of:=[.B31]-[.B30]" office:value-type="float" office:value="85542" calcext:value-type="float">
            <text:p>85542</text:p>
          </table:table-cell>
          <table:table-cell/>
          <table:table-cell office:value-type="float" office:value="2425731" calcext:value-type="float">
            <text:p>2425731</text:p>
          </table:table-cell>
          <table:table-cell table:formula="of:=[.E31]-[.E30]" office:value-type="float" office:value="87475" calcext:value-type="float">
            <text:p>87475</text:p>
          </table:table-cell>
          <table:table-cell/>
          <table:table-cell office:value-type="float" office:value="2406233" calcext:value-type="float">
            <text:p>2406233</text:p>
          </table:table-cell>
          <table:table-cell table:formula="of:=[.H31]-[.H30]" office:value-type="float" office:value="84631" calcext:value-type="float">
            <text:p>84631</text:p>
          </table:table-cell>
          <table:table-cell/>
          <table:table-cell office:value-type="float" office:value="2445972" calcext:value-type="float">
            <text:p>2445972</text:p>
          </table:table-cell>
          <table:table-cell table:formula="of:=[.K31]-[.K30]" office:value-type="float" office:value="87864" calcext:value-type="float">
            <text:p>87864</text:p>
          </table:table-cell>
          <table:table-cell/>
          <table:table-cell office:value-type="float" office:value="2468004" calcext:value-type="float">
            <text:p>2468004</text:p>
          </table:table-cell>
          <table:table-cell table:formula="of:=[.N31]-[.N30]" office:value-type="float" office:value="92260" calcext:value-type="float">
            <text:p>92260</text:p>
          </table:table-cell>
          <table:table-cell/>
          <table:table-cell table:formula="of:=AVERAGE([.C31];[.F31];[.I31];[.L31];[.O31])" office:value-type="float" office:value="87554.4" calcext:value-type="float">
            <text:p>87554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08025" calcext:value-type="float">
            <text:p>2508025</text:p>
          </table:table-cell>
          <table:table-cell table:formula="of:=[.B32]-[.B31]" office:value-type="float" office:value="86628" calcext:value-type="float">
            <text:p>86628</text:p>
          </table:table-cell>
          <table:table-cell/>
          <table:table-cell office:value-type="float" office:value="2511472" calcext:value-type="float">
            <text:p>2511472</text:p>
          </table:table-cell>
          <table:table-cell table:formula="of:=[.E32]-[.E31]" office:value-type="float" office:value="85741" calcext:value-type="float">
            <text:p>85741</text:p>
          </table:table-cell>
          <table:table-cell/>
          <table:table-cell office:value-type="float" office:value="2490477" calcext:value-type="float">
            <text:p>2490477</text:p>
          </table:table-cell>
          <table:table-cell table:formula="of:=[.H32]-[.H31]" office:value-type="float" office:value="84244" calcext:value-type="float">
            <text:p>84244</text:p>
          </table:table-cell>
          <table:table-cell/>
          <table:table-cell office:value-type="float" office:value="2536607" calcext:value-type="float">
            <text:p>2536607</text:p>
          </table:table-cell>
          <table:table-cell table:formula="of:=[.K32]-[.K31]" office:value-type="float" office:value="90635" calcext:value-type="float">
            <text:p>90635</text:p>
          </table:table-cell>
          <table:table-cell/>
          <table:table-cell office:value-type="float" office:value="2550135" calcext:value-type="float">
            <text:p>2550135</text:p>
          </table:table-cell>
          <table:table-cell table:formula="of:=[.N32]-[.N31]" office:value-type="float" office:value="82131" calcext:value-type="float">
            <text:p>82131</text:p>
          </table:table-cell>
          <table:table-cell/>
          <table:table-cell table:formula="of:=AVERAGE([.C32];[.F32];[.I32];[.L32];[.O32])" office:value-type="float" office:value="85875.8" calcext:value-type="float">
            <text:p>85875.8</text:p>
          </table:table-cell>
        </table:table-row>
      </table:table>
      <table:table table:name="Perfcake 2.1" table:style-name="ta1">
        <table:shapes>
          <draw:frame draw:z-index="0" draw:style-name="gr1" draw:text-style-name="P1" svg:width="9in" svg:height="4in" svg:x="2.8421in" svg:y="0in">
            <draw:object draw:notify-on-update-of-ranges="'Perfcake 2.1'.A1:'Perfcake 2.1'.A1 'Perfcake 2.1'.B1:'Perfcake 2.1'.B1 'Perfcake 2.1'.A2:'Perfcake 2.1'.A2 'Perfcake 2.1'.B2:'Perfcake 2.1'.B2 'Perfcake 2.1'.A3:'Perfcake 2.1'.A3 'Perfcake 2.1'.B3:'Perfcake 2.1'.B3 'Perfcake 2.1'.A4:'Perfcake 2.1'.A4 'Perfcake 2.1'.B4:'Perfcake 2.1'.B4 'Perfcake 2.1'.A5:'Perfcake 2.1'.A5 'Perfcake 2.1'.B5:'Perfcake 2.1'.B5 'Perfcake 2.1'.A6:'Perfcake 2.1'.A6 'Perfcake 2.1'.B6:'Perfcake 2.1'.B6"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3951517" calcext:value-type="float">
            <text:p>3951517</text:p>
          </table:table-cell>
          <table:table-cell table:formula="of:=[.B1]/300" office:value-type="float" office:value="13171.7233333333" calcext:value-type="float">
            <text:p>13171.723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3963717" calcext:value-type="float">
            <text:p>3963717</text:p>
          </table:table-cell>
          <table:table-cell table:formula="of:=[.B2]/300" office:value-type="float" office:value="13212.39" calcext:value-type="float">
            <text:p>13212.39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3991775" calcext:value-type="float">
            <text:p>3991775</text:p>
          </table:table-cell>
          <table:table-cell table:formula="of:=[.B3]/300" office:value-type="float" office:value="13305.9166666667" calcext:value-type="float">
            <text:p>13305.91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3957599" calcext:value-type="float">
            <text:p>3957599</text:p>
          </table:table-cell>
          <table:table-cell table:formula="of:=[.B4]/300" office:value-type="float" office:value="13191.9966666667" calcext:value-type="float">
            <text:p>13191.99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3984467" calcext:value-type="float">
            <text:p>3984467</text:p>
          </table:table-cell>
          <table:table-cell table:formula="of:=[.B5]/300" office:value-type="float" office:value="13281.5566666667" calcext:value-type="float">
            <text:p>13281.55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3969815" calcext:value-type="float">
            <text:p>3969815</text:p>
          </table:table-cell>
          <table:table-cell table:formula="of:=[.B6]/300" office:value-type="float" office:value="13232.7166666667" calcext:value-type="float">
            <text:p>13232.71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40258" calcext:value-type="float">
            <text:p>40258</text:p>
          </table:table-cell>
          <table:table-cell table:style-name="Default"/>
        </table:table-row>
      </table:table>
      <table:table table:name="Perfcake 2.1 distr" table:style-name="ta1">
        <table:shapes>
          <draw:frame draw:z-index="0" draw:style-name="gr1" draw:text-style-name="P1" svg:width="9in" svg:height="4in" svg:x="3.911in" svg:y="2.3638in">
            <draw:object draw:notify-on-update-of-ranges="'Perfcake 2.1 distr'.A2:'Perfcake 2.1 distr'.A32 'Perfcake 2.1 distr'.Q2:'Perfcake 2.1 distr'.Q32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997" calcext:value-type="float">
            <text:p>79997</text:p>
          </table:table-cell>
          <table:table-cell table:formula="of:=[.B3]-[.B2]" office:value-type="float" office:value="79997" calcext:value-type="float">
            <text:p>79997</text:p>
          </table:table-cell>
          <table:table-cell/>
          <table:table-cell office:value-type="float" office:value="81406" calcext:value-type="float">
            <text:p>81406</text:p>
          </table:table-cell>
          <table:table-cell table:formula="of:=[.E3]-[.E2]" office:value-type="float" office:value="81406" calcext:value-type="float">
            <text:p>81406</text:p>
          </table:table-cell>
          <table:table-cell/>
          <table:table-cell office:value-type="float" office:value="89672" calcext:value-type="float">
            <text:p>89672</text:p>
          </table:table-cell>
          <table:table-cell table:formula="of:=[.H3]-[.H2]" office:value-type="float" office:value="89672" calcext:value-type="float">
            <text:p>89672</text:p>
          </table:table-cell>
          <table:table-cell/>
          <table:table-cell office:value-type="float" office:value="85739" calcext:value-type="float">
            <text:p>85739</text:p>
          </table:table-cell>
          <table:table-cell table:formula="of:=[.K3]-[.K2]" office:value-type="float" office:value="85739" calcext:value-type="float">
            <text:p>85739</text:p>
          </table:table-cell>
          <table:table-cell/>
          <table:table-cell office:value-type="float" office:value="89521" calcext:value-type="float">
            <text:p>89521</text:p>
          </table:table-cell>
          <table:table-cell table:formula="of:=[.N3]-[.N2]" office:value-type="float" office:value="89521" calcext:value-type="float">
            <text:p>89521</text:p>
          </table:table-cell>
          <table:table-cell/>
          <table:table-cell table:formula="of:=AVERAGE([.C3];[.F3];[.I3];[.L3];[.O3])" office:value-type="float" office:value="85267" calcext:value-type="float">
            <text:p>852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3071" calcext:value-type="float">
            <text:p>213071</text:p>
          </table:table-cell>
          <table:table-cell table:formula="of:=[.B4]-[.B3]" office:value-type="float" office:value="133074" calcext:value-type="float">
            <text:p>133074</text:p>
          </table:table-cell>
          <table:table-cell/>
          <table:table-cell office:value-type="float" office:value="215326" calcext:value-type="float">
            <text:p>215326</text:p>
          </table:table-cell>
          <table:table-cell table:formula="of:=[.E4]-[.E3]" office:value-type="float" office:value="133920" calcext:value-type="float">
            <text:p>133920</text:p>
          </table:table-cell>
          <table:table-cell/>
          <table:table-cell office:value-type="float" office:value="224026" calcext:value-type="float">
            <text:p>224026</text:p>
          </table:table-cell>
          <table:table-cell table:formula="of:=[.H4]-[.H3]" office:value-type="float" office:value="134354" calcext:value-type="float">
            <text:p>134354</text:p>
          </table:table-cell>
          <table:table-cell/>
          <table:table-cell office:value-type="float" office:value="217566" calcext:value-type="float">
            <text:p>217566</text:p>
          </table:table-cell>
          <table:table-cell table:formula="of:=[.K4]-[.K3]" office:value-type="float" office:value="131827" calcext:value-type="float">
            <text:p>131827</text:p>
          </table:table-cell>
          <table:table-cell/>
          <table:table-cell office:value-type="float" office:value="221410" calcext:value-type="float">
            <text:p>221410</text:p>
          </table:table-cell>
          <table:table-cell table:formula="of:=[.N4]-[.N3]" office:value-type="float" office:value="131889" calcext:value-type="float">
            <text:p>131889</text:p>
          </table:table-cell>
          <table:table-cell/>
          <table:table-cell table:formula="of:=AVERAGE([.C4];[.F4];[.I4];[.L4];[.O4])" office:value-type="float" office:value="133012.8" calcext:value-type="float">
            <text:p>133012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6960" calcext:value-type="float">
            <text:p>346960</text:p>
          </table:table-cell>
          <table:table-cell table:formula="of:=[.B5]-[.B4]" office:value-type="float" office:value="133889" calcext:value-type="float">
            <text:p>133889</text:p>
          </table:table-cell>
          <table:table-cell/>
          <table:table-cell office:value-type="float" office:value="349188" calcext:value-type="float">
            <text:p>349188</text:p>
          </table:table-cell>
          <table:table-cell table:formula="of:=[.E5]-[.E4]" office:value-type="float" office:value="133862" calcext:value-type="float">
            <text:p>133862</text:p>
          </table:table-cell>
          <table:table-cell/>
          <table:table-cell office:value-type="float" office:value="357028" calcext:value-type="float">
            <text:p>357028</text:p>
          </table:table-cell>
          <table:table-cell table:formula="of:=[.H5]-[.H4]" office:value-type="float" office:value="133002" calcext:value-type="float">
            <text:p>133002</text:p>
          </table:table-cell>
          <table:table-cell/>
          <table:table-cell office:value-type="float" office:value="350751" calcext:value-type="float">
            <text:p>350751</text:p>
          </table:table-cell>
          <table:table-cell table:formula="of:=[.K5]-[.K4]" office:value-type="float" office:value="133185" calcext:value-type="float">
            <text:p>133185</text:p>
          </table:table-cell>
          <table:table-cell/>
          <table:table-cell office:value-type="float" office:value="355203" calcext:value-type="float">
            <text:p>355203</text:p>
          </table:table-cell>
          <table:table-cell table:formula="of:=[.N5]-[.N4]" office:value-type="float" office:value="133793" calcext:value-type="float">
            <text:p>133793</text:p>
          </table:table-cell>
          <table:table-cell/>
          <table:table-cell table:formula="of:=AVERAGE([.C5];[.F5];[.I5];[.L5];[.O5])" office:value-type="float" office:value="133546.2" calcext:value-type="float">
            <text:p>133546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1222" calcext:value-type="float">
            <text:p>481222</text:p>
          </table:table-cell>
          <table:table-cell table:formula="of:=[.B6]-[.B5]" office:value-type="float" office:value="134262" calcext:value-type="float">
            <text:p>134262</text:p>
          </table:table-cell>
          <table:table-cell/>
          <table:table-cell office:value-type="float" office:value="483514" calcext:value-type="float">
            <text:p>483514</text:p>
          </table:table-cell>
          <table:table-cell table:formula="of:=[.E6]-[.E5]" office:value-type="float" office:value="134326" calcext:value-type="float">
            <text:p>134326</text:p>
          </table:table-cell>
          <table:table-cell/>
          <table:table-cell office:value-type="float" office:value="491743" calcext:value-type="float">
            <text:p>491743</text:p>
          </table:table-cell>
          <table:table-cell table:formula="of:=[.H6]-[.H5]" office:value-type="float" office:value="134715" calcext:value-type="float">
            <text:p>134715</text:p>
          </table:table-cell>
          <table:table-cell/>
          <table:table-cell office:value-type="float" office:value="484205" calcext:value-type="float">
            <text:p>484205</text:p>
          </table:table-cell>
          <table:table-cell table:formula="of:=[.K6]-[.K5]" office:value-type="float" office:value="133454" calcext:value-type="float">
            <text:p>133454</text:p>
          </table:table-cell>
          <table:table-cell/>
          <table:table-cell office:value-type="float" office:value="490341" calcext:value-type="float">
            <text:p>490341</text:p>
          </table:table-cell>
          <table:table-cell table:formula="of:=[.N6]-[.N5]" office:value-type="float" office:value="135138" calcext:value-type="float">
            <text:p>135138</text:p>
          </table:table-cell>
          <table:table-cell/>
          <table:table-cell table:formula="of:=AVERAGE([.C6];[.F6];[.I6];[.L6];[.O6])" office:value-type="float" office:value="134379" calcext:value-type="float">
            <text:p>1343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15232" calcext:value-type="float">
            <text:p>615232</text:p>
          </table:table-cell>
          <table:table-cell table:formula="of:=[.B7]-[.B6]" office:value-type="float" office:value="134010" calcext:value-type="float">
            <text:p>134010</text:p>
          </table:table-cell>
          <table:table-cell/>
          <table:table-cell office:value-type="float" office:value="616962" calcext:value-type="float">
            <text:p>616962</text:p>
          </table:table-cell>
          <table:table-cell table:formula="of:=[.E7]-[.E6]" office:value-type="float" office:value="133448" calcext:value-type="float">
            <text:p>133448</text:p>
          </table:table-cell>
          <table:table-cell/>
          <table:table-cell office:value-type="float" office:value="625721" calcext:value-type="float">
            <text:p>625721</text:p>
          </table:table-cell>
          <table:table-cell table:formula="of:=[.H7]-[.H6]" office:value-type="float" office:value="133978" calcext:value-type="float">
            <text:p>133978</text:p>
          </table:table-cell>
          <table:table-cell/>
          <table:table-cell office:value-type="float" office:value="616707" calcext:value-type="float">
            <text:p>616707</text:p>
          </table:table-cell>
          <table:table-cell table:formula="of:=[.K7]-[.K6]" office:value-type="float" office:value="132502" calcext:value-type="float">
            <text:p>132502</text:p>
          </table:table-cell>
          <table:table-cell/>
          <table:table-cell office:value-type="float" office:value="624873" calcext:value-type="float">
            <text:p>624873</text:p>
          </table:table-cell>
          <table:table-cell table:formula="of:=[.N7]-[.N6]" office:value-type="float" office:value="134532" calcext:value-type="float">
            <text:p>134532</text:p>
          </table:table-cell>
          <table:table-cell/>
          <table:table-cell table:formula="of:=AVERAGE([.C7];[.F7];[.I7];[.L7];[.O7])" office:value-type="float" office:value="133694" calcext:value-type="float">
            <text:p>1336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8459" calcext:value-type="float">
            <text:p>748459</text:p>
          </table:table-cell>
          <table:table-cell table:formula="of:=[.B8]-[.B7]" office:value-type="float" office:value="133227" calcext:value-type="float">
            <text:p>133227</text:p>
          </table:table-cell>
          <table:table-cell/>
          <table:table-cell office:value-type="float" office:value="751161" calcext:value-type="float">
            <text:p>751161</text:p>
          </table:table-cell>
          <table:table-cell table:formula="of:=[.E8]-[.E7]" office:value-type="float" office:value="134199" calcext:value-type="float">
            <text:p>134199</text:p>
          </table:table-cell>
          <table:table-cell/>
          <table:table-cell office:value-type="float" office:value="760664" calcext:value-type="float">
            <text:p>760664</text:p>
          </table:table-cell>
          <table:table-cell table:formula="of:=[.H8]-[.H7]" office:value-type="float" office:value="134943" calcext:value-type="float">
            <text:p>134943</text:p>
          </table:table-cell>
          <table:table-cell/>
          <table:table-cell office:value-type="float" office:value="750103" calcext:value-type="float">
            <text:p>750103</text:p>
          </table:table-cell>
          <table:table-cell table:formula="of:=[.K8]-[.K7]" office:value-type="float" office:value="133396" calcext:value-type="float">
            <text:p>133396</text:p>
          </table:table-cell>
          <table:table-cell/>
          <table:table-cell office:value-type="float" office:value="759524" calcext:value-type="float">
            <text:p>759524</text:p>
          </table:table-cell>
          <table:table-cell table:formula="of:=[.N8]-[.N7]" office:value-type="float" office:value="134651" calcext:value-type="float">
            <text:p>134651</text:p>
          </table:table-cell>
          <table:table-cell/>
          <table:table-cell table:formula="of:=AVERAGE([.C8];[.F8];[.I8];[.L8];[.O8])" office:value-type="float" office:value="134083.2" calcext:value-type="float">
            <text:p>134083.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81725" calcext:value-type="float">
            <text:p>881725</text:p>
          </table:table-cell>
          <table:table-cell table:formula="of:=[.B9]-[.B8]" office:value-type="float" office:value="133266" calcext:value-type="float">
            <text:p>133266</text:p>
          </table:table-cell>
          <table:table-cell/>
          <table:table-cell office:value-type="float" office:value="886578" calcext:value-type="float">
            <text:p>886578</text:p>
          </table:table-cell>
          <table:table-cell table:formula="of:=[.E9]-[.E8]" office:value-type="float" office:value="135417" calcext:value-type="float">
            <text:p>135417</text:p>
          </table:table-cell>
          <table:table-cell/>
          <table:table-cell office:value-type="float" office:value="894309" calcext:value-type="float">
            <text:p>894309</text:p>
          </table:table-cell>
          <table:table-cell table:formula="of:=[.H9]-[.H8]" office:value-type="float" office:value="133645" calcext:value-type="float">
            <text:p>133645</text:p>
          </table:table-cell>
          <table:table-cell/>
          <table:table-cell office:value-type="float" office:value="883166" calcext:value-type="float">
            <text:p>883166</text:p>
          </table:table-cell>
          <table:table-cell table:formula="of:=[.K9]-[.K8]" office:value-type="float" office:value="133063" calcext:value-type="float">
            <text:p>133063</text:p>
          </table:table-cell>
          <table:table-cell/>
          <table:table-cell office:value-type="float" office:value="894838" calcext:value-type="float">
            <text:p>894838</text:p>
          </table:table-cell>
          <table:table-cell table:formula="of:=[.N9]-[.N8]" office:value-type="float" office:value="135314" calcext:value-type="float">
            <text:p>135314</text:p>
          </table:table-cell>
          <table:table-cell/>
          <table:table-cell table:formula="of:=AVERAGE([.C9];[.F9];[.I9];[.L9];[.O9])" office:value-type="float" office:value="134141" calcext:value-type="float">
            <text:p>1341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6379" calcext:value-type="float">
            <text:p>1016379</text:p>
          </table:table-cell>
          <table:table-cell table:formula="of:=[.B10]-[.B9]" office:value-type="float" office:value="134654" calcext:value-type="float">
            <text:p>134654</text:p>
          </table:table-cell>
          <table:table-cell/>
          <table:table-cell office:value-type="float" office:value="1019660" calcext:value-type="float">
            <text:p>1019660</text:p>
          </table:table-cell>
          <table:table-cell table:formula="of:=[.E10]-[.E9]" office:value-type="float" office:value="133082" calcext:value-type="float">
            <text:p>133082</text:p>
          </table:table-cell>
          <table:table-cell/>
          <table:table-cell office:value-type="float" office:value="1030108" calcext:value-type="float">
            <text:p>1030108</text:p>
          </table:table-cell>
          <table:table-cell table:formula="of:=[.H10]-[.H9]" office:value-type="float" office:value="135799" calcext:value-type="float">
            <text:p>135799</text:p>
          </table:table-cell>
          <table:table-cell/>
          <table:table-cell office:value-type="float" office:value="1017378" calcext:value-type="float">
            <text:p>1017378</text:p>
          </table:table-cell>
          <table:table-cell table:formula="of:=[.K10]-[.K9]" office:value-type="float" office:value="134212" calcext:value-type="float">
            <text:p>134212</text:p>
          </table:table-cell>
          <table:table-cell/>
          <table:table-cell office:value-type="float" office:value="1029544" calcext:value-type="float">
            <text:p>1029544</text:p>
          </table:table-cell>
          <table:table-cell table:formula="of:=[.N10]-[.N9]" office:value-type="float" office:value="134706" calcext:value-type="float">
            <text:p>134706</text:p>
          </table:table-cell>
          <table:table-cell/>
          <table:table-cell table:formula="of:=AVERAGE([.C10];[.F10];[.I10];[.L10];[.O10])" office:value-type="float" office:value="134490.6" calcext:value-type="float">
            <text:p>134490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50726" calcext:value-type="float">
            <text:p>1150726</text:p>
          </table:table-cell>
          <table:table-cell table:formula="of:=[.B11]-[.B10]" office:value-type="float" office:value="134347" calcext:value-type="float">
            <text:p>134347</text:p>
          </table:table-cell>
          <table:table-cell/>
          <table:table-cell office:value-type="float" office:value="1153871" calcext:value-type="float">
            <text:p>1153871</text:p>
          </table:table-cell>
          <table:table-cell table:formula="of:=[.E11]-[.E10]" office:value-type="float" office:value="134211" calcext:value-type="float">
            <text:p>134211</text:p>
          </table:table-cell>
          <table:table-cell/>
          <table:table-cell office:value-type="float" office:value="1166038" calcext:value-type="float">
            <text:p>1166038</text:p>
          </table:table-cell>
          <table:table-cell table:formula="of:=[.H11]-[.H10]" office:value-type="float" office:value="135930" calcext:value-type="float">
            <text:p>135930</text:p>
          </table:table-cell>
          <table:table-cell/>
          <table:table-cell office:value-type="float" office:value="1153293" calcext:value-type="float">
            <text:p>1153293</text:p>
          </table:table-cell>
          <table:table-cell table:formula="of:=[.K11]-[.K10]" office:value-type="float" office:value="135915" calcext:value-type="float">
            <text:p>135915</text:p>
          </table:table-cell>
          <table:table-cell/>
          <table:table-cell office:value-type="float" office:value="1164457" calcext:value-type="float">
            <text:p>1164457</text:p>
          </table:table-cell>
          <table:table-cell table:formula="of:=[.N11]-[.N10]" office:value-type="float" office:value="134913" calcext:value-type="float">
            <text:p>134913</text:p>
          </table:table-cell>
          <table:table-cell/>
          <table:table-cell table:formula="of:=AVERAGE([.C11];[.F11];[.I11];[.L11];[.O11])" office:value-type="float" office:value="135063.2" calcext:value-type="float">
            <text:p>135063.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3821" calcext:value-type="float">
            <text:p>1283821</text:p>
          </table:table-cell>
          <table:table-cell table:formula="of:=[.B12]-[.B11]" office:value-type="float" office:value="133095" calcext:value-type="float">
            <text:p>133095</text:p>
          </table:table-cell>
          <table:table-cell/>
          <table:table-cell office:value-type="float" office:value="1288459" calcext:value-type="float">
            <text:p>1288459</text:p>
          </table:table-cell>
          <table:table-cell table:formula="of:=[.E12]-[.E11]" office:value-type="float" office:value="134588" calcext:value-type="float">
            <text:p>134588</text:p>
          </table:table-cell>
          <table:table-cell/>
          <table:table-cell office:value-type="float" office:value="1301115" calcext:value-type="float">
            <text:p>1301115</text:p>
          </table:table-cell>
          <table:table-cell table:formula="of:=[.H12]-[.H11]" office:value-type="float" office:value="135077" calcext:value-type="float">
            <text:p>135077</text:p>
          </table:table-cell>
          <table:table-cell/>
          <table:table-cell office:value-type="float" office:value="1286603" calcext:value-type="float">
            <text:p>1286603</text:p>
          </table:table-cell>
          <table:table-cell table:formula="of:=[.K12]-[.K11]" office:value-type="float" office:value="133310" calcext:value-type="float">
            <text:p>133310</text:p>
          </table:table-cell>
          <table:table-cell/>
          <table:table-cell office:value-type="float" office:value="1298468" calcext:value-type="float">
            <text:p>1298468</text:p>
          </table:table-cell>
          <table:table-cell table:formula="of:=[.N12]-[.N11]" office:value-type="float" office:value="134011" calcext:value-type="float">
            <text:p>134011</text:p>
          </table:table-cell>
          <table:table-cell/>
          <table:table-cell table:formula="of:=AVERAGE([.C12];[.F12];[.I12];[.L12];[.O12])" office:value-type="float" office:value="134016.2" calcext:value-type="float">
            <text:p>134016.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17539" calcext:value-type="float">
            <text:p>1417539</text:p>
          </table:table-cell>
          <table:table-cell table:formula="of:=[.B13]-[.B12]" office:value-type="float" office:value="133718" calcext:value-type="float">
            <text:p>133718</text:p>
          </table:table-cell>
          <table:table-cell/>
          <table:table-cell office:value-type="float" office:value="1424174" calcext:value-type="float">
            <text:p>1424174</text:p>
          </table:table-cell>
          <table:table-cell table:formula="of:=[.E13]-[.E12]" office:value-type="float" office:value="135715" calcext:value-type="float">
            <text:p>135715</text:p>
          </table:table-cell>
          <table:table-cell/>
          <table:table-cell office:value-type="float" office:value="1436799" calcext:value-type="float">
            <text:p>1436799</text:p>
          </table:table-cell>
          <table:table-cell table:formula="of:=[.H13]-[.H12]" office:value-type="float" office:value="135684" calcext:value-type="float">
            <text:p>135684</text:p>
          </table:table-cell>
          <table:table-cell/>
          <table:table-cell office:value-type="float" office:value="1420391" calcext:value-type="float">
            <text:p>1420391</text:p>
          </table:table-cell>
          <table:table-cell table:formula="of:=[.K13]-[.K12]" office:value-type="float" office:value="133788" calcext:value-type="float">
            <text:p>133788</text:p>
          </table:table-cell>
          <table:table-cell/>
          <table:table-cell office:value-type="float" office:value="1433961" calcext:value-type="float">
            <text:p>1433961</text:p>
          </table:table-cell>
          <table:table-cell table:formula="of:=[.N13]-[.N12]" office:value-type="float" office:value="135493" calcext:value-type="float">
            <text:p>135493</text:p>
          </table:table-cell>
          <table:table-cell/>
          <table:table-cell table:formula="of:=AVERAGE([.C13];[.F13];[.I13];[.L13];[.O13])" office:value-type="float" office:value="134879.6" calcext:value-type="float">
            <text:p>134879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51202" calcext:value-type="float">
            <text:p>1551202</text:p>
          </table:table-cell>
          <table:table-cell table:formula="of:=[.B14]-[.B13]" office:value-type="float" office:value="133663" calcext:value-type="float">
            <text:p>133663</text:p>
          </table:table-cell>
          <table:table-cell/>
          <table:table-cell office:value-type="float" office:value="1558409" calcext:value-type="float">
            <text:p>1558409</text:p>
          </table:table-cell>
          <table:table-cell table:formula="of:=[.E14]-[.E13]" office:value-type="float" office:value="134235" calcext:value-type="float">
            <text:p>134235</text:p>
          </table:table-cell>
          <table:table-cell/>
          <table:table-cell office:value-type="float" office:value="1571117" calcext:value-type="float">
            <text:p>1571117</text:p>
          </table:table-cell>
          <table:table-cell table:formula="of:=[.H14]-[.H13]" office:value-type="float" office:value="134318" calcext:value-type="float">
            <text:p>134318</text:p>
          </table:table-cell>
          <table:table-cell/>
          <table:table-cell office:value-type="float" office:value="1555041" calcext:value-type="float">
            <text:p>1555041</text:p>
          </table:table-cell>
          <table:table-cell table:formula="of:=[.K14]-[.K13]" office:value-type="float" office:value="134650" calcext:value-type="float">
            <text:p>134650</text:p>
          </table:table-cell>
          <table:table-cell/>
          <table:table-cell office:value-type="float" office:value="1569816" calcext:value-type="float">
            <text:p>1569816</text:p>
          </table:table-cell>
          <table:table-cell table:formula="of:=[.N14]-[.N13]" office:value-type="float" office:value="135855" calcext:value-type="float">
            <text:p>135855</text:p>
          </table:table-cell>
          <table:table-cell/>
          <table:table-cell table:formula="of:=AVERAGE([.C14];[.F14];[.I14];[.L14];[.O14])" office:value-type="float" office:value="134544.2" calcext:value-type="float">
            <text:p>134544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86014" calcext:value-type="float">
            <text:p>1686014</text:p>
          </table:table-cell>
          <table:table-cell table:formula="of:=[.B15]-[.B14]" office:value-type="float" office:value="134812" calcext:value-type="float">
            <text:p>134812</text:p>
          </table:table-cell>
          <table:table-cell/>
          <table:table-cell office:value-type="float" office:value="1691824" calcext:value-type="float">
            <text:p>1691824</text:p>
          </table:table-cell>
          <table:table-cell table:formula="of:=[.E15]-[.E14]" office:value-type="float" office:value="133415" calcext:value-type="float">
            <text:p>133415</text:p>
          </table:table-cell>
          <table:table-cell/>
          <table:table-cell office:value-type="float" office:value="1706356" calcext:value-type="float">
            <text:p>1706356</text:p>
          </table:table-cell>
          <table:table-cell table:formula="of:=[.H15]-[.H14]" office:value-type="float" office:value="135239" calcext:value-type="float">
            <text:p>135239</text:p>
          </table:table-cell>
          <table:table-cell/>
          <table:table-cell office:value-type="float" office:value="1689347" calcext:value-type="float">
            <text:p>1689347</text:p>
          </table:table-cell>
          <table:table-cell table:formula="of:=[.K15]-[.K14]" office:value-type="float" office:value="134306" calcext:value-type="float">
            <text:p>134306</text:p>
          </table:table-cell>
          <table:table-cell/>
          <table:table-cell office:value-type="float" office:value="1704869" calcext:value-type="float">
            <text:p>1704869</text:p>
          </table:table-cell>
          <table:table-cell table:formula="of:=[.N15]-[.N14]" office:value-type="float" office:value="135053" calcext:value-type="float">
            <text:p>135053</text:p>
          </table:table-cell>
          <table:table-cell/>
          <table:table-cell table:formula="of:=AVERAGE([.C15];[.F15];[.I15];[.L15];[.O15])" office:value-type="float" office:value="134565" calcext:value-type="float">
            <text:p>1345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20224" calcext:value-type="float">
            <text:p>1820224</text:p>
          </table:table-cell>
          <table:table-cell table:formula="of:=[.B16]-[.B15]" office:value-type="float" office:value="134210" calcext:value-type="float">
            <text:p>134210</text:p>
          </table:table-cell>
          <table:table-cell/>
          <table:table-cell office:value-type="float" office:value="1825654" calcext:value-type="float">
            <text:p>1825654</text:p>
          </table:table-cell>
          <table:table-cell table:formula="of:=[.E16]-[.E15]" office:value-type="float" office:value="133830" calcext:value-type="float">
            <text:p>133830</text:p>
          </table:table-cell>
          <table:table-cell/>
          <table:table-cell office:value-type="float" office:value="1841540" calcext:value-type="float">
            <text:p>1841540</text:p>
          </table:table-cell>
          <table:table-cell table:formula="of:=[.H16]-[.H15]" office:value-type="float" office:value="135184" calcext:value-type="float">
            <text:p>135184</text:p>
          </table:table-cell>
          <table:table-cell/>
          <table:table-cell office:value-type="float" office:value="1822051" calcext:value-type="float">
            <text:p>1822051</text:p>
          </table:table-cell>
          <table:table-cell table:formula="of:=[.K16]-[.K15]" office:value-type="float" office:value="132704" calcext:value-type="float">
            <text:p>132704</text:p>
          </table:table-cell>
          <table:table-cell/>
          <table:table-cell office:value-type="float" office:value="1839020" calcext:value-type="float">
            <text:p>1839020</text:p>
          </table:table-cell>
          <table:table-cell table:formula="of:=[.N16]-[.N15]" office:value-type="float" office:value="134151" calcext:value-type="float">
            <text:p>134151</text:p>
          </table:table-cell>
          <table:table-cell/>
          <table:table-cell table:formula="of:=AVERAGE([.C16];[.F16];[.I16];[.L16];[.O16])" office:value-type="float" office:value="134015.8" calcext:value-type="float">
            <text:p>134015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55888" calcext:value-type="float">
            <text:p>1955888</text:p>
          </table:table-cell>
          <table:table-cell table:formula="of:=[.B17]-[.B16]" office:value-type="float" office:value="135664" calcext:value-type="float">
            <text:p>135664</text:p>
          </table:table-cell>
          <table:table-cell/>
          <table:table-cell office:value-type="float" office:value="1959512" calcext:value-type="float">
            <text:p>1959512</text:p>
          </table:table-cell>
          <table:table-cell table:formula="of:=[.E17]-[.E16]" office:value-type="float" office:value="133858" calcext:value-type="float">
            <text:p>133858</text:p>
          </table:table-cell>
          <table:table-cell/>
          <table:table-cell office:value-type="float" office:value="1976374" calcext:value-type="float">
            <text:p>1976374</text:p>
          </table:table-cell>
          <table:table-cell table:formula="of:=[.H17]-[.H16]" office:value-type="float" office:value="134834" calcext:value-type="float">
            <text:p>134834</text:p>
          </table:table-cell>
          <table:table-cell/>
          <table:table-cell office:value-type="float" office:value="1956052" calcext:value-type="float">
            <text:p>1956052</text:p>
          </table:table-cell>
          <table:table-cell table:formula="of:=[.K17]-[.K16]" office:value-type="float" office:value="134001" calcext:value-type="float">
            <text:p>134001</text:p>
          </table:table-cell>
          <table:table-cell/>
          <table:table-cell office:value-type="float" office:value="1973896" calcext:value-type="float">
            <text:p>1973896</text:p>
          </table:table-cell>
          <table:table-cell table:formula="of:=[.N17]-[.N16]" office:value-type="float" office:value="134876" calcext:value-type="float">
            <text:p>134876</text:p>
          </table:table-cell>
          <table:table-cell/>
          <table:table-cell table:formula="of:=AVERAGE([.C17];[.F17];[.I17];[.L17];[.O17])" office:value-type="float" office:value="134646.6" calcext:value-type="float">
            <text:p>134646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90407" calcext:value-type="float">
            <text:p>2090407</text:p>
          </table:table-cell>
          <table:table-cell table:formula="of:=[.B18]-[.B17]" office:value-type="float" office:value="134519" calcext:value-type="float">
            <text:p>134519</text:p>
          </table:table-cell>
          <table:table-cell/>
          <table:table-cell office:value-type="float" office:value="2093500" calcext:value-type="float">
            <text:p>2093500</text:p>
          </table:table-cell>
          <table:table-cell table:formula="of:=[.E18]-[.E17]" office:value-type="float" office:value="133988" calcext:value-type="float">
            <text:p>133988</text:p>
          </table:table-cell>
          <table:table-cell/>
          <table:table-cell office:value-type="float" office:value="2112133" calcext:value-type="float">
            <text:p>2112133</text:p>
          </table:table-cell>
          <table:table-cell table:formula="of:=[.H18]-[.H17]" office:value-type="float" office:value="135759" calcext:value-type="float">
            <text:p>135759</text:p>
          </table:table-cell>
          <table:table-cell/>
          <table:table-cell office:value-type="float" office:value="2090521" calcext:value-type="float">
            <text:p>2090521</text:p>
          </table:table-cell>
          <table:table-cell table:formula="of:=[.K18]-[.K17]" office:value-type="float" office:value="134469" calcext:value-type="float">
            <text:p>134469</text:p>
          </table:table-cell>
          <table:table-cell/>
          <table:table-cell office:value-type="float" office:value="2108010" calcext:value-type="float">
            <text:p>2108010</text:p>
          </table:table-cell>
          <table:table-cell table:formula="of:=[.N18]-[.N17]" office:value-type="float" office:value="134114" calcext:value-type="float">
            <text:p>134114</text:p>
          </table:table-cell>
          <table:table-cell/>
          <table:table-cell table:formula="of:=AVERAGE([.C18];[.F18];[.I18];[.L18];[.O18])" office:value-type="float" office:value="134569.8" calcext:value-type="float">
            <text:p>134569.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24035" calcext:value-type="float">
            <text:p>2224035</text:p>
          </table:table-cell>
          <table:table-cell table:formula="of:=[.B19]-[.B18]" office:value-type="float" office:value="133628" calcext:value-type="float">
            <text:p>133628</text:p>
          </table:table-cell>
          <table:table-cell/>
          <table:table-cell office:value-type="float" office:value="2226621" calcext:value-type="float">
            <text:p>2226621</text:p>
          </table:table-cell>
          <table:table-cell table:formula="of:=[.E19]-[.E18]" office:value-type="float" office:value="133121" calcext:value-type="float">
            <text:p>133121</text:p>
          </table:table-cell>
          <table:table-cell/>
          <table:table-cell office:value-type="float" office:value="2247794" calcext:value-type="float">
            <text:p>2247794</text:p>
          </table:table-cell>
          <table:table-cell table:formula="of:=[.H19]-[.H18]" office:value-type="float" office:value="135661" calcext:value-type="float">
            <text:p>135661</text:p>
          </table:table-cell>
          <table:table-cell/>
          <table:table-cell office:value-type="float" office:value="2223325" calcext:value-type="float">
            <text:p>2223325</text:p>
          </table:table-cell>
          <table:table-cell table:formula="of:=[.K19]-[.K18]" office:value-type="float" office:value="132804" calcext:value-type="float">
            <text:p>132804</text:p>
          </table:table-cell>
          <table:table-cell/>
          <table:table-cell office:value-type="float" office:value="2242813" calcext:value-type="float">
            <text:p>2242813</text:p>
          </table:table-cell>
          <table:table-cell table:formula="of:=[.N19]-[.N18]" office:value-type="float" office:value="134803" calcext:value-type="float">
            <text:p>134803</text:p>
          </table:table-cell>
          <table:table-cell/>
          <table:table-cell table:formula="of:=AVERAGE([.C19];[.F19];[.I19];[.L19];[.O19])" office:value-type="float" office:value="134003.4" calcext:value-type="float">
            <text:p>134003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56641" calcext:value-type="float">
            <text:p>2356641</text:p>
          </table:table-cell>
          <table:table-cell table:formula="of:=[.B20]-[.B19]" office:value-type="float" office:value="132606" calcext:value-type="float">
            <text:p>132606</text:p>
          </table:table-cell>
          <table:table-cell/>
          <table:table-cell office:value-type="float" office:value="2360752" calcext:value-type="float">
            <text:p>2360752</text:p>
          </table:table-cell>
          <table:table-cell table:formula="of:=[.E20]-[.E19]" office:value-type="float" office:value="134131" calcext:value-type="float">
            <text:p>134131</text:p>
          </table:table-cell>
          <table:table-cell/>
          <table:table-cell office:value-type="float" office:value="2381761" calcext:value-type="float">
            <text:p>2381761</text:p>
          </table:table-cell>
          <table:table-cell table:formula="of:=[.H20]-[.H19]" office:value-type="float" office:value="133967" calcext:value-type="float">
            <text:p>133967</text:p>
          </table:table-cell>
          <table:table-cell/>
          <table:table-cell office:value-type="float" office:value="2357427" calcext:value-type="float">
            <text:p>2357427</text:p>
          </table:table-cell>
          <table:table-cell table:formula="of:=[.K20]-[.K19]" office:value-type="float" office:value="134102" calcext:value-type="float">
            <text:p>134102</text:p>
          </table:table-cell>
          <table:table-cell/>
          <table:table-cell office:value-type="float" office:value="2378096" calcext:value-type="float">
            <text:p>2378096</text:p>
          </table:table-cell>
          <table:table-cell table:formula="of:=[.N20]-[.N19]" office:value-type="float" office:value="135283" calcext:value-type="float">
            <text:p>135283</text:p>
          </table:table-cell>
          <table:table-cell/>
          <table:table-cell table:formula="of:=AVERAGE([.C20];[.F20];[.I20];[.L20];[.O20])" office:value-type="float" office:value="134017.8" calcext:value-type="float">
            <text:p>134017.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90230" calcext:value-type="float">
            <text:p>2490230</text:p>
          </table:table-cell>
          <table:table-cell table:formula="of:=[.B21]-[.B20]" office:value-type="float" office:value="133589" calcext:value-type="float">
            <text:p>133589</text:p>
          </table:table-cell>
          <table:table-cell/>
          <table:table-cell office:value-type="float" office:value="2495622" calcext:value-type="float">
            <text:p>2495622</text:p>
          </table:table-cell>
          <table:table-cell table:formula="of:=[.E21]-[.E20]" office:value-type="float" office:value="134870" calcext:value-type="float">
            <text:p>134870</text:p>
          </table:table-cell>
          <table:table-cell/>
          <table:table-cell office:value-type="float" office:value="2517005" calcext:value-type="float">
            <text:p>2517005</text:p>
          </table:table-cell>
          <table:table-cell table:formula="of:=[.H21]-[.H20]" office:value-type="float" office:value="135244" calcext:value-type="float">
            <text:p>135244</text:p>
          </table:table-cell>
          <table:table-cell/>
          <table:table-cell office:value-type="float" office:value="2491972" calcext:value-type="float">
            <text:p>2491972</text:p>
          </table:table-cell>
          <table:table-cell table:formula="of:=[.K21]-[.K20]" office:value-type="float" office:value="134545" calcext:value-type="float">
            <text:p>134545</text:p>
          </table:table-cell>
          <table:table-cell/>
          <table:table-cell office:value-type="float" office:value="2512989" calcext:value-type="float">
            <text:p>2512989</text:p>
          </table:table-cell>
          <table:table-cell table:formula="of:=[.N21]-[.N20]" office:value-type="float" office:value="134893" calcext:value-type="float">
            <text:p>134893</text:p>
          </table:table-cell>
          <table:table-cell/>
          <table:table-cell table:formula="of:=AVERAGE([.C21];[.F21];[.I21];[.L21];[.O21])" office:value-type="float" office:value="134628.2" calcext:value-type="float">
            <text:p>134628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24481" calcext:value-type="float">
            <text:p>2624481</text:p>
          </table:table-cell>
          <table:table-cell table:formula="of:=[.B22]-[.B21]" office:value-type="float" office:value="134251" calcext:value-type="float">
            <text:p>134251</text:p>
          </table:table-cell>
          <table:table-cell/>
          <table:table-cell office:value-type="float" office:value="2629132" calcext:value-type="float">
            <text:p>2629132</text:p>
          </table:table-cell>
          <table:table-cell table:formula="of:=[.E22]-[.E21]" office:value-type="float" office:value="133510" calcext:value-type="float">
            <text:p>133510</text:p>
          </table:table-cell>
          <table:table-cell/>
          <table:table-cell office:value-type="float" office:value="2653096" calcext:value-type="float">
            <text:p>2653096</text:p>
          </table:table-cell>
          <table:table-cell table:formula="of:=[.H22]-[.H21]" office:value-type="float" office:value="136091" calcext:value-type="float">
            <text:p>136091</text:p>
          </table:table-cell>
          <table:table-cell/>
          <table:table-cell office:value-type="float" office:value="2626302" calcext:value-type="float">
            <text:p>2626302</text:p>
          </table:table-cell>
          <table:table-cell table:formula="of:=[.K22]-[.K21]" office:value-type="float" office:value="134330" calcext:value-type="float">
            <text:p>134330</text:p>
          </table:table-cell>
          <table:table-cell/>
          <table:table-cell office:value-type="float" office:value="2646883" calcext:value-type="float">
            <text:p>2646883</text:p>
          </table:table-cell>
          <table:table-cell table:formula="of:=[.N22]-[.N21]" office:value-type="float" office:value="133894" calcext:value-type="float">
            <text:p>133894</text:p>
          </table:table-cell>
          <table:table-cell/>
          <table:table-cell table:formula="of:=AVERAGE([.C22];[.F22];[.I22];[.L22];[.O22])" office:value-type="float" office:value="134415.2" calcext:value-type="float">
            <text:p>134415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757349" calcext:value-type="float">
            <text:p>2757349</text:p>
          </table:table-cell>
          <table:table-cell table:formula="of:=[.B23]-[.B22]" office:value-type="float" office:value="132868" calcext:value-type="float">
            <text:p>132868</text:p>
          </table:table-cell>
          <table:table-cell/>
          <table:table-cell office:value-type="float" office:value="2762531" calcext:value-type="float">
            <text:p>2762531</text:p>
          </table:table-cell>
          <table:table-cell table:formula="of:=[.E23]-[.E22]" office:value-type="float" office:value="133399" calcext:value-type="float">
            <text:p>133399</text:p>
          </table:table-cell>
          <table:table-cell/>
          <table:table-cell office:value-type="float" office:value="2787544" calcext:value-type="float">
            <text:p>2787544</text:p>
          </table:table-cell>
          <table:table-cell table:formula="of:=[.H23]-[.H22]" office:value-type="float" office:value="134448" calcext:value-type="float">
            <text:p>134448</text:p>
          </table:table-cell>
          <table:table-cell/>
          <table:table-cell office:value-type="float" office:value="2760249" calcext:value-type="float">
            <text:p>2760249</text:p>
          </table:table-cell>
          <table:table-cell table:formula="of:=[.K23]-[.K22]" office:value-type="float" office:value="133947" calcext:value-type="float">
            <text:p>133947</text:p>
          </table:table-cell>
          <table:table-cell/>
          <table:table-cell office:value-type="float" office:value="2783404" calcext:value-type="float">
            <text:p>2783404</text:p>
          </table:table-cell>
          <table:table-cell table:formula="of:=[.N23]-[.N22]" office:value-type="float" office:value="136521" calcext:value-type="float">
            <text:p>136521</text:p>
          </table:table-cell>
          <table:table-cell/>
          <table:table-cell table:formula="of:=AVERAGE([.C23];[.F23];[.I23];[.L23];[.O23])" office:value-type="float" office:value="134236.6" calcext:value-type="float">
            <text:p>134236.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91917" calcext:value-type="float">
            <text:p>2891917</text:p>
          </table:table-cell>
          <table:table-cell table:formula="of:=[.B24]-[.B23]" office:value-type="float" office:value="134568" calcext:value-type="float">
            <text:p>134568</text:p>
          </table:table-cell>
          <table:table-cell/>
          <table:table-cell office:value-type="float" office:value="2896975" calcext:value-type="float">
            <text:p>2896975</text:p>
          </table:table-cell>
          <table:table-cell table:formula="of:=[.E24]-[.E23]" office:value-type="float" office:value="134444" calcext:value-type="float">
            <text:p>134444</text:p>
          </table:table-cell>
          <table:table-cell/>
          <table:table-cell office:value-type="float" office:value="2922982" calcext:value-type="float">
            <text:p>2922982</text:p>
          </table:table-cell>
          <table:table-cell table:formula="of:=[.H24]-[.H23]" office:value-type="float" office:value="135438" calcext:value-type="float">
            <text:p>135438</text:p>
          </table:table-cell>
          <table:table-cell/>
          <table:table-cell office:value-type="float" office:value="2893783" calcext:value-type="float">
            <text:p>2893783</text:p>
          </table:table-cell>
          <table:table-cell table:formula="of:=[.K24]-[.K23]" office:value-type="float" office:value="133534" calcext:value-type="float">
            <text:p>133534</text:p>
          </table:table-cell>
          <table:table-cell/>
          <table:table-cell office:value-type="float" office:value="2919276" calcext:value-type="float">
            <text:p>2919276</text:p>
          </table:table-cell>
          <table:table-cell table:formula="of:=[.N24]-[.N23]" office:value-type="float" office:value="135872" calcext:value-type="float">
            <text:p>135872</text:p>
          </table:table-cell>
          <table:table-cell/>
          <table:table-cell table:formula="of:=AVERAGE([.C24];[.F24];[.I24];[.L24];[.O24])" office:value-type="float" office:value="134771.2" calcext:value-type="float">
            <text:p>134771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26587" calcext:value-type="float">
            <text:p>3026587</text:p>
          </table:table-cell>
          <table:table-cell table:formula="of:=[.B25]-[.B24]" office:value-type="float" office:value="134670" calcext:value-type="float">
            <text:p>134670</text:p>
          </table:table-cell>
          <table:table-cell/>
          <table:table-cell office:value-type="float" office:value="3031624" calcext:value-type="float">
            <text:p>3031624</text:p>
          </table:table-cell>
          <table:table-cell table:formula="of:=[.E25]-[.E24]" office:value-type="float" office:value="134649" calcext:value-type="float">
            <text:p>134649</text:p>
          </table:table-cell>
          <table:table-cell/>
          <table:table-cell office:value-type="float" office:value="3057864" calcext:value-type="float">
            <text:p>3057864</text:p>
          </table:table-cell>
          <table:table-cell table:formula="of:=[.H25]-[.H24]" office:value-type="float" office:value="134882" calcext:value-type="float">
            <text:p>134882</text:p>
          </table:table-cell>
          <table:table-cell/>
          <table:table-cell office:value-type="float" office:value="3027503" calcext:value-type="float">
            <text:p>3027503</text:p>
          </table:table-cell>
          <table:table-cell table:formula="of:=[.K25]-[.K24]" office:value-type="float" office:value="133720" calcext:value-type="float">
            <text:p>133720</text:p>
          </table:table-cell>
          <table:table-cell/>
          <table:table-cell office:value-type="float" office:value="3053562" calcext:value-type="float">
            <text:p>3053562</text:p>
          </table:table-cell>
          <table:table-cell table:formula="of:=[.N25]-[.N24]" office:value-type="float" office:value="134286" calcext:value-type="float">
            <text:p>134286</text:p>
          </table:table-cell>
          <table:table-cell/>
          <table:table-cell table:formula="of:=AVERAGE([.C25];[.F25];[.I25];[.L25];[.O25])" office:value-type="float" office:value="134441.4" calcext:value-type="float">
            <text:p>134441.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160376" calcext:value-type="float">
            <text:p>3160376</text:p>
          </table:table-cell>
          <table:table-cell table:formula="of:=[.B26]-[.B25]" office:value-type="float" office:value="133789" calcext:value-type="float">
            <text:p>133789</text:p>
          </table:table-cell>
          <table:table-cell/>
          <table:table-cell office:value-type="float" office:value="3165929" calcext:value-type="float">
            <text:p>3165929</text:p>
          </table:table-cell>
          <table:table-cell table:formula="of:=[.E26]-[.E25]" office:value-type="float" office:value="134305" calcext:value-type="float">
            <text:p>134305</text:p>
          </table:table-cell>
          <table:table-cell/>
          <table:table-cell office:value-type="float" office:value="3192510" calcext:value-type="float">
            <text:p>3192510</text:p>
          </table:table-cell>
          <table:table-cell table:formula="of:=[.H26]-[.H25]" office:value-type="float" office:value="134646" calcext:value-type="float">
            <text:p>134646</text:p>
          </table:table-cell>
          <table:table-cell/>
          <table:table-cell office:value-type="float" office:value="3161425" calcext:value-type="float">
            <text:p>3161425</text:p>
          </table:table-cell>
          <table:table-cell table:formula="of:=[.K26]-[.K25]" office:value-type="float" office:value="133922" calcext:value-type="float">
            <text:p>133922</text:p>
          </table:table-cell>
          <table:table-cell/>
          <table:table-cell office:value-type="float" office:value="3188156" calcext:value-type="float">
            <text:p>3188156</text:p>
          </table:table-cell>
          <table:table-cell table:formula="of:=[.N26]-[.N25]" office:value-type="float" office:value="134594" calcext:value-type="float">
            <text:p>134594</text:p>
          </table:table-cell>
          <table:table-cell/>
          <table:table-cell table:formula="of:=AVERAGE([.C26];[.F26];[.I26];[.L26];[.O26])" office:value-type="float" office:value="134251.2" calcext:value-type="float">
            <text:p>134251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92919" calcext:value-type="float">
            <text:p>3292919</text:p>
          </table:table-cell>
          <table:table-cell table:formula="of:=[.B27]-[.B26]" office:value-type="float" office:value="132543" calcext:value-type="float">
            <text:p>132543</text:p>
          </table:table-cell>
          <table:table-cell/>
          <table:table-cell office:value-type="float" office:value="3300013" calcext:value-type="float">
            <text:p>3300013</text:p>
          </table:table-cell>
          <table:table-cell table:formula="of:=[.E27]-[.E26]" office:value-type="float" office:value="134084" calcext:value-type="float">
            <text:p>134084</text:p>
          </table:table-cell>
          <table:table-cell/>
          <table:table-cell office:value-type="float" office:value="3325640" calcext:value-type="float">
            <text:p>3325640</text:p>
          </table:table-cell>
          <table:table-cell table:formula="of:=[.H27]-[.H26]" office:value-type="float" office:value="133130" calcext:value-type="float">
            <text:p>133130</text:p>
          </table:table-cell>
          <table:table-cell/>
          <table:table-cell office:value-type="float" office:value="3295359" calcext:value-type="float">
            <text:p>3295359</text:p>
          </table:table-cell>
          <table:table-cell table:formula="of:=[.K27]-[.K26]" office:value-type="float" office:value="133934" calcext:value-type="float">
            <text:p>133934</text:p>
          </table:table-cell>
          <table:table-cell/>
          <table:table-cell office:value-type="float" office:value="3323394" calcext:value-type="float">
            <text:p>3323394</text:p>
          </table:table-cell>
          <table:table-cell table:formula="of:=[.N27]-[.N26]" office:value-type="float" office:value="135238" calcext:value-type="float">
            <text:p>135238</text:p>
          </table:table-cell>
          <table:table-cell/>
          <table:table-cell table:formula="of:=AVERAGE([.C27];[.F27];[.I27];[.L27];[.O27])" office:value-type="float" office:value="133785.8" calcext:value-type="float">
            <text:p>133785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26939" calcext:value-type="float">
            <text:p>3426939</text:p>
          </table:table-cell>
          <table:table-cell table:formula="of:=[.B28]-[.B27]" office:value-type="float" office:value="134020" calcext:value-type="float">
            <text:p>134020</text:p>
          </table:table-cell>
          <table:table-cell/>
          <table:table-cell office:value-type="float" office:value="3434033" calcext:value-type="float">
            <text:p>3434033</text:p>
          </table:table-cell>
          <table:table-cell table:formula="of:=[.E28]-[.E27]" office:value-type="float" office:value="134020" calcext:value-type="float">
            <text:p>134020</text:p>
          </table:table-cell>
          <table:table-cell/>
          <table:table-cell office:value-type="float" office:value="3459960" calcext:value-type="float">
            <text:p>3459960</text:p>
          </table:table-cell>
          <table:table-cell table:formula="of:=[.H28]-[.H27]" office:value-type="float" office:value="134320" calcext:value-type="float">
            <text:p>134320</text:p>
          </table:table-cell>
          <table:table-cell/>
          <table:table-cell office:value-type="float" office:value="3428848" calcext:value-type="float">
            <text:p>3428848</text:p>
          </table:table-cell>
          <table:table-cell table:formula="of:=[.K28]-[.K27]" office:value-type="float" office:value="133489" calcext:value-type="float">
            <text:p>133489</text:p>
          </table:table-cell>
          <table:table-cell/>
          <table:table-cell office:value-type="float" office:value="3457378" calcext:value-type="float">
            <text:p>3457378</text:p>
          </table:table-cell>
          <table:table-cell table:formula="of:=[.N28]-[.N27]" office:value-type="float" office:value="133984" calcext:value-type="float">
            <text:p>133984</text:p>
          </table:table-cell>
          <table:table-cell/>
          <table:table-cell table:formula="of:=AVERAGE([.C28];[.F28];[.I28];[.L28];[.O28])" office:value-type="float" office:value="133966.6" calcext:value-type="float">
            <text:p>133966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560386" calcext:value-type="float">
            <text:p>3560386</text:p>
          </table:table-cell>
          <table:table-cell table:formula="of:=[.B29]-[.B28]" office:value-type="float" office:value="133447" calcext:value-type="float">
            <text:p>133447</text:p>
          </table:table-cell>
          <table:table-cell/>
          <table:table-cell office:value-type="float" office:value="3569498" calcext:value-type="float">
            <text:p>3569498</text:p>
          </table:table-cell>
          <table:table-cell table:formula="of:=[.E29]-[.E28]" office:value-type="float" office:value="135465" calcext:value-type="float">
            <text:p>135465</text:p>
          </table:table-cell>
          <table:table-cell/>
          <table:table-cell office:value-type="float" office:value="3596295" calcext:value-type="float">
            <text:p>3596295</text:p>
          </table:table-cell>
          <table:table-cell table:formula="of:=[.H29]-[.H28]" office:value-type="float" office:value="136335" calcext:value-type="float">
            <text:p>136335</text:p>
          </table:table-cell>
          <table:table-cell/>
          <table:table-cell office:value-type="float" office:value="3563789" calcext:value-type="float">
            <text:p>3563789</text:p>
          </table:table-cell>
          <table:table-cell table:formula="of:=[.K29]-[.K28]" office:value-type="float" office:value="134941" calcext:value-type="float">
            <text:p>134941</text:p>
          </table:table-cell>
          <table:table-cell/>
          <table:table-cell office:value-type="float" office:value="3591483" calcext:value-type="float">
            <text:p>3591483</text:p>
          </table:table-cell>
          <table:table-cell table:formula="of:=[.N29]-[.N28]" office:value-type="float" office:value="134105" calcext:value-type="float">
            <text:p>134105</text:p>
          </table:table-cell>
          <table:table-cell/>
          <table:table-cell table:formula="of:=AVERAGE([.C29];[.F29];[.I29];[.L29];[.O29])" office:value-type="float" office:value="134858.6" calcext:value-type="float">
            <text:p>134858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694022" calcext:value-type="float">
            <text:p>3694022</text:p>
          </table:table-cell>
          <table:table-cell table:formula="of:=[.B30]-[.B29]" office:value-type="float" office:value="133636" calcext:value-type="float">
            <text:p>133636</text:p>
          </table:table-cell>
          <table:table-cell/>
          <table:table-cell office:value-type="float" office:value="3702823" calcext:value-type="float">
            <text:p>3702823</text:p>
          </table:table-cell>
          <table:table-cell table:formula="of:=[.E30]-[.E29]" office:value-type="float" office:value="133325" calcext:value-type="float">
            <text:p>133325</text:p>
          </table:table-cell>
          <table:table-cell/>
          <table:table-cell office:value-type="float" office:value="3731571" calcext:value-type="float">
            <text:p>3731571</text:p>
          </table:table-cell>
          <table:table-cell table:formula="of:=[.H30]-[.H29]" office:value-type="float" office:value="135276" calcext:value-type="float">
            <text:p>135276</text:p>
          </table:table-cell>
          <table:table-cell/>
          <table:table-cell office:value-type="float" office:value="3696806" calcext:value-type="float">
            <text:p>3696806</text:p>
          </table:table-cell>
          <table:table-cell table:formula="of:=[.K30]-[.K29]" office:value-type="float" office:value="133017" calcext:value-type="float">
            <text:p>133017</text:p>
          </table:table-cell>
          <table:table-cell/>
          <table:table-cell office:value-type="float" office:value="3725923" calcext:value-type="float">
            <text:p>3725923</text:p>
          </table:table-cell>
          <table:table-cell table:formula="of:=[.N30]-[.N29]" office:value-type="float" office:value="134440" calcext:value-type="float">
            <text:p>134440</text:p>
          </table:table-cell>
          <table:table-cell/>
          <table:table-cell table:formula="of:=AVERAGE([.C30];[.F30];[.I30];[.L30];[.O30])" office:value-type="float" office:value="133938.8" calcext:value-type="float">
            <text:p>133938.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827522" calcext:value-type="float">
            <text:p>3827522</text:p>
          </table:table-cell>
          <table:table-cell table:formula="of:=[.B31]-[.B30]" office:value-type="float" office:value="133500" calcext:value-type="float">
            <text:p>133500</text:p>
          </table:table-cell>
          <table:table-cell/>
          <table:table-cell office:value-type="float" office:value="3837277" calcext:value-type="float">
            <text:p>3837277</text:p>
          </table:table-cell>
          <table:table-cell table:formula="of:=[.E31]-[.E30]" office:value-type="float" office:value="134454" calcext:value-type="float">
            <text:p>134454</text:p>
          </table:table-cell>
          <table:table-cell/>
          <table:table-cell office:value-type="float" office:value="3865570" calcext:value-type="float">
            <text:p>3865570</text:p>
          </table:table-cell>
          <table:table-cell table:formula="of:=[.H31]-[.H30]" office:value-type="float" office:value="133999" calcext:value-type="float">
            <text:p>133999</text:p>
          </table:table-cell>
          <table:table-cell/>
          <table:table-cell office:value-type="float" office:value="3831398" calcext:value-type="float">
            <text:p>3831398</text:p>
          </table:table-cell>
          <table:table-cell table:formula="of:=[.K31]-[.K30]" office:value-type="float" office:value="134592" calcext:value-type="float">
            <text:p>134592</text:p>
          </table:table-cell>
          <table:table-cell/>
          <table:table-cell office:value-type="float" office:value="3860916" calcext:value-type="float">
            <text:p>3860916</text:p>
          </table:table-cell>
          <table:table-cell table:formula="of:=[.N31]-[.N30]" office:value-type="float" office:value="134993" calcext:value-type="float">
            <text:p>134993</text:p>
          </table:table-cell>
          <table:table-cell/>
          <table:table-cell table:formula="of:=AVERAGE([.C31];[.F31];[.I31];[.L31];[.O31])" office:value-type="float" office:value="134307.6" calcext:value-type="float">
            <text:p>134307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51517" calcext:value-type="float">
            <text:p>3951517</text:p>
          </table:table-cell>
          <table:table-cell table:formula="of:=[.B32]-[.B31]" office:value-type="float" office:value="123995" calcext:value-type="float">
            <text:p>123995</text:p>
          </table:table-cell>
          <table:table-cell/>
          <table:table-cell office:value-type="float" office:value="3963717" calcext:value-type="float">
            <text:p>3963717</text:p>
          </table:table-cell>
          <table:table-cell table:formula="of:=[.E32]-[.E31]" office:value-type="float" office:value="126440" calcext:value-type="float">
            <text:p>126440</text:p>
          </table:table-cell>
          <table:table-cell/>
          <table:table-cell office:value-type="float" office:value="3991775" calcext:value-type="float">
            <text:p>3991775</text:p>
          </table:table-cell>
          <table:table-cell table:formula="of:=[.H32]-[.H31]" office:value-type="float" office:value="126205" calcext:value-type="float">
            <text:p>126205</text:p>
          </table:table-cell>
          <table:table-cell/>
          <table:table-cell office:value-type="float" office:value="3957599" calcext:value-type="float">
            <text:p>3957599</text:p>
          </table:table-cell>
          <table:table-cell table:formula="of:=[.K32]-[.K31]" office:value-type="float" office:value="126201" calcext:value-type="float">
            <text:p>126201</text:p>
          </table:table-cell>
          <table:table-cell/>
          <table:table-cell office:value-type="float" office:value="3984467" calcext:value-type="float">
            <text:p>3984467</text:p>
          </table:table-cell>
          <table:table-cell table:formula="of:=[.N32]-[.N31]" office:value-type="float" office:value="123551" calcext:value-type="float">
            <text:p>123551</text:p>
          </table:table-cell>
          <table:table-cell/>
          <table:table-cell table:formula="of:=AVERAGE([.C32];[.F32];[.I32];[.L32];[.O32])" office:value-type="float" office:value="125278.4" calcext:value-type="float">
            <text:p>125278.4</text:p>
          </table:table-cell>
        </table:table-row>
      </table:table>
      <table:table table:name="Perfcake 2.2" table:style-name="ta1">
        <table:shapes>
          <draw:frame draw:z-index="0" draw:style-name="gr1" draw:text-style-name="P1" svg:width="9in" svg:height="4in" svg:x="2.6665in" svg:y="0in">
            <draw:object draw:notify-on-update-of-ranges="'Perfcake 2.2'.A1:'Perfcake 2.2'.A1 'Perfcake 2.2'.B1:'Perfcake 2.2'.B1 'Perfcake 2.2'.A2:'Perfcake 2.2'.A2 'Perfcake 2.2'.B2:'Perfcake 2.2'.B2 'Perfcake 2.2'.A3:'Perfcake 2.2'.A3 'Perfcake 2.2'.B3:'Perfcake 2.2'.B3 'Perfcake 2.2'.A4:'Perfcake 2.2'.A4 'Perfcake 2.2'.B4:'Perfcake 2.2'.B4 'Perfcake 2.2'.A5:'Perfcake 2.2'.A5 'Perfcake 2.2'.B5:'Perfcake 2.2'.B5 'Perfcake 2.2'.A6:'Perfcake 2.2'.A6 'Perfcake 2.2'.B6:'Perfcake 2.2'.B6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436852" calcext:value-type="float">
            <text:p>8436852</text:p>
          </table:table-cell>
          <table:table-cell table:formula="of:=[.B1]/300" office:value-type="float" office:value="28122.84" calcext:value-type="float">
            <text:p>28122.84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468862" calcext:value-type="float">
            <text:p>8468862</text:p>
          </table:table-cell>
          <table:table-cell table:formula="of:=[.B2]/300" office:value-type="float" office:value="28229.54" calcext:value-type="float">
            <text:p>28229.54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364056" calcext:value-type="float">
            <text:p>8364056</text:p>
          </table:table-cell>
          <table:table-cell table:formula="of:=[.B3]/300" office:value-type="float" office:value="27880.1866666667" calcext:value-type="float">
            <text:p>27880.18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8378125" calcext:value-type="float">
            <text:p>8378125</text:p>
          </table:table-cell>
          <table:table-cell table:formula="of:=[.B4]/300" office:value-type="float" office:value="27927.0833333333" calcext:value-type="float">
            <text:p>27927.08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8457090" calcext:value-type="float">
            <text:p>8457090</text:p>
          </table:table-cell>
          <table:table-cell table:formula="of:=[.B5]/300" office:value-type="float" office:value="28190.3" calcext:value-type="float">
            <text:p>28190.300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8420997" calcext:value-type="float">
            <text:p>8420997</text:p>
          </table:table-cell>
          <table:table-cell table:formula="of:=[.B6]/300" office:value-type="float" office:value="28069.99" calcext:value-type="float">
            <text:p>28069.990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104806" calcext:value-type="float">
            <text:p>104806</text:p>
          </table:table-cell>
          <table:table-cell table:style-name="Default"/>
        </table:table-row>
      </table:table>
      <table:table table:name="Perfcake 2.2 distr" table:style-name="ta1">
        <table:shapes>
          <draw:frame draw:z-index="0" draw:style-name="gr1" draw:text-style-name="P1" svg:width="9in" svg:height="4in" svg:x="5.2579in" svg:y="2.4189in">
            <draw:object draw:notify-on-update-of-ranges="'Perfcake 2.2 distr'.A2:'Perfcake 2.2 distr'.A32 'Perfcake 2.2 distr'.Q2:'Perfcake 2.2 distr'.Q32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586" calcext:value-type="float">
            <text:p>51586</text:p>
          </table:table-cell>
          <table:table-cell table:formula="of:=[.B3]-[.B2]" office:value-type="float" office:value="51586" calcext:value-type="float">
            <text:p>51586</text:p>
          </table:table-cell>
          <table:table-cell/>
          <table:table-cell office:value-type="float" office:value="36516" calcext:value-type="float">
            <text:p>36516</text:p>
          </table:table-cell>
          <table:table-cell table:formula="of:=[.E3]-[.E2]" office:value-type="float" office:value="36516" calcext:value-type="float">
            <text:p>36516</text:p>
          </table:table-cell>
          <table:table-cell/>
          <table:table-cell office:value-type="float" office:value="31970" calcext:value-type="float">
            <text:p>31970</text:p>
          </table:table-cell>
          <table:table-cell table:formula="of:=[.H3]-[.H2]" office:value-type="float" office:value="31970" calcext:value-type="float">
            <text:p>31970</text:p>
          </table:table-cell>
          <table:table-cell/>
          <table:table-cell office:value-type="float" office:value="38064" calcext:value-type="float">
            <text:p>38064</text:p>
          </table:table-cell>
          <table:table-cell table:formula="of:=[.K3]-[.K2]" office:value-type="float" office:value="38064" calcext:value-type="float">
            <text:p>38064</text:p>
          </table:table-cell>
          <table:table-cell/>
          <table:table-cell office:value-type="float" office:value="34826" calcext:value-type="float">
            <text:p>34826</text:p>
          </table:table-cell>
          <table:table-cell table:formula="of:=[.N3]-[.N2]" office:value-type="float" office:value="34826" calcext:value-type="float">
            <text:p>34826</text:p>
          </table:table-cell>
          <table:table-cell/>
          <table:table-cell table:formula="of:=AVERAGE([.C3];[.F3];[.I3];[.L3];[.O3])" office:value-type="float" office:value="38592.4" calcext:value-type="float">
            <text:p>38592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6271" calcext:value-type="float">
            <text:p>126271</text:p>
          </table:table-cell>
          <table:table-cell table:formula="of:=[.B4]-[.B3]" office:value-type="float" office:value="74685" calcext:value-type="float">
            <text:p>74685</text:p>
          </table:table-cell>
          <table:table-cell/>
          <table:table-cell office:value-type="float" office:value="109585" calcext:value-type="float">
            <text:p>109585</text:p>
          </table:table-cell>
          <table:table-cell table:formula="of:=[.E4]-[.E3]" office:value-type="float" office:value="73069" calcext:value-type="float">
            <text:p>73069</text:p>
          </table:table-cell>
          <table:table-cell/>
          <table:table-cell office:value-type="float" office:value="64981" calcext:value-type="float">
            <text:p>64981</text:p>
          </table:table-cell>
          <table:table-cell table:formula="of:=[.H4]-[.H3]" office:value-type="float" office:value="33011" calcext:value-type="float">
            <text:p>33011</text:p>
          </table:table-cell>
          <table:table-cell/>
          <table:table-cell office:value-type="float" office:value="115156" calcext:value-type="float">
            <text:p>115156</text:p>
          </table:table-cell>
          <table:table-cell table:formula="of:=[.K4]-[.K3]" office:value-type="float" office:value="77092" calcext:value-type="float">
            <text:p>77092</text:p>
          </table:table-cell>
          <table:table-cell/>
          <table:table-cell office:value-type="float" office:value="106736" calcext:value-type="float">
            <text:p>106736</text:p>
          </table:table-cell>
          <table:table-cell table:formula="of:=[.N4]-[.N3]" office:value-type="float" office:value="71910" calcext:value-type="float">
            <text:p>71910</text:p>
          </table:table-cell>
          <table:table-cell/>
          <table:table-cell table:formula="of:=AVERAGE([.C4];[.F4];[.I4];[.L4];[.O4])" office:value-type="float" office:value="65953.4" calcext:value-type="float">
            <text:p>65953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9734" calcext:value-type="float">
            <text:p>339734</text:p>
          </table:table-cell>
          <table:table-cell table:formula="of:=[.B5]-[.B4]" office:value-type="float" office:value="213463" calcext:value-type="float">
            <text:p>213463</text:p>
          </table:table-cell>
          <table:table-cell/>
          <table:table-cell office:value-type="float" office:value="328413" calcext:value-type="float">
            <text:p>328413</text:p>
          </table:table-cell>
          <table:table-cell table:formula="of:=[.E5]-[.E4]" office:value-type="float" office:value="218828" calcext:value-type="float">
            <text:p>218828</text:p>
          </table:table-cell>
          <table:table-cell/>
          <table:table-cell office:value-type="float" office:value="229010" calcext:value-type="float">
            <text:p>229010</text:p>
          </table:table-cell>
          <table:table-cell table:formula="of:=[.H5]-[.H4]" office:value-type="float" office:value="164029" calcext:value-type="float">
            <text:p>164029</text:p>
          </table:table-cell>
          <table:table-cell/>
          <table:table-cell office:value-type="float" office:value="327927" calcext:value-type="float">
            <text:p>327927</text:p>
          </table:table-cell>
          <table:table-cell table:formula="of:=[.K5]-[.K4]" office:value-type="float" office:value="212771" calcext:value-type="float">
            <text:p>212771</text:p>
          </table:table-cell>
          <table:table-cell/>
          <table:table-cell office:value-type="float" office:value="289123" calcext:value-type="float">
            <text:p>289123</text:p>
          </table:table-cell>
          <table:table-cell table:formula="of:=[.N5]-[.N4]" office:value-type="float" office:value="182387" calcext:value-type="float">
            <text:p>182387</text:p>
          </table:table-cell>
          <table:table-cell/>
          <table:table-cell table:formula="of:=AVERAGE([.C5];[.F5];[.I5];[.L5];[.O5])" office:value-type="float" office:value="198295.6" calcext:value-type="float">
            <text:p>198295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2564" calcext:value-type="float">
            <text:p>632564</text:p>
          </table:table-cell>
          <table:table-cell table:formula="of:=[.B6]-[.B5]" office:value-type="float" office:value="292830" calcext:value-type="float">
            <text:p>292830</text:p>
          </table:table-cell>
          <table:table-cell/>
          <table:table-cell office:value-type="float" office:value="623933" calcext:value-type="float">
            <text:p>623933</text:p>
          </table:table-cell>
          <table:table-cell table:formula="of:=[.E6]-[.E5]" office:value-type="float" office:value="295520" calcext:value-type="float">
            <text:p>295520</text:p>
          </table:table-cell>
          <table:table-cell/>
          <table:table-cell office:value-type="float" office:value="509872" calcext:value-type="float">
            <text:p>509872</text:p>
          </table:table-cell>
          <table:table-cell table:formula="of:=[.H6]-[.H5]" office:value-type="float" office:value="280862" calcext:value-type="float">
            <text:p>280862</text:p>
          </table:table-cell>
          <table:table-cell/>
          <table:table-cell office:value-type="float" office:value="615712" calcext:value-type="float">
            <text:p>615712</text:p>
          </table:table-cell>
          <table:table-cell table:formula="of:=[.K6]-[.K5]" office:value-type="float" office:value="287785" calcext:value-type="float">
            <text:p>287785</text:p>
          </table:table-cell>
          <table:table-cell/>
          <table:table-cell office:value-type="float" office:value="584643" calcext:value-type="float">
            <text:p>584643</text:p>
          </table:table-cell>
          <table:table-cell table:formula="of:=[.N6]-[.N5]" office:value-type="float" office:value="295520" calcext:value-type="float">
            <text:p>295520</text:p>
          </table:table-cell>
          <table:table-cell/>
          <table:table-cell table:formula="of:=AVERAGE([.C6];[.F6];[.I6];[.L6];[.O6])" office:value-type="float" office:value="290503.4" calcext:value-type="float">
            <text:p>29050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7023" calcext:value-type="float">
            <text:p>937023</text:p>
          </table:table-cell>
          <table:table-cell table:formula="of:=[.B7]-[.B6]" office:value-type="float" office:value="304459" calcext:value-type="float">
            <text:p>304459</text:p>
          </table:table-cell>
          <table:table-cell/>
          <table:table-cell office:value-type="float" office:value="924491" calcext:value-type="float">
            <text:p>924491</text:p>
          </table:table-cell>
          <table:table-cell table:formula="of:=[.E7]-[.E6]" office:value-type="float" office:value="300558" calcext:value-type="float">
            <text:p>300558</text:p>
          </table:table-cell>
          <table:table-cell/>
          <table:table-cell office:value-type="float" office:value="815516" calcext:value-type="float">
            <text:p>815516</text:p>
          </table:table-cell>
          <table:table-cell table:formula="of:=[.H7]-[.H6]" office:value-type="float" office:value="305644" calcext:value-type="float">
            <text:p>305644</text:p>
          </table:table-cell>
          <table:table-cell/>
          <table:table-cell office:value-type="float" office:value="916917" calcext:value-type="float">
            <text:p>916917</text:p>
          </table:table-cell>
          <table:table-cell table:formula="of:=[.K7]-[.K6]" office:value-type="float" office:value="301205" calcext:value-type="float">
            <text:p>301205</text:p>
          </table:table-cell>
          <table:table-cell/>
          <table:table-cell office:value-type="float" office:value="892239" calcext:value-type="float">
            <text:p>892239</text:p>
          </table:table-cell>
          <table:table-cell table:formula="of:=[.N7]-[.N6]" office:value-type="float" office:value="307596" calcext:value-type="float">
            <text:p>307596</text:p>
          </table:table-cell>
          <table:table-cell/>
          <table:table-cell table:formula="of:=AVERAGE([.C7];[.F7];[.I7];[.L7];[.O7])" office:value-type="float" office:value="303892.4" calcext:value-type="float">
            <text:p>303892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8485" calcext:value-type="float">
            <text:p>1238485</text:p>
          </table:table-cell>
          <table:table-cell table:formula="of:=[.B8]-[.B7]" office:value-type="float" office:value="301462" calcext:value-type="float">
            <text:p>301462</text:p>
          </table:table-cell>
          <table:table-cell/>
          <table:table-cell office:value-type="float" office:value="1228389" calcext:value-type="float">
            <text:p>1228389</text:p>
          </table:table-cell>
          <table:table-cell table:formula="of:=[.E8]-[.E7]" office:value-type="float" office:value="303898" calcext:value-type="float">
            <text:p>303898</text:p>
          </table:table-cell>
          <table:table-cell/>
          <table:table-cell office:value-type="float" office:value="1118490" calcext:value-type="float">
            <text:p>1118490</text:p>
          </table:table-cell>
          <table:table-cell table:formula="of:=[.H8]-[.H7]" office:value-type="float" office:value="302974" calcext:value-type="float">
            <text:p>302974</text:p>
          </table:table-cell>
          <table:table-cell/>
          <table:table-cell office:value-type="float" office:value="1216330" calcext:value-type="float">
            <text:p>1216330</text:p>
          </table:table-cell>
          <table:table-cell table:formula="of:=[.K8]-[.K7]" office:value-type="float" office:value="299413" calcext:value-type="float">
            <text:p>299413</text:p>
          </table:table-cell>
          <table:table-cell/>
          <table:table-cell office:value-type="float" office:value="1195377" calcext:value-type="float">
            <text:p>1195377</text:p>
          </table:table-cell>
          <table:table-cell table:formula="of:=[.N8]-[.N7]" office:value-type="float" office:value="303138" calcext:value-type="float">
            <text:p>303138</text:p>
          </table:table-cell>
          <table:table-cell/>
          <table:table-cell table:formula="of:=AVERAGE([.C8];[.F8];[.I8];[.L8];[.O8])" office:value-type="float" office:value="302177" calcext:value-type="float">
            <text:p>3021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37910" calcext:value-type="float">
            <text:p>1537910</text:p>
          </table:table-cell>
          <table:table-cell table:formula="of:=[.B9]-[.B8]" office:value-type="float" office:value="299425" calcext:value-type="float">
            <text:p>299425</text:p>
          </table:table-cell>
          <table:table-cell/>
          <table:table-cell office:value-type="float" office:value="1532970" calcext:value-type="float">
            <text:p>1532970</text:p>
          </table:table-cell>
          <table:table-cell table:formula="of:=[.E9]-[.E8]" office:value-type="float" office:value="304581" calcext:value-type="float">
            <text:p>304581</text:p>
          </table:table-cell>
          <table:table-cell/>
          <table:table-cell office:value-type="float" office:value="1422791" calcext:value-type="float">
            <text:p>1422791</text:p>
          </table:table-cell>
          <table:table-cell table:formula="of:=[.H9]-[.H8]" office:value-type="float" office:value="304301" calcext:value-type="float">
            <text:p>304301</text:p>
          </table:table-cell>
          <table:table-cell/>
          <table:table-cell office:value-type="float" office:value="1517982" calcext:value-type="float">
            <text:p>1517982</text:p>
          </table:table-cell>
          <table:table-cell table:formula="of:=[.K9]-[.K8]" office:value-type="float" office:value="301652" calcext:value-type="float">
            <text:p>301652</text:p>
          </table:table-cell>
          <table:table-cell/>
          <table:table-cell office:value-type="float" office:value="1498481" calcext:value-type="float">
            <text:p>1498481</text:p>
          </table:table-cell>
          <table:table-cell table:formula="of:=[.N9]-[.N8]" office:value-type="float" office:value="303104" calcext:value-type="float">
            <text:p>303104</text:p>
          </table:table-cell>
          <table:table-cell/>
          <table:table-cell table:formula="of:=AVERAGE([.C9];[.F9];[.I9];[.L9];[.O9])" office:value-type="float" office:value="302612.6" calcext:value-type="float">
            <text:p>302612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41382" calcext:value-type="float">
            <text:p>1841382</text:p>
          </table:table-cell>
          <table:table-cell table:formula="of:=[.B10]-[.B9]" office:value-type="float" office:value="303472" calcext:value-type="float">
            <text:p>303472</text:p>
          </table:table-cell>
          <table:table-cell/>
          <table:table-cell office:value-type="float" office:value="1839330" calcext:value-type="float">
            <text:p>1839330</text:p>
          </table:table-cell>
          <table:table-cell table:formula="of:=[.E10]-[.E9]" office:value-type="float" office:value="306360" calcext:value-type="float">
            <text:p>306360</text:p>
          </table:table-cell>
          <table:table-cell/>
          <table:table-cell office:value-type="float" office:value="1728439" calcext:value-type="float">
            <text:p>1728439</text:p>
          </table:table-cell>
          <table:table-cell table:formula="of:=[.H10]-[.H9]" office:value-type="float" office:value="305648" calcext:value-type="float">
            <text:p>305648</text:p>
          </table:table-cell>
          <table:table-cell/>
          <table:table-cell office:value-type="float" office:value="1819139" calcext:value-type="float">
            <text:p>1819139</text:p>
          </table:table-cell>
          <table:table-cell table:formula="of:=[.K10]-[.K9]" office:value-type="float" office:value="301157" calcext:value-type="float">
            <text:p>301157</text:p>
          </table:table-cell>
          <table:table-cell/>
          <table:table-cell office:value-type="float" office:value="1805046" calcext:value-type="float">
            <text:p>1805046</text:p>
          </table:table-cell>
          <table:table-cell table:formula="of:=[.N10]-[.N9]" office:value-type="float" office:value="306565" calcext:value-type="float">
            <text:p>306565</text:p>
          </table:table-cell>
          <table:table-cell/>
          <table:table-cell table:formula="of:=AVERAGE([.C10];[.F10];[.I10];[.L10];[.O10])" office:value-type="float" office:value="304640.4" calcext:value-type="float">
            <text:p>304640.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46271" calcext:value-type="float">
            <text:p>2146271</text:p>
          </table:table-cell>
          <table:table-cell table:formula="of:=[.B11]-[.B10]" office:value-type="float" office:value="304889" calcext:value-type="float">
            <text:p>304889</text:p>
          </table:table-cell>
          <table:table-cell/>
          <table:table-cell office:value-type="float" office:value="2147623" calcext:value-type="float">
            <text:p>2147623</text:p>
          </table:table-cell>
          <table:table-cell table:formula="of:=[.E11]-[.E10]" office:value-type="float" office:value="308293" calcext:value-type="float">
            <text:p>308293</text:p>
          </table:table-cell>
          <table:table-cell/>
          <table:table-cell office:value-type="float" office:value="2027244" calcext:value-type="float">
            <text:p>2027244</text:p>
          </table:table-cell>
          <table:table-cell table:formula="of:=[.H11]-[.H10]" office:value-type="float" office:value="298805" calcext:value-type="float">
            <text:p>298805</text:p>
          </table:table-cell>
          <table:table-cell/>
          <table:table-cell office:value-type="float" office:value="2117956" calcext:value-type="float">
            <text:p>2117956</text:p>
          </table:table-cell>
          <table:table-cell table:formula="of:=[.K11]-[.K10]" office:value-type="float" office:value="298817" calcext:value-type="float">
            <text:p>298817</text:p>
          </table:table-cell>
          <table:table-cell/>
          <table:table-cell office:value-type="float" office:value="2105580" calcext:value-type="float">
            <text:p>2105580</text:p>
          </table:table-cell>
          <table:table-cell table:formula="of:=[.N11]-[.N10]" office:value-type="float" office:value="300534" calcext:value-type="float">
            <text:p>300534</text:p>
          </table:table-cell>
          <table:table-cell/>
          <table:table-cell table:formula="of:=AVERAGE([.C11];[.F11];[.I11];[.L11];[.O11])" office:value-type="float" office:value="302267.6" calcext:value-type="float">
            <text:p>302267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46834" calcext:value-type="float">
            <text:p>2446834</text:p>
          </table:table-cell>
          <table:table-cell table:formula="of:=[.B12]-[.B11]" office:value-type="float" office:value="300563" calcext:value-type="float">
            <text:p>300563</text:p>
          </table:table-cell>
          <table:table-cell/>
          <table:table-cell office:value-type="float" office:value="2451201" calcext:value-type="float">
            <text:p>2451201</text:p>
          </table:table-cell>
          <table:table-cell table:formula="of:=[.E12]-[.E11]" office:value-type="float" office:value="303578" calcext:value-type="float">
            <text:p>303578</text:p>
          </table:table-cell>
          <table:table-cell/>
          <table:table-cell office:value-type="float" office:value="2330068" calcext:value-type="float">
            <text:p>2330068</text:p>
          </table:table-cell>
          <table:table-cell table:formula="of:=[.H12]-[.H11]" office:value-type="float" office:value="302824" calcext:value-type="float">
            <text:p>302824</text:p>
          </table:table-cell>
          <table:table-cell/>
          <table:table-cell office:value-type="float" office:value="2417707" calcext:value-type="float">
            <text:p>2417707</text:p>
          </table:table-cell>
          <table:table-cell table:formula="of:=[.K12]-[.K11]" office:value-type="float" office:value="299751" calcext:value-type="float">
            <text:p>299751</text:p>
          </table:table-cell>
          <table:table-cell/>
          <table:table-cell office:value-type="float" office:value="2403401" calcext:value-type="float">
            <text:p>2403401</text:p>
          </table:table-cell>
          <table:table-cell table:formula="of:=[.N12]-[.N11]" office:value-type="float" office:value="297821" calcext:value-type="float">
            <text:p>297821</text:p>
          </table:table-cell>
          <table:table-cell/>
          <table:table-cell table:formula="of:=AVERAGE([.C12];[.F12];[.I12];[.L12];[.O12])" office:value-type="float" office:value="300907.4" calcext:value-type="float">
            <text:p>300907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46040" calcext:value-type="float">
            <text:p>2746040</text:p>
          </table:table-cell>
          <table:table-cell table:formula="of:=[.B13]-[.B12]" office:value-type="float" office:value="299206" calcext:value-type="float">
            <text:p>299206</text:p>
          </table:table-cell>
          <table:table-cell/>
          <table:table-cell office:value-type="float" office:value="2756647" calcext:value-type="float">
            <text:p>2756647</text:p>
          </table:table-cell>
          <table:table-cell table:formula="of:=[.E13]-[.E12]" office:value-type="float" office:value="305446" calcext:value-type="float">
            <text:p>305446</text:p>
          </table:table-cell>
          <table:table-cell/>
          <table:table-cell office:value-type="float" office:value="2633674" calcext:value-type="float">
            <text:p>2633674</text:p>
          </table:table-cell>
          <table:table-cell table:formula="of:=[.H13]-[.H12]" office:value-type="float" office:value="303606" calcext:value-type="float">
            <text:p>303606</text:p>
          </table:table-cell>
          <table:table-cell/>
          <table:table-cell office:value-type="float" office:value="2717321" calcext:value-type="float">
            <text:p>2717321</text:p>
          </table:table-cell>
          <table:table-cell table:formula="of:=[.K13]-[.K12]" office:value-type="float" office:value="299614" calcext:value-type="float">
            <text:p>299614</text:p>
          </table:table-cell>
          <table:table-cell/>
          <table:table-cell office:value-type="float" office:value="2708793" calcext:value-type="float">
            <text:p>2708793</text:p>
          </table:table-cell>
          <table:table-cell table:formula="of:=[.N13]-[.N12]" office:value-type="float" office:value="305392" calcext:value-type="float">
            <text:p>305392</text:p>
          </table:table-cell>
          <table:table-cell/>
          <table:table-cell table:formula="of:=AVERAGE([.C13];[.F13];[.I13];[.L13];[.O13])" office:value-type="float" office:value="302652.8" calcext:value-type="float">
            <text:p>302652.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48465" calcext:value-type="float">
            <text:p>3048465</text:p>
          </table:table-cell>
          <table:table-cell table:formula="of:=[.B14]-[.B13]" office:value-type="float" office:value="302425" calcext:value-type="float">
            <text:p>302425</text:p>
          </table:table-cell>
          <table:table-cell/>
          <table:table-cell office:value-type="float" office:value="3058356" calcext:value-type="float">
            <text:p>3058356</text:p>
          </table:table-cell>
          <table:table-cell table:formula="of:=[.E14]-[.E13]" office:value-type="float" office:value="301709" calcext:value-type="float">
            <text:p>301709</text:p>
          </table:table-cell>
          <table:table-cell/>
          <table:table-cell office:value-type="float" office:value="2939364" calcext:value-type="float">
            <text:p>2939364</text:p>
          </table:table-cell>
          <table:table-cell table:formula="of:=[.H14]-[.H13]" office:value-type="float" office:value="305690" calcext:value-type="float">
            <text:p>305690</text:p>
          </table:table-cell>
          <table:table-cell/>
          <table:table-cell office:value-type="float" office:value="3017390" calcext:value-type="float">
            <text:p>3017390</text:p>
          </table:table-cell>
          <table:table-cell table:formula="of:=[.K14]-[.K13]" office:value-type="float" office:value="300069" calcext:value-type="float">
            <text:p>300069</text:p>
          </table:table-cell>
          <table:table-cell/>
          <table:table-cell office:value-type="float" office:value="3010086" calcext:value-type="float">
            <text:p>3010086</text:p>
          </table:table-cell>
          <table:table-cell table:formula="of:=[.N14]-[.N13]" office:value-type="float" office:value="301293" calcext:value-type="float">
            <text:p>301293</text:p>
          </table:table-cell>
          <table:table-cell/>
          <table:table-cell table:formula="of:=AVERAGE([.C14];[.F14];[.I14];[.L14];[.O14])" office:value-type="float" office:value="302237.2" calcext:value-type="float">
            <text:p>302237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348509" calcext:value-type="float">
            <text:p>3348509</text:p>
          </table:table-cell>
          <table:table-cell table:formula="of:=[.B15]-[.B14]" office:value-type="float" office:value="300044" calcext:value-type="float">
            <text:p>300044</text:p>
          </table:table-cell>
          <table:table-cell/>
          <table:table-cell office:value-type="float" office:value="3360363" calcext:value-type="float">
            <text:p>3360363</text:p>
          </table:table-cell>
          <table:table-cell table:formula="of:=[.E15]-[.E14]" office:value-type="float" office:value="302007" calcext:value-type="float">
            <text:p>302007</text:p>
          </table:table-cell>
          <table:table-cell/>
          <table:table-cell office:value-type="float" office:value="3243018" calcext:value-type="float">
            <text:p>3243018</text:p>
          </table:table-cell>
          <table:table-cell table:formula="of:=[.H15]-[.H14]" office:value-type="float" office:value="303654" calcext:value-type="float">
            <text:p>303654</text:p>
          </table:table-cell>
          <table:table-cell/>
          <table:table-cell office:value-type="float" office:value="3320052" calcext:value-type="float">
            <text:p>3320052</text:p>
          </table:table-cell>
          <table:table-cell table:formula="of:=[.K15]-[.K14]" office:value-type="float" office:value="302662" calcext:value-type="float">
            <text:p>302662</text:p>
          </table:table-cell>
          <table:table-cell/>
          <table:table-cell office:value-type="float" office:value="3314373" calcext:value-type="float">
            <text:p>3314373</text:p>
          </table:table-cell>
          <table:table-cell table:formula="of:=[.N15]-[.N14]" office:value-type="float" office:value="304287" calcext:value-type="float">
            <text:p>304287</text:p>
          </table:table-cell>
          <table:table-cell/>
          <table:table-cell table:formula="of:=AVERAGE([.C15];[.F15];[.I15];[.L15];[.O15])" office:value-type="float" office:value="302530.8" calcext:value-type="float">
            <text:p>302530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49999" calcext:value-type="float">
            <text:p>3649999</text:p>
          </table:table-cell>
          <table:table-cell table:formula="of:=[.B16]-[.B15]" office:value-type="float" office:value="301490" calcext:value-type="float">
            <text:p>301490</text:p>
          </table:table-cell>
          <table:table-cell/>
          <table:table-cell office:value-type="float" office:value="3663739" calcext:value-type="float">
            <text:p>3663739</text:p>
          </table:table-cell>
          <table:table-cell table:formula="of:=[.E16]-[.E15]" office:value-type="float" office:value="303376" calcext:value-type="float">
            <text:p>303376</text:p>
          </table:table-cell>
          <table:table-cell/>
          <table:table-cell office:value-type="float" office:value="3551548" calcext:value-type="float">
            <text:p>3551548</text:p>
          </table:table-cell>
          <table:table-cell table:formula="of:=[.H16]-[.H15]" office:value-type="float" office:value="308530" calcext:value-type="float">
            <text:p>308530</text:p>
          </table:table-cell>
          <table:table-cell/>
          <table:table-cell office:value-type="float" office:value="3623165" calcext:value-type="float">
            <text:p>3623165</text:p>
          </table:table-cell>
          <table:table-cell table:formula="of:=[.K16]-[.K15]" office:value-type="float" office:value="303113" calcext:value-type="float">
            <text:p>303113</text:p>
          </table:table-cell>
          <table:table-cell/>
          <table:table-cell office:value-type="float" office:value="3619775" calcext:value-type="float">
            <text:p>3619775</text:p>
          </table:table-cell>
          <table:table-cell table:formula="of:=[.N16]-[.N15]" office:value-type="float" office:value="305402" calcext:value-type="float">
            <text:p>305402</text:p>
          </table:table-cell>
          <table:table-cell/>
          <table:table-cell table:formula="of:=AVERAGE([.C16];[.F16];[.I16];[.L16];[.O16])" office:value-type="float" office:value="304382.2" calcext:value-type="float">
            <text:p>304382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52802" calcext:value-type="float">
            <text:p>3952802</text:p>
          </table:table-cell>
          <table:table-cell table:formula="of:=[.B17]-[.B16]" office:value-type="float" office:value="302803" calcext:value-type="float">
            <text:p>302803</text:p>
          </table:table-cell>
          <table:table-cell/>
          <table:table-cell office:value-type="float" office:value="3967584" calcext:value-type="float">
            <text:p>3967584</text:p>
          </table:table-cell>
          <table:table-cell table:formula="of:=[.E17]-[.E16]" office:value-type="float" office:value="303845" calcext:value-type="float">
            <text:p>303845</text:p>
          </table:table-cell>
          <table:table-cell/>
          <table:table-cell office:value-type="float" office:value="3857127" calcext:value-type="float">
            <text:p>3857127</text:p>
          </table:table-cell>
          <table:table-cell table:formula="of:=[.H17]-[.H16]" office:value-type="float" office:value="305579" calcext:value-type="float">
            <text:p>305579</text:p>
          </table:table-cell>
          <table:table-cell/>
          <table:table-cell office:value-type="float" office:value="3924180" calcext:value-type="float">
            <text:p>3924180</text:p>
          </table:table-cell>
          <table:table-cell table:formula="of:=[.K17]-[.K16]" office:value-type="float" office:value="301015" calcext:value-type="float">
            <text:p>301015</text:p>
          </table:table-cell>
          <table:table-cell/>
          <table:table-cell office:value-type="float" office:value="3926195" calcext:value-type="float">
            <text:p>3926195</text:p>
          </table:table-cell>
          <table:table-cell table:formula="of:=[.N17]-[.N16]" office:value-type="float" office:value="306420" calcext:value-type="float">
            <text:p>306420</text:p>
          </table:table-cell>
          <table:table-cell/>
          <table:table-cell table:formula="of:=AVERAGE([.C17];[.F17];[.I17];[.L17];[.O17])" office:value-type="float" office:value="303932.4" calcext:value-type="float">
            <text:p>303932.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254115" calcext:value-type="float">
            <text:p>4254115</text:p>
          </table:table-cell>
          <table:table-cell table:formula="of:=[.B18]-[.B17]" office:value-type="float" office:value="301313" calcext:value-type="float">
            <text:p>301313</text:p>
          </table:table-cell>
          <table:table-cell/>
          <table:table-cell office:value-type="float" office:value="4266531" calcext:value-type="float">
            <text:p>4266531</text:p>
          </table:table-cell>
          <table:table-cell table:formula="of:=[.E18]-[.E17]" office:value-type="float" office:value="298947" calcext:value-type="float">
            <text:p>298947</text:p>
          </table:table-cell>
          <table:table-cell/>
          <table:table-cell office:value-type="float" office:value="4155439" calcext:value-type="float">
            <text:p>4155439</text:p>
          </table:table-cell>
          <table:table-cell table:formula="of:=[.H18]-[.H17]" office:value-type="float" office:value="298312" calcext:value-type="float">
            <text:p>298312</text:p>
          </table:table-cell>
          <table:table-cell/>
          <table:table-cell office:value-type="float" office:value="4219750" calcext:value-type="float">
            <text:p>4219750</text:p>
          </table:table-cell>
          <table:table-cell table:formula="of:=[.K18]-[.K17]" office:value-type="float" office:value="295570" calcext:value-type="float">
            <text:p>295570</text:p>
          </table:table-cell>
          <table:table-cell/>
          <table:table-cell office:value-type="float" office:value="4233030" calcext:value-type="float">
            <text:p>4233030</text:p>
          </table:table-cell>
          <table:table-cell table:formula="of:=[.N18]-[.N17]" office:value-type="float" office:value="306835" calcext:value-type="float">
            <text:p>306835</text:p>
          </table:table-cell>
          <table:table-cell/>
          <table:table-cell table:formula="of:=AVERAGE([.C18];[.F18];[.I18];[.L18];[.O18])" office:value-type="float" office:value="300195.4" calcext:value-type="float">
            <text:p>300195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555868" calcext:value-type="float">
            <text:p>4555868</text:p>
          </table:table-cell>
          <table:table-cell table:formula="of:=[.B19]-[.B18]" office:value-type="float" office:value="301753" calcext:value-type="float">
            <text:p>301753</text:p>
          </table:table-cell>
          <table:table-cell/>
          <table:table-cell office:value-type="float" office:value="4569245" calcext:value-type="float">
            <text:p>4569245</text:p>
          </table:table-cell>
          <table:table-cell table:formula="of:=[.E19]-[.E18]" office:value-type="float" office:value="302714" calcext:value-type="float">
            <text:p>302714</text:p>
          </table:table-cell>
          <table:table-cell/>
          <table:table-cell office:value-type="float" office:value="4459780" calcext:value-type="float">
            <text:p>4459780</text:p>
          </table:table-cell>
          <table:table-cell table:formula="of:=[.H19]-[.H18]" office:value-type="float" office:value="304341" calcext:value-type="float">
            <text:p>304341</text:p>
          </table:table-cell>
          <table:table-cell/>
          <table:table-cell office:value-type="float" office:value="4517958" calcext:value-type="float">
            <text:p>4517958</text:p>
          </table:table-cell>
          <table:table-cell table:formula="of:=[.K19]-[.K18]" office:value-type="float" office:value="298208" calcext:value-type="float">
            <text:p>298208</text:p>
          </table:table-cell>
          <table:table-cell/>
          <table:table-cell office:value-type="float" office:value="4538951" calcext:value-type="float">
            <text:p>4538951</text:p>
          </table:table-cell>
          <table:table-cell table:formula="of:=[.N19]-[.N18]" office:value-type="float" office:value="305921" calcext:value-type="float">
            <text:p>305921</text:p>
          </table:table-cell>
          <table:table-cell/>
          <table:table-cell table:formula="of:=AVERAGE([.C19];[.F19];[.I19];[.L19];[.O19])" office:value-type="float" office:value="302587.4" calcext:value-type="float">
            <text:p>302587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58475" calcext:value-type="float">
            <text:p>4858475</text:p>
          </table:table-cell>
          <table:table-cell table:formula="of:=[.B20]-[.B19]" office:value-type="float" office:value="302607" calcext:value-type="float">
            <text:p>302607</text:p>
          </table:table-cell>
          <table:table-cell/>
          <table:table-cell office:value-type="float" office:value="4874189" calcext:value-type="float">
            <text:p>4874189</text:p>
          </table:table-cell>
          <table:table-cell table:formula="of:=[.E20]-[.E19]" office:value-type="float" office:value="304944" calcext:value-type="float">
            <text:p>304944</text:p>
          </table:table-cell>
          <table:table-cell/>
          <table:table-cell office:value-type="float" office:value="4764468" calcext:value-type="float">
            <text:p>4764468</text:p>
          </table:table-cell>
          <table:table-cell table:formula="of:=[.H20]-[.H19]" office:value-type="float" office:value="304688" calcext:value-type="float">
            <text:p>304688</text:p>
          </table:table-cell>
          <table:table-cell/>
          <table:table-cell office:value-type="float" office:value="4817435" calcext:value-type="float">
            <text:p>4817435</text:p>
          </table:table-cell>
          <table:table-cell table:formula="of:=[.K20]-[.K19]" office:value-type="float" office:value="299477" calcext:value-type="float">
            <text:p>299477</text:p>
          </table:table-cell>
          <table:table-cell/>
          <table:table-cell office:value-type="float" office:value="4843937" calcext:value-type="float">
            <text:p>4843937</text:p>
          </table:table-cell>
          <table:table-cell table:formula="of:=[.N20]-[.N19]" office:value-type="float" office:value="304986" calcext:value-type="float">
            <text:p>304986</text:p>
          </table:table-cell>
          <table:table-cell/>
          <table:table-cell table:formula="of:=AVERAGE([.C20];[.F20];[.I20];[.L20];[.O20])" office:value-type="float" office:value="303340.4" calcext:value-type="float">
            <text:p>303340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159988" calcext:value-type="float">
            <text:p>5159988</text:p>
          </table:table-cell>
          <table:table-cell table:formula="of:=[.B21]-[.B20]" office:value-type="float" office:value="301513" calcext:value-type="float">
            <text:p>301513</text:p>
          </table:table-cell>
          <table:table-cell/>
          <table:table-cell office:value-type="float" office:value="5175836" calcext:value-type="float">
            <text:p>5175836</text:p>
          </table:table-cell>
          <table:table-cell table:formula="of:=[.E21]-[.E20]" office:value-type="float" office:value="301647" calcext:value-type="float">
            <text:p>301647</text:p>
          </table:table-cell>
          <table:table-cell/>
          <table:table-cell office:value-type="float" office:value="5068209" calcext:value-type="float">
            <text:p>5068209</text:p>
          </table:table-cell>
          <table:table-cell table:formula="of:=[.H21]-[.H20]" office:value-type="float" office:value="303741" calcext:value-type="float">
            <text:p>303741</text:p>
          </table:table-cell>
          <table:table-cell/>
          <table:table-cell office:value-type="float" office:value="5112131" calcext:value-type="float">
            <text:p>5112131</text:p>
          </table:table-cell>
          <table:table-cell table:formula="of:=[.K21]-[.K20]" office:value-type="float" office:value="294696" calcext:value-type="float">
            <text:p>294696</text:p>
          </table:table-cell>
          <table:table-cell/>
          <table:table-cell office:value-type="float" office:value="5145513" calcext:value-type="float">
            <text:p>5145513</text:p>
          </table:table-cell>
          <table:table-cell table:formula="of:=[.N21]-[.N20]" office:value-type="float" office:value="301576" calcext:value-type="float">
            <text:p>301576</text:p>
          </table:table-cell>
          <table:table-cell/>
          <table:table-cell table:formula="of:=AVERAGE([.C21];[.F21];[.I21];[.L21];[.O21])" office:value-type="float" office:value="300634.6" calcext:value-type="float">
            <text:p>300634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62371" calcext:value-type="float">
            <text:p>5462371</text:p>
          </table:table-cell>
          <table:table-cell table:formula="of:=[.B22]-[.B21]" office:value-type="float" office:value="302383" calcext:value-type="float">
            <text:p>302383</text:p>
          </table:table-cell>
          <table:table-cell/>
          <table:table-cell office:value-type="float" office:value="5477699" calcext:value-type="float">
            <text:p>5477699</text:p>
          </table:table-cell>
          <table:table-cell table:formula="of:=[.E22]-[.E21]" office:value-type="float" office:value="301863" calcext:value-type="float">
            <text:p>301863</text:p>
          </table:table-cell>
          <table:table-cell/>
          <table:table-cell office:value-type="float" office:value="5376224" calcext:value-type="float">
            <text:p>5376224</text:p>
          </table:table-cell>
          <table:table-cell table:formula="of:=[.H22]-[.H21]" office:value-type="float" office:value="308015" calcext:value-type="float">
            <text:p>308015</text:p>
          </table:table-cell>
          <table:table-cell/>
          <table:table-cell office:value-type="float" office:value="5412577" calcext:value-type="float">
            <text:p>5412577</text:p>
          </table:table-cell>
          <table:table-cell table:formula="of:=[.K22]-[.K21]" office:value-type="float" office:value="300446" calcext:value-type="float">
            <text:p>300446</text:p>
          </table:table-cell>
          <table:table-cell/>
          <table:table-cell office:value-type="float" office:value="5447393" calcext:value-type="float">
            <text:p>5447393</text:p>
          </table:table-cell>
          <table:table-cell table:formula="of:=[.N22]-[.N21]" office:value-type="float" office:value="301880" calcext:value-type="float">
            <text:p>301880</text:p>
          </table:table-cell>
          <table:table-cell/>
          <table:table-cell table:formula="of:=AVERAGE([.C22];[.F22];[.I22];[.L22];[.O22])" office:value-type="float" office:value="302917.4" calcext:value-type="float">
            <text:p>302917.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762857" calcext:value-type="float">
            <text:p>5762857</text:p>
          </table:table-cell>
          <table:table-cell table:formula="of:=[.B23]-[.B22]" office:value-type="float" office:value="300486" calcext:value-type="float">
            <text:p>300486</text:p>
          </table:table-cell>
          <table:table-cell/>
          <table:table-cell office:value-type="float" office:value="5778874" calcext:value-type="float">
            <text:p>5778874</text:p>
          </table:table-cell>
          <table:table-cell table:formula="of:=[.E23]-[.E22]" office:value-type="float" office:value="301175" calcext:value-type="float">
            <text:p>301175</text:p>
          </table:table-cell>
          <table:table-cell/>
          <table:table-cell office:value-type="float" office:value="5680180" calcext:value-type="float">
            <text:p>5680180</text:p>
          </table:table-cell>
          <table:table-cell table:formula="of:=[.H23]-[.H22]" office:value-type="float" office:value="303956" calcext:value-type="float">
            <text:p>303956</text:p>
          </table:table-cell>
          <table:table-cell/>
          <table:table-cell office:value-type="float" office:value="5712839" calcext:value-type="float">
            <text:p>5712839</text:p>
          </table:table-cell>
          <table:table-cell table:formula="of:=[.K23]-[.K22]" office:value-type="float" office:value="300262" calcext:value-type="float">
            <text:p>300262</text:p>
          </table:table-cell>
          <table:table-cell/>
          <table:table-cell office:value-type="float" office:value="5750360" calcext:value-type="float">
            <text:p>5750360</text:p>
          </table:table-cell>
          <table:table-cell table:formula="of:=[.N23]-[.N22]" office:value-type="float" office:value="302967" calcext:value-type="float">
            <text:p>302967</text:p>
          </table:table-cell>
          <table:table-cell/>
          <table:table-cell table:formula="of:=AVERAGE([.C23];[.F23];[.I23];[.L23];[.O23])" office:value-type="float" office:value="301769.2" calcext:value-type="float">
            <text:p>301769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065698" calcext:value-type="float">
            <text:p>6065698</text:p>
          </table:table-cell>
          <table:table-cell table:formula="of:=[.B24]-[.B23]" office:value-type="float" office:value="302841" calcext:value-type="float">
            <text:p>302841</text:p>
          </table:table-cell>
          <table:table-cell/>
          <table:table-cell office:value-type="float" office:value="6078003" calcext:value-type="float">
            <text:p>6078003</text:p>
          </table:table-cell>
          <table:table-cell table:formula="of:=[.E24]-[.E23]" office:value-type="float" office:value="299129" calcext:value-type="float">
            <text:p>299129</text:p>
          </table:table-cell>
          <table:table-cell/>
          <table:table-cell office:value-type="float" office:value="5985257" calcext:value-type="float">
            <text:p>5985257</text:p>
          </table:table-cell>
          <table:table-cell table:formula="of:=[.H24]-[.H23]" office:value-type="float" office:value="305077" calcext:value-type="float">
            <text:p>305077</text:p>
          </table:table-cell>
          <table:table-cell/>
          <table:table-cell office:value-type="float" office:value="6010108" calcext:value-type="float">
            <text:p>6010108</text:p>
          </table:table-cell>
          <table:table-cell table:formula="of:=[.K24]-[.K23]" office:value-type="float" office:value="297269" calcext:value-type="float">
            <text:p>297269</text:p>
          </table:table-cell>
          <table:table-cell/>
          <table:table-cell office:value-type="float" office:value="6053103" calcext:value-type="float">
            <text:p>6053103</text:p>
          </table:table-cell>
          <table:table-cell table:formula="of:=[.N24]-[.N23]" office:value-type="float" office:value="302743" calcext:value-type="float">
            <text:p>302743</text:p>
          </table:table-cell>
          <table:table-cell/>
          <table:table-cell table:formula="of:=AVERAGE([.C24];[.F24];[.I24];[.L24];[.O24])" office:value-type="float" office:value="301411.8" calcext:value-type="float">
            <text:p>301411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370363" calcext:value-type="float">
            <text:p>6370363</text:p>
          </table:table-cell>
          <table:table-cell table:formula="of:=[.B25]-[.B24]" office:value-type="float" office:value="304665" calcext:value-type="float">
            <text:p>304665</text:p>
          </table:table-cell>
          <table:table-cell/>
          <table:table-cell office:value-type="float" office:value="6379859" calcext:value-type="float">
            <text:p>6379859</text:p>
          </table:table-cell>
          <table:table-cell table:formula="of:=[.E25]-[.E24]" office:value-type="float" office:value="301856" calcext:value-type="float">
            <text:p>301856</text:p>
          </table:table-cell>
          <table:table-cell/>
          <table:table-cell office:value-type="float" office:value="6286031" calcext:value-type="float">
            <text:p>6286031</text:p>
          </table:table-cell>
          <table:table-cell table:formula="of:=[.H25]-[.H24]" office:value-type="float" office:value="300774" calcext:value-type="float">
            <text:p>300774</text:p>
          </table:table-cell>
          <table:table-cell/>
          <table:table-cell office:value-type="float" office:value="6310470" calcext:value-type="float">
            <text:p>6310470</text:p>
          </table:table-cell>
          <table:table-cell table:formula="of:=[.K25]-[.K24]" office:value-type="float" office:value="300362" calcext:value-type="float">
            <text:p>300362</text:p>
          </table:table-cell>
          <table:table-cell/>
          <table:table-cell office:value-type="float" office:value="6353725" calcext:value-type="float">
            <text:p>6353725</text:p>
          </table:table-cell>
          <table:table-cell table:formula="of:=[.N25]-[.N24]" office:value-type="float" office:value="300622" calcext:value-type="float">
            <text:p>300622</text:p>
          </table:table-cell>
          <table:table-cell/>
          <table:table-cell table:formula="of:=AVERAGE([.C25];[.F25];[.I25];[.L25];[.O25])" office:value-type="float" office:value="301655.8" calcext:value-type="float">
            <text:p>301655.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667141" calcext:value-type="float">
            <text:p>6667141</text:p>
          </table:table-cell>
          <table:table-cell table:formula="of:=[.B26]-[.B25]" office:value-type="float" office:value="296778" calcext:value-type="float">
            <text:p>296778</text:p>
          </table:table-cell>
          <table:table-cell/>
          <table:table-cell office:value-type="float" office:value="6685317" calcext:value-type="float">
            <text:p>6685317</text:p>
          </table:table-cell>
          <table:table-cell table:formula="of:=[.E26]-[.E25]" office:value-type="float" office:value="305458" calcext:value-type="float">
            <text:p>305458</text:p>
          </table:table-cell>
          <table:table-cell/>
          <table:table-cell office:value-type="float" office:value="6590870" calcext:value-type="float">
            <text:p>6590870</text:p>
          </table:table-cell>
          <table:table-cell table:formula="of:=[.H26]-[.H25]" office:value-type="float" office:value="304839" calcext:value-type="float">
            <text:p>304839</text:p>
          </table:table-cell>
          <table:table-cell/>
          <table:table-cell office:value-type="float" office:value="6609127" calcext:value-type="float">
            <text:p>6609127</text:p>
          </table:table-cell>
          <table:table-cell table:formula="of:=[.K26]-[.K25]" office:value-type="float" office:value="298657" calcext:value-type="float">
            <text:p>298657</text:p>
          </table:table-cell>
          <table:table-cell/>
          <table:table-cell office:value-type="float" office:value="6659187" calcext:value-type="float">
            <text:p>6659187</text:p>
          </table:table-cell>
          <table:table-cell table:formula="of:=[.N26]-[.N25]" office:value-type="float" office:value="305462" calcext:value-type="float">
            <text:p>305462</text:p>
          </table:table-cell>
          <table:table-cell/>
          <table:table-cell table:formula="of:=AVERAGE([.C26];[.F26];[.I26];[.L26];[.O26])" office:value-type="float" office:value="302238.8" calcext:value-type="float">
            <text:p>302238.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967830" calcext:value-type="float">
            <text:p>6967830</text:p>
          </table:table-cell>
          <table:table-cell table:formula="of:=[.B27]-[.B26]" office:value-type="float" office:value="300689" calcext:value-type="float">
            <text:p>300689</text:p>
          </table:table-cell>
          <table:table-cell/>
          <table:table-cell office:value-type="float" office:value="6986043" calcext:value-type="float">
            <text:p>6986043</text:p>
          </table:table-cell>
          <table:table-cell table:formula="of:=[.E27]-[.E26]" office:value-type="float" office:value="300726" calcext:value-type="float">
            <text:p>300726</text:p>
          </table:table-cell>
          <table:table-cell/>
          <table:table-cell office:value-type="float" office:value="6888485" calcext:value-type="float">
            <text:p>6888485</text:p>
          </table:table-cell>
          <table:table-cell table:formula="of:=[.H27]-[.H26]" office:value-type="float" office:value="297615" calcext:value-type="float">
            <text:p>297615</text:p>
          </table:table-cell>
          <table:table-cell/>
          <table:table-cell office:value-type="float" office:value="6906100" calcext:value-type="float">
            <text:p>6906100</text:p>
          </table:table-cell>
          <table:table-cell table:formula="of:=[.K27]-[.K26]" office:value-type="float" office:value="296973" calcext:value-type="float">
            <text:p>296973</text:p>
          </table:table-cell>
          <table:table-cell/>
          <table:table-cell office:value-type="float" office:value="6961543" calcext:value-type="float">
            <text:p>6961543</text:p>
          </table:table-cell>
          <table:table-cell table:formula="of:=[.N27]-[.N26]" office:value-type="float" office:value="302356" calcext:value-type="float">
            <text:p>302356</text:p>
          </table:table-cell>
          <table:table-cell/>
          <table:table-cell table:formula="of:=AVERAGE([.C27];[.F27];[.I27];[.L27];[.O27])" office:value-type="float" office:value="299671.8" calcext:value-type="float">
            <text:p>299671.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265404" calcext:value-type="float">
            <text:p>7265404</text:p>
          </table:table-cell>
          <table:table-cell table:formula="of:=[.B28]-[.B27]" office:value-type="float" office:value="297574" calcext:value-type="float">
            <text:p>297574</text:p>
          </table:table-cell>
          <table:table-cell/>
          <table:table-cell office:value-type="float" office:value="7291165" calcext:value-type="float">
            <text:p>7291165</text:p>
          </table:table-cell>
          <table:table-cell table:formula="of:=[.E28]-[.E27]" office:value-type="float" office:value="305122" calcext:value-type="float">
            <text:p>305122</text:p>
          </table:table-cell>
          <table:table-cell/>
          <table:table-cell office:value-type="float" office:value="7188949" calcext:value-type="float">
            <text:p>7188949</text:p>
          </table:table-cell>
          <table:table-cell table:formula="of:=[.H28]-[.H27]" office:value-type="float" office:value="300464" calcext:value-type="float">
            <text:p>300464</text:p>
          </table:table-cell>
          <table:table-cell/>
          <table:table-cell office:value-type="float" office:value="7205415" calcext:value-type="float">
            <text:p>7205415</text:p>
          </table:table-cell>
          <table:table-cell table:formula="of:=[.K28]-[.K27]" office:value-type="float" office:value="299315" calcext:value-type="float">
            <text:p>299315</text:p>
          </table:table-cell>
          <table:table-cell/>
          <table:table-cell office:value-type="float" office:value="7264586" calcext:value-type="float">
            <text:p>7264586</text:p>
          </table:table-cell>
          <table:table-cell table:formula="of:=[.N28]-[.N27]" office:value-type="float" office:value="303043" calcext:value-type="float">
            <text:p>303043</text:p>
          </table:table-cell>
          <table:table-cell/>
          <table:table-cell table:formula="of:=AVERAGE([.C28];[.F28];[.I28];[.L28];[.O28])" office:value-type="float" office:value="301103.6" calcext:value-type="float">
            <text:p>301103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563311" calcext:value-type="float">
            <text:p>7563311</text:p>
          </table:table-cell>
          <table:table-cell table:formula="of:=[.B29]-[.B28]" office:value-type="float" office:value="297907" calcext:value-type="float">
            <text:p>297907</text:p>
          </table:table-cell>
          <table:table-cell/>
          <table:table-cell office:value-type="float" office:value="7589473" calcext:value-type="float">
            <text:p>7589473</text:p>
          </table:table-cell>
          <table:table-cell table:formula="of:=[.E29]-[.E28]" office:value-type="float" office:value="298308" calcext:value-type="float">
            <text:p>298308</text:p>
          </table:table-cell>
          <table:table-cell/>
          <table:table-cell office:value-type="float" office:value="7489889" calcext:value-type="float">
            <text:p>7489889</text:p>
          </table:table-cell>
          <table:table-cell table:formula="of:=[.H29]-[.H28]" office:value-type="float" office:value="300940" calcext:value-type="float">
            <text:p>300940</text:p>
          </table:table-cell>
          <table:table-cell/>
          <table:table-cell office:value-type="float" office:value="7508172" calcext:value-type="float">
            <text:p>7508172</text:p>
          </table:table-cell>
          <table:table-cell table:formula="of:=[.K29]-[.K28]" office:value-type="float" office:value="302757" calcext:value-type="float">
            <text:p>302757</text:p>
          </table:table-cell>
          <table:table-cell/>
          <table:table-cell office:value-type="float" office:value="7568071" calcext:value-type="float">
            <text:p>7568071</text:p>
          </table:table-cell>
          <table:table-cell table:formula="of:=[.N29]-[.N28]" office:value-type="float" office:value="303485" calcext:value-type="float">
            <text:p>303485</text:p>
          </table:table-cell>
          <table:table-cell/>
          <table:table-cell table:formula="of:=AVERAGE([.C29];[.F29];[.I29];[.L29];[.O29])" office:value-type="float" office:value="300679.4" calcext:value-type="float">
            <text:p>300679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62778" calcext:value-type="float">
            <text:p>7862778</text:p>
          </table:table-cell>
          <table:table-cell table:formula="of:=[.B30]-[.B29]" office:value-type="float" office:value="299467" calcext:value-type="float">
            <text:p>299467</text:p>
          </table:table-cell>
          <table:table-cell/>
          <table:table-cell office:value-type="float" office:value="7890043" calcext:value-type="float">
            <text:p>7890043</text:p>
          </table:table-cell>
          <table:table-cell table:formula="of:=[.E30]-[.E29]" office:value-type="float" office:value="300570" calcext:value-type="float">
            <text:p>300570</text:p>
          </table:table-cell>
          <table:table-cell/>
          <table:table-cell office:value-type="float" office:value="7790601" calcext:value-type="float">
            <text:p>7790601</text:p>
          </table:table-cell>
          <table:table-cell table:formula="of:=[.H30]-[.H29]" office:value-type="float" office:value="300712" calcext:value-type="float">
            <text:p>300712</text:p>
          </table:table-cell>
          <table:table-cell/>
          <table:table-cell office:value-type="float" office:value="7804238" calcext:value-type="float">
            <text:p>7804238</text:p>
          </table:table-cell>
          <table:table-cell table:formula="of:=[.K30]-[.K29]" office:value-type="float" office:value="296066" calcext:value-type="float">
            <text:p>296066</text:p>
          </table:table-cell>
          <table:table-cell/>
          <table:table-cell office:value-type="float" office:value="7872486" calcext:value-type="float">
            <text:p>7872486</text:p>
          </table:table-cell>
          <table:table-cell table:formula="of:=[.N30]-[.N29]" office:value-type="float" office:value="304415" calcext:value-type="float">
            <text:p>304415</text:p>
          </table:table-cell>
          <table:table-cell/>
          <table:table-cell table:formula="of:=AVERAGE([.C30];[.F30];[.I30];[.L30];[.O30])" office:value-type="float" office:value="300246" calcext:value-type="float">
            <text:p>30024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163638" calcext:value-type="float">
            <text:p>8163638</text:p>
          </table:table-cell>
          <table:table-cell table:formula="of:=[.B31]-[.B30]" office:value-type="float" office:value="300860" calcext:value-type="float">
            <text:p>300860</text:p>
          </table:table-cell>
          <table:table-cell/>
          <table:table-cell office:value-type="float" office:value="8192420" calcext:value-type="float">
            <text:p>8192420</text:p>
          </table:table-cell>
          <table:table-cell table:formula="of:=[.E31]-[.E30]" office:value-type="float" office:value="302377" calcext:value-type="float">
            <text:p>302377</text:p>
          </table:table-cell>
          <table:table-cell/>
          <table:table-cell office:value-type="float" office:value="8089438" calcext:value-type="float">
            <text:p>8089438</text:p>
          </table:table-cell>
          <table:table-cell table:formula="of:=[.H31]-[.H30]" office:value-type="float" office:value="298837" calcext:value-type="float">
            <text:p>298837</text:p>
          </table:table-cell>
          <table:table-cell/>
          <table:table-cell office:value-type="float" office:value="8102768" calcext:value-type="float">
            <text:p>8102768</text:p>
          </table:table-cell>
          <table:table-cell table:formula="of:=[.K31]-[.K30]" office:value-type="float" office:value="298530" calcext:value-type="float">
            <text:p>298530</text:p>
          </table:table-cell>
          <table:table-cell/>
          <table:table-cell office:value-type="float" office:value="8178936" calcext:value-type="float">
            <text:p>8178936</text:p>
          </table:table-cell>
          <table:table-cell table:formula="of:=[.N31]-[.N30]" office:value-type="float" office:value="306450" calcext:value-type="float">
            <text:p>306450</text:p>
          </table:table-cell>
          <table:table-cell/>
          <table:table-cell table:formula="of:=AVERAGE([.C31];[.F31];[.I31];[.L31];[.O31])" office:value-type="float" office:value="301410.8" calcext:value-type="float">
            <text:p>301410.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436852" calcext:value-type="float">
            <text:p>8436852</text:p>
          </table:table-cell>
          <table:table-cell table:formula="of:=[.B32]-[.B31]" office:value-type="float" office:value="273214" calcext:value-type="float">
            <text:p>273214</text:p>
          </table:table-cell>
          <table:table-cell/>
          <table:table-cell office:value-type="float" office:value="8468862" calcext:value-type="float">
            <text:p>8468862</text:p>
          </table:table-cell>
          <table:table-cell table:formula="of:=[.E32]-[.E31]" office:value-type="float" office:value="276442" calcext:value-type="float">
            <text:p>276442</text:p>
          </table:table-cell>
          <table:table-cell/>
          <table:table-cell office:value-type="float" office:value="8364056" calcext:value-type="float">
            <text:p>8364056</text:p>
          </table:table-cell>
          <table:table-cell table:formula="of:=[.H32]-[.H31]" office:value-type="float" office:value="274618" calcext:value-type="float">
            <text:p>274618</text:p>
          </table:table-cell>
          <table:table-cell/>
          <table:table-cell office:value-type="float" office:value="8378125" calcext:value-type="float">
            <text:p>8378125</text:p>
          </table:table-cell>
          <table:table-cell table:formula="of:=[.K32]-[.K31]" office:value-type="float" office:value="275357" calcext:value-type="float">
            <text:p>275357</text:p>
          </table:table-cell>
          <table:table-cell/>
          <table:table-cell office:value-type="float" office:value="8457090" calcext:value-type="float">
            <text:p>8457090</text:p>
          </table:table-cell>
          <table:table-cell table:formula="of:=[.N32]-[.N31]" office:value-type="float" office:value="278154" calcext:value-type="float">
            <text:p>278154</text:p>
          </table:table-cell>
          <table:table-cell/>
          <table:table-cell table:formula="of:=AVERAGE([.C32];[.F32];[.I32];[.L32];[.O32])" office:value-type="float" office:value="275557" calcext:value-type="float">
            <text:p>275557</text:p>
          </table:table-cell>
        </table:table-row>
      </table:table>
      <table:table table:name="Perfcake 2.3" table:style-name="ta1">
        <table:shapes>
          <draw:frame draw:z-index="0" draw:style-name="gr1" draw:text-style-name="P1" svg:width="9in" svg:height="4in" svg:x="2.6665in" svg:y="0in">
            <draw:object draw:notify-on-update-of-ranges="'Perfcake 2.3'.A1:'Perfcake 2.3'.A1 'Perfcake 2.3'.B1:'Perfcake 2.3'.B1 'Perfcake 2.3'.A2:'Perfcake 2.3'.A2 'Perfcake 2.3'.B2:'Perfcake 2.3'.B2 'Perfcake 2.3'.A3:'Perfcake 2.3'.A3 'Perfcake 2.3'.B3:'Perfcake 2.3'.B3 'Perfcake 2.3'.A4:'Perfcake 2.3'.A4 'Perfcake 2.3'.B4:'Perfcake 2.3'.B4 'Perfcake 2.3'.A5:'Perfcake 2.3'.A5 'Perfcake 2.3'.B5:'Perfcake 2.3'.B5 'Perfcake 2.3'.A6:'Perfcake 2.3'.A6 'Perfcake 2.3'.B6:'Perfcake 2.3'.B6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7382610" calcext:value-type="float">
            <text:p>7382610</text:p>
          </table:table-cell>
          <table:table-cell table:formula="of:=[.B1]/300" office:value-type="float" office:value="24608.7" calcext:value-type="float">
            <text:p>24608.70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638997" calcext:value-type="float">
            <text:p>6638997</text:p>
          </table:table-cell>
          <table:table-cell table:formula="of:=[.B2]/300" office:value-type="float" office:value="22129.99" calcext:value-type="float">
            <text:p>22129.99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7469201" calcext:value-type="float">
            <text:p>7469201</text:p>
          </table:table-cell>
          <table:table-cell table:formula="of:=[.B3]/300" office:value-type="float" office:value="24897.3366666667" calcext:value-type="float">
            <text:p>24897.33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91892" calcext:value-type="float">
            <text:p>6891892</text:p>
          </table:table-cell>
          <table:table-cell table:formula="of:=[.B4]/300" office:value-type="float" office:value="22972.9733333333" calcext:value-type="float">
            <text:p>22972.97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7257491" calcext:value-type="float">
            <text:p>7257491</text:p>
          </table:table-cell>
          <table:table-cell table:formula="of:=[.B5]/300" office:value-type="float" office:value="24191.6366666667" calcext:value-type="float">
            <text:p>24191.637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7128038.2" calcext:value-type="float">
            <text:p>7128038.2</text:p>
          </table:table-cell>
          <table:table-cell table:formula="of:=[.B6]/300" office:value-type="float" office:value="23760.1273333333" calcext:value-type="float">
            <text:p>23760.127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830204" calcext:value-type="float">
            <text:p>830204</text:p>
          </table:table-cell>
          <table:table-cell table:style-name="Default"/>
        </table:table-row>
      </table:table>
      <table:table table:name="Perfcake 2.3 distr" table:style-name="ta1">
        <table:shapes>
          <draw:frame draw:z-index="0" draw:style-name="gr1" draw:text-style-name="P1" svg:width="9in" svg:height="4in" svg:x="2.9008in" svg:y="2.4732in">
            <draw:object draw:notify-on-update-of-ranges="'Perfcake 2.3 distr'.A2:'Perfcake 2.3 distr'.A32 'Perfcake 2.3 distr'.Q2:'Perfcake 2.3 distr'.Q32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483" calcext:value-type="float">
            <text:p>35483</text:p>
          </table:table-cell>
          <table:table-cell table:formula="of:=[.B3]-[.B2]" office:value-type="float" office:value="35483" calcext:value-type="float">
            <text:p>35483</text:p>
          </table:table-cell>
          <table:table-cell/>
          <table:table-cell office:value-type="float" office:value="32507" calcext:value-type="float">
            <text:p>32507</text:p>
          </table:table-cell>
          <table:table-cell table:formula="of:=[.E3]-[.E2]" office:value-type="float" office:value="32507" calcext:value-type="float">
            <text:p>32507</text:p>
          </table:table-cell>
          <table:table-cell/>
          <table:table-cell office:value-type="float" office:value="40116" calcext:value-type="float">
            <text:p>40116</text:p>
          </table:table-cell>
          <table:table-cell table:formula="of:=[.H3]-[.H2]" office:value-type="float" office:value="40116" calcext:value-type="float">
            <text:p>40116</text:p>
          </table:table-cell>
          <table:table-cell/>
          <table:table-cell office:value-type="float" office:value="37541" calcext:value-type="float">
            <text:p>37541</text:p>
          </table:table-cell>
          <table:table-cell table:formula="of:=[.K3]-[.K2]" office:value-type="float" office:value="37541" calcext:value-type="float">
            <text:p>37541</text:p>
          </table:table-cell>
          <table:table-cell/>
          <table:table-cell office:value-type="float" office:value="31122" calcext:value-type="float">
            <text:p>31122</text:p>
          </table:table-cell>
          <table:table-cell table:formula="of:=[.N3]-[.N2]" office:value-type="float" office:value="31122" calcext:value-type="float">
            <text:p>31122</text:p>
          </table:table-cell>
          <table:table-cell/>
          <table:table-cell table:formula="of:=AVERAGE([.C3];[.F3];[.I3];[.L3];[.O3])" office:value-type="float" office:value="35353.8" calcext:value-type="float">
            <text:p>35353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985" calcext:value-type="float">
            <text:p>75985</text:p>
          </table:table-cell>
          <table:table-cell table:formula="of:=[.B4]-[.B3]" office:value-type="float" office:value="40502" calcext:value-type="float">
            <text:p>40502</text:p>
          </table:table-cell>
          <table:table-cell/>
          <table:table-cell office:value-type="float" office:value="65962" calcext:value-type="float">
            <text:p>65962</text:p>
          </table:table-cell>
          <table:table-cell table:formula="of:=[.E4]-[.E3]" office:value-type="float" office:value="33455" calcext:value-type="float">
            <text:p>33455</text:p>
          </table:table-cell>
          <table:table-cell/>
          <table:table-cell office:value-type="float" office:value="85424" calcext:value-type="float">
            <text:p>85424</text:p>
          </table:table-cell>
          <table:table-cell table:formula="of:=[.H4]-[.H3]" office:value-type="float" office:value="45308" calcext:value-type="float">
            <text:p>45308</text:p>
          </table:table-cell>
          <table:table-cell/>
          <table:table-cell office:value-type="float" office:value="82850" calcext:value-type="float">
            <text:p>82850</text:p>
          </table:table-cell>
          <table:table-cell table:formula="of:=[.K4]-[.K3]" office:value-type="float" office:value="45309" calcext:value-type="float">
            <text:p>45309</text:p>
          </table:table-cell>
          <table:table-cell/>
          <table:table-cell office:value-type="float" office:value="63000" calcext:value-type="float">
            <text:p>63000</text:p>
          </table:table-cell>
          <table:table-cell table:formula="of:=[.N4]-[.N3]" office:value-type="float" office:value="31878" calcext:value-type="float">
            <text:p>31878</text:p>
          </table:table-cell>
          <table:table-cell/>
          <table:table-cell table:formula="of:=AVERAGE([.C4];[.F4];[.I4];[.L4];[.O4])" office:value-type="float" office:value="39290.4" calcext:value-type="float">
            <text:p>39290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7051" calcext:value-type="float">
            <text:p>117051</text:p>
          </table:table-cell>
          <table:table-cell table:formula="of:=[.B5]-[.B4]" office:value-type="float" office:value="41066" calcext:value-type="float">
            <text:p>41066</text:p>
          </table:table-cell>
          <table:table-cell/>
          <table:table-cell office:value-type="float" office:value="99574" calcext:value-type="float">
            <text:p>99574</text:p>
          </table:table-cell>
          <table:table-cell table:formula="of:=[.E5]-[.E4]" office:value-type="float" office:value="33612" calcext:value-type="float">
            <text:p>33612</text:p>
          </table:table-cell>
          <table:table-cell/>
          <table:table-cell office:value-type="float" office:value="151408" calcext:value-type="float">
            <text:p>151408</text:p>
          </table:table-cell>
          <table:table-cell table:formula="of:=[.H5]-[.H4]" office:value-type="float" office:value="65984" calcext:value-type="float">
            <text:p>65984</text:p>
          </table:table-cell>
          <table:table-cell/>
          <table:table-cell office:value-type="float" office:value="128430" calcext:value-type="float">
            <text:p>128430</text:p>
          </table:table-cell>
          <table:table-cell table:formula="of:=[.K5]-[.K4]" office:value-type="float" office:value="45580" calcext:value-type="float">
            <text:p>45580</text:p>
          </table:table-cell>
          <table:table-cell/>
          <table:table-cell office:value-type="float" office:value="94976" calcext:value-type="float">
            <text:p>94976</text:p>
          </table:table-cell>
          <table:table-cell table:formula="of:=[.N5]-[.N4]" office:value-type="float" office:value="31976" calcext:value-type="float">
            <text:p>31976</text:p>
          </table:table-cell>
          <table:table-cell/>
          <table:table-cell table:formula="of:=AVERAGE([.C5];[.F5];[.I5];[.L5];[.O5])" office:value-type="float" office:value="43643.6" calcext:value-type="float">
            <text:p>43643.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2425" calcext:value-type="float">
            <text:p>212425</text:p>
          </table:table-cell>
          <table:table-cell table:formula="of:=[.B6]-[.B5]" office:value-type="float" office:value="95374" calcext:value-type="float">
            <text:p>95374</text:p>
          </table:table-cell>
          <table:table-cell/>
          <table:table-cell office:value-type="float" office:value="132874" calcext:value-type="float">
            <text:p>132874</text:p>
          </table:table-cell>
          <table:table-cell table:formula="of:=[.E6]-[.E5]" office:value-type="float" office:value="33300" calcext:value-type="float">
            <text:p>33300</text:p>
          </table:table-cell>
          <table:table-cell/>
          <table:table-cell office:value-type="float" office:value="368464" calcext:value-type="float">
            <text:p>368464</text:p>
          </table:table-cell>
          <table:table-cell table:formula="of:=[.H6]-[.H5]" office:value-type="float" office:value="217056" calcext:value-type="float">
            <text:p>217056</text:p>
          </table:table-cell>
          <table:table-cell/>
          <table:table-cell office:value-type="float" office:value="174293" calcext:value-type="float">
            <text:p>174293</text:p>
          </table:table-cell>
          <table:table-cell table:formula="of:=[.K6]-[.K5]" office:value-type="float" office:value="45863" calcext:value-type="float">
            <text:p>45863</text:p>
          </table:table-cell>
          <table:table-cell/>
          <table:table-cell office:value-type="float" office:value="159459" calcext:value-type="float">
            <text:p>159459</text:p>
          </table:table-cell>
          <table:table-cell table:formula="of:=[.N6]-[.N5]" office:value-type="float" office:value="64483" calcext:value-type="float">
            <text:p>64483</text:p>
          </table:table-cell>
          <table:table-cell/>
          <table:table-cell table:formula="of:=AVERAGE([.C6];[.F6];[.I6];[.L6];[.O6])" office:value-type="float" office:value="91215.2" calcext:value-type="float">
            <text:p>91215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0177" calcext:value-type="float">
            <text:p>470177</text:p>
          </table:table-cell>
          <table:table-cell table:formula="of:=[.B7]-[.B6]" office:value-type="float" office:value="257752" calcext:value-type="float">
            <text:p>257752</text:p>
          </table:table-cell>
          <table:table-cell/>
          <table:table-cell office:value-type="float" office:value="165668" calcext:value-type="float">
            <text:p>165668</text:p>
          </table:table-cell>
          <table:table-cell table:formula="of:=[.E7]-[.E6]" office:value-type="float" office:value="32794" calcext:value-type="float">
            <text:p>32794</text:p>
          </table:table-cell>
          <table:table-cell/>
          <table:table-cell office:value-type="float" office:value="650011" calcext:value-type="float">
            <text:p>650011</text:p>
          </table:table-cell>
          <table:table-cell table:formula="of:=[.H7]-[.H6]" office:value-type="float" office:value="281547" calcext:value-type="float">
            <text:p>281547</text:p>
          </table:table-cell>
          <table:table-cell/>
          <table:table-cell office:value-type="float" office:value="220102" calcext:value-type="float">
            <text:p>220102</text:p>
          </table:table-cell>
          <table:table-cell table:formula="of:=[.K7]-[.K6]" office:value-type="float" office:value="45809" calcext:value-type="float">
            <text:p>45809</text:p>
          </table:table-cell>
          <table:table-cell/>
          <table:table-cell office:value-type="float" office:value="401116" calcext:value-type="float">
            <text:p>401116</text:p>
          </table:table-cell>
          <table:table-cell table:formula="of:=[.N7]-[.N6]" office:value-type="float" office:value="241657" calcext:value-type="float">
            <text:p>241657</text:p>
          </table:table-cell>
          <table:table-cell/>
          <table:table-cell table:formula="of:=AVERAGE([.C7];[.F7];[.I7];[.L7];[.O7])" office:value-type="float" office:value="171911.8" calcext:value-type="float">
            <text:p>171911.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6818" calcext:value-type="float">
            <text:p>746818</text:p>
          </table:table-cell>
          <table:table-cell table:formula="of:=[.B8]-[.B7]" office:value-type="float" office:value="276641" calcext:value-type="float">
            <text:p>276641</text:p>
          </table:table-cell>
          <table:table-cell/>
          <table:table-cell office:value-type="float" office:value="203510" calcext:value-type="float">
            <text:p>203510</text:p>
          </table:table-cell>
          <table:table-cell table:formula="of:=[.E8]-[.E7]" office:value-type="float" office:value="37842" calcext:value-type="float">
            <text:p>37842</text:p>
          </table:table-cell>
          <table:table-cell/>
          <table:table-cell office:value-type="float" office:value="925103" calcext:value-type="float">
            <text:p>925103</text:p>
          </table:table-cell>
          <table:table-cell table:formula="of:=[.H8]-[.H7]" office:value-type="float" office:value="275092" calcext:value-type="float">
            <text:p>275092</text:p>
          </table:table-cell>
          <table:table-cell/>
          <table:table-cell office:value-type="float" office:value="291769" calcext:value-type="float">
            <text:p>291769</text:p>
          </table:table-cell>
          <table:table-cell table:formula="of:=[.K8]-[.K7]" office:value-type="float" office:value="71667" calcext:value-type="float">
            <text:p>71667</text:p>
          </table:table-cell>
          <table:table-cell/>
          <table:table-cell office:value-type="float" office:value="680998" calcext:value-type="float">
            <text:p>680998</text:p>
          </table:table-cell>
          <table:table-cell table:formula="of:=[.N8]-[.N7]" office:value-type="float" office:value="279882" calcext:value-type="float">
            <text:p>279882</text:p>
          </table:table-cell>
          <table:table-cell/>
          <table:table-cell table:formula="of:=AVERAGE([.C8];[.F8];[.I8];[.L8];[.O8])" office:value-type="float" office:value="188224.8" calcext:value-type="float">
            <text:p>188224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27956" calcext:value-type="float">
            <text:p>1027956</text:p>
          </table:table-cell>
          <table:table-cell table:formula="of:=[.B9]-[.B8]" office:value-type="float" office:value="281138" calcext:value-type="float">
            <text:p>281138</text:p>
          </table:table-cell>
          <table:table-cell/>
          <table:table-cell office:value-type="float" office:value="458704" calcext:value-type="float">
            <text:p>458704</text:p>
          </table:table-cell>
          <table:table-cell table:formula="of:=[.E9]-[.E8]" office:value-type="float" office:value="255194" calcext:value-type="float">
            <text:p>255194</text:p>
          </table:table-cell>
          <table:table-cell/>
          <table:table-cell office:value-type="float" office:value="1203880" calcext:value-type="float">
            <text:p>1203880</text:p>
          </table:table-cell>
          <table:table-cell table:formula="of:=[.H9]-[.H8]" office:value-type="float" office:value="278777" calcext:value-type="float">
            <text:p>278777</text:p>
          </table:table-cell>
          <table:table-cell/>
          <table:table-cell office:value-type="float" office:value="555444" calcext:value-type="float">
            <text:p>555444</text:p>
          </table:table-cell>
          <table:table-cell table:formula="of:=[.K9]-[.K8]" office:value-type="float" office:value="263675" calcext:value-type="float">
            <text:p>263675</text:p>
          </table:table-cell>
          <table:table-cell/>
          <table:table-cell office:value-type="float" office:value="952126" calcext:value-type="float">
            <text:p>952126</text:p>
          </table:table-cell>
          <table:table-cell table:formula="of:=[.N9]-[.N8]" office:value-type="float" office:value="271128" calcext:value-type="float">
            <text:p>271128</text:p>
          </table:table-cell>
          <table:table-cell/>
          <table:table-cell table:formula="of:=AVERAGE([.C9];[.F9];[.I9];[.L9];[.O9])" office:value-type="float" office:value="269982.4" calcext:value-type="float">
            <text:p>269982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8335" calcext:value-type="float">
            <text:p>1308335</text:p>
          </table:table-cell>
          <table:table-cell table:formula="of:=[.B10]-[.B9]" office:value-type="float" office:value="280379" calcext:value-type="float">
            <text:p>280379</text:p>
          </table:table-cell>
          <table:table-cell/>
          <table:table-cell office:value-type="float" office:value="734126" calcext:value-type="float">
            <text:p>734126</text:p>
          </table:table-cell>
          <table:table-cell table:formula="of:=[.E10]-[.E9]" office:value-type="float" office:value="275422" calcext:value-type="float">
            <text:p>275422</text:p>
          </table:table-cell>
          <table:table-cell/>
          <table:table-cell office:value-type="float" office:value="1481119" calcext:value-type="float">
            <text:p>1481119</text:p>
          </table:table-cell>
          <table:table-cell table:formula="of:=[.H10]-[.H9]" office:value-type="float" office:value="277239" calcext:value-type="float">
            <text:p>277239</text:p>
          </table:table-cell>
          <table:table-cell/>
          <table:table-cell office:value-type="float" office:value="836985" calcext:value-type="float">
            <text:p>836985</text:p>
          </table:table-cell>
          <table:table-cell table:formula="of:=[.K10]-[.K9]" office:value-type="float" office:value="281541" calcext:value-type="float">
            <text:p>281541</text:p>
          </table:table-cell>
          <table:table-cell/>
          <table:table-cell office:value-type="float" office:value="1231758" calcext:value-type="float">
            <text:p>1231758</text:p>
          </table:table-cell>
          <table:table-cell table:formula="of:=[.N10]-[.N9]" office:value-type="float" office:value="279632" calcext:value-type="float">
            <text:p>279632</text:p>
          </table:table-cell>
          <table:table-cell/>
          <table:table-cell table:formula="of:=AVERAGE([.C10];[.F10];[.I10];[.L10];[.O10])" office:value-type="float" office:value="278842.6" calcext:value-type="float">
            <text:p>278842.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9117" calcext:value-type="float">
            <text:p>1589117</text:p>
          </table:table-cell>
          <table:table-cell table:formula="of:=[.B11]-[.B10]" office:value-type="float" office:value="280782" calcext:value-type="float">
            <text:p>280782</text:p>
          </table:table-cell>
          <table:table-cell/>
          <table:table-cell office:value-type="float" office:value="1004933" calcext:value-type="float">
            <text:p>1004933</text:p>
          </table:table-cell>
          <table:table-cell table:formula="of:=[.E11]-[.E10]" office:value-type="float" office:value="270807" calcext:value-type="float">
            <text:p>270807</text:p>
          </table:table-cell>
          <table:table-cell/>
          <table:table-cell office:value-type="float" office:value="1761573" calcext:value-type="float">
            <text:p>1761573</text:p>
          </table:table-cell>
          <table:table-cell table:formula="of:=[.H11]-[.H10]" office:value-type="float" office:value="280454" calcext:value-type="float">
            <text:p>280454</text:p>
          </table:table-cell>
          <table:table-cell/>
          <table:table-cell office:value-type="float" office:value="1116088" calcext:value-type="float">
            <text:p>1116088</text:p>
          </table:table-cell>
          <table:table-cell table:formula="of:=[.K11]-[.K10]" office:value-type="float" office:value="279103" calcext:value-type="float">
            <text:p>279103</text:p>
          </table:table-cell>
          <table:table-cell/>
          <table:table-cell office:value-type="float" office:value="1509749" calcext:value-type="float">
            <text:p>1509749</text:p>
          </table:table-cell>
          <table:table-cell table:formula="of:=[.N11]-[.N10]" office:value-type="float" office:value="277991" calcext:value-type="float">
            <text:p>277991</text:p>
          </table:table-cell>
          <table:table-cell/>
          <table:table-cell table:formula="of:=AVERAGE([.C11];[.F11];[.I11];[.L11];[.O11])" office:value-type="float" office:value="277827.4" calcext:value-type="float">
            <text:p>277827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69202" calcext:value-type="float">
            <text:p>1869202</text:p>
          </table:table-cell>
          <table:table-cell table:formula="of:=[.B12]-[.B11]" office:value-type="float" office:value="280085" calcext:value-type="float">
            <text:p>280085</text:p>
          </table:table-cell>
          <table:table-cell/>
          <table:table-cell office:value-type="float" office:value="1277091" calcext:value-type="float">
            <text:p>1277091</text:p>
          </table:table-cell>
          <table:table-cell table:formula="of:=[.E12]-[.E11]" office:value-type="float" office:value="272158" calcext:value-type="float">
            <text:p>272158</text:p>
          </table:table-cell>
          <table:table-cell/>
          <table:table-cell office:value-type="float" office:value="2033545" calcext:value-type="float">
            <text:p>2033545</text:p>
          </table:table-cell>
          <table:table-cell table:formula="of:=[.H12]-[.H11]" office:value-type="float" office:value="271972" calcext:value-type="float">
            <text:p>271972</text:p>
          </table:table-cell>
          <table:table-cell/>
          <table:table-cell office:value-type="float" office:value="1395482" calcext:value-type="float">
            <text:p>1395482</text:p>
          </table:table-cell>
          <table:table-cell table:formula="of:=[.K12]-[.K11]" office:value-type="float" office:value="279394" calcext:value-type="float">
            <text:p>279394</text:p>
          </table:table-cell>
          <table:table-cell/>
          <table:table-cell office:value-type="float" office:value="1783625" calcext:value-type="float">
            <text:p>1783625</text:p>
          </table:table-cell>
          <table:table-cell table:formula="of:=[.N12]-[.N11]" office:value-type="float" office:value="273876" calcext:value-type="float">
            <text:p>273876</text:p>
          </table:table-cell>
          <table:table-cell/>
          <table:table-cell table:formula="of:=AVERAGE([.C12];[.F12];[.I12];[.L12];[.O12])" office:value-type="float" office:value="275497" calcext:value-type="float">
            <text:p>2754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148733" calcext:value-type="float">
            <text:p>2148733</text:p>
          </table:table-cell>
          <table:table-cell table:formula="of:=[.B13]-[.B12]" office:value-type="float" office:value="279531" calcext:value-type="float">
            <text:p>279531</text:p>
          </table:table-cell>
          <table:table-cell/>
          <table:table-cell office:value-type="float" office:value="1555811" calcext:value-type="float">
            <text:p>1555811</text:p>
          </table:table-cell>
          <table:table-cell table:formula="of:=[.E13]-[.E12]" office:value-type="float" office:value="278720" calcext:value-type="float">
            <text:p>278720</text:p>
          </table:table-cell>
          <table:table-cell/>
          <table:table-cell office:value-type="float" office:value="2312337" calcext:value-type="float">
            <text:p>2312337</text:p>
          </table:table-cell>
          <table:table-cell table:formula="of:=[.H13]-[.H12]" office:value-type="float" office:value="278792" calcext:value-type="float">
            <text:p>278792</text:p>
          </table:table-cell>
          <table:table-cell/>
          <table:table-cell office:value-type="float" office:value="1669157" calcext:value-type="float">
            <text:p>1669157</text:p>
          </table:table-cell>
          <table:table-cell table:formula="of:=[.K13]-[.K12]" office:value-type="float" office:value="273675" calcext:value-type="float">
            <text:p>273675</text:p>
          </table:table-cell>
          <table:table-cell/>
          <table:table-cell office:value-type="float" office:value="2059980" calcext:value-type="float">
            <text:p>2059980</text:p>
          </table:table-cell>
          <table:table-cell table:formula="of:=[.N13]-[.N12]" office:value-type="float" office:value="276355" calcext:value-type="float">
            <text:p>276355</text:p>
          </table:table-cell>
          <table:table-cell/>
          <table:table-cell table:formula="of:=AVERAGE([.C13];[.F13];[.I13];[.L13];[.O13])" office:value-type="float" office:value="277414.6" calcext:value-type="float">
            <text:p>277414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28826" calcext:value-type="float">
            <text:p>2428826</text:p>
          </table:table-cell>
          <table:table-cell table:formula="of:=[.B14]-[.B13]" office:value-type="float" office:value="280093" calcext:value-type="float">
            <text:p>280093</text:p>
          </table:table-cell>
          <table:table-cell/>
          <table:table-cell office:value-type="float" office:value="1829350" calcext:value-type="float">
            <text:p>1829350</text:p>
          </table:table-cell>
          <table:table-cell table:formula="of:=[.E14]-[.E13]" office:value-type="float" office:value="273539" calcext:value-type="float">
            <text:p>273539</text:p>
          </table:table-cell>
          <table:table-cell/>
          <table:table-cell office:value-type="float" office:value="2590741" calcext:value-type="float">
            <text:p>2590741</text:p>
          </table:table-cell>
          <table:table-cell table:formula="of:=[.H14]-[.H13]" office:value-type="float" office:value="278404" calcext:value-type="float">
            <text:p>278404</text:p>
          </table:table-cell>
          <table:table-cell/>
          <table:table-cell office:value-type="float" office:value="1949878" calcext:value-type="float">
            <text:p>1949878</text:p>
          </table:table-cell>
          <table:table-cell table:formula="of:=[.K14]-[.K13]" office:value-type="float" office:value="280721" calcext:value-type="float">
            <text:p>280721</text:p>
          </table:table-cell>
          <table:table-cell/>
          <table:table-cell office:value-type="float" office:value="2339453" calcext:value-type="float">
            <text:p>2339453</text:p>
          </table:table-cell>
          <table:table-cell table:formula="of:=[.N14]-[.N13]" office:value-type="float" office:value="279473" calcext:value-type="float">
            <text:p>279473</text:p>
          </table:table-cell>
          <table:table-cell/>
          <table:table-cell table:formula="of:=AVERAGE([.C14];[.F14];[.I14];[.L14];[.O14])" office:value-type="float" office:value="278446" calcext:value-type="float">
            <text:p>2784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10699" calcext:value-type="float">
            <text:p>2710699</text:p>
          </table:table-cell>
          <table:table-cell table:formula="of:=[.B15]-[.B14]" office:value-type="float" office:value="281873" calcext:value-type="float">
            <text:p>281873</text:p>
          </table:table-cell>
          <table:table-cell/>
          <table:table-cell office:value-type="float" office:value="2101758" calcext:value-type="float">
            <text:p>2101758</text:p>
          </table:table-cell>
          <table:table-cell table:formula="of:=[.E15]-[.E14]" office:value-type="float" office:value="272408" calcext:value-type="float">
            <text:p>272408</text:p>
          </table:table-cell>
          <table:table-cell/>
          <table:table-cell office:value-type="float" office:value="2867058" calcext:value-type="float">
            <text:p>2867058</text:p>
          </table:table-cell>
          <table:table-cell table:formula="of:=[.H15]-[.H14]" office:value-type="float" office:value="276317" calcext:value-type="float">
            <text:p>276317</text:p>
          </table:table-cell>
          <table:table-cell/>
          <table:table-cell office:value-type="float" office:value="2226941" calcext:value-type="float">
            <text:p>2226941</text:p>
          </table:table-cell>
          <table:table-cell table:formula="of:=[.K15]-[.K14]" office:value-type="float" office:value="277063" calcext:value-type="float">
            <text:p>277063</text:p>
          </table:table-cell>
          <table:table-cell/>
          <table:table-cell office:value-type="float" office:value="2616651" calcext:value-type="float">
            <text:p>2616651</text:p>
          </table:table-cell>
          <table:table-cell table:formula="of:=[.N15]-[.N14]" office:value-type="float" office:value="277198" calcext:value-type="float">
            <text:p>277198</text:p>
          </table:table-cell>
          <table:table-cell/>
          <table:table-cell table:formula="of:=AVERAGE([.C15];[.F15];[.I15];[.L15];[.O15])" office:value-type="float" office:value="276971.8" calcext:value-type="float">
            <text:p>276971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92106" calcext:value-type="float">
            <text:p>2992106</text:p>
          </table:table-cell>
          <table:table-cell table:formula="of:=[.B16]-[.B15]" office:value-type="float" office:value="281407" calcext:value-type="float">
            <text:p>281407</text:p>
          </table:table-cell>
          <table:table-cell/>
          <table:table-cell office:value-type="float" office:value="2373825" calcext:value-type="float">
            <text:p>2373825</text:p>
          </table:table-cell>
          <table:table-cell table:formula="of:=[.E16]-[.E15]" office:value-type="float" office:value="272067" calcext:value-type="float">
            <text:p>272067</text:p>
          </table:table-cell>
          <table:table-cell/>
          <table:table-cell office:value-type="float" office:value="3141130" calcext:value-type="float">
            <text:p>3141130</text:p>
          </table:table-cell>
          <table:table-cell table:formula="of:=[.H16]-[.H15]" office:value-type="float" office:value="274072" calcext:value-type="float">
            <text:p>274072</text:p>
          </table:table-cell>
          <table:table-cell/>
          <table:table-cell office:value-type="float" office:value="2503848" calcext:value-type="float">
            <text:p>2503848</text:p>
          </table:table-cell>
          <table:table-cell table:formula="of:=[.K16]-[.K15]" office:value-type="float" office:value="276907" calcext:value-type="float">
            <text:p>276907</text:p>
          </table:table-cell>
          <table:table-cell/>
          <table:table-cell office:value-type="float" office:value="2892279" calcext:value-type="float">
            <text:p>2892279</text:p>
          </table:table-cell>
          <table:table-cell table:formula="of:=[.N16]-[.N15]" office:value-type="float" office:value="275628" calcext:value-type="float">
            <text:p>275628</text:p>
          </table:table-cell>
          <table:table-cell/>
          <table:table-cell table:formula="of:=AVERAGE([.C16];[.F16];[.I16];[.L16];[.O16])" office:value-type="float" office:value="276016.2" calcext:value-type="float">
            <text:p>276016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72923" calcext:value-type="float">
            <text:p>3272923</text:p>
          </table:table-cell>
          <table:table-cell table:formula="of:=[.B17]-[.B16]" office:value-type="float" office:value="280817" calcext:value-type="float">
            <text:p>280817</text:p>
          </table:table-cell>
          <table:table-cell/>
          <table:table-cell office:value-type="float" office:value="2641654" calcext:value-type="float">
            <text:p>2641654</text:p>
          </table:table-cell>
          <table:table-cell table:formula="of:=[.E17]-[.E16]" office:value-type="float" office:value="267829" calcext:value-type="float">
            <text:p>267829</text:p>
          </table:table-cell>
          <table:table-cell/>
          <table:table-cell office:value-type="float" office:value="3410789" calcext:value-type="float">
            <text:p>3410789</text:p>
          </table:table-cell>
          <table:table-cell table:formula="of:=[.H17]-[.H16]" office:value-type="float" office:value="269659" calcext:value-type="float">
            <text:p>269659</text:p>
          </table:table-cell>
          <table:table-cell/>
          <table:table-cell office:value-type="float" office:value="2782523" calcext:value-type="float">
            <text:p>2782523</text:p>
          </table:table-cell>
          <table:table-cell table:formula="of:=[.K17]-[.K16]" office:value-type="float" office:value="278675" calcext:value-type="float">
            <text:p>278675</text:p>
          </table:table-cell>
          <table:table-cell/>
          <table:table-cell office:value-type="float" office:value="3165939" calcext:value-type="float">
            <text:p>3165939</text:p>
          </table:table-cell>
          <table:table-cell table:formula="of:=[.N17]-[.N16]" office:value-type="float" office:value="273660" calcext:value-type="float">
            <text:p>273660</text:p>
          </table:table-cell>
          <table:table-cell/>
          <table:table-cell table:formula="of:=AVERAGE([.C17];[.F17];[.I17];[.L17];[.O17])" office:value-type="float" office:value="274128" calcext:value-type="float">
            <text:p>27412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550311" calcext:value-type="float">
            <text:p>3550311</text:p>
          </table:table-cell>
          <table:table-cell table:formula="of:=[.B18]-[.B17]" office:value-type="float" office:value="277388" calcext:value-type="float">
            <text:p>277388</text:p>
          </table:table-cell>
          <table:table-cell/>
          <table:table-cell office:value-type="float" office:value="2907402" calcext:value-type="float">
            <text:p>2907402</text:p>
          </table:table-cell>
          <table:table-cell table:formula="of:=[.E18]-[.E17]" office:value-type="float" office:value="265748" calcext:value-type="float">
            <text:p>265748</text:p>
          </table:table-cell>
          <table:table-cell/>
          <table:table-cell office:value-type="float" office:value="3684377" calcext:value-type="float">
            <text:p>3684377</text:p>
          </table:table-cell>
          <table:table-cell table:formula="of:=[.H18]-[.H17]" office:value-type="float" office:value="273588" calcext:value-type="float">
            <text:p>273588</text:p>
          </table:table-cell>
          <table:table-cell/>
          <table:table-cell office:value-type="float" office:value="3057274" calcext:value-type="float">
            <text:p>3057274</text:p>
          </table:table-cell>
          <table:table-cell table:formula="of:=[.K18]-[.K17]" office:value-type="float" office:value="274751" calcext:value-type="float">
            <text:p>274751</text:p>
          </table:table-cell>
          <table:table-cell/>
          <table:table-cell office:value-type="float" office:value="3439534" calcext:value-type="float">
            <text:p>3439534</text:p>
          </table:table-cell>
          <table:table-cell table:formula="of:=[.N18]-[.N17]" office:value-type="float" office:value="273595" calcext:value-type="float">
            <text:p>273595</text:p>
          </table:table-cell>
          <table:table-cell/>
          <table:table-cell table:formula="of:=AVERAGE([.C18];[.F18];[.I18];[.L18];[.O18])" office:value-type="float" office:value="273014" calcext:value-type="float">
            <text:p>2730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35136" calcext:value-type="float">
            <text:p>3835136</text:p>
          </table:table-cell>
          <table:table-cell table:formula="of:=[.B19]-[.B18]" office:value-type="float" office:value="284825" calcext:value-type="float">
            <text:p>284825</text:p>
          </table:table-cell>
          <table:table-cell/>
          <table:table-cell office:value-type="float" office:value="3180469" calcext:value-type="float">
            <text:p>3180469</text:p>
          </table:table-cell>
          <table:table-cell table:formula="of:=[.E19]-[.E18]" office:value-type="float" office:value="273067" calcext:value-type="float">
            <text:p>273067</text:p>
          </table:table-cell>
          <table:table-cell/>
          <table:table-cell office:value-type="float" office:value="3955237" calcext:value-type="float">
            <text:p>3955237</text:p>
          </table:table-cell>
          <table:table-cell table:formula="of:=[.H19]-[.H18]" office:value-type="float" office:value="270860" calcext:value-type="float">
            <text:p>270860</text:p>
          </table:table-cell>
          <table:table-cell/>
          <table:table-cell office:value-type="float" office:value="3333795" calcext:value-type="float">
            <text:p>3333795</text:p>
          </table:table-cell>
          <table:table-cell table:formula="of:=[.K19]-[.K18]" office:value-type="float" office:value="276521" calcext:value-type="float">
            <text:p>276521</text:p>
          </table:table-cell>
          <table:table-cell/>
          <table:table-cell office:value-type="float" office:value="3716126" calcext:value-type="float">
            <text:p>3716126</text:p>
          </table:table-cell>
          <table:table-cell table:formula="of:=[.N19]-[.N18]" office:value-type="float" office:value="276592" calcext:value-type="float">
            <text:p>276592</text:p>
          </table:table-cell>
          <table:table-cell/>
          <table:table-cell table:formula="of:=AVERAGE([.C19];[.F19];[.I19];[.L19];[.O19])" office:value-type="float" office:value="276373" calcext:value-type="float">
            <text:p>2763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16643" calcext:value-type="float">
            <text:p>4116643</text:p>
          </table:table-cell>
          <table:table-cell table:formula="of:=[.B20]-[.B19]" office:value-type="float" office:value="281507" calcext:value-type="float">
            <text:p>281507</text:p>
          </table:table-cell>
          <table:table-cell/>
          <table:table-cell office:value-type="float" office:value="3449115" calcext:value-type="float">
            <text:p>3449115</text:p>
          </table:table-cell>
          <table:table-cell table:formula="of:=[.E20]-[.E19]" office:value-type="float" office:value="268646" calcext:value-type="float">
            <text:p>268646</text:p>
          </table:table-cell>
          <table:table-cell/>
          <table:table-cell office:value-type="float" office:value="4228454" calcext:value-type="float">
            <text:p>4228454</text:p>
          </table:table-cell>
          <table:table-cell table:formula="of:=[.H20]-[.H19]" office:value-type="float" office:value="273217" calcext:value-type="float">
            <text:p>273217</text:p>
          </table:table-cell>
          <table:table-cell/>
          <table:table-cell office:value-type="float" office:value="3610109" calcext:value-type="float">
            <text:p>3610109</text:p>
          </table:table-cell>
          <table:table-cell table:formula="of:=[.K20]-[.K19]" office:value-type="float" office:value="276314" calcext:value-type="float">
            <text:p>276314</text:p>
          </table:table-cell>
          <table:table-cell/>
          <table:table-cell office:value-type="float" office:value="3989115" calcext:value-type="float">
            <text:p>3989115</text:p>
          </table:table-cell>
          <table:table-cell table:formula="of:=[.N20]-[.N19]" office:value-type="float" office:value="272989" calcext:value-type="float">
            <text:p>272989</text:p>
          </table:table-cell>
          <table:table-cell/>
          <table:table-cell table:formula="of:=AVERAGE([.C20];[.F20];[.I20];[.L20];[.O20])" office:value-type="float" office:value="274534.6" calcext:value-type="float">
            <text:p>274534.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391469" calcext:value-type="float">
            <text:p>4391469</text:p>
          </table:table-cell>
          <table:table-cell table:formula="of:=[.B21]-[.B20]" office:value-type="float" office:value="274826" calcext:value-type="float">
            <text:p>274826</text:p>
          </table:table-cell>
          <table:table-cell/>
          <table:table-cell office:value-type="float" office:value="3719244" calcext:value-type="float">
            <text:p>3719244</text:p>
          </table:table-cell>
          <table:table-cell table:formula="of:=[.E21]-[.E20]" office:value-type="float" office:value="270129" calcext:value-type="float">
            <text:p>270129</text:p>
          </table:table-cell>
          <table:table-cell/>
          <table:table-cell office:value-type="float" office:value="4502685" calcext:value-type="float">
            <text:p>4502685</text:p>
          </table:table-cell>
          <table:table-cell table:formula="of:=[.H21]-[.H20]" office:value-type="float" office:value="274231" calcext:value-type="float">
            <text:p>274231</text:p>
          </table:table-cell>
          <table:table-cell/>
          <table:table-cell office:value-type="float" office:value="3884786" calcext:value-type="float">
            <text:p>3884786</text:p>
          </table:table-cell>
          <table:table-cell table:formula="of:=[.K21]-[.K20]" office:value-type="float" office:value="274677" calcext:value-type="float">
            <text:p>274677</text:p>
          </table:table-cell>
          <table:table-cell/>
          <table:table-cell office:value-type="float" office:value="4263729" calcext:value-type="float">
            <text:p>4263729</text:p>
          </table:table-cell>
          <table:table-cell table:formula="of:=[.N21]-[.N20]" office:value-type="float" office:value="274614" calcext:value-type="float">
            <text:p>274614</text:p>
          </table:table-cell>
          <table:table-cell/>
          <table:table-cell table:formula="of:=AVERAGE([.C21];[.F21];[.I21];[.L21];[.O21])" office:value-type="float" office:value="273695.4" calcext:value-type="float">
            <text:p>273695.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668535" calcext:value-type="float">
            <text:p>4668535</text:p>
          </table:table-cell>
          <table:table-cell table:formula="of:=[.B22]-[.B21]" office:value-type="float" office:value="277066" calcext:value-type="float">
            <text:p>277066</text:p>
          </table:table-cell>
          <table:table-cell/>
          <table:table-cell office:value-type="float" office:value="3991833" calcext:value-type="float">
            <text:p>3991833</text:p>
          </table:table-cell>
          <table:table-cell table:formula="of:=[.E22]-[.E21]" office:value-type="float" office:value="272589" calcext:value-type="float">
            <text:p>272589</text:p>
          </table:table-cell>
          <table:table-cell/>
          <table:table-cell office:value-type="float" office:value="4778750" calcext:value-type="float">
            <text:p>4778750</text:p>
          </table:table-cell>
          <table:table-cell table:formula="of:=[.H22]-[.H21]" office:value-type="float" office:value="276065" calcext:value-type="float">
            <text:p>276065</text:p>
          </table:table-cell>
          <table:table-cell/>
          <table:table-cell office:value-type="float" office:value="4161707" calcext:value-type="float">
            <text:p>4161707</text:p>
          </table:table-cell>
          <table:table-cell table:formula="of:=[.K22]-[.K21]" office:value-type="float" office:value="276921" calcext:value-type="float">
            <text:p>276921</text:p>
          </table:table-cell>
          <table:table-cell/>
          <table:table-cell office:value-type="float" office:value="4541984" calcext:value-type="float">
            <text:p>4541984</text:p>
          </table:table-cell>
          <table:table-cell table:formula="of:=[.N22]-[.N21]" office:value-type="float" office:value="278255" calcext:value-type="float">
            <text:p>278255</text:p>
          </table:table-cell>
          <table:table-cell/>
          <table:table-cell table:formula="of:=AVERAGE([.C22];[.F22];[.I22];[.L22];[.O22])" office:value-type="float" office:value="276179.2" calcext:value-type="float">
            <text:p>276179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942349" calcext:value-type="float">
            <text:p>4942349</text:p>
          </table:table-cell>
          <table:table-cell table:formula="of:=[.B23]-[.B22]" office:value-type="float" office:value="273814" calcext:value-type="float">
            <text:p>273814</text:p>
          </table:table-cell>
          <table:table-cell/>
          <table:table-cell office:value-type="float" office:value="4259834" calcext:value-type="float">
            <text:p>4259834</text:p>
          </table:table-cell>
          <table:table-cell table:formula="of:=[.E23]-[.E22]" office:value-type="float" office:value="268001" calcext:value-type="float">
            <text:p>268001</text:p>
          </table:table-cell>
          <table:table-cell/>
          <table:table-cell office:value-type="float" office:value="5050066" calcext:value-type="float">
            <text:p>5050066</text:p>
          </table:table-cell>
          <table:table-cell table:formula="of:=[.H23]-[.H22]" office:value-type="float" office:value="271316" calcext:value-type="float">
            <text:p>271316</text:p>
          </table:table-cell>
          <table:table-cell/>
          <table:table-cell office:value-type="float" office:value="4435737" calcext:value-type="float">
            <text:p>4435737</text:p>
          </table:table-cell>
          <table:table-cell table:formula="of:=[.K23]-[.K22]" office:value-type="float" office:value="274030" calcext:value-type="float">
            <text:p>274030</text:p>
          </table:table-cell>
          <table:table-cell/>
          <table:table-cell office:value-type="float" office:value="4818975" calcext:value-type="float">
            <text:p>4818975</text:p>
          </table:table-cell>
          <table:table-cell table:formula="of:=[.N23]-[.N22]" office:value-type="float" office:value="276991" calcext:value-type="float">
            <text:p>276991</text:p>
          </table:table-cell>
          <table:table-cell/>
          <table:table-cell table:formula="of:=AVERAGE([.C23];[.F23];[.I23];[.L23];[.O23])" office:value-type="float" office:value="272830.4" calcext:value-type="float">
            <text:p>272830.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217471" calcext:value-type="float">
            <text:p>5217471</text:p>
          </table:table-cell>
          <table:table-cell table:formula="of:=[.B24]-[.B23]" office:value-type="float" office:value="275122" calcext:value-type="float">
            <text:p>275122</text:p>
          </table:table-cell>
          <table:table-cell/>
          <table:table-cell office:value-type="float" office:value="4530087" calcext:value-type="float">
            <text:p>4530087</text:p>
          </table:table-cell>
          <table:table-cell table:formula="of:=[.E24]-[.E23]" office:value-type="float" office:value="270253" calcext:value-type="float">
            <text:p>270253</text:p>
          </table:table-cell>
          <table:table-cell/>
          <table:table-cell office:value-type="float" office:value="5321122" calcext:value-type="float">
            <text:p>5321122</text:p>
          </table:table-cell>
          <table:table-cell table:formula="of:=[.H24]-[.H23]" office:value-type="float" office:value="271056" calcext:value-type="float">
            <text:p>271056</text:p>
          </table:table-cell>
          <table:table-cell/>
          <table:table-cell office:value-type="float" office:value="4712635" calcext:value-type="float">
            <text:p>4712635</text:p>
          </table:table-cell>
          <table:table-cell table:formula="of:=[.K24]-[.K23]" office:value-type="float" office:value="276898" calcext:value-type="float">
            <text:p>276898</text:p>
          </table:table-cell>
          <table:table-cell/>
          <table:table-cell office:value-type="float" office:value="5094620" calcext:value-type="float">
            <text:p>5094620</text:p>
          </table:table-cell>
          <table:table-cell table:formula="of:=[.N24]-[.N23]" office:value-type="float" office:value="275645" calcext:value-type="float">
            <text:p>275645</text:p>
          </table:table-cell>
          <table:table-cell/>
          <table:table-cell table:formula="of:=AVERAGE([.C24];[.F24];[.I24];[.L24];[.O24])" office:value-type="float" office:value="273794.8" calcext:value-type="float">
            <text:p>273794.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492994" calcext:value-type="float">
            <text:p>5492994</text:p>
          </table:table-cell>
          <table:table-cell table:formula="of:=[.B25]-[.B24]" office:value-type="float" office:value="275523" calcext:value-type="float">
            <text:p>275523</text:p>
          </table:table-cell>
          <table:table-cell/>
          <table:table-cell office:value-type="float" office:value="4800240" calcext:value-type="float">
            <text:p>4800240</text:p>
          </table:table-cell>
          <table:table-cell table:formula="of:=[.E25]-[.E24]" office:value-type="float" office:value="270153" calcext:value-type="float">
            <text:p>270153</text:p>
          </table:table-cell>
          <table:table-cell/>
          <table:table-cell office:value-type="float" office:value="5599674" calcext:value-type="float">
            <text:p>5599674</text:p>
          </table:table-cell>
          <table:table-cell table:formula="of:=[.H25]-[.H24]" office:value-type="float" office:value="278552" calcext:value-type="float">
            <text:p>278552</text:p>
          </table:table-cell>
          <table:table-cell/>
          <table:table-cell office:value-type="float" office:value="4990261" calcext:value-type="float">
            <text:p>4990261</text:p>
          </table:table-cell>
          <table:table-cell table:formula="of:=[.K25]-[.K24]" office:value-type="float" office:value="277626" calcext:value-type="float">
            <text:p>277626</text:p>
          </table:table-cell>
          <table:table-cell/>
          <table:table-cell office:value-type="float" office:value="5369277" calcext:value-type="float">
            <text:p>5369277</text:p>
          </table:table-cell>
          <table:table-cell table:formula="of:=[.N25]-[.N24]" office:value-type="float" office:value="274657" calcext:value-type="float">
            <text:p>274657</text:p>
          </table:table-cell>
          <table:table-cell/>
          <table:table-cell table:formula="of:=AVERAGE([.C25];[.F25];[.I25];[.L25];[.O25])" office:value-type="float" office:value="275302.2" calcext:value-type="float">
            <text:p>275302.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66611" calcext:value-type="float">
            <text:p>5766611</text:p>
          </table:table-cell>
          <table:table-cell table:formula="of:=[.B26]-[.B25]" office:value-type="float" office:value="273617" calcext:value-type="float">
            <text:p>273617</text:p>
          </table:table-cell>
          <table:table-cell/>
          <table:table-cell office:value-type="float" office:value="5069777" calcext:value-type="float">
            <text:p>5069777</text:p>
          </table:table-cell>
          <table:table-cell table:formula="of:=[.E26]-[.E25]" office:value-type="float" office:value="269537" calcext:value-type="float">
            <text:p>269537</text:p>
          </table:table-cell>
          <table:table-cell/>
          <table:table-cell office:value-type="float" office:value="5863932" calcext:value-type="float">
            <text:p>5863932</text:p>
          </table:table-cell>
          <table:table-cell table:formula="of:=[.H26]-[.H25]" office:value-type="float" office:value="264258" calcext:value-type="float">
            <text:p>264258</text:p>
          </table:table-cell>
          <table:table-cell/>
          <table:table-cell office:value-type="float" office:value="5271809" calcext:value-type="float">
            <text:p>5271809</text:p>
          </table:table-cell>
          <table:table-cell table:formula="of:=[.K26]-[.K25]" office:value-type="float" office:value="281548" calcext:value-type="float">
            <text:p>281548</text:p>
          </table:table-cell>
          <table:table-cell/>
          <table:table-cell office:value-type="float" office:value="5637967" calcext:value-type="float">
            <text:p>5637967</text:p>
          </table:table-cell>
          <table:table-cell table:formula="of:=[.N26]-[.N25]" office:value-type="float" office:value="268690" calcext:value-type="float">
            <text:p>268690</text:p>
          </table:table-cell>
          <table:table-cell/>
          <table:table-cell table:formula="of:=AVERAGE([.C26];[.F26];[.I26];[.L26];[.O26])" office:value-type="float" office:value="271530" calcext:value-type="float">
            <text:p>2715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39228" calcext:value-type="float">
            <text:p>6039228</text:p>
          </table:table-cell>
          <table:table-cell table:formula="of:=[.B27]-[.B26]" office:value-type="float" office:value="272617" calcext:value-type="float">
            <text:p>272617</text:p>
          </table:table-cell>
          <table:table-cell/>
          <table:table-cell office:value-type="float" office:value="5337837" calcext:value-type="float">
            <text:p>5337837</text:p>
          </table:table-cell>
          <table:table-cell table:formula="of:=[.E27]-[.E26]" office:value-type="float" office:value="268060" calcext:value-type="float">
            <text:p>268060</text:p>
          </table:table-cell>
          <table:table-cell/>
          <table:table-cell office:value-type="float" office:value="6141266" calcext:value-type="float">
            <text:p>6141266</text:p>
          </table:table-cell>
          <table:table-cell table:formula="of:=[.H27]-[.H26]" office:value-type="float" office:value="277334" calcext:value-type="float">
            <text:p>277334</text:p>
          </table:table-cell>
          <table:table-cell/>
          <table:table-cell office:value-type="float" office:value="5547695" calcext:value-type="float">
            <text:p>5547695</text:p>
          </table:table-cell>
          <table:table-cell table:formula="of:=[.K27]-[.K26]" office:value-type="float" office:value="275886" calcext:value-type="float">
            <text:p>275886</text:p>
          </table:table-cell>
          <table:table-cell/>
          <table:table-cell office:value-type="float" office:value="5909958" calcext:value-type="float">
            <text:p>5909958</text:p>
          </table:table-cell>
          <table:table-cell table:formula="of:=[.N27]-[.N26]" office:value-type="float" office:value="271991" calcext:value-type="float">
            <text:p>271991</text:p>
          </table:table-cell>
          <table:table-cell/>
          <table:table-cell table:formula="of:=AVERAGE([.C27];[.F27];[.I27];[.L27];[.O27])" office:value-type="float" office:value="273177.6" calcext:value-type="float">
            <text:p>273177.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314705" calcext:value-type="float">
            <text:p>6314705</text:p>
          </table:table-cell>
          <table:table-cell table:formula="of:=[.B28]-[.B27]" office:value-type="float" office:value="275477" calcext:value-type="float">
            <text:p>275477</text:p>
          </table:table-cell>
          <table:table-cell/>
          <table:table-cell office:value-type="float" office:value="5607183" calcext:value-type="float">
            <text:p>5607183</text:p>
          </table:table-cell>
          <table:table-cell table:formula="of:=[.E28]-[.E27]" office:value-type="float" office:value="269346" calcext:value-type="float">
            <text:p>269346</text:p>
          </table:table-cell>
          <table:table-cell/>
          <table:table-cell office:value-type="float" office:value="6418294" calcext:value-type="float">
            <text:p>6418294</text:p>
          </table:table-cell>
          <table:table-cell table:formula="of:=[.H28]-[.H27]" office:value-type="float" office:value="277028" calcext:value-type="float">
            <text:p>277028</text:p>
          </table:table-cell>
          <table:table-cell/>
          <table:table-cell office:value-type="float" office:value="5822093" calcext:value-type="float">
            <text:p>5822093</text:p>
          </table:table-cell>
          <table:table-cell table:formula="of:=[.K28]-[.K27]" office:value-type="float" office:value="274398" calcext:value-type="float">
            <text:p>274398</text:p>
          </table:table-cell>
          <table:table-cell/>
          <table:table-cell office:value-type="float" office:value="6183588" calcext:value-type="float">
            <text:p>6183588</text:p>
          </table:table-cell>
          <table:table-cell table:formula="of:=[.N28]-[.N27]" office:value-type="float" office:value="273630" calcext:value-type="float">
            <text:p>273630</text:p>
          </table:table-cell>
          <table:table-cell/>
          <table:table-cell table:formula="of:=AVERAGE([.C28];[.F28];[.I28];[.L28];[.O28])" office:value-type="float" office:value="273975.8" calcext:value-type="float">
            <text:p>273975.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583175" calcext:value-type="float">
            <text:p>6583175</text:p>
          </table:table-cell>
          <table:table-cell table:formula="of:=[.B29]-[.B28]" office:value-type="float" office:value="268470" calcext:value-type="float">
            <text:p>268470</text:p>
          </table:table-cell>
          <table:table-cell/>
          <table:table-cell office:value-type="float" office:value="5875707" calcext:value-type="float">
            <text:p>5875707</text:p>
          </table:table-cell>
          <table:table-cell table:formula="of:=[.E29]-[.E28]" office:value-type="float" office:value="268524" calcext:value-type="float">
            <text:p>268524</text:p>
          </table:table-cell>
          <table:table-cell/>
          <table:table-cell office:value-type="float" office:value="6689197" calcext:value-type="float">
            <text:p>6689197</text:p>
          </table:table-cell>
          <table:table-cell table:formula="of:=[.H29]-[.H28]" office:value-type="float" office:value="270903" calcext:value-type="float">
            <text:p>270903</text:p>
          </table:table-cell>
          <table:table-cell/>
          <table:table-cell office:value-type="float" office:value="6097072" calcext:value-type="float">
            <text:p>6097072</text:p>
          </table:table-cell>
          <table:table-cell table:formula="of:=[.K29]-[.K28]" office:value-type="float" office:value="274979" calcext:value-type="float">
            <text:p>274979</text:p>
          </table:table-cell>
          <table:table-cell/>
          <table:table-cell office:value-type="float" office:value="6457940" calcext:value-type="float">
            <text:p>6457940</text:p>
          </table:table-cell>
          <table:table-cell table:formula="of:=[.N29]-[.N28]" office:value-type="float" office:value="274352" calcext:value-type="float">
            <text:p>274352</text:p>
          </table:table-cell>
          <table:table-cell/>
          <table:table-cell table:formula="of:=AVERAGE([.C29];[.F29];[.I29];[.L29];[.O29])" office:value-type="float" office:value="271445.6" calcext:value-type="float">
            <text:p>271445.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853905" calcext:value-type="float">
            <text:p>6853905</text:p>
          </table:table-cell>
          <table:table-cell table:formula="of:=[.B30]-[.B29]" office:value-type="float" office:value="270730" calcext:value-type="float">
            <text:p>270730</text:p>
          </table:table-cell>
          <table:table-cell/>
          <table:table-cell office:value-type="float" office:value="6145101" calcext:value-type="float">
            <text:p>6145101</text:p>
          </table:table-cell>
          <table:table-cell table:formula="of:=[.E30]-[.E29]" office:value-type="float" office:value="269394" calcext:value-type="float">
            <text:p>269394</text:p>
          </table:table-cell>
          <table:table-cell/>
          <table:table-cell office:value-type="float" office:value="6959946" calcext:value-type="float">
            <text:p>6959946</text:p>
          </table:table-cell>
          <table:table-cell table:formula="of:=[.H30]-[.H29]" office:value-type="float" office:value="270749" calcext:value-type="float">
            <text:p>270749</text:p>
          </table:table-cell>
          <table:table-cell/>
          <table:table-cell office:value-type="float" office:value="6369707" calcext:value-type="float">
            <text:p>6369707</text:p>
          </table:table-cell>
          <table:table-cell table:formula="of:=[.K30]-[.K29]" office:value-type="float" office:value="272635" calcext:value-type="float">
            <text:p>272635</text:p>
          </table:table-cell>
          <table:table-cell/>
          <table:table-cell office:value-type="float" office:value="6734350" calcext:value-type="float">
            <text:p>6734350</text:p>
          </table:table-cell>
          <table:table-cell table:formula="of:=[.N30]-[.N29]" office:value-type="float" office:value="276410" calcext:value-type="float">
            <text:p>276410</text:p>
          </table:table-cell>
          <table:table-cell/>
          <table:table-cell table:formula="of:=AVERAGE([.C30];[.F30];[.I30];[.L30];[.O30])" office:value-type="float" office:value="271983.6" calcext:value-type="float">
            <text:p>271983.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128089" calcext:value-type="float">
            <text:p>7128089</text:p>
          </table:table-cell>
          <table:table-cell table:formula="of:=[.B31]-[.B30]" office:value-type="float" office:value="274184" calcext:value-type="float">
            <text:p>274184</text:p>
          </table:table-cell>
          <table:table-cell/>
          <table:table-cell office:value-type="float" office:value="6412615" calcext:value-type="float">
            <text:p>6412615</text:p>
          </table:table-cell>
          <table:table-cell table:formula="of:=[.E31]-[.E30]" office:value-type="float" office:value="267514" calcext:value-type="float">
            <text:p>267514</text:p>
          </table:table-cell>
          <table:table-cell/>
          <table:table-cell office:value-type="float" office:value="7234346" calcext:value-type="float">
            <text:p>7234346</text:p>
          </table:table-cell>
          <table:table-cell table:formula="of:=[.H31]-[.H30]" office:value-type="float" office:value="274400" calcext:value-type="float">
            <text:p>274400</text:p>
          </table:table-cell>
          <table:table-cell/>
          <table:table-cell office:value-type="float" office:value="6643518" calcext:value-type="float">
            <text:p>6643518</text:p>
          </table:table-cell>
          <table:table-cell table:formula="of:=[.K31]-[.K30]" office:value-type="float" office:value="273811" calcext:value-type="float">
            <text:p>273811</text:p>
          </table:table-cell>
          <table:table-cell/>
          <table:table-cell office:value-type="float" office:value="7007484" calcext:value-type="float">
            <text:p>7007484</text:p>
          </table:table-cell>
          <table:table-cell table:formula="of:=[.N31]-[.N30]" office:value-type="float" office:value="273134" calcext:value-type="float">
            <text:p>273134</text:p>
          </table:table-cell>
          <table:table-cell/>
          <table:table-cell table:formula="of:=AVERAGE([.C31];[.F31];[.I31];[.L31];[.O31])" office:value-type="float" office:value="272608.6" calcext:value-type="float">
            <text:p>272608.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382610" calcext:value-type="float">
            <text:p>7382610</text:p>
          </table:table-cell>
          <table:table-cell table:formula="of:=[.B32]-[.B31]" office:value-type="float" office:value="254521" calcext:value-type="float">
            <text:p>254521</text:p>
          </table:table-cell>
          <table:table-cell/>
          <table:table-cell office:value-type="float" office:value="6638997" calcext:value-type="float">
            <text:p>6638997</text:p>
          </table:table-cell>
          <table:table-cell table:formula="of:=[.E32]-[.E31]" office:value-type="float" office:value="226382" calcext:value-type="float">
            <text:p>226382</text:p>
          </table:table-cell>
          <table:table-cell/>
          <table:table-cell office:value-type="float" office:value="7469201" calcext:value-type="float">
            <text:p>7469201</text:p>
          </table:table-cell>
          <table:table-cell table:formula="of:=[.H32]-[.H31]" office:value-type="float" office:value="234855" calcext:value-type="float">
            <text:p>234855</text:p>
          </table:table-cell>
          <table:table-cell/>
          <table:table-cell office:value-type="float" office:value="6891892" calcext:value-type="float">
            <text:p>6891892</text:p>
          </table:table-cell>
          <table:table-cell table:formula="of:=[.K32]-[.K31]" office:value-type="float" office:value="248374" calcext:value-type="float">
            <text:p>248374</text:p>
          </table:table-cell>
          <table:table-cell/>
          <table:table-cell office:value-type="float" office:value="7257491" calcext:value-type="float">
            <text:p>7257491</text:p>
          </table:table-cell>
          <table:table-cell table:formula="of:=[.N32]-[.N31]" office:value-type="float" office:value="250007" calcext:value-type="float">
            <text:p>250007</text:p>
          </table:table-cell>
          <table:table-cell/>
          <table:table-cell table:formula="of:=AVERAGE([.C32];[.F32];[.I32];[.L32];[.O32])" office:value-type="float" office:value="242827.8" calcext:value-type="float">
            <text:p>242827.8</text:p>
          </table:table-cell>
        </table:table-row>
      </table:table>
      <table:table table:name="Perfcake 2.4" table:style-name="ta1">
        <table:shapes>
          <draw:frame draw:z-index="0" draw:style-name="gr1" draw:text-style-name="P1" svg:width="9in" svg:height="4in" svg:x="2.6665in" svg:y="0in">
            <draw:object draw:notify-on-update-of-ranges="'Perfcake 2.4'.A1:'Perfcake 2.4'.A1 'Perfcake 2.4'.B1:'Perfcake 2.4'.B1 'Perfcake 2.4'.A2:'Perfcake 2.4'.A2 'Perfcake 2.4'.B2:'Perfcake 2.4'.B2 'Perfcake 2.4'.A3:'Perfcake 2.4'.A3 'Perfcake 2.4'.B3:'Perfcake 2.4'.B3 'Perfcake 2.4'.A4:'Perfcake 2.4'.A4 'Perfcake 2.4'.B4:'Perfcake 2.4'.B4 'Perfcake 2.4'.A5:'Perfcake 2.4'.A5 'Perfcake 2.4'.B5:'Perfcake 2.4'.B5 'Perfcake 2.4'.A6:'Perfcake 2.4'.A6 'Perfcake 2.4'.B6:'Perfcake 2.4'.B6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6824064" calcext:value-type="float">
            <text:p>6824064</text:p>
          </table:table-cell>
          <table:table-cell table:formula="of:=[.B1]/300" office:value-type="float" office:value="22746.88" calcext:value-type="float">
            <text:p>22746.880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7221323" calcext:value-type="float">
            <text:p>7221323</text:p>
          </table:table-cell>
          <table:table-cell table:formula="of:=[.B2]/300" office:value-type="float" office:value="24071.0766666667" calcext:value-type="float">
            <text:p>24071.077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7325744" calcext:value-type="float">
            <text:p>7325744</text:p>
          </table:table-cell>
          <table:table-cell table:formula="of:=[.B3]/300" office:value-type="float" office:value="24419.1466666667" calcext:value-type="float">
            <text:p>24419.147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6845474" calcext:value-type="float">
            <text:p>6845474</text:p>
          </table:table-cell>
          <table:table-cell table:formula="of:=[.B4]/300" office:value-type="float" office:value="22818.2466666667" calcext:value-type="float">
            <text:p>22818.247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7289434" calcext:value-type="float">
            <text:p>7289434</text:p>
          </table:table-cell>
          <table:table-cell table:formula="of:=[.B5]/300" office:value-type="float" office:value="24298.1133333333" calcext:value-type="float">
            <text:p>24298.11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7101207.8" calcext:value-type="float">
            <text:p>7101207.8</text:p>
          </table:table-cell>
          <table:table-cell table:formula="of:=[.B6]/300" office:value-type="float" office:value="23670.6926666667" calcext:value-type="float">
            <text:p>23670.69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01680" calcext:value-type="float">
            <text:p>501680</text:p>
          </table:table-cell>
          <table:table-cell table:style-name="Default"/>
        </table:table-row>
      </table:table>
      <table:table table:name="Perfcake 2.4 distr" table:style-name="ta1">
        <table:shapes>
          <draw:frame draw:z-index="0" draw:style-name="gr1" draw:text-style-name="P1" svg:width="9in" svg:height="4in" svg:x="3.8031in" svg:y="2.4594in">
            <draw:object draw:notify-on-update-of-ranges="'Perfcake 2.4 distr'.A2:'Perfcake 2.4 distr'.A32 'Perfcake 2.4 distr'.Q2:'Perfcake 2.4 distr'.Q32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423" calcext:value-type="float">
            <text:p>35423</text:p>
          </table:table-cell>
          <table:table-cell table:formula="of:=[.B3]-[.B2]" office:value-type="float" office:value="35423" calcext:value-type="float">
            <text:p>35423</text:p>
          </table:table-cell>
          <table:table-cell/>
          <table:table-cell office:value-type="float" office:value="35389" calcext:value-type="float">
            <text:p>35389</text:p>
          </table:table-cell>
          <table:table-cell table:formula="of:=[.E3]-[.E2]" office:value-type="float" office:value="35389" calcext:value-type="float">
            <text:p>35389</text:p>
          </table:table-cell>
          <table:table-cell/>
          <table:table-cell office:value-type="float" office:value="31962" calcext:value-type="float">
            <text:p>31962</text:p>
          </table:table-cell>
          <table:table-cell table:formula="of:=[.H3]-[.H2]" office:value-type="float" office:value="31962" calcext:value-type="float">
            <text:p>31962</text:p>
          </table:table-cell>
          <table:table-cell/>
          <table:table-cell office:value-type="float" office:value="34595" calcext:value-type="float">
            <text:p>34595</text:p>
          </table:table-cell>
          <table:table-cell table:formula="of:=[.K3]-[.K2]" office:value-type="float" office:value="34595" calcext:value-type="float">
            <text:p>34595</text:p>
          </table:table-cell>
          <table:table-cell/>
          <table:table-cell office:value-type="float" office:value="35313" calcext:value-type="float">
            <text:p>35313</text:p>
          </table:table-cell>
          <table:table-cell table:formula="of:=[.N3]-[.N2]" office:value-type="float" office:value="35313" calcext:value-type="float">
            <text:p>35313</text:p>
          </table:table-cell>
          <table:table-cell/>
          <table:table-cell table:formula="of:=AVERAGE([.C3];[.F3];[.I3];[.L3];[.O3])" office:value-type="float" office:value="34536.4" calcext:value-type="float">
            <text:p>34536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147" calcext:value-type="float">
            <text:p>77147</text:p>
          </table:table-cell>
          <table:table-cell table:formula="of:=[.B4]-[.B3]" office:value-type="float" office:value="41724" calcext:value-type="float">
            <text:p>41724</text:p>
          </table:table-cell>
          <table:table-cell/>
          <table:table-cell office:value-type="float" office:value="75357" calcext:value-type="float">
            <text:p>75357</text:p>
          </table:table-cell>
          <table:table-cell table:formula="of:=[.E4]-[.E3]" office:value-type="float" office:value="39968" calcext:value-type="float">
            <text:p>39968</text:p>
          </table:table-cell>
          <table:table-cell/>
          <table:table-cell office:value-type="float" office:value="64502" calcext:value-type="float">
            <text:p>64502</text:p>
          </table:table-cell>
          <table:table-cell table:formula="of:=[.H4]-[.H3]" office:value-type="float" office:value="32540" calcext:value-type="float">
            <text:p>32540</text:p>
          </table:table-cell>
          <table:table-cell/>
          <table:table-cell office:value-type="float" office:value="74362" calcext:value-type="float">
            <text:p>74362</text:p>
          </table:table-cell>
          <table:table-cell table:formula="of:=[.K4]-[.K3]" office:value-type="float" office:value="39767" calcext:value-type="float">
            <text:p>39767</text:p>
          </table:table-cell>
          <table:table-cell/>
          <table:table-cell office:value-type="float" office:value="75585" calcext:value-type="float">
            <text:p>75585</text:p>
          </table:table-cell>
          <table:table-cell table:formula="of:=[.N4]-[.N3]" office:value-type="float" office:value="40272" calcext:value-type="float">
            <text:p>40272</text:p>
          </table:table-cell>
          <table:table-cell/>
          <table:table-cell table:formula="of:=AVERAGE([.C4];[.F4];[.I4];[.L4];[.O4])" office:value-type="float" office:value="38854.2" calcext:value-type="float">
            <text:p>38854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9454" calcext:value-type="float">
            <text:p>119454</text:p>
          </table:table-cell>
          <table:table-cell table:formula="of:=[.B5]-[.B4]" office:value-type="float" office:value="42307" calcext:value-type="float">
            <text:p>42307</text:p>
          </table:table-cell>
          <table:table-cell/>
          <table:table-cell office:value-type="float" office:value="115796" calcext:value-type="float">
            <text:p>115796</text:p>
          </table:table-cell>
          <table:table-cell table:formula="of:=[.E5]-[.E4]" office:value-type="float" office:value="40439" calcext:value-type="float">
            <text:p>40439</text:p>
          </table:table-cell>
          <table:table-cell/>
          <table:table-cell office:value-type="float" office:value="96908" calcext:value-type="float">
            <text:p>96908</text:p>
          </table:table-cell>
          <table:table-cell table:formula="of:=[.H5]-[.H4]" office:value-type="float" office:value="32406" calcext:value-type="float">
            <text:p>32406</text:p>
          </table:table-cell>
          <table:table-cell/>
          <table:table-cell office:value-type="float" office:value="114947" calcext:value-type="float">
            <text:p>114947</text:p>
          </table:table-cell>
          <table:table-cell table:formula="of:=[.K5]-[.K4]" office:value-type="float" office:value="40585" calcext:value-type="float">
            <text:p>40585</text:p>
          </table:table-cell>
          <table:table-cell/>
          <table:table-cell office:value-type="float" office:value="116622" calcext:value-type="float">
            <text:p>116622</text:p>
          </table:table-cell>
          <table:table-cell table:formula="of:=[.N5]-[.N4]" office:value-type="float" office:value="41037" calcext:value-type="float">
            <text:p>41037</text:p>
          </table:table-cell>
          <table:table-cell/>
          <table:table-cell table:formula="of:=AVERAGE([.C5];[.F5];[.I5];[.L5];[.O5])" office:value-type="float" office:value="39354.8" calcext:value-type="float">
            <text:p>39354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958" calcext:value-type="float">
            <text:p>160958</text:p>
          </table:table-cell>
          <table:table-cell table:formula="of:=[.B6]-[.B5]" office:value-type="float" office:value="41504" calcext:value-type="float">
            <text:p>41504</text:p>
          </table:table-cell>
          <table:table-cell/>
          <table:table-cell office:value-type="float" office:value="201602" calcext:value-type="float">
            <text:p>201602</text:p>
          </table:table-cell>
          <table:table-cell table:formula="of:=[.E6]-[.E5]" office:value-type="float" office:value="85806" calcext:value-type="float">
            <text:p>85806</text:p>
          </table:table-cell>
          <table:table-cell/>
          <table:table-cell office:value-type="float" office:value="213177" calcext:value-type="float">
            <text:p>213177</text:p>
          </table:table-cell>
          <table:table-cell table:formula="of:=[.H6]-[.H5]" office:value-type="float" office:value="116269" calcext:value-type="float">
            <text:p>116269</text:p>
          </table:table-cell>
          <table:table-cell/>
          <table:table-cell office:value-type="float" office:value="155313" calcext:value-type="float">
            <text:p>155313</text:p>
          </table:table-cell>
          <table:table-cell table:formula="of:=[.K6]-[.K5]" office:value-type="float" office:value="40366" calcext:value-type="float">
            <text:p>40366</text:p>
          </table:table-cell>
          <table:table-cell/>
          <table:table-cell office:value-type="float" office:value="238942" calcext:value-type="float">
            <text:p>238942</text:p>
          </table:table-cell>
          <table:table-cell table:formula="of:=[.N6]-[.N5]" office:value-type="float" office:value="122320" calcext:value-type="float">
            <text:p>122320</text:p>
          </table:table-cell>
          <table:table-cell/>
          <table:table-cell table:formula="of:=AVERAGE([.C6];[.F6];[.I6];[.L6];[.O6])" office:value-type="float" office:value="81253" calcext:value-type="float">
            <text:p>812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1413" calcext:value-type="float">
            <text:p>221413</text:p>
          </table:table-cell>
          <table:table-cell table:formula="of:=[.B7]-[.B6]" office:value-type="float" office:value="60455" calcext:value-type="float">
            <text:p>60455</text:p>
          </table:table-cell>
          <table:table-cell/>
          <table:table-cell office:value-type="float" office:value="433051" calcext:value-type="float">
            <text:p>433051</text:p>
          </table:table-cell>
          <table:table-cell table:formula="of:=[.E7]-[.E6]" office:value-type="float" office:value="231449" calcext:value-type="float">
            <text:p>231449</text:p>
          </table:table-cell>
          <table:table-cell/>
          <table:table-cell office:value-type="float" office:value="454042" calcext:value-type="float">
            <text:p>454042</text:p>
          </table:table-cell>
          <table:table-cell table:formula="of:=[.H7]-[.H6]" office:value-type="float" office:value="240865" calcext:value-type="float">
            <text:p>240865</text:p>
          </table:table-cell>
          <table:table-cell/>
          <table:table-cell office:value-type="float" office:value="216407" calcext:value-type="float">
            <text:p>216407</text:p>
          </table:table-cell>
          <table:table-cell table:formula="of:=[.K7]-[.K6]" office:value-type="float" office:value="61094" calcext:value-type="float">
            <text:p>61094</text:p>
          </table:table-cell>
          <table:table-cell/>
          <table:table-cell office:value-type="float" office:value="489585" calcext:value-type="float">
            <text:p>489585</text:p>
          </table:table-cell>
          <table:table-cell table:formula="of:=[.N7]-[.N6]" office:value-type="float" office:value="250643" calcext:value-type="float">
            <text:p>250643</text:p>
          </table:table-cell>
          <table:table-cell/>
          <table:table-cell table:formula="of:=AVERAGE([.C7];[.F7];[.I7];[.L7];[.O7])" office:value-type="float" office:value="168901.2" calcext:value-type="float">
            <text:p>168901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6876" calcext:value-type="float">
            <text:p>316876</text:p>
          </table:table-cell>
          <table:table-cell table:formula="of:=[.B8]-[.B7]" office:value-type="float" office:value="95463" calcext:value-type="float">
            <text:p>95463</text:p>
          </table:table-cell>
          <table:table-cell/>
          <table:table-cell office:value-type="float" office:value="708905" calcext:value-type="float">
            <text:p>708905</text:p>
          </table:table-cell>
          <table:table-cell table:formula="of:=[.E8]-[.E7]" office:value-type="float" office:value="275854" calcext:value-type="float">
            <text:p>275854</text:p>
          </table:table-cell>
          <table:table-cell/>
          <table:table-cell office:value-type="float" office:value="733969" calcext:value-type="float">
            <text:p>733969</text:p>
          </table:table-cell>
          <table:table-cell table:formula="of:=[.H8]-[.H7]" office:value-type="float" office:value="279927" calcext:value-type="float">
            <text:p>279927</text:p>
          </table:table-cell>
          <table:table-cell/>
          <table:table-cell office:value-type="float" office:value="344721" calcext:value-type="float">
            <text:p>344721</text:p>
          </table:table-cell>
          <table:table-cell table:formula="of:=[.K8]-[.K7]" office:value-type="float" office:value="128314" calcext:value-type="float">
            <text:p>128314</text:p>
          </table:table-cell>
          <table:table-cell/>
          <table:table-cell office:value-type="float" office:value="765631" calcext:value-type="float">
            <text:p>765631</text:p>
          </table:table-cell>
          <table:table-cell table:formula="of:=[.N8]-[.N7]" office:value-type="float" office:value="276046" calcext:value-type="float">
            <text:p>276046</text:p>
          </table:table-cell>
          <table:table-cell/>
          <table:table-cell table:formula="of:=AVERAGE([.C8];[.F8];[.I8];[.L8];[.O8])" office:value-type="float" office:value="211120.8" calcext:value-type="float">
            <text:p>211120.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89937" calcext:value-type="float">
            <text:p>589937</text:p>
          </table:table-cell>
          <table:table-cell table:formula="of:=[.B9]-[.B8]" office:value-type="float" office:value="273061" calcext:value-type="float">
            <text:p>273061</text:p>
          </table:table-cell>
          <table:table-cell/>
          <table:table-cell office:value-type="float" office:value="985195" calcext:value-type="float">
            <text:p>985195</text:p>
          </table:table-cell>
          <table:table-cell table:formula="of:=[.E9]-[.E8]" office:value-type="float" office:value="276290" calcext:value-type="float">
            <text:p>276290</text:p>
          </table:table-cell>
          <table:table-cell/>
          <table:table-cell office:value-type="float" office:value="1008092" calcext:value-type="float">
            <text:p>1008092</text:p>
          </table:table-cell>
          <table:table-cell table:formula="of:=[.H9]-[.H8]" office:value-type="float" office:value="274123" calcext:value-type="float">
            <text:p>274123</text:p>
          </table:table-cell>
          <table:table-cell/>
          <table:table-cell office:value-type="float" office:value="616600" calcext:value-type="float">
            <text:p>616600</text:p>
          </table:table-cell>
          <table:table-cell table:formula="of:=[.K9]-[.K8]" office:value-type="float" office:value="271879" calcext:value-type="float">
            <text:p>271879</text:p>
          </table:table-cell>
          <table:table-cell/>
          <table:table-cell office:value-type="float" office:value="1039320" calcext:value-type="float">
            <text:p>1039320</text:p>
          </table:table-cell>
          <table:table-cell table:formula="of:=[.N9]-[.N8]" office:value-type="float" office:value="273689" calcext:value-type="float">
            <text:p>273689</text:p>
          </table:table-cell>
          <table:table-cell/>
          <table:table-cell table:formula="of:=AVERAGE([.C9];[.F9];[.I9];[.L9];[.O9])" office:value-type="float" office:value="273808.4" calcext:value-type="float">
            <text:p>273808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3455" calcext:value-type="float">
            <text:p>863455</text:p>
          </table:table-cell>
          <table:table-cell table:formula="of:=[.B10]-[.B9]" office:value-type="float" office:value="273518" calcext:value-type="float">
            <text:p>273518</text:p>
          </table:table-cell>
          <table:table-cell/>
          <table:table-cell office:value-type="float" office:value="1258152" calcext:value-type="float">
            <text:p>1258152</text:p>
          </table:table-cell>
          <table:table-cell table:formula="of:=[.E10]-[.E9]" office:value-type="float" office:value="272957" calcext:value-type="float">
            <text:p>272957</text:p>
          </table:table-cell>
          <table:table-cell/>
          <table:table-cell office:value-type="float" office:value="1286778" calcext:value-type="float">
            <text:p>1286778</text:p>
          </table:table-cell>
          <table:table-cell table:formula="of:=[.H10]-[.H9]" office:value-type="float" office:value="278686" calcext:value-type="float">
            <text:p>278686</text:p>
          </table:table-cell>
          <table:table-cell/>
          <table:table-cell office:value-type="float" office:value="888475" calcext:value-type="float">
            <text:p>888475</text:p>
          </table:table-cell>
          <table:table-cell table:formula="of:=[.K10]-[.K9]" office:value-type="float" office:value="271875" calcext:value-type="float">
            <text:p>271875</text:p>
          </table:table-cell>
          <table:table-cell/>
          <table:table-cell office:value-type="float" office:value="1313633" calcext:value-type="float">
            <text:p>1313633</text:p>
          </table:table-cell>
          <table:table-cell table:formula="of:=[.N10]-[.N9]" office:value-type="float" office:value="274313" calcext:value-type="float">
            <text:p>274313</text:p>
          </table:table-cell>
          <table:table-cell/>
          <table:table-cell table:formula="of:=AVERAGE([.C10];[.F10];[.I10];[.L10];[.O10])" office:value-type="float" office:value="274269.8" calcext:value-type="float">
            <text:p>274269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38388" calcext:value-type="float">
            <text:p>1138388</text:p>
          </table:table-cell>
          <table:table-cell table:formula="of:=[.B11]-[.B10]" office:value-type="float" office:value="274933" calcext:value-type="float">
            <text:p>274933</text:p>
          </table:table-cell>
          <table:table-cell/>
          <table:table-cell office:value-type="float" office:value="1529221" calcext:value-type="float">
            <text:p>1529221</text:p>
          </table:table-cell>
          <table:table-cell table:formula="of:=[.E11]-[.E10]" office:value-type="float" office:value="271069" calcext:value-type="float">
            <text:p>271069</text:p>
          </table:table-cell>
          <table:table-cell/>
          <table:table-cell office:value-type="float" office:value="1566986" calcext:value-type="float">
            <text:p>1566986</text:p>
          </table:table-cell>
          <table:table-cell table:formula="of:=[.H11]-[.H10]" office:value-type="float" office:value="280208" calcext:value-type="float">
            <text:p>280208</text:p>
          </table:table-cell>
          <table:table-cell/>
          <table:table-cell office:value-type="float" office:value="1163622" calcext:value-type="float">
            <text:p>1163622</text:p>
          </table:table-cell>
          <table:table-cell table:formula="of:=[.K11]-[.K10]" office:value-type="float" office:value="275147" calcext:value-type="float">
            <text:p>275147</text:p>
          </table:table-cell>
          <table:table-cell/>
          <table:table-cell office:value-type="float" office:value="1587123" calcext:value-type="float">
            <text:p>1587123</text:p>
          </table:table-cell>
          <table:table-cell table:formula="of:=[.N11]-[.N10]" office:value-type="float" office:value="273490" calcext:value-type="float">
            <text:p>273490</text:p>
          </table:table-cell>
          <table:table-cell/>
          <table:table-cell table:formula="of:=AVERAGE([.C11];[.F11];[.I11];[.L11];[.O11])" office:value-type="float" office:value="274969.4" calcext:value-type="float">
            <text:p>274969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11226" calcext:value-type="float">
            <text:p>1411226</text:p>
          </table:table-cell>
          <table:table-cell table:formula="of:=[.B12]-[.B11]" office:value-type="float" office:value="272838" calcext:value-type="float">
            <text:p>272838</text:p>
          </table:table-cell>
          <table:table-cell/>
          <table:table-cell office:value-type="float" office:value="1804415" calcext:value-type="float">
            <text:p>1804415</text:p>
          </table:table-cell>
          <table:table-cell table:formula="of:=[.E12]-[.E11]" office:value-type="float" office:value="275194" calcext:value-type="float">
            <text:p>275194</text:p>
          </table:table-cell>
          <table:table-cell/>
          <table:table-cell office:value-type="float" office:value="1845371" calcext:value-type="float">
            <text:p>1845371</text:p>
          </table:table-cell>
          <table:table-cell table:formula="of:=[.H12]-[.H11]" office:value-type="float" office:value="278385" calcext:value-type="float">
            <text:p>278385</text:p>
          </table:table-cell>
          <table:table-cell/>
          <table:table-cell office:value-type="float" office:value="1437643" calcext:value-type="float">
            <text:p>1437643</text:p>
          </table:table-cell>
          <table:table-cell table:formula="of:=[.K12]-[.K11]" office:value-type="float" office:value="274021" calcext:value-type="float">
            <text:p>274021</text:p>
          </table:table-cell>
          <table:table-cell/>
          <table:table-cell office:value-type="float" office:value="1863203" calcext:value-type="float">
            <text:p>1863203</text:p>
          </table:table-cell>
          <table:table-cell table:formula="of:=[.N12]-[.N11]" office:value-type="float" office:value="276080" calcext:value-type="float">
            <text:p>276080</text:p>
          </table:table-cell>
          <table:table-cell/>
          <table:table-cell table:formula="of:=AVERAGE([.C12];[.F12];[.I12];[.L12];[.O12])" office:value-type="float" office:value="275303.6" calcext:value-type="float">
            <text:p>275303.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86643" calcext:value-type="float">
            <text:p>1686643</text:p>
          </table:table-cell>
          <table:table-cell table:formula="of:=[.B13]-[.B12]" office:value-type="float" office:value="275417" calcext:value-type="float">
            <text:p>275417</text:p>
          </table:table-cell>
          <table:table-cell/>
          <table:table-cell office:value-type="float" office:value="2077771" calcext:value-type="float">
            <text:p>2077771</text:p>
          </table:table-cell>
          <table:table-cell table:formula="of:=[.E13]-[.E12]" office:value-type="float" office:value="273356" calcext:value-type="float">
            <text:p>273356</text:p>
          </table:table-cell>
          <table:table-cell/>
          <table:table-cell office:value-type="float" office:value="2128292" calcext:value-type="float">
            <text:p>2128292</text:p>
          </table:table-cell>
          <table:table-cell table:formula="of:=[.H13]-[.H12]" office:value-type="float" office:value="282921" calcext:value-type="float">
            <text:p>282921</text:p>
          </table:table-cell>
          <table:table-cell/>
          <table:table-cell office:value-type="float" office:value="1715334" calcext:value-type="float">
            <text:p>1715334</text:p>
          </table:table-cell>
          <table:table-cell table:formula="of:=[.K13]-[.K12]" office:value-type="float" office:value="277691" calcext:value-type="float">
            <text:p>277691</text:p>
          </table:table-cell>
          <table:table-cell/>
          <table:table-cell office:value-type="float" office:value="2138580" calcext:value-type="float">
            <text:p>2138580</text:p>
          </table:table-cell>
          <table:table-cell table:formula="of:=[.N13]-[.N12]" office:value-type="float" office:value="275377" calcext:value-type="float">
            <text:p>275377</text:p>
          </table:table-cell>
          <table:table-cell/>
          <table:table-cell table:formula="of:=AVERAGE([.C13];[.F13];[.I13];[.L13];[.O13])" office:value-type="float" office:value="276952.4" calcext:value-type="float">
            <text:p>276952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59770" calcext:value-type="float">
            <text:p>1959770</text:p>
          </table:table-cell>
          <table:table-cell table:formula="of:=[.B14]-[.B13]" office:value-type="float" office:value="273127" calcext:value-type="float">
            <text:p>273127</text:p>
          </table:table-cell>
          <table:table-cell/>
          <table:table-cell office:value-type="float" office:value="2352003" calcext:value-type="float">
            <text:p>2352003</text:p>
          </table:table-cell>
          <table:table-cell table:formula="of:=[.E14]-[.E13]" office:value-type="float" office:value="274232" calcext:value-type="float">
            <text:p>274232</text:p>
          </table:table-cell>
          <table:table-cell/>
          <table:table-cell office:value-type="float" office:value="2410265" calcext:value-type="float">
            <text:p>2410265</text:p>
          </table:table-cell>
          <table:table-cell table:formula="of:=[.H14]-[.H13]" office:value-type="float" office:value="281973" calcext:value-type="float">
            <text:p>281973</text:p>
          </table:table-cell>
          <table:table-cell/>
          <table:table-cell office:value-type="float" office:value="1985484" calcext:value-type="float">
            <text:p>1985484</text:p>
          </table:table-cell>
          <table:table-cell table:formula="of:=[.K14]-[.K13]" office:value-type="float" office:value="270150" calcext:value-type="float">
            <text:p>270150</text:p>
          </table:table-cell>
          <table:table-cell/>
          <table:table-cell office:value-type="float" office:value="2412656" calcext:value-type="float">
            <text:p>2412656</text:p>
          </table:table-cell>
          <table:table-cell table:formula="of:=[.N14]-[.N13]" office:value-type="float" office:value="274076" calcext:value-type="float">
            <text:p>274076</text:p>
          </table:table-cell>
          <table:table-cell/>
          <table:table-cell table:formula="of:=AVERAGE([.C14];[.F14];[.I14];[.L14];[.O14])" office:value-type="float" office:value="274711.6" calcext:value-type="float">
            <text:p>274711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33684" calcext:value-type="float">
            <text:p>2233684</text:p>
          </table:table-cell>
          <table:table-cell table:formula="of:=[.B15]-[.B14]" office:value-type="float" office:value="273914" calcext:value-type="float">
            <text:p>273914</text:p>
          </table:table-cell>
          <table:table-cell/>
          <table:table-cell office:value-type="float" office:value="2623608" calcext:value-type="float">
            <text:p>2623608</text:p>
          </table:table-cell>
          <table:table-cell table:formula="of:=[.E15]-[.E14]" office:value-type="float" office:value="271605" calcext:value-type="float">
            <text:p>271605</text:p>
          </table:table-cell>
          <table:table-cell/>
          <table:table-cell office:value-type="float" office:value="2689415" calcext:value-type="float">
            <text:p>2689415</text:p>
          </table:table-cell>
          <table:table-cell table:formula="of:=[.H15]-[.H14]" office:value-type="float" office:value="279150" calcext:value-type="float">
            <text:p>279150</text:p>
          </table:table-cell>
          <table:table-cell/>
          <table:table-cell office:value-type="float" office:value="2260833" calcext:value-type="float">
            <text:p>2260833</text:p>
          </table:table-cell>
          <table:table-cell table:formula="of:=[.K15]-[.K14]" office:value-type="float" office:value="275349" calcext:value-type="float">
            <text:p>275349</text:p>
          </table:table-cell>
          <table:table-cell/>
          <table:table-cell office:value-type="float" office:value="2683952" calcext:value-type="float">
            <text:p>2683952</text:p>
          </table:table-cell>
          <table:table-cell table:formula="of:=[.N15]-[.N14]" office:value-type="float" office:value="271296" calcext:value-type="float">
            <text:p>271296</text:p>
          </table:table-cell>
          <table:table-cell/>
          <table:table-cell table:formula="of:=AVERAGE([.C15];[.F15];[.I15];[.L15];[.O15])" office:value-type="float" office:value="274262.8" calcext:value-type="float">
            <text:p>274262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06666" calcext:value-type="float">
            <text:p>2506666</text:p>
          </table:table-cell>
          <table:table-cell table:formula="of:=[.B16]-[.B15]" office:value-type="float" office:value="272982" calcext:value-type="float">
            <text:p>272982</text:p>
          </table:table-cell>
          <table:table-cell/>
          <table:table-cell office:value-type="float" office:value="2897077" calcext:value-type="float">
            <text:p>2897077</text:p>
          </table:table-cell>
          <table:table-cell table:formula="of:=[.E16]-[.E15]" office:value-type="float" office:value="273469" calcext:value-type="float">
            <text:p>273469</text:p>
          </table:table-cell>
          <table:table-cell/>
          <table:table-cell office:value-type="float" office:value="2968039" calcext:value-type="float">
            <text:p>2968039</text:p>
          </table:table-cell>
          <table:table-cell table:formula="of:=[.H16]-[.H15]" office:value-type="float" office:value="278624" calcext:value-type="float">
            <text:p>278624</text:p>
          </table:table-cell>
          <table:table-cell/>
          <table:table-cell office:value-type="float" office:value="2534738" calcext:value-type="float">
            <text:p>2534738</text:p>
          </table:table-cell>
          <table:table-cell table:formula="of:=[.K16]-[.K15]" office:value-type="float" office:value="273905" calcext:value-type="float">
            <text:p>273905</text:p>
          </table:table-cell>
          <table:table-cell/>
          <table:table-cell office:value-type="float" office:value="2959464" calcext:value-type="float">
            <text:p>2959464</text:p>
          </table:table-cell>
          <table:table-cell table:formula="of:=[.N16]-[.N15]" office:value-type="float" office:value="275512" calcext:value-type="float">
            <text:p>275512</text:p>
          </table:table-cell>
          <table:table-cell/>
          <table:table-cell table:formula="of:=AVERAGE([.C16];[.F16];[.I16];[.L16];[.O16])" office:value-type="float" office:value="274898.4" calcext:value-type="float">
            <text:p>274898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783250" calcext:value-type="float">
            <text:p>2783250</text:p>
          </table:table-cell>
          <table:table-cell table:formula="of:=[.B17]-[.B16]" office:value-type="float" office:value="276584" calcext:value-type="float">
            <text:p>276584</text:p>
          </table:table-cell>
          <table:table-cell/>
          <table:table-cell office:value-type="float" office:value="3170035" calcext:value-type="float">
            <text:p>3170035</text:p>
          </table:table-cell>
          <table:table-cell table:formula="of:=[.E17]-[.E16]" office:value-type="float" office:value="272958" calcext:value-type="float">
            <text:p>272958</text:p>
          </table:table-cell>
          <table:table-cell/>
          <table:table-cell office:value-type="float" office:value="3245402" calcext:value-type="float">
            <text:p>3245402</text:p>
          </table:table-cell>
          <table:table-cell table:formula="of:=[.H17]-[.H16]" office:value-type="float" office:value="277363" calcext:value-type="float">
            <text:p>277363</text:p>
          </table:table-cell>
          <table:table-cell/>
          <table:table-cell office:value-type="float" office:value="2811611" calcext:value-type="float">
            <text:p>2811611</text:p>
          </table:table-cell>
          <table:table-cell table:formula="of:=[.K17]-[.K16]" office:value-type="float" office:value="276873" calcext:value-type="float">
            <text:p>276873</text:p>
          </table:table-cell>
          <table:table-cell/>
          <table:table-cell office:value-type="float" office:value="3232554" calcext:value-type="float">
            <text:p>3232554</text:p>
          </table:table-cell>
          <table:table-cell table:formula="of:=[.N17]-[.N16]" office:value-type="float" office:value="273090" calcext:value-type="float">
            <text:p>273090</text:p>
          </table:table-cell>
          <table:table-cell/>
          <table:table-cell table:formula="of:=AVERAGE([.C17];[.F17];[.I17];[.L17];[.O17])" office:value-type="float" office:value="275373.6" calcext:value-type="float">
            <text:p>275373.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54646" calcext:value-type="float">
            <text:p>3054646</text:p>
          </table:table-cell>
          <table:table-cell table:formula="of:=[.B18]-[.B17]" office:value-type="float" office:value="271396" calcext:value-type="float">
            <text:p>271396</text:p>
          </table:table-cell>
          <table:table-cell/>
          <table:table-cell office:value-type="float" office:value="3444007" calcext:value-type="float">
            <text:p>3444007</text:p>
          </table:table-cell>
          <table:table-cell table:formula="of:=[.E18]-[.E17]" office:value-type="float" office:value="273972" calcext:value-type="float">
            <text:p>273972</text:p>
          </table:table-cell>
          <table:table-cell/>
          <table:table-cell office:value-type="float" office:value="3517183" calcext:value-type="float">
            <text:p>3517183</text:p>
          </table:table-cell>
          <table:table-cell table:formula="of:=[.H18]-[.H17]" office:value-type="float" office:value="271781" calcext:value-type="float">
            <text:p>271781</text:p>
          </table:table-cell>
          <table:table-cell/>
          <table:table-cell office:value-type="float" office:value="3086428" calcext:value-type="float">
            <text:p>3086428</text:p>
          </table:table-cell>
          <table:table-cell table:formula="of:=[.K18]-[.K17]" office:value-type="float" office:value="274817" calcext:value-type="float">
            <text:p>274817</text:p>
          </table:table-cell>
          <table:table-cell/>
          <table:table-cell office:value-type="float" office:value="3507486" calcext:value-type="float">
            <text:p>3507486</text:p>
          </table:table-cell>
          <table:table-cell table:formula="of:=[.N18]-[.N17]" office:value-type="float" office:value="274932" calcext:value-type="float">
            <text:p>274932</text:p>
          </table:table-cell>
          <table:table-cell/>
          <table:table-cell table:formula="of:=AVERAGE([.C18];[.F18];[.I18];[.L18];[.O18])" office:value-type="float" office:value="273379.6" calcext:value-type="float">
            <text:p>273379.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327842" calcext:value-type="float">
            <text:p>3327842</text:p>
          </table:table-cell>
          <table:table-cell table:formula="of:=[.B19]-[.B18]" office:value-type="float" office:value="273196" calcext:value-type="float">
            <text:p>273196</text:p>
          </table:table-cell>
          <table:table-cell/>
          <table:table-cell office:value-type="float" office:value="3717970" calcext:value-type="float">
            <text:p>3717970</text:p>
          </table:table-cell>
          <table:table-cell table:formula="of:=[.E19]-[.E18]" office:value-type="float" office:value="273963" calcext:value-type="float">
            <text:p>273963</text:p>
          </table:table-cell>
          <table:table-cell/>
          <table:table-cell office:value-type="float" office:value="3795856" calcext:value-type="float">
            <text:p>3795856</text:p>
          </table:table-cell>
          <table:table-cell table:formula="of:=[.H19]-[.H18]" office:value-type="float" office:value="278673" calcext:value-type="float">
            <text:p>278673</text:p>
          </table:table-cell>
          <table:table-cell/>
          <table:table-cell office:value-type="float" office:value="3359123" calcext:value-type="float">
            <text:p>3359123</text:p>
          </table:table-cell>
          <table:table-cell table:formula="of:=[.K19]-[.K18]" office:value-type="float" office:value="272695" calcext:value-type="float">
            <text:p>272695</text:p>
          </table:table-cell>
          <table:table-cell/>
          <table:table-cell office:value-type="float" office:value="3783036" calcext:value-type="float">
            <text:p>3783036</text:p>
          </table:table-cell>
          <table:table-cell table:formula="of:=[.N19]-[.N18]" office:value-type="float" office:value="275550" calcext:value-type="float">
            <text:p>275550</text:p>
          </table:table-cell>
          <table:table-cell/>
          <table:table-cell table:formula="of:=AVERAGE([.C19];[.F19];[.I19];[.L19];[.O19])" office:value-type="float" office:value="274815.4" calcext:value-type="float">
            <text:p>274815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606689" calcext:value-type="float">
            <text:p>3606689</text:p>
          </table:table-cell>
          <table:table-cell table:formula="of:=[.B20]-[.B19]" office:value-type="float" office:value="278847" calcext:value-type="float">
            <text:p>278847</text:p>
          </table:table-cell>
          <table:table-cell/>
          <table:table-cell office:value-type="float" office:value="3989863" calcext:value-type="float">
            <text:p>3989863</text:p>
          </table:table-cell>
          <table:table-cell table:formula="of:=[.E20]-[.E19]" office:value-type="float" office:value="271893" calcext:value-type="float">
            <text:p>271893</text:p>
          </table:table-cell>
          <table:table-cell/>
          <table:table-cell office:value-type="float" office:value="4071831" calcext:value-type="float">
            <text:p>4071831</text:p>
          </table:table-cell>
          <table:table-cell table:formula="of:=[.H20]-[.H19]" office:value-type="float" office:value="275975" calcext:value-type="float">
            <text:p>275975</text:p>
          </table:table-cell>
          <table:table-cell/>
          <table:table-cell office:value-type="float" office:value="3633116" calcext:value-type="float">
            <text:p>3633116</text:p>
          </table:table-cell>
          <table:table-cell table:formula="of:=[.K20]-[.K19]" office:value-type="float" office:value="273993" calcext:value-type="float">
            <text:p>273993</text:p>
          </table:table-cell>
          <table:table-cell/>
          <table:table-cell office:value-type="float" office:value="4056740" calcext:value-type="float">
            <text:p>4056740</text:p>
          </table:table-cell>
          <table:table-cell table:formula="of:=[.N20]-[.N19]" office:value-type="float" office:value="273704" calcext:value-type="float">
            <text:p>273704</text:p>
          </table:table-cell>
          <table:table-cell/>
          <table:table-cell table:formula="of:=AVERAGE([.C20];[.F20];[.I20];[.L20];[.O20])" office:value-type="float" office:value="274882.4" calcext:value-type="float">
            <text:p>274882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881915" calcext:value-type="float">
            <text:p>3881915</text:p>
          </table:table-cell>
          <table:table-cell table:formula="of:=[.B21]-[.B20]" office:value-type="float" office:value="275226" calcext:value-type="float">
            <text:p>275226</text:p>
          </table:table-cell>
          <table:table-cell/>
          <table:table-cell office:value-type="float" office:value="4265522" calcext:value-type="float">
            <text:p>4265522</text:p>
          </table:table-cell>
          <table:table-cell table:formula="of:=[.E21]-[.E20]" office:value-type="float" office:value="275659" calcext:value-type="float">
            <text:p>275659</text:p>
          </table:table-cell>
          <table:table-cell/>
          <table:table-cell office:value-type="float" office:value="4347320" calcext:value-type="float">
            <text:p>4347320</text:p>
          </table:table-cell>
          <table:table-cell table:formula="of:=[.H21]-[.H20]" office:value-type="float" office:value="275489" calcext:value-type="float">
            <text:p>275489</text:p>
          </table:table-cell>
          <table:table-cell/>
          <table:table-cell office:value-type="float" office:value="3905380" calcext:value-type="float">
            <text:p>3905380</text:p>
          </table:table-cell>
          <table:table-cell table:formula="of:=[.K21]-[.K20]" office:value-type="float" office:value="272264" calcext:value-type="float">
            <text:p>272264</text:p>
          </table:table-cell>
          <table:table-cell/>
          <table:table-cell office:value-type="float" office:value="4329196" calcext:value-type="float">
            <text:p>4329196</text:p>
          </table:table-cell>
          <table:table-cell table:formula="of:=[.N21]-[.N20]" office:value-type="float" office:value="272456" calcext:value-type="float">
            <text:p>272456</text:p>
          </table:table-cell>
          <table:table-cell/>
          <table:table-cell table:formula="of:=AVERAGE([.C21];[.F21];[.I21];[.L21];[.O21])" office:value-type="float" office:value="274218.8" calcext:value-type="float">
            <text:p>274218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50747" calcext:value-type="float">
            <text:p>4150747</text:p>
          </table:table-cell>
          <table:table-cell table:formula="of:=[.B22]-[.B21]" office:value-type="float" office:value="268832" calcext:value-type="float">
            <text:p>268832</text:p>
          </table:table-cell>
          <table:table-cell/>
          <table:table-cell office:value-type="float" office:value="4537634" calcext:value-type="float">
            <text:p>4537634</text:p>
          </table:table-cell>
          <table:table-cell table:formula="of:=[.E22]-[.E21]" office:value-type="float" office:value="272112" calcext:value-type="float">
            <text:p>272112</text:p>
          </table:table-cell>
          <table:table-cell/>
          <table:table-cell office:value-type="float" office:value="4623909" calcext:value-type="float">
            <text:p>4623909</text:p>
          </table:table-cell>
          <table:table-cell table:formula="of:=[.H22]-[.H21]" office:value-type="float" office:value="276589" calcext:value-type="float">
            <text:p>276589</text:p>
          </table:table-cell>
          <table:table-cell/>
          <table:table-cell office:value-type="float" office:value="4176617" calcext:value-type="float">
            <text:p>4176617</text:p>
          </table:table-cell>
          <table:table-cell table:formula="of:=[.K22]-[.K21]" office:value-type="float" office:value="271237" calcext:value-type="float">
            <text:p>271237</text:p>
          </table:table-cell>
          <table:table-cell/>
          <table:table-cell office:value-type="float" office:value="4604685" calcext:value-type="float">
            <text:p>4604685</text:p>
          </table:table-cell>
          <table:table-cell table:formula="of:=[.N22]-[.N21]" office:value-type="float" office:value="275489" calcext:value-type="float">
            <text:p>275489</text:p>
          </table:table-cell>
          <table:table-cell/>
          <table:table-cell table:formula="of:=AVERAGE([.C22];[.F22];[.I22];[.L22];[.O22])" office:value-type="float" office:value="272851.8" calcext:value-type="float">
            <text:p>272851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426757" calcext:value-type="float">
            <text:p>4426757</text:p>
          </table:table-cell>
          <table:table-cell table:formula="of:=[.B23]-[.B22]" office:value-type="float" office:value="276010" calcext:value-type="float">
            <text:p>276010</text:p>
          </table:table-cell>
          <table:table-cell/>
          <table:table-cell office:value-type="float" office:value="4812703" calcext:value-type="float">
            <text:p>4812703</text:p>
          </table:table-cell>
          <table:table-cell table:formula="of:=[.E23]-[.E22]" office:value-type="float" office:value="275069" calcext:value-type="float">
            <text:p>275069</text:p>
          </table:table-cell>
          <table:table-cell/>
          <table:table-cell office:value-type="float" office:value="4899237" calcext:value-type="float">
            <text:p>4899237</text:p>
          </table:table-cell>
          <table:table-cell table:formula="of:=[.H23]-[.H22]" office:value-type="float" office:value="275328" calcext:value-type="float">
            <text:p>275328</text:p>
          </table:table-cell>
          <table:table-cell/>
          <table:table-cell office:value-type="float" office:value="4447560" calcext:value-type="float">
            <text:p>4447560</text:p>
          </table:table-cell>
          <table:table-cell table:formula="of:=[.K23]-[.K22]" office:value-type="float" office:value="270943" calcext:value-type="float">
            <text:p>270943</text:p>
          </table:table-cell>
          <table:table-cell/>
          <table:table-cell office:value-type="float" office:value="4877615" calcext:value-type="float">
            <text:p>4877615</text:p>
          </table:table-cell>
          <table:table-cell table:formula="of:=[.N23]-[.N22]" office:value-type="float" office:value="272930" calcext:value-type="float">
            <text:p>272930</text:p>
          </table:table-cell>
          <table:table-cell/>
          <table:table-cell table:formula="of:=AVERAGE([.C23];[.F23];[.I23];[.L23];[.O23])" office:value-type="float" office:value="274056" calcext:value-type="float">
            <text:p>2740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695866" calcext:value-type="float">
            <text:p>4695866</text:p>
          </table:table-cell>
          <table:table-cell table:formula="of:=[.B24]-[.B23]" office:value-type="float" office:value="269109" calcext:value-type="float">
            <text:p>269109</text:p>
          </table:table-cell>
          <table:table-cell/>
          <table:table-cell office:value-type="float" office:value="5084182" calcext:value-type="float">
            <text:p>5084182</text:p>
          </table:table-cell>
          <table:table-cell table:formula="of:=[.E24]-[.E23]" office:value-type="float" office:value="271479" calcext:value-type="float">
            <text:p>271479</text:p>
          </table:table-cell>
          <table:table-cell/>
          <table:table-cell office:value-type="float" office:value="5171555" calcext:value-type="float">
            <text:p>5171555</text:p>
          </table:table-cell>
          <table:table-cell table:formula="of:=[.H24]-[.H23]" office:value-type="float" office:value="272318" calcext:value-type="float">
            <text:p>272318</text:p>
          </table:table-cell>
          <table:table-cell/>
          <table:table-cell office:value-type="float" office:value="4721844" calcext:value-type="float">
            <text:p>4721844</text:p>
          </table:table-cell>
          <table:table-cell table:formula="of:=[.K24]-[.K23]" office:value-type="float" office:value="274284" calcext:value-type="float">
            <text:p>274284</text:p>
          </table:table-cell>
          <table:table-cell/>
          <table:table-cell office:value-type="float" office:value="5149786" calcext:value-type="float">
            <text:p>5149786</text:p>
          </table:table-cell>
          <table:table-cell table:formula="of:=[.N24]-[.N23]" office:value-type="float" office:value="272171" calcext:value-type="float">
            <text:p>272171</text:p>
          </table:table-cell>
          <table:table-cell/>
          <table:table-cell table:formula="of:=AVERAGE([.C24];[.F24];[.I24];[.L24];[.O24])" office:value-type="float" office:value="271872.2" calcext:value-type="float">
            <text:p>271872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965360" calcext:value-type="float">
            <text:p>4965360</text:p>
          </table:table-cell>
          <table:table-cell table:formula="of:=[.B25]-[.B24]" office:value-type="float" office:value="269494" calcext:value-type="float">
            <text:p>269494</text:p>
          </table:table-cell>
          <table:table-cell/>
          <table:table-cell office:value-type="float" office:value="5355515" calcext:value-type="float">
            <text:p>5355515</text:p>
          </table:table-cell>
          <table:table-cell table:formula="of:=[.E25]-[.E24]" office:value-type="float" office:value="271333" calcext:value-type="float">
            <text:p>271333</text:p>
          </table:table-cell>
          <table:table-cell/>
          <table:table-cell office:value-type="float" office:value="5444923" calcext:value-type="float">
            <text:p>5444923</text:p>
          </table:table-cell>
          <table:table-cell table:formula="of:=[.H25]-[.H24]" office:value-type="float" office:value="273368" calcext:value-type="float">
            <text:p>273368</text:p>
          </table:table-cell>
          <table:table-cell/>
          <table:table-cell office:value-type="float" office:value="4993213" calcext:value-type="float">
            <text:p>4993213</text:p>
          </table:table-cell>
          <table:table-cell table:formula="of:=[.K25]-[.K24]" office:value-type="float" office:value="271369" calcext:value-type="float">
            <text:p>271369</text:p>
          </table:table-cell>
          <table:table-cell/>
          <table:table-cell office:value-type="float" office:value="5421734" calcext:value-type="float">
            <text:p>5421734</text:p>
          </table:table-cell>
          <table:table-cell table:formula="of:=[.N25]-[.N24]" office:value-type="float" office:value="271948" calcext:value-type="float">
            <text:p>271948</text:p>
          </table:table-cell>
          <table:table-cell/>
          <table:table-cell table:formula="of:=AVERAGE([.C25];[.F25];[.I25];[.L25];[.O25])" office:value-type="float" office:value="271502.4" calcext:value-type="float">
            <text:p>271502.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235784" calcext:value-type="float">
            <text:p>5235784</text:p>
          </table:table-cell>
          <table:table-cell table:formula="of:=[.B26]-[.B25]" office:value-type="float" office:value="270424" calcext:value-type="float">
            <text:p>270424</text:p>
          </table:table-cell>
          <table:table-cell/>
          <table:table-cell office:value-type="float" office:value="5624983" calcext:value-type="float">
            <text:p>5624983</text:p>
          </table:table-cell>
          <table:table-cell table:formula="of:=[.E26]-[.E25]" office:value-type="float" office:value="269468" calcext:value-type="float">
            <text:p>269468</text:p>
          </table:table-cell>
          <table:table-cell/>
          <table:table-cell office:value-type="float" office:value="5715871" calcext:value-type="float">
            <text:p>5715871</text:p>
          </table:table-cell>
          <table:table-cell table:formula="of:=[.H26]-[.H25]" office:value-type="float" office:value="270948" calcext:value-type="float">
            <text:p>270948</text:p>
          </table:table-cell>
          <table:table-cell/>
          <table:table-cell office:value-type="float" office:value="5262548" calcext:value-type="float">
            <text:p>5262548</text:p>
          </table:table-cell>
          <table:table-cell table:formula="of:=[.K26]-[.K25]" office:value-type="float" office:value="269335" calcext:value-type="float">
            <text:p>269335</text:p>
          </table:table-cell>
          <table:table-cell/>
          <table:table-cell office:value-type="float" office:value="5693809" calcext:value-type="float">
            <text:p>5693809</text:p>
          </table:table-cell>
          <table:table-cell table:formula="of:=[.N26]-[.N25]" office:value-type="float" office:value="272075" calcext:value-type="float">
            <text:p>272075</text:p>
          </table:table-cell>
          <table:table-cell/>
          <table:table-cell table:formula="of:=AVERAGE([.C26];[.F26];[.I26];[.L26];[.O26])" office:value-type="float" office:value="270450" calcext:value-type="float">
            <text:p>27045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04527" calcext:value-type="float">
            <text:p>5504527</text:p>
          </table:table-cell>
          <table:table-cell table:formula="of:=[.B27]-[.B26]" office:value-type="float" office:value="268743" calcext:value-type="float">
            <text:p>268743</text:p>
          </table:table-cell>
          <table:table-cell/>
          <table:table-cell office:value-type="float" office:value="5894975" calcext:value-type="float">
            <text:p>5894975</text:p>
          </table:table-cell>
          <table:table-cell table:formula="of:=[.E27]-[.E26]" office:value-type="float" office:value="269992" calcext:value-type="float">
            <text:p>269992</text:p>
          </table:table-cell>
          <table:table-cell/>
          <table:table-cell office:value-type="float" office:value="5990208" calcext:value-type="float">
            <text:p>5990208</text:p>
          </table:table-cell>
          <table:table-cell table:formula="of:=[.H27]-[.H26]" office:value-type="float" office:value="274337" calcext:value-type="float">
            <text:p>274337</text:p>
          </table:table-cell>
          <table:table-cell/>
          <table:table-cell office:value-type="float" office:value="5533739" calcext:value-type="float">
            <text:p>5533739</text:p>
          </table:table-cell>
          <table:table-cell table:formula="of:=[.K27]-[.K26]" office:value-type="float" office:value="271191" calcext:value-type="float">
            <text:p>271191</text:p>
          </table:table-cell>
          <table:table-cell/>
          <table:table-cell office:value-type="float" office:value="5967908" calcext:value-type="float">
            <text:p>5967908</text:p>
          </table:table-cell>
          <table:table-cell table:formula="of:=[.N27]-[.N26]" office:value-type="float" office:value="274099" calcext:value-type="float">
            <text:p>274099</text:p>
          </table:table-cell>
          <table:table-cell/>
          <table:table-cell table:formula="of:=AVERAGE([.C27];[.F27];[.I27];[.L27];[.O27])" office:value-type="float" office:value="271672.4" calcext:value-type="float">
            <text:p>271672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76524" calcext:value-type="float">
            <text:p>5776524</text:p>
          </table:table-cell>
          <table:table-cell table:formula="of:=[.B28]-[.B27]" office:value-type="float" office:value="271997" calcext:value-type="float">
            <text:p>271997</text:p>
          </table:table-cell>
          <table:table-cell/>
          <table:table-cell office:value-type="float" office:value="6166869" calcext:value-type="float">
            <text:p>6166869</text:p>
          </table:table-cell>
          <table:table-cell table:formula="of:=[.E28]-[.E27]" office:value-type="float" office:value="271894" calcext:value-type="float">
            <text:p>271894</text:p>
          </table:table-cell>
          <table:table-cell/>
          <table:table-cell office:value-type="float" office:value="6266831" calcext:value-type="float">
            <text:p>6266831</text:p>
          </table:table-cell>
          <table:table-cell table:formula="of:=[.H28]-[.H27]" office:value-type="float" office:value="276623" calcext:value-type="float">
            <text:p>276623</text:p>
          </table:table-cell>
          <table:table-cell/>
          <table:table-cell office:value-type="float" office:value="5805541" calcext:value-type="float">
            <text:p>5805541</text:p>
          </table:table-cell>
          <table:table-cell table:formula="of:=[.K28]-[.K27]" office:value-type="float" office:value="271802" calcext:value-type="float">
            <text:p>271802</text:p>
          </table:table-cell>
          <table:table-cell/>
          <table:table-cell office:value-type="float" office:value="6241745" calcext:value-type="float">
            <text:p>6241745</text:p>
          </table:table-cell>
          <table:table-cell table:formula="of:=[.N28]-[.N27]" office:value-type="float" office:value="273837" calcext:value-type="float">
            <text:p>273837</text:p>
          </table:table-cell>
          <table:table-cell/>
          <table:table-cell table:formula="of:=AVERAGE([.C28];[.F28];[.I28];[.L28];[.O28])" office:value-type="float" office:value="273230.6" calcext:value-type="float">
            <text:p>273230.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044161" calcext:value-type="float">
            <text:p>6044161</text:p>
          </table:table-cell>
          <table:table-cell table:formula="of:=[.B29]-[.B28]" office:value-type="float" office:value="267637" calcext:value-type="float">
            <text:p>267637</text:p>
          </table:table-cell>
          <table:table-cell/>
          <table:table-cell office:value-type="float" office:value="6435188" calcext:value-type="float">
            <text:p>6435188</text:p>
          </table:table-cell>
          <table:table-cell table:formula="of:=[.E29]-[.E28]" office:value-type="float" office:value="268319" calcext:value-type="float">
            <text:p>268319</text:p>
          </table:table-cell>
          <table:table-cell/>
          <table:table-cell office:value-type="float" office:value="6537628" calcext:value-type="float">
            <text:p>6537628</text:p>
          </table:table-cell>
          <table:table-cell table:formula="of:=[.H29]-[.H28]" office:value-type="float" office:value="270797" calcext:value-type="float">
            <text:p>270797</text:p>
          </table:table-cell>
          <table:table-cell/>
          <table:table-cell office:value-type="float" office:value="6067953" calcext:value-type="float">
            <text:p>6067953</text:p>
          </table:table-cell>
          <table:table-cell table:formula="of:=[.K29]-[.K28]" office:value-type="float" office:value="262412" calcext:value-type="float">
            <text:p>262412</text:p>
          </table:table-cell>
          <table:table-cell/>
          <table:table-cell office:value-type="float" office:value="6513464" calcext:value-type="float">
            <text:p>6513464</text:p>
          </table:table-cell>
          <table:table-cell table:formula="of:=[.N29]-[.N28]" office:value-type="float" office:value="271719" calcext:value-type="float">
            <text:p>271719</text:p>
          </table:table-cell>
          <table:table-cell/>
          <table:table-cell table:formula="of:=AVERAGE([.C29];[.F29];[.I29];[.L29];[.O29])" office:value-type="float" office:value="268176.8" calcext:value-type="float">
            <text:p>268176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13364" calcext:value-type="float">
            <text:p>6313364</text:p>
          </table:table-cell>
          <table:table-cell table:formula="of:=[.B30]-[.B29]" office:value-type="float" office:value="269203" calcext:value-type="float">
            <text:p>269203</text:p>
          </table:table-cell>
          <table:table-cell/>
          <table:table-cell office:value-type="float" office:value="6710283" calcext:value-type="float">
            <text:p>6710283</text:p>
          </table:table-cell>
          <table:table-cell table:formula="of:=[.E30]-[.E29]" office:value-type="float" office:value="275095" calcext:value-type="float">
            <text:p>275095</text:p>
          </table:table-cell>
          <table:table-cell/>
          <table:table-cell office:value-type="float" office:value="6807356" calcext:value-type="float">
            <text:p>6807356</text:p>
          </table:table-cell>
          <table:table-cell table:formula="of:=[.H30]-[.H29]" office:value-type="float" office:value="269728" calcext:value-type="float">
            <text:p>269728</text:p>
          </table:table-cell>
          <table:table-cell/>
          <table:table-cell office:value-type="float" office:value="6337741" calcext:value-type="float">
            <text:p>6337741</text:p>
          </table:table-cell>
          <table:table-cell table:formula="of:=[.K30]-[.K29]" office:value-type="float" office:value="269788" calcext:value-type="float">
            <text:p>269788</text:p>
          </table:table-cell>
          <table:table-cell/>
          <table:table-cell office:value-type="float" office:value="6785314" calcext:value-type="float">
            <text:p>6785314</text:p>
          </table:table-cell>
          <table:table-cell table:formula="of:=[.N30]-[.N29]" office:value-type="float" office:value="271850" calcext:value-type="float">
            <text:p>271850</text:p>
          </table:table-cell>
          <table:table-cell/>
          <table:table-cell table:formula="of:=AVERAGE([.C30];[.F30];[.I30];[.L30];[.O30])" office:value-type="float" office:value="271132.8" calcext:value-type="float">
            <text:p>271132.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585009" calcext:value-type="float">
            <text:p>6585009</text:p>
          </table:table-cell>
          <table:table-cell table:formula="of:=[.B31]-[.B30]" office:value-type="float" office:value="271645" calcext:value-type="float">
            <text:p>271645</text:p>
          </table:table-cell>
          <table:table-cell/>
          <table:table-cell office:value-type="float" office:value="6983301" calcext:value-type="float">
            <text:p>6983301</text:p>
          </table:table-cell>
          <table:table-cell table:formula="of:=[.E31]-[.E30]" office:value-type="float" office:value="273018" calcext:value-type="float">
            <text:p>273018</text:p>
          </table:table-cell>
          <table:table-cell/>
          <table:table-cell office:value-type="float" office:value="7083388" calcext:value-type="float">
            <text:p>7083388</text:p>
          </table:table-cell>
          <table:table-cell table:formula="of:=[.H31]-[.H30]" office:value-type="float" office:value="276032" calcext:value-type="float">
            <text:p>276032</text:p>
          </table:table-cell>
          <table:table-cell/>
          <table:table-cell office:value-type="float" office:value="6604381" calcext:value-type="float">
            <text:p>6604381</text:p>
          </table:table-cell>
          <table:table-cell table:formula="of:=[.K31]-[.K30]" office:value-type="float" office:value="266640" calcext:value-type="float">
            <text:p>266640</text:p>
          </table:table-cell>
          <table:table-cell/>
          <table:table-cell office:value-type="float" office:value="7055896" calcext:value-type="float">
            <text:p>7055896</text:p>
          </table:table-cell>
          <table:table-cell table:formula="of:=[.N31]-[.N30]" office:value-type="float" office:value="270582" calcext:value-type="float">
            <text:p>270582</text:p>
          </table:table-cell>
          <table:table-cell/>
          <table:table-cell table:formula="of:=AVERAGE([.C31];[.F31];[.I31];[.L31];[.O31])" office:value-type="float" office:value="271583.4" calcext:value-type="float">
            <text:p>271583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824064" calcext:value-type="float">
            <text:p>6824064</text:p>
          </table:table-cell>
          <table:table-cell table:formula="of:=[.B32]-[.B31]" office:value-type="float" office:value="239055" calcext:value-type="float">
            <text:p>239055</text:p>
          </table:table-cell>
          <table:table-cell/>
          <table:table-cell office:value-type="float" office:value="7221323" calcext:value-type="float">
            <text:p>7221323</text:p>
          </table:table-cell>
          <table:table-cell table:formula="of:=[.E32]-[.E31]" office:value-type="float" office:value="238022" calcext:value-type="float">
            <text:p>238022</text:p>
          </table:table-cell>
          <table:table-cell/>
          <table:table-cell office:value-type="float" office:value="7325744" calcext:value-type="float">
            <text:p>7325744</text:p>
          </table:table-cell>
          <table:table-cell table:formula="of:=[.H32]-[.H31]" office:value-type="float" office:value="242356" calcext:value-type="float">
            <text:p>242356</text:p>
          </table:table-cell>
          <table:table-cell/>
          <table:table-cell office:value-type="float" office:value="6845474" calcext:value-type="float">
            <text:p>6845474</text:p>
          </table:table-cell>
          <table:table-cell table:formula="of:=[.K32]-[.K31]" office:value-type="float" office:value="241093" calcext:value-type="float">
            <text:p>241093</text:p>
          </table:table-cell>
          <table:table-cell/>
          <table:table-cell office:value-type="float" office:value="7289434" calcext:value-type="float">
            <text:p>7289434</text:p>
          </table:table-cell>
          <table:table-cell table:formula="of:=[.N32]-[.N31]" office:value-type="float" office:value="233538" calcext:value-type="float">
            <text:p>233538</text:p>
          </table:table-cell>
          <table:table-cell/>
          <table:table-cell table:formula="of:=AVERAGE([.C32];[.F32];[.I32];[.L32];[.O32])" office:value-type="float" office:value="238812.8" calcext:value-type="float">
            <text:p>238812.8</text:p>
          </table:table-cell>
        </table:table-row>
      </table:table>
      <table:table table:name="Perfcake 2.5" table:style-name="ta1">
        <table:shapes>
          <draw:frame draw:z-index="0" draw:style-name="gr1" draw:text-style-name="P1" svg:width="9in" svg:height="4in" svg:x="2.6665in" svg:y="0in">
            <draw:object draw:notify-on-update-of-ranges="'Perfcake 2.5'.A1:'Perfcake 2.5'.A1 'Perfcake 2.5'.B1:'Perfcake 2.5'.B1 'Perfcake 2.5'.A2:'Perfcake 2.5'.A2 'Perfcake 2.5'.B2:'Perfcake 2.5'.B2 'Perfcake 2.5'.A3:'Perfcake 2.5'.A3 'Perfcake 2.5'.B3:'Perfcake 2.5'.B3 'Perfcake 2.5'.A4:'Perfcake 2.5'.A4 'Perfcake 2.5'.B4:'Perfcake 2.5'.B4 'Perfcake 2.5'.A5:'Perfcake 2.5'.A5 'Perfcake 2.5'.B5:'Perfcake 2.5'.B5 'Perfcake 2.5'.A6:'Perfcake 2.5'.A6 'Perfcake 2.5'.B6:'Perfcake 2.5'.B6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7011158" calcext:value-type="float">
            <text:p>7011158</text:p>
          </table:table-cell>
          <table:table-cell table:formula="of:=[.B1]/300" office:value-type="float" office:value="23370.5266666667" calcext:value-type="float">
            <text:p>23370.527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6667422" calcext:value-type="float">
            <text:p>6667422</text:p>
          </table:table-cell>
          <table:table-cell table:formula="of:=[.B2]/300" office:value-type="float" office:value="22224.74" calcext:value-type="float">
            <text:p>22224.740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6807714" calcext:value-type="float">
            <text:p>6807714</text:p>
          </table:table-cell>
          <table:table-cell table:formula="of:=[.B3]/300" office:value-type="float" office:value="22692.38" calcext:value-type="float">
            <text:p>22692.380</text:p>
          </table:table-cell>
        </table:table-row>
        <table:table-row table:style-name="ro1">
          <table:table-cell office:value-type="string" calcext:value-type="string">
            <text:p>Štvrtá iterácia</text:p>
          </table:table-cell>
          <table:table-cell office:value-type="float" office:value="7142392" calcext:value-type="float">
            <text:p>7142392</text:p>
          </table:table-cell>
          <table:table-cell table:formula="of:=[.B4]/300" office:value-type="float" office:value="23807.9733333333" calcext:value-type="float">
            <text:p>23807.973</text:p>
          </table:table-cell>
        </table:table-row>
        <table:table-row table:style-name="ro1">
          <table:table-cell office:value-type="string" calcext:value-type="string">
            <text:p>Piata iterácia</text:p>
          </table:table-cell>
          <table:table-cell office:value-type="float" office:value="7256323" calcext:value-type="float">
            <text:p>7256323</text:p>
          </table:table-cell>
          <table:table-cell table:formula="of:=[.B5]/300" office:value-type="float" office:value="24187.7433333333" calcext:value-type="float">
            <text:p>24187.74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;[.B4];[.B5])" office:value-type="float" office:value="6977001.8" calcext:value-type="float">
            <text:p>6977001.8</text:p>
          </table:table-cell>
          <table:table-cell table:formula="of:=[.B6]/300" office:value-type="float" office:value="23256.6726666667" calcext:value-type="float">
            <text:p>23256.673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5])-MIN([.B1:.B5])" office:value-type="float" office:value="588901" calcext:value-type="float">
            <text:p>588901</text:p>
          </table:table-cell>
          <table:table-cell table:style-name="Default"/>
        </table:table-row>
      </table:table>
      <table:table table:name="Perfcake 2.5 distr" table:style-name="ta1">
        <table:shapes>
          <draw:frame draw:z-index="0" draw:style-name="gr1" draw:text-style-name="P1" svg:width="9in" svg:height="4in" svg:x="3.4264in" svg:y="2.1177in">
            <draw:object draw:notify-on-update-of-ranges="'Perfcake 2.5 distr'.A2:'Perfcake 2.5 distr'.A32 'Perfcake 2.5 distr'.Q2:'Perfcake 2.5 distr'.Q32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prvy</text:p>
          </table:table-cell>
          <table:table-cell table:number-columns-repeated="2"/>
          <table:table-cell office:value-type="string" calcext:value-type="string">
            <text:p>druhy</text:p>
          </table:table-cell>
          <table:table-cell table:number-columns-repeated="2"/>
          <table:table-cell office:value-type="string" calcext:value-type="string">
            <text:p>treti</text:p>
          </table:table-cell>
          <table:table-cell table:number-columns-repeated="2"/>
          <table:table-cell office:value-type="string" calcext:value-type="string">
            <text:p>stvrty</text:p>
          </table:table-cell>
          <table:table-cell table:number-columns-repeated="2"/>
          <table:table-cell office:value-type="string" calcext:value-type="string">
            <text:p>piaty</text:p>
          </table:table-cell>
          <table:table-cell table:number-columns-repeated="2"/>
          <table:table-cell office:value-type="string" calcext:value-type="string">
            <text:p>priemer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C2];[.F2];[.I2];[.L2];[.O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812" calcext:value-type="float">
            <text:p>30812</text:p>
          </table:table-cell>
          <table:table-cell table:formula="of:=[.B3]-[.B2]" office:value-type="float" office:value="30812" calcext:value-type="float">
            <text:p>30812</text:p>
          </table:table-cell>
          <table:table-cell/>
          <table:table-cell office:value-type="float" office:value="34595" calcext:value-type="float">
            <text:p>34595</text:p>
          </table:table-cell>
          <table:table-cell table:formula="of:=[.E3]-[.E2]" office:value-type="float" office:value="34595" calcext:value-type="float">
            <text:p>34595</text:p>
          </table:table-cell>
          <table:table-cell/>
          <table:table-cell office:value-type="float" office:value="34468" calcext:value-type="float">
            <text:p>34468</text:p>
          </table:table-cell>
          <table:table-cell table:formula="of:=[.H3]-[.H2]" office:value-type="float" office:value="34468" calcext:value-type="float">
            <text:p>34468</text:p>
          </table:table-cell>
          <table:table-cell/>
          <table:table-cell office:value-type="float" office:value="38624" calcext:value-type="float">
            <text:p>38624</text:p>
          </table:table-cell>
          <table:table-cell table:formula="of:=[.K3]-[.K2]" office:value-type="float" office:value="38624" calcext:value-type="float">
            <text:p>38624</text:p>
          </table:table-cell>
          <table:table-cell/>
          <table:table-cell office:value-type="float" office:value="32088" calcext:value-type="float">
            <text:p>32088</text:p>
          </table:table-cell>
          <table:table-cell table:formula="of:=[.N3]-[.N2]" office:value-type="float" office:value="32088" calcext:value-type="float">
            <text:p>32088</text:p>
          </table:table-cell>
          <table:table-cell/>
          <table:table-cell table:formula="of:=AVERAGE([.C3];[.F3];[.I3];[.L3];[.O3])" office:value-type="float" office:value="34117.4" calcext:value-type="float">
            <text:p>34117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913" calcext:value-type="float">
            <text:p>62913</text:p>
          </table:table-cell>
          <table:table-cell table:formula="of:=[.B4]-[.B3]" office:value-type="float" office:value="32101" calcext:value-type="float">
            <text:p>32101</text:p>
          </table:table-cell>
          <table:table-cell/>
          <table:table-cell office:value-type="float" office:value="73657" calcext:value-type="float">
            <text:p>73657</text:p>
          </table:table-cell>
          <table:table-cell table:formula="of:=[.E4]-[.E3]" office:value-type="float" office:value="39062" calcext:value-type="float">
            <text:p>39062</text:p>
          </table:table-cell>
          <table:table-cell/>
          <table:table-cell office:value-type="float" office:value="73653" calcext:value-type="float">
            <text:p>73653</text:p>
          </table:table-cell>
          <table:table-cell table:formula="of:=[.H4]-[.H3]" office:value-type="float" office:value="39185" calcext:value-type="float">
            <text:p>39185</text:p>
          </table:table-cell>
          <table:table-cell/>
          <table:table-cell office:value-type="float" office:value="83430" calcext:value-type="float">
            <text:p>83430</text:p>
          </table:table-cell>
          <table:table-cell table:formula="of:=[.K4]-[.K3]" office:value-type="float" office:value="44806" calcext:value-type="float">
            <text:p>44806</text:p>
          </table:table-cell>
          <table:table-cell/>
          <table:table-cell office:value-type="float" office:value="64974" calcext:value-type="float">
            <text:p>64974</text:p>
          </table:table-cell>
          <table:table-cell table:formula="of:=[.N4]-[.N3]" office:value-type="float" office:value="32886" calcext:value-type="float">
            <text:p>32886</text:p>
          </table:table-cell>
          <table:table-cell/>
          <table:table-cell table:formula="of:=AVERAGE([.C4];[.F4];[.I4];[.L4];[.O4])" office:value-type="float" office:value="37608" calcext:value-type="float">
            <text:p>37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766" calcext:value-type="float">
            <text:p>94766</text:p>
          </table:table-cell>
          <table:table-cell table:formula="of:=[.B5]-[.B4]" office:value-type="float" office:value="31853" calcext:value-type="float">
            <text:p>31853</text:p>
          </table:table-cell>
          <table:table-cell/>
          <table:table-cell office:value-type="float" office:value="113442" calcext:value-type="float">
            <text:p>113442</text:p>
          </table:table-cell>
          <table:table-cell table:formula="of:=[.E5]-[.E4]" office:value-type="float" office:value="39785" calcext:value-type="float">
            <text:p>39785</text:p>
          </table:table-cell>
          <table:table-cell/>
          <table:table-cell office:value-type="float" office:value="114351" calcext:value-type="float">
            <text:p>114351</text:p>
          </table:table-cell>
          <table:table-cell table:formula="of:=[.H5]-[.H4]" office:value-type="float" office:value="40698" calcext:value-type="float">
            <text:p>40698</text:p>
          </table:table-cell>
          <table:table-cell/>
          <table:table-cell office:value-type="float" office:value="129436" calcext:value-type="float">
            <text:p>129436</text:p>
          </table:table-cell>
          <table:table-cell table:formula="of:=[.K5]-[.K4]" office:value-type="float" office:value="46006" calcext:value-type="float">
            <text:p>46006</text:p>
          </table:table-cell>
          <table:table-cell/>
          <table:table-cell office:value-type="float" office:value="98599" calcext:value-type="float">
            <text:p>98599</text:p>
          </table:table-cell>
          <table:table-cell table:formula="of:=[.N5]-[.N4]" office:value-type="float" office:value="33625" calcext:value-type="float">
            <text:p>33625</text:p>
          </table:table-cell>
          <table:table-cell/>
          <table:table-cell table:formula="of:=AVERAGE([.C5];[.F5];[.I5];[.L5];[.O5])" office:value-type="float" office:value="38393.4" calcext:value-type="float">
            <text:p>38393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847" calcext:value-type="float">
            <text:p>126847</text:p>
          </table:table-cell>
          <table:table-cell table:formula="of:=[.B6]-[.B5]" office:value-type="float" office:value="32081" calcext:value-type="float">
            <text:p>32081</text:p>
          </table:table-cell>
          <table:table-cell/>
          <table:table-cell office:value-type="float" office:value="153853" calcext:value-type="float">
            <text:p>153853</text:p>
          </table:table-cell>
          <table:table-cell table:formula="of:=[.E6]-[.E5]" office:value-type="float" office:value="40411" calcext:value-type="float">
            <text:p>40411</text:p>
          </table:table-cell>
          <table:table-cell/>
          <table:table-cell office:value-type="float" office:value="167502" calcext:value-type="float">
            <text:p>167502</text:p>
          </table:table-cell>
          <table:table-cell table:formula="of:=[.H6]-[.H5]" office:value-type="float" office:value="53151" calcext:value-type="float">
            <text:p>53151</text:p>
          </table:table-cell>
          <table:table-cell/>
          <table:table-cell office:value-type="float" office:value="221072" calcext:value-type="float">
            <text:p>221072</text:p>
          </table:table-cell>
          <table:table-cell table:formula="of:=[.K6]-[.K5]" office:value-type="float" office:value="91636" calcext:value-type="float">
            <text:p>91636</text:p>
          </table:table-cell>
          <table:table-cell/>
          <table:table-cell office:value-type="float" office:value="220996" calcext:value-type="float">
            <text:p>220996</text:p>
          </table:table-cell>
          <table:table-cell table:formula="of:=[.N6]-[.N5]" office:value-type="float" office:value="122397" calcext:value-type="float">
            <text:p>122397</text:p>
          </table:table-cell>
          <table:table-cell/>
          <table:table-cell table:formula="of:=AVERAGE([.C6];[.F6];[.I6];[.L6];[.O6])" office:value-type="float" office:value="67935.2" calcext:value-type="float">
            <text:p>67935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3459" calcext:value-type="float">
            <text:p>273459</text:p>
          </table:table-cell>
          <table:table-cell table:formula="of:=[.B7]-[.B6]" office:value-type="float" office:value="146612" calcext:value-type="float">
            <text:p>146612</text:p>
          </table:table-cell>
          <table:table-cell/>
          <table:table-cell office:value-type="float" office:value="206795" calcext:value-type="float">
            <text:p>206795</text:p>
          </table:table-cell>
          <table:table-cell table:formula="of:=[.E7]-[.E6]" office:value-type="float" office:value="52942" calcext:value-type="float">
            <text:p>52942</text:p>
          </table:table-cell>
          <table:table-cell/>
          <table:table-cell office:value-type="float" office:value="233890" calcext:value-type="float">
            <text:p>233890</text:p>
          </table:table-cell>
          <table:table-cell table:formula="of:=[.H7]-[.H6]" office:value-type="float" office:value="66388" calcext:value-type="float">
            <text:p>66388</text:p>
          </table:table-cell>
          <table:table-cell/>
          <table:table-cell office:value-type="float" office:value="413254" calcext:value-type="float">
            <text:p>413254</text:p>
          </table:table-cell>
          <table:table-cell table:formula="of:=[.K7]-[.K6]" office:value-type="float" office:value="192182" calcext:value-type="float">
            <text:p>192182</text:p>
          </table:table-cell>
          <table:table-cell/>
          <table:table-cell office:value-type="float" office:value="478909" calcext:value-type="float">
            <text:p>478909</text:p>
          </table:table-cell>
          <table:table-cell table:formula="of:=[.N7]-[.N6]" office:value-type="float" office:value="257913" calcext:value-type="float">
            <text:p>257913</text:p>
          </table:table-cell>
          <table:table-cell/>
          <table:table-cell table:formula="of:=AVERAGE([.C7];[.F7];[.I7];[.L7];[.O7])" office:value-type="float" office:value="143207.4" calcext:value-type="float">
            <text:p>143207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43439" calcext:value-type="float">
            <text:p>543439</text:p>
          </table:table-cell>
          <table:table-cell table:formula="of:=[.B8]-[.B7]" office:value-type="float" office:value="269980" calcext:value-type="float">
            <text:p>269980</text:p>
          </table:table-cell>
          <table:table-cell/>
          <table:table-cell office:value-type="float" office:value="272160" calcext:value-type="float">
            <text:p>272160</text:p>
          </table:table-cell>
          <table:table-cell table:formula="of:=[.E8]-[.E7]" office:value-type="float" office:value="65365" calcext:value-type="float">
            <text:p>65365</text:p>
          </table:table-cell>
          <table:table-cell/>
          <table:table-cell office:value-type="float" office:value="311985" calcext:value-type="float">
            <text:p>311985</text:p>
          </table:table-cell>
          <table:table-cell table:formula="of:=[.H8]-[.H7]" office:value-type="float" office:value="78095" calcext:value-type="float">
            <text:p>78095</text:p>
          </table:table-cell>
          <table:table-cell/>
          <table:table-cell office:value-type="float" office:value="678550" calcext:value-type="float">
            <text:p>678550</text:p>
          </table:table-cell>
          <table:table-cell table:formula="of:=[.K8]-[.K7]" office:value-type="float" office:value="265296" calcext:value-type="float">
            <text:p>265296</text:p>
          </table:table-cell>
          <table:table-cell/>
          <table:table-cell office:value-type="float" office:value="752063" calcext:value-type="float">
            <text:p>752063</text:p>
          </table:table-cell>
          <table:table-cell table:formula="of:=[.N8]-[.N7]" office:value-type="float" office:value="273154" calcext:value-type="float">
            <text:p>273154</text:p>
          </table:table-cell>
          <table:table-cell/>
          <table:table-cell table:formula="of:=AVERAGE([.C8];[.F8];[.I8];[.L8];[.O8])" office:value-type="float" office:value="190378" calcext:value-type="float">
            <text:p>1903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6525" calcext:value-type="float">
            <text:p>816525</text:p>
          </table:table-cell>
          <table:table-cell table:formula="of:=[.B9]-[.B8]" office:value-type="float" office:value="273086" calcext:value-type="float">
            <text:p>273086</text:p>
          </table:table-cell>
          <table:table-cell/>
          <table:table-cell office:value-type="float" office:value="439004" calcext:value-type="float">
            <text:p>439004</text:p>
          </table:table-cell>
          <table:table-cell table:formula="of:=[.E9]-[.E8]" office:value-type="float" office:value="166844" calcext:value-type="float">
            <text:p>166844</text:p>
          </table:table-cell>
          <table:table-cell/>
          <table:table-cell office:value-type="float" office:value="575176" calcext:value-type="float">
            <text:p>575176</text:p>
          </table:table-cell>
          <table:table-cell table:formula="of:=[.H9]-[.H8]" office:value-type="float" office:value="263191" calcext:value-type="float">
            <text:p>263191</text:p>
          </table:table-cell>
          <table:table-cell/>
          <table:table-cell office:value-type="float" office:value="950105" calcext:value-type="float">
            <text:p>950105</text:p>
          </table:table-cell>
          <table:table-cell table:formula="of:=[.K9]-[.K8]" office:value-type="float" office:value="271555" calcext:value-type="float">
            <text:p>271555</text:p>
          </table:table-cell>
          <table:table-cell/>
          <table:table-cell office:value-type="float" office:value="1029301" calcext:value-type="float">
            <text:p>1029301</text:p>
          </table:table-cell>
          <table:table-cell table:formula="of:=[.N9]-[.N8]" office:value-type="float" office:value="277238" calcext:value-type="float">
            <text:p>277238</text:p>
          </table:table-cell>
          <table:table-cell/>
          <table:table-cell table:formula="of:=AVERAGE([.C9];[.F9];[.I9];[.L9];[.O9])" office:value-type="float" office:value="250382.8" calcext:value-type="float">
            <text:p>250382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0329" calcext:value-type="float">
            <text:p>1090329</text:p>
          </table:table-cell>
          <table:table-cell table:formula="of:=[.B10]-[.B9]" office:value-type="float" office:value="273804" calcext:value-type="float">
            <text:p>273804</text:p>
          </table:table-cell>
          <table:table-cell/>
          <table:table-cell office:value-type="float" office:value="714552" calcext:value-type="float">
            <text:p>714552</text:p>
          </table:table-cell>
          <table:table-cell table:formula="of:=[.E10]-[.E9]" office:value-type="float" office:value="275548" calcext:value-type="float">
            <text:p>275548</text:p>
          </table:table-cell>
          <table:table-cell/>
          <table:table-cell office:value-type="float" office:value="851695" calcext:value-type="float">
            <text:p>851695</text:p>
          </table:table-cell>
          <table:table-cell table:formula="of:=[.H10]-[.H9]" office:value-type="float" office:value="276519" calcext:value-type="float">
            <text:p>276519</text:p>
          </table:table-cell>
          <table:table-cell/>
          <table:table-cell office:value-type="float" office:value="1221805" calcext:value-type="float">
            <text:p>1221805</text:p>
          </table:table-cell>
          <table:table-cell table:formula="of:=[.K10]-[.K9]" office:value-type="float" office:value="271700" calcext:value-type="float">
            <text:p>271700</text:p>
          </table:table-cell>
          <table:table-cell/>
          <table:table-cell office:value-type="float" office:value="1300540" calcext:value-type="float">
            <text:p>1300540</text:p>
          </table:table-cell>
          <table:table-cell table:formula="of:=[.N10]-[.N9]" office:value-type="float" office:value="271239" calcext:value-type="float">
            <text:p>271239</text:p>
          </table:table-cell>
          <table:table-cell/>
          <table:table-cell table:formula="of:=AVERAGE([.C10];[.F10];[.I10];[.L10];[.O10])" office:value-type="float" office:value="273762" calcext:value-type="float">
            <text:p>2737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60850" calcext:value-type="float">
            <text:p>1360850</text:p>
          </table:table-cell>
          <table:table-cell table:formula="of:=[.B11]-[.B10]" office:value-type="float" office:value="270521" calcext:value-type="float">
            <text:p>270521</text:p>
          </table:table-cell>
          <table:table-cell/>
          <table:table-cell office:value-type="float" office:value="987157" calcext:value-type="float">
            <text:p>987157</text:p>
          </table:table-cell>
          <table:table-cell table:formula="of:=[.E11]-[.E10]" office:value-type="float" office:value="272605" calcext:value-type="float">
            <text:p>272605</text:p>
          </table:table-cell>
          <table:table-cell/>
          <table:table-cell office:value-type="float" office:value="1125983" calcext:value-type="float">
            <text:p>1125983</text:p>
          </table:table-cell>
          <table:table-cell table:formula="of:=[.H11]-[.H10]" office:value-type="float" office:value="274288" calcext:value-type="float">
            <text:p>274288</text:p>
          </table:table-cell>
          <table:table-cell/>
          <table:table-cell office:value-type="float" office:value="1494790" calcext:value-type="float">
            <text:p>1494790</text:p>
          </table:table-cell>
          <table:table-cell table:formula="of:=[.K11]-[.K10]" office:value-type="float" office:value="272985" calcext:value-type="float">
            <text:p>272985</text:p>
          </table:table-cell>
          <table:table-cell/>
          <table:table-cell office:value-type="float" office:value="1574901" calcext:value-type="float">
            <text:p>1574901</text:p>
          </table:table-cell>
          <table:table-cell table:formula="of:=[.N11]-[.N10]" office:value-type="float" office:value="274361" calcext:value-type="float">
            <text:p>274361</text:p>
          </table:table-cell>
          <table:table-cell/>
          <table:table-cell table:formula="of:=AVERAGE([.C11];[.F11];[.I11];[.L11];[.O11])" office:value-type="float" office:value="272952" calcext:value-type="float">
            <text:p>2729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36047" calcext:value-type="float">
            <text:p>1636047</text:p>
          </table:table-cell>
          <table:table-cell table:formula="of:=[.B12]-[.B11]" office:value-type="float" office:value="275197" calcext:value-type="float">
            <text:p>275197</text:p>
          </table:table-cell>
          <table:table-cell/>
          <table:table-cell office:value-type="float" office:value="1261847" calcext:value-type="float">
            <text:p>1261847</text:p>
          </table:table-cell>
          <table:table-cell table:formula="of:=[.E12]-[.E11]" office:value-type="float" office:value="274690" calcext:value-type="float">
            <text:p>274690</text:p>
          </table:table-cell>
          <table:table-cell/>
          <table:table-cell office:value-type="float" office:value="1402960" calcext:value-type="float">
            <text:p>1402960</text:p>
          </table:table-cell>
          <table:table-cell table:formula="of:=[.H12]-[.H11]" office:value-type="float" office:value="276977" calcext:value-type="float">
            <text:p>276977</text:p>
          </table:table-cell>
          <table:table-cell/>
          <table:table-cell office:value-type="float" office:value="1768742" calcext:value-type="float">
            <text:p>1768742</text:p>
          </table:table-cell>
          <table:table-cell table:formula="of:=[.K12]-[.K11]" office:value-type="float" office:value="273952" calcext:value-type="float">
            <text:p>273952</text:p>
          </table:table-cell>
          <table:table-cell/>
          <table:table-cell office:value-type="float" office:value="1851729" calcext:value-type="float">
            <text:p>1851729</text:p>
          </table:table-cell>
          <table:table-cell table:formula="of:=[.N12]-[.N11]" office:value-type="float" office:value="276828" calcext:value-type="float">
            <text:p>276828</text:p>
          </table:table-cell>
          <table:table-cell/>
          <table:table-cell table:formula="of:=AVERAGE([.C12];[.F12];[.I12];[.L12];[.O12])" office:value-type="float" office:value="275528.8" calcext:value-type="float">
            <text:p>275528.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11311" calcext:value-type="float">
            <text:p>1911311</text:p>
          </table:table-cell>
          <table:table-cell table:formula="of:=[.B13]-[.B12]" office:value-type="float" office:value="275264" calcext:value-type="float">
            <text:p>275264</text:p>
          </table:table-cell>
          <table:table-cell/>
          <table:table-cell office:value-type="float" office:value="1537340" calcext:value-type="float">
            <text:p>1537340</text:p>
          </table:table-cell>
          <table:table-cell table:formula="of:=[.E13]-[.E12]" office:value-type="float" office:value="275493" calcext:value-type="float">
            <text:p>275493</text:p>
          </table:table-cell>
          <table:table-cell/>
          <table:table-cell office:value-type="float" office:value="1677787" calcext:value-type="float">
            <text:p>1677787</text:p>
          </table:table-cell>
          <table:table-cell table:formula="of:=[.H13]-[.H12]" office:value-type="float" office:value="274827" calcext:value-type="float">
            <text:p>274827</text:p>
          </table:table-cell>
          <table:table-cell/>
          <table:table-cell office:value-type="float" office:value="2040586" calcext:value-type="float">
            <text:p>2040586</text:p>
          </table:table-cell>
          <table:table-cell table:formula="of:=[.K13]-[.K12]" office:value-type="float" office:value="271844" calcext:value-type="float">
            <text:p>271844</text:p>
          </table:table-cell>
          <table:table-cell/>
          <table:table-cell office:value-type="float" office:value="2125842" calcext:value-type="float">
            <text:p>2125842</text:p>
          </table:table-cell>
          <table:table-cell table:formula="of:=[.N13]-[.N12]" office:value-type="float" office:value="274113" calcext:value-type="float">
            <text:p>274113</text:p>
          </table:table-cell>
          <table:table-cell/>
          <table:table-cell table:formula="of:=AVERAGE([.C13];[.F13];[.I13];[.L13];[.O13])" office:value-type="float" office:value="274308.2" calcext:value-type="float">
            <text:p>274308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82925" calcext:value-type="float">
            <text:p>2182925</text:p>
          </table:table-cell>
          <table:table-cell table:formula="of:=[.B14]-[.B13]" office:value-type="float" office:value="271614" calcext:value-type="float">
            <text:p>271614</text:p>
          </table:table-cell>
          <table:table-cell/>
          <table:table-cell office:value-type="float" office:value="1810325" calcext:value-type="float">
            <text:p>1810325</text:p>
          </table:table-cell>
          <table:table-cell table:formula="of:=[.E14]-[.E13]" office:value-type="float" office:value="272985" calcext:value-type="float">
            <text:p>272985</text:p>
          </table:table-cell>
          <table:table-cell/>
          <table:table-cell office:value-type="float" office:value="1948023" calcext:value-type="float">
            <text:p>1948023</text:p>
          </table:table-cell>
          <table:table-cell table:formula="of:=[.H14]-[.H13]" office:value-type="float" office:value="270236" calcext:value-type="float">
            <text:p>270236</text:p>
          </table:table-cell>
          <table:table-cell/>
          <table:table-cell office:value-type="float" office:value="2312296" calcext:value-type="float">
            <text:p>2312296</text:p>
          </table:table-cell>
          <table:table-cell table:formula="of:=[.K14]-[.K13]" office:value-type="float" office:value="271710" calcext:value-type="float">
            <text:p>271710</text:p>
          </table:table-cell>
          <table:table-cell/>
          <table:table-cell office:value-type="float" office:value="2400999" calcext:value-type="float">
            <text:p>2400999</text:p>
          </table:table-cell>
          <table:table-cell table:formula="of:=[.N14]-[.N13]" office:value-type="float" office:value="275157" calcext:value-type="float">
            <text:p>275157</text:p>
          </table:table-cell>
          <table:table-cell/>
          <table:table-cell table:formula="of:=AVERAGE([.C14];[.F14];[.I14];[.L14];[.O14])" office:value-type="float" office:value="272340.4" calcext:value-type="float">
            <text:p>272340.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457242" calcext:value-type="float">
            <text:p>2457242</text:p>
          </table:table-cell>
          <table:table-cell table:formula="of:=[.B15]-[.B14]" office:value-type="float" office:value="274317" calcext:value-type="float">
            <text:p>274317</text:p>
          </table:table-cell>
          <table:table-cell/>
          <table:table-cell office:value-type="float" office:value="2081726" calcext:value-type="float">
            <text:p>2081726</text:p>
          </table:table-cell>
          <table:table-cell table:formula="of:=[.E15]-[.E14]" office:value-type="float" office:value="271401" calcext:value-type="float">
            <text:p>271401</text:p>
          </table:table-cell>
          <table:table-cell/>
          <table:table-cell office:value-type="float" office:value="2223801" calcext:value-type="float">
            <text:p>2223801</text:p>
          </table:table-cell>
          <table:table-cell table:formula="of:=[.H15]-[.H14]" office:value-type="float" office:value="275778" calcext:value-type="float">
            <text:p>275778</text:p>
          </table:table-cell>
          <table:table-cell/>
          <table:table-cell office:value-type="float" office:value="2584245" calcext:value-type="float">
            <text:p>2584245</text:p>
          </table:table-cell>
          <table:table-cell table:formula="of:=[.K15]-[.K14]" office:value-type="float" office:value="271949" calcext:value-type="float">
            <text:p>271949</text:p>
          </table:table-cell>
          <table:table-cell/>
          <table:table-cell office:value-type="float" office:value="2676113" calcext:value-type="float">
            <text:p>2676113</text:p>
          </table:table-cell>
          <table:table-cell table:formula="of:=[.N15]-[.N14]" office:value-type="float" office:value="275114" calcext:value-type="float">
            <text:p>275114</text:p>
          </table:table-cell>
          <table:table-cell/>
          <table:table-cell table:formula="of:=AVERAGE([.C15];[.F15];[.I15];[.L15];[.O15])" office:value-type="float" office:value="273711.8" calcext:value-type="float">
            <text:p>273711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27607" calcext:value-type="float">
            <text:p>2727607</text:p>
          </table:table-cell>
          <table:table-cell table:formula="of:=[.B16]-[.B15]" office:value-type="float" office:value="270365" calcext:value-type="float">
            <text:p>270365</text:p>
          </table:table-cell>
          <table:table-cell/>
          <table:table-cell office:value-type="float" office:value="2355482" calcext:value-type="float">
            <text:p>2355482</text:p>
          </table:table-cell>
          <table:table-cell table:formula="of:=[.E16]-[.E15]" office:value-type="float" office:value="273756" calcext:value-type="float">
            <text:p>273756</text:p>
          </table:table-cell>
          <table:table-cell/>
          <table:table-cell office:value-type="float" office:value="2496618" calcext:value-type="float">
            <text:p>2496618</text:p>
          </table:table-cell>
          <table:table-cell table:formula="of:=[.H16]-[.H15]" office:value-type="float" office:value="272817" calcext:value-type="float">
            <text:p>272817</text:p>
          </table:table-cell>
          <table:table-cell/>
          <table:table-cell office:value-type="float" office:value="2853731" calcext:value-type="float">
            <text:p>2853731</text:p>
          </table:table-cell>
          <table:table-cell table:formula="of:=[.K16]-[.K15]" office:value-type="float" office:value="269486" calcext:value-type="float">
            <text:p>269486</text:p>
          </table:table-cell>
          <table:table-cell/>
          <table:table-cell office:value-type="float" office:value="2950130" calcext:value-type="float">
            <text:p>2950130</text:p>
          </table:table-cell>
          <table:table-cell table:formula="of:=[.N16]-[.N15]" office:value-type="float" office:value="274017" calcext:value-type="float">
            <text:p>274017</text:p>
          </table:table-cell>
          <table:table-cell/>
          <table:table-cell table:formula="of:=AVERAGE([.C16];[.F16];[.I16];[.L16];[.O16])" office:value-type="float" office:value="272088.2" calcext:value-type="float">
            <text:p>272088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0694" calcext:value-type="float">
            <text:p>3000694</text:p>
          </table:table-cell>
          <table:table-cell table:formula="of:=[.B17]-[.B16]" office:value-type="float" office:value="273087" calcext:value-type="float">
            <text:p>273087</text:p>
          </table:table-cell>
          <table:table-cell/>
          <table:table-cell office:value-type="float" office:value="2628789" calcext:value-type="float">
            <text:p>2628789</text:p>
          </table:table-cell>
          <table:table-cell table:formula="of:=[.E17]-[.E16]" office:value-type="float" office:value="273307" calcext:value-type="float">
            <text:p>273307</text:p>
          </table:table-cell>
          <table:table-cell/>
          <table:table-cell office:value-type="float" office:value="2767347" calcext:value-type="float">
            <text:p>2767347</text:p>
          </table:table-cell>
          <table:table-cell table:formula="of:=[.H17]-[.H16]" office:value-type="float" office:value="270729" calcext:value-type="float">
            <text:p>270729</text:p>
          </table:table-cell>
          <table:table-cell/>
          <table:table-cell office:value-type="float" office:value="3124922" calcext:value-type="float">
            <text:p>3124922</text:p>
          </table:table-cell>
          <table:table-cell table:formula="of:=[.K17]-[.K16]" office:value-type="float" office:value="271191" calcext:value-type="float">
            <text:p>271191</text:p>
          </table:table-cell>
          <table:table-cell/>
          <table:table-cell office:value-type="float" office:value="3224477" calcext:value-type="float">
            <text:p>3224477</text:p>
          </table:table-cell>
          <table:table-cell table:formula="of:=[.N17]-[.N16]" office:value-type="float" office:value="274347" calcext:value-type="float">
            <text:p>274347</text:p>
          </table:table-cell>
          <table:table-cell/>
          <table:table-cell table:formula="of:=AVERAGE([.C17];[.F17];[.I17];[.L17];[.O17])" office:value-type="float" office:value="272532.2" calcext:value-type="float">
            <text:p>272532.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75075" calcext:value-type="float">
            <text:p>3275075</text:p>
          </table:table-cell>
          <table:table-cell table:formula="of:=[.B18]-[.B17]" office:value-type="float" office:value="274381" calcext:value-type="float">
            <text:p>274381</text:p>
          </table:table-cell>
          <table:table-cell/>
          <table:table-cell office:value-type="float" office:value="2903520" calcext:value-type="float">
            <text:p>2903520</text:p>
          </table:table-cell>
          <table:table-cell table:formula="of:=[.E18]-[.E17]" office:value-type="float" office:value="274731" calcext:value-type="float">
            <text:p>274731</text:p>
          </table:table-cell>
          <table:table-cell/>
          <table:table-cell office:value-type="float" office:value="3041499" calcext:value-type="float">
            <text:p>3041499</text:p>
          </table:table-cell>
          <table:table-cell table:formula="of:=[.H18]-[.H17]" office:value-type="float" office:value="274152" calcext:value-type="float">
            <text:p>274152</text:p>
          </table:table-cell>
          <table:table-cell/>
          <table:table-cell office:value-type="float" office:value="3397224" calcext:value-type="float">
            <text:p>3397224</text:p>
          </table:table-cell>
          <table:table-cell table:formula="of:=[.K18]-[.K17]" office:value-type="float" office:value="272302" calcext:value-type="float">
            <text:p>272302</text:p>
          </table:table-cell>
          <table:table-cell/>
          <table:table-cell office:value-type="float" office:value="3498687" calcext:value-type="float">
            <text:p>3498687</text:p>
          </table:table-cell>
          <table:table-cell table:formula="of:=[.N18]-[.N17]" office:value-type="float" office:value="274210" calcext:value-type="float">
            <text:p>274210</text:p>
          </table:table-cell>
          <table:table-cell/>
          <table:table-cell table:formula="of:=AVERAGE([.C18];[.F18];[.I18];[.L18];[.O18])" office:value-type="float" office:value="273955.2" calcext:value-type="float">
            <text:p>273955.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44012" calcext:value-type="float">
            <text:p>3544012</text:p>
          </table:table-cell>
          <table:table-cell table:formula="of:=[.B19]-[.B18]" office:value-type="float" office:value="268937" calcext:value-type="float">
            <text:p>268937</text:p>
          </table:table-cell>
          <table:table-cell/>
          <table:table-cell office:value-type="float" office:value="3177074" calcext:value-type="float">
            <text:p>3177074</text:p>
          </table:table-cell>
          <table:table-cell table:formula="of:=[.E19]-[.E18]" office:value-type="float" office:value="273554" calcext:value-type="float">
            <text:p>273554</text:p>
          </table:table-cell>
          <table:table-cell/>
          <table:table-cell office:value-type="float" office:value="3315189" calcext:value-type="float">
            <text:p>3315189</text:p>
          </table:table-cell>
          <table:table-cell table:formula="of:=[.H19]-[.H18]" office:value-type="float" office:value="273690" calcext:value-type="float">
            <text:p>273690</text:p>
          </table:table-cell>
          <table:table-cell/>
          <table:table-cell office:value-type="float" office:value="3666239" calcext:value-type="float">
            <text:p>3666239</text:p>
          </table:table-cell>
          <table:table-cell table:formula="of:=[.K19]-[.K18]" office:value-type="float" office:value="269015" calcext:value-type="float">
            <text:p>269015</text:p>
          </table:table-cell>
          <table:table-cell/>
          <table:table-cell office:value-type="float" office:value="3772614" calcext:value-type="float">
            <text:p>3772614</text:p>
          </table:table-cell>
          <table:table-cell table:formula="of:=[.N19]-[.N18]" office:value-type="float" office:value="273927" calcext:value-type="float">
            <text:p>273927</text:p>
          </table:table-cell>
          <table:table-cell/>
          <table:table-cell table:formula="of:=AVERAGE([.C19];[.F19];[.I19];[.L19];[.O19])" office:value-type="float" office:value="271824.6" calcext:value-type="float">
            <text:p>271824.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13641" calcext:value-type="float">
            <text:p>3813641</text:p>
          </table:table-cell>
          <table:table-cell table:formula="of:=[.B20]-[.B19]" office:value-type="float" office:value="269629" calcext:value-type="float">
            <text:p>269629</text:p>
          </table:table-cell>
          <table:table-cell/>
          <table:table-cell office:value-type="float" office:value="3445784" calcext:value-type="float">
            <text:p>3445784</text:p>
          </table:table-cell>
          <table:table-cell table:formula="of:=[.E20]-[.E19]" office:value-type="float" office:value="268710" calcext:value-type="float">
            <text:p>268710</text:p>
          </table:table-cell>
          <table:table-cell/>
          <table:table-cell office:value-type="float" office:value="3587604" calcext:value-type="float">
            <text:p>3587604</text:p>
          </table:table-cell>
          <table:table-cell table:formula="of:=[.H20]-[.H19]" office:value-type="float" office:value="272415" calcext:value-type="float">
            <text:p>272415</text:p>
          </table:table-cell>
          <table:table-cell/>
          <table:table-cell office:value-type="float" office:value="3936739" calcext:value-type="float">
            <text:p>3936739</text:p>
          </table:table-cell>
          <table:table-cell table:formula="of:=[.K20]-[.K19]" office:value-type="float" office:value="270500" calcext:value-type="float">
            <text:p>270500</text:p>
          </table:table-cell>
          <table:table-cell/>
          <table:table-cell office:value-type="float" office:value="4049912" calcext:value-type="float">
            <text:p>4049912</text:p>
          </table:table-cell>
          <table:table-cell table:formula="of:=[.N20]-[.N19]" office:value-type="float" office:value="277298" calcext:value-type="float">
            <text:p>277298</text:p>
          </table:table-cell>
          <table:table-cell/>
          <table:table-cell table:formula="of:=AVERAGE([.C20];[.F20];[.I20];[.L20];[.O20])" office:value-type="float" office:value="271710.4" calcext:value-type="float">
            <text:p>271710.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85762" calcext:value-type="float">
            <text:p>4085762</text:p>
          </table:table-cell>
          <table:table-cell table:formula="of:=[.B21]-[.B20]" office:value-type="float" office:value="272121" calcext:value-type="float">
            <text:p>272121</text:p>
          </table:table-cell>
          <table:table-cell/>
          <table:table-cell office:value-type="float" office:value="3713926" calcext:value-type="float">
            <text:p>3713926</text:p>
          </table:table-cell>
          <table:table-cell table:formula="of:=[.E21]-[.E20]" office:value-type="float" office:value="268142" calcext:value-type="float">
            <text:p>268142</text:p>
          </table:table-cell>
          <table:table-cell/>
          <table:table-cell office:value-type="float" office:value="3859968" calcext:value-type="float">
            <text:p>3859968</text:p>
          </table:table-cell>
          <table:table-cell table:formula="of:=[.H21]-[.H20]" office:value-type="float" office:value="272364" calcext:value-type="float">
            <text:p>272364</text:p>
          </table:table-cell>
          <table:table-cell/>
          <table:table-cell office:value-type="float" office:value="4209451" calcext:value-type="float">
            <text:p>4209451</text:p>
          </table:table-cell>
          <table:table-cell table:formula="of:=[.K21]-[.K20]" office:value-type="float" office:value="272712" calcext:value-type="float">
            <text:p>272712</text:p>
          </table:table-cell>
          <table:table-cell/>
          <table:table-cell office:value-type="float" office:value="4323682" calcext:value-type="float">
            <text:p>4323682</text:p>
          </table:table-cell>
          <table:table-cell table:formula="of:=[.N21]-[.N20]" office:value-type="float" office:value="273770" calcext:value-type="float">
            <text:p>273770</text:p>
          </table:table-cell>
          <table:table-cell/>
          <table:table-cell table:formula="of:=AVERAGE([.C21];[.F21];[.I21];[.L21];[.O21])" office:value-type="float" office:value="271821.8" calcext:value-type="float">
            <text:p>271821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354163" calcext:value-type="float">
            <text:p>4354163</text:p>
          </table:table-cell>
          <table:table-cell table:formula="of:=[.B22]-[.B21]" office:value-type="float" office:value="268401" calcext:value-type="float">
            <text:p>268401</text:p>
          </table:table-cell>
          <table:table-cell/>
          <table:table-cell office:value-type="float" office:value="3985913" calcext:value-type="float">
            <text:p>3985913</text:p>
          </table:table-cell>
          <table:table-cell table:formula="of:=[.E22]-[.E21]" office:value-type="float" office:value="271987" calcext:value-type="float">
            <text:p>271987</text:p>
          </table:table-cell>
          <table:table-cell/>
          <table:table-cell office:value-type="float" office:value="4131002" calcext:value-type="float">
            <text:p>4131002</text:p>
          </table:table-cell>
          <table:table-cell table:formula="of:=[.H22]-[.H21]" office:value-type="float" office:value="271034" calcext:value-type="float">
            <text:p>271034</text:p>
          </table:table-cell>
          <table:table-cell/>
          <table:table-cell office:value-type="float" office:value="4479031" calcext:value-type="float">
            <text:p>4479031</text:p>
          </table:table-cell>
          <table:table-cell table:formula="of:=[.K22]-[.K21]" office:value-type="float" office:value="269580" calcext:value-type="float">
            <text:p>269580</text:p>
          </table:table-cell>
          <table:table-cell/>
          <table:table-cell office:value-type="float" office:value="4602529" calcext:value-type="float">
            <text:p>4602529</text:p>
          </table:table-cell>
          <table:table-cell table:formula="of:=[.N22]-[.N21]" office:value-type="float" office:value="278847" calcext:value-type="float">
            <text:p>278847</text:p>
          </table:table-cell>
          <table:table-cell/>
          <table:table-cell table:formula="of:=AVERAGE([.C22];[.F22];[.I22];[.L22];[.O22])" office:value-type="float" office:value="271969.8" calcext:value-type="float">
            <text:p>271969.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626686" calcext:value-type="float">
            <text:p>4626686</text:p>
          </table:table-cell>
          <table:table-cell table:formula="of:=[.B23]-[.B22]" office:value-type="float" office:value="272523" calcext:value-type="float">
            <text:p>272523</text:p>
          </table:table-cell>
          <table:table-cell/>
          <table:table-cell office:value-type="float" office:value="4257625" calcext:value-type="float">
            <text:p>4257625</text:p>
          </table:table-cell>
          <table:table-cell table:formula="of:=[.E23]-[.E22]" office:value-type="float" office:value="271712" calcext:value-type="float">
            <text:p>271712</text:p>
          </table:table-cell>
          <table:table-cell/>
          <table:table-cell office:value-type="float" office:value="4402173" calcext:value-type="float">
            <text:p>4402173</text:p>
          </table:table-cell>
          <table:table-cell table:formula="of:=[.H23]-[.H22]" office:value-type="float" office:value="271171" calcext:value-type="float">
            <text:p>271171</text:p>
          </table:table-cell>
          <table:table-cell/>
          <table:table-cell office:value-type="float" office:value="4752995" calcext:value-type="float">
            <text:p>4752995</text:p>
          </table:table-cell>
          <table:table-cell table:formula="of:=[.K23]-[.K22]" office:value-type="float" office:value="273964" calcext:value-type="float">
            <text:p>273964</text:p>
          </table:table-cell>
          <table:table-cell/>
          <table:table-cell office:value-type="float" office:value="4875940" calcext:value-type="float">
            <text:p>4875940</text:p>
          </table:table-cell>
          <table:table-cell table:formula="of:=[.N23]-[.N22]" office:value-type="float" office:value="273411" calcext:value-type="float">
            <text:p>273411</text:p>
          </table:table-cell>
          <table:table-cell/>
          <table:table-cell table:formula="of:=AVERAGE([.C23];[.F23];[.I23];[.L23];[.O23])" office:value-type="float" office:value="272556.2" calcext:value-type="float">
            <text:p>272556.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899149" calcext:value-type="float">
            <text:p>4899149</text:p>
          </table:table-cell>
          <table:table-cell table:formula="of:=[.B24]-[.B23]" office:value-type="float" office:value="272463" calcext:value-type="float">
            <text:p>272463</text:p>
          </table:table-cell>
          <table:table-cell/>
          <table:table-cell office:value-type="float" office:value="4528490" calcext:value-type="float">
            <text:p>4528490</text:p>
          </table:table-cell>
          <table:table-cell table:formula="of:=[.E24]-[.E23]" office:value-type="float" office:value="270865" calcext:value-type="float">
            <text:p>270865</text:p>
          </table:table-cell>
          <table:table-cell/>
          <table:table-cell office:value-type="float" office:value="4674102" calcext:value-type="float">
            <text:p>4674102</text:p>
          </table:table-cell>
          <table:table-cell table:formula="of:=[.H24]-[.H23]" office:value-type="float" office:value="271929" calcext:value-type="float">
            <text:p>271929</text:p>
          </table:table-cell>
          <table:table-cell/>
          <table:table-cell office:value-type="float" office:value="5025663" calcext:value-type="float">
            <text:p>5025663</text:p>
          </table:table-cell>
          <table:table-cell table:formula="of:=[.K24]-[.K23]" office:value-type="float" office:value="272668" calcext:value-type="float">
            <text:p>272668</text:p>
          </table:table-cell>
          <table:table-cell/>
          <table:table-cell office:value-type="float" office:value="5146091" calcext:value-type="float">
            <text:p>5146091</text:p>
          </table:table-cell>
          <table:table-cell table:formula="of:=[.N24]-[.N23]" office:value-type="float" office:value="270151" calcext:value-type="float">
            <text:p>270151</text:p>
          </table:table-cell>
          <table:table-cell/>
          <table:table-cell table:formula="of:=AVERAGE([.C24];[.F24];[.I24];[.L24];[.O24])" office:value-type="float" office:value="271615.2" calcext:value-type="float">
            <text:p>271615.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169415" calcext:value-type="float">
            <text:p>5169415</text:p>
          </table:table-cell>
          <table:table-cell table:formula="of:=[.B25]-[.B24]" office:value-type="float" office:value="270266" calcext:value-type="float">
            <text:p>270266</text:p>
          </table:table-cell>
          <table:table-cell/>
          <table:table-cell office:value-type="float" office:value="4800570" calcext:value-type="float">
            <text:p>4800570</text:p>
          </table:table-cell>
          <table:table-cell table:formula="of:=[.E25]-[.E24]" office:value-type="float" office:value="272080" calcext:value-type="float">
            <text:p>272080</text:p>
          </table:table-cell>
          <table:table-cell/>
          <table:table-cell office:value-type="float" office:value="4945176" calcext:value-type="float">
            <text:p>4945176</text:p>
          </table:table-cell>
          <table:table-cell table:formula="of:=[.H25]-[.H24]" office:value-type="float" office:value="271074" calcext:value-type="float">
            <text:p>271074</text:p>
          </table:table-cell>
          <table:table-cell/>
          <table:table-cell office:value-type="float" office:value="5295329" calcext:value-type="float">
            <text:p>5295329</text:p>
          </table:table-cell>
          <table:table-cell table:formula="of:=[.K25]-[.K24]" office:value-type="float" office:value="269666" calcext:value-type="float">
            <text:p>269666</text:p>
          </table:table-cell>
          <table:table-cell/>
          <table:table-cell office:value-type="float" office:value="5419495" calcext:value-type="float">
            <text:p>5419495</text:p>
          </table:table-cell>
          <table:table-cell table:formula="of:=[.N25]-[.N24]" office:value-type="float" office:value="273404" calcext:value-type="float">
            <text:p>273404</text:p>
          </table:table-cell>
          <table:table-cell/>
          <table:table-cell table:formula="of:=AVERAGE([.C25];[.F25];[.I25];[.L25];[.O25])" office:value-type="float" office:value="271298" calcext:value-type="float">
            <text:p>2712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37868" calcext:value-type="float">
            <text:p>5437868</text:p>
          </table:table-cell>
          <table:table-cell table:formula="of:=[.B26]-[.B25]" office:value-type="float" office:value="268453" calcext:value-type="float">
            <text:p>268453</text:p>
          </table:table-cell>
          <table:table-cell/>
          <table:table-cell office:value-type="float" office:value="5071305" calcext:value-type="float">
            <text:p>5071305</text:p>
          </table:table-cell>
          <table:table-cell table:formula="of:=[.E26]-[.E25]" office:value-type="float" office:value="270735" calcext:value-type="float">
            <text:p>270735</text:p>
          </table:table-cell>
          <table:table-cell/>
          <table:table-cell office:value-type="float" office:value="5213736" calcext:value-type="float">
            <text:p>5213736</text:p>
          </table:table-cell>
          <table:table-cell table:formula="of:=[.H26]-[.H25]" office:value-type="float" office:value="268560" calcext:value-type="float">
            <text:p>268560</text:p>
          </table:table-cell>
          <table:table-cell/>
          <table:table-cell office:value-type="float" office:value="5563508" calcext:value-type="float">
            <text:p>5563508</text:p>
          </table:table-cell>
          <table:table-cell table:formula="of:=[.K26]-[.K25]" office:value-type="float" office:value="268179" calcext:value-type="float">
            <text:p>268179</text:p>
          </table:table-cell>
          <table:table-cell/>
          <table:table-cell office:value-type="float" office:value="5689519" calcext:value-type="float">
            <text:p>5689519</text:p>
          </table:table-cell>
          <table:table-cell table:formula="of:=[.N26]-[.N25]" office:value-type="float" office:value="270024" calcext:value-type="float">
            <text:p>270024</text:p>
          </table:table-cell>
          <table:table-cell/>
          <table:table-cell table:formula="of:=AVERAGE([.C26];[.F26];[.I26];[.L26];[.O26])" office:value-type="float" office:value="269190.2" calcext:value-type="float">
            <text:p>269190.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09232" calcext:value-type="float">
            <text:p>5709232</text:p>
          </table:table-cell>
          <table:table-cell table:formula="of:=[.B27]-[.B26]" office:value-type="float" office:value="271364" calcext:value-type="float">
            <text:p>271364</text:p>
          </table:table-cell>
          <table:table-cell/>
          <table:table-cell office:value-type="float" office:value="5342362" calcext:value-type="float">
            <text:p>5342362</text:p>
          </table:table-cell>
          <table:table-cell table:formula="of:=[.E27]-[.E26]" office:value-type="float" office:value="271057" calcext:value-type="float">
            <text:p>271057</text:p>
          </table:table-cell>
          <table:table-cell/>
          <table:table-cell office:value-type="float" office:value="5484148" calcext:value-type="float">
            <text:p>5484148</text:p>
          </table:table-cell>
          <table:table-cell table:formula="of:=[.H27]-[.H26]" office:value-type="float" office:value="270412" calcext:value-type="float">
            <text:p>270412</text:p>
          </table:table-cell>
          <table:table-cell/>
          <table:table-cell office:value-type="float" office:value="5830377" calcext:value-type="float">
            <text:p>5830377</text:p>
          </table:table-cell>
          <table:table-cell table:formula="of:=[.K27]-[.K26]" office:value-type="float" office:value="266869" calcext:value-type="float">
            <text:p>266869</text:p>
          </table:table-cell>
          <table:table-cell/>
          <table:table-cell office:value-type="float" office:value="5959032" calcext:value-type="float">
            <text:p>5959032</text:p>
          </table:table-cell>
          <table:table-cell table:formula="of:=[.N27]-[.N26]" office:value-type="float" office:value="269513" calcext:value-type="float">
            <text:p>269513</text:p>
          </table:table-cell>
          <table:table-cell/>
          <table:table-cell table:formula="of:=AVERAGE([.C27];[.F27];[.I27];[.L27];[.O27])" office:value-type="float" office:value="269843" calcext:value-type="float">
            <text:p>26984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977519" calcext:value-type="float">
            <text:p>5977519</text:p>
          </table:table-cell>
          <table:table-cell table:formula="of:=[.B28]-[.B27]" office:value-type="float" office:value="268287" calcext:value-type="float">
            <text:p>268287</text:p>
          </table:table-cell>
          <table:table-cell/>
          <table:table-cell office:value-type="float" office:value="5613724" calcext:value-type="float">
            <text:p>5613724</text:p>
          </table:table-cell>
          <table:table-cell table:formula="of:=[.E28]-[.E27]" office:value-type="float" office:value="271362" calcext:value-type="float">
            <text:p>271362</text:p>
          </table:table-cell>
          <table:table-cell/>
          <table:table-cell office:value-type="float" office:value="5755192" calcext:value-type="float">
            <text:p>5755192</text:p>
          </table:table-cell>
          <table:table-cell table:formula="of:=[.H28]-[.H27]" office:value-type="float" office:value="271044" calcext:value-type="float">
            <text:p>271044</text:p>
          </table:table-cell>
          <table:table-cell/>
          <table:table-cell office:value-type="float" office:value="6105345" calcext:value-type="float">
            <text:p>6105345</text:p>
          </table:table-cell>
          <table:table-cell table:formula="of:=[.K28]-[.K27]" office:value-type="float" office:value="274968" calcext:value-type="float">
            <text:p>274968</text:p>
          </table:table-cell>
          <table:table-cell/>
          <table:table-cell office:value-type="float" office:value="6229513" calcext:value-type="float">
            <text:p>6229513</text:p>
          </table:table-cell>
          <table:table-cell table:formula="of:=[.N28]-[.N27]" office:value-type="float" office:value="270481" calcext:value-type="float">
            <text:p>270481</text:p>
          </table:table-cell>
          <table:table-cell/>
          <table:table-cell table:formula="of:=AVERAGE([.C28];[.F28];[.I28];[.L28];[.O28])" office:value-type="float" office:value="271228.4" calcext:value-type="float">
            <text:p>271228.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246515" calcext:value-type="float">
            <text:p>6246515</text:p>
          </table:table-cell>
          <table:table-cell table:formula="of:=[.B29]-[.B28]" office:value-type="float" office:value="268996" calcext:value-type="float">
            <text:p>268996</text:p>
          </table:table-cell>
          <table:table-cell/>
          <table:table-cell office:value-type="float" office:value="5881902" calcext:value-type="float">
            <text:p>5881902</text:p>
          </table:table-cell>
          <table:table-cell table:formula="of:=[.E29]-[.E28]" office:value-type="float" office:value="268178" calcext:value-type="float">
            <text:p>268178</text:p>
          </table:table-cell>
          <table:table-cell/>
          <table:table-cell office:value-type="float" office:value="6027241" calcext:value-type="float">
            <text:p>6027241</text:p>
          </table:table-cell>
          <table:table-cell table:formula="of:=[.H29]-[.H28]" office:value-type="float" office:value="272049" calcext:value-type="float">
            <text:p>272049</text:p>
          </table:table-cell>
          <table:table-cell/>
          <table:table-cell office:value-type="float" office:value="6371012" calcext:value-type="float">
            <text:p>6371012</text:p>
          </table:table-cell>
          <table:table-cell table:formula="of:=[.K29]-[.K28]" office:value-type="float" office:value="265667" calcext:value-type="float">
            <text:p>265667</text:p>
          </table:table-cell>
          <table:table-cell/>
          <table:table-cell office:value-type="float" office:value="6499062" calcext:value-type="float">
            <text:p>6499062</text:p>
          </table:table-cell>
          <table:table-cell table:formula="of:=[.N29]-[.N28]" office:value-type="float" office:value="269549" calcext:value-type="float">
            <text:p>269549</text:p>
          </table:table-cell>
          <table:table-cell/>
          <table:table-cell table:formula="of:=AVERAGE([.C29];[.F29];[.I29];[.L29];[.O29])" office:value-type="float" office:value="268887.8" calcext:value-type="float">
            <text:p>268887.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516991" calcext:value-type="float">
            <text:p>6516991</text:p>
          </table:table-cell>
          <table:table-cell table:formula="of:=[.B30]-[.B29]" office:value-type="float" office:value="270476" calcext:value-type="float">
            <text:p>270476</text:p>
          </table:table-cell>
          <table:table-cell/>
          <table:table-cell office:value-type="float" office:value="6153833" calcext:value-type="float">
            <text:p>6153833</text:p>
          </table:table-cell>
          <table:table-cell table:formula="of:=[.E30]-[.E29]" office:value-type="float" office:value="271931" calcext:value-type="float">
            <text:p>271931</text:p>
          </table:table-cell>
          <table:table-cell/>
          <table:table-cell office:value-type="float" office:value="6294902" calcext:value-type="float">
            <text:p>6294902</text:p>
          </table:table-cell>
          <table:table-cell table:formula="of:=[.H30]-[.H29]" office:value-type="float" office:value="267661" calcext:value-type="float">
            <text:p>267661</text:p>
          </table:table-cell>
          <table:table-cell/>
          <table:table-cell office:value-type="float" office:value="6640037" calcext:value-type="float">
            <text:p>6640037</text:p>
          </table:table-cell>
          <table:table-cell table:formula="of:=[.K30]-[.K29]" office:value-type="float" office:value="269025" calcext:value-type="float">
            <text:p>269025</text:p>
          </table:table-cell>
          <table:table-cell/>
          <table:table-cell office:value-type="float" office:value="6766645" calcext:value-type="float">
            <text:p>6766645</text:p>
          </table:table-cell>
          <table:table-cell table:formula="of:=[.N30]-[.N29]" office:value-type="float" office:value="267583" calcext:value-type="float">
            <text:p>267583</text:p>
          </table:table-cell>
          <table:table-cell/>
          <table:table-cell table:formula="of:=AVERAGE([.C30];[.F30];[.I30];[.L30];[.O30])" office:value-type="float" office:value="269335.2" calcext:value-type="float">
            <text:p>269335.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782457" calcext:value-type="float">
            <text:p>6782457</text:p>
          </table:table-cell>
          <table:table-cell table:formula="of:=[.B31]-[.B30]" office:value-type="float" office:value="265466" calcext:value-type="float">
            <text:p>265466</text:p>
          </table:table-cell>
          <table:table-cell/>
          <table:table-cell office:value-type="float" office:value="6426608" calcext:value-type="float">
            <text:p>6426608</text:p>
          </table:table-cell>
          <table:table-cell table:formula="of:=[.E31]-[.E30]" office:value-type="float" office:value="272775" calcext:value-type="float">
            <text:p>272775</text:p>
          </table:table-cell>
          <table:table-cell/>
          <table:table-cell office:value-type="float" office:value="6561846" calcext:value-type="float">
            <text:p>6561846</text:p>
          </table:table-cell>
          <table:table-cell table:formula="of:=[.H31]-[.H30]" office:value-type="float" office:value="266944" calcext:value-type="float">
            <text:p>266944</text:p>
          </table:table-cell>
          <table:table-cell/>
          <table:table-cell office:value-type="float" office:value="6907665" calcext:value-type="float">
            <text:p>6907665</text:p>
          </table:table-cell>
          <table:table-cell table:formula="of:=[.K31]-[.K30]" office:value-type="float" office:value="267628" calcext:value-type="float">
            <text:p>267628</text:p>
          </table:table-cell>
          <table:table-cell/>
          <table:table-cell office:value-type="float" office:value="7038418" calcext:value-type="float">
            <text:p>7038418</text:p>
          </table:table-cell>
          <table:table-cell table:formula="of:=[.N31]-[.N30]" office:value-type="float" office:value="271773" calcext:value-type="float">
            <text:p>271773</text:p>
          </table:table-cell>
          <table:table-cell/>
          <table:table-cell table:formula="of:=AVERAGE([.C31];[.F31];[.I31];[.L31];[.O31])" office:value-type="float" office:value="268917.2" calcext:value-type="float">
            <text:p>268917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11158" calcext:value-type="float">
            <text:p>7011158</text:p>
          </table:table-cell>
          <table:table-cell table:formula="of:=[.B32]-[.B31]" office:value-type="float" office:value="228701" calcext:value-type="float">
            <text:p>228701</text:p>
          </table:table-cell>
          <table:table-cell/>
          <table:table-cell office:value-type="float" office:value="6667422" calcext:value-type="float">
            <text:p>6667422</text:p>
          </table:table-cell>
          <table:table-cell table:formula="of:=[.E32]-[.E31]" office:value-type="float" office:value="240814" calcext:value-type="float">
            <text:p>240814</text:p>
          </table:table-cell>
          <table:table-cell/>
          <table:table-cell office:value-type="float" office:value="6807714" calcext:value-type="float">
            <text:p>6807714</text:p>
          </table:table-cell>
          <table:table-cell table:formula="of:=[.H32]-[.H31]" office:value-type="float" office:value="245868" calcext:value-type="float">
            <text:p>245868</text:p>
          </table:table-cell>
          <table:table-cell/>
          <table:table-cell office:value-type="float" office:value="7142392" calcext:value-type="float">
            <text:p>7142392</text:p>
          </table:table-cell>
          <table:table-cell table:formula="of:=[.K32]-[.K31]" office:value-type="float" office:value="234727" calcext:value-type="float">
            <text:p>234727</text:p>
          </table:table-cell>
          <table:table-cell/>
          <table:table-cell office:value-type="float" office:value="7256323" calcext:value-type="float">
            <text:p>7256323</text:p>
          </table:table-cell>
          <table:table-cell table:formula="of:=[.N32]-[.N31]" office:value-type="float" office:value="217905" calcext:value-type="float">
            <text:p>217905</text:p>
          </table:table-cell>
          <table:table-cell/>
          <table:table-cell table:formula="of:=AVERAGE([.C32];[.F32];[.I32];[.L32];[.O32])" office:value-type="float" office:value="233603" calcext:value-type="float">
            <text:p>233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 style:data-style-name="N2" text:time-value="14:08:59.556294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7:13:30.622333727</meta:creation-date>
    <dc:date>2015-01-04T18:12:02.037256512</dc:date>
    <meta:editing-duration>PT10H18M10S</meta:editing-duration>
    <meta:editing-cycles>9</meta:editing-cycles>
    <meta:generator>LibreOffice/4.2.7.2$Linux_X86_64 LibreOffice_project/420m0$Build-2</meta:generator>
    <meta:document-statistic meta:table-count="35" meta:cell-count="5173" meta:object-count="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188cm" svg:height="10.932cm" xlink:href=".." xlink:type="simple" chart:class="chart:bar" chart:style-name="ch1">
        <chart:legend chart:legend-position="end" svg:x="20.29cm" svg:y="3.922cm" style:legend-expansion="high" chart:style-name="ch2"/>
        <chart:plot-area chart:style-name="ch3" table:cell-range-address="'Faban 2.1'.A1:'Faban 2.1'.B6" chart:data-source-has-labels="column" svg:x="1.671cm" svg:y="0.218cm" svg:width="18.156cm" svg:height="9.318cm">
          <chartooo:coordinate-region svg:x="3.218cm" svg:y="0.417cm" svg:width="16.609cm" svg:height="8.92cm"/>
          <chart:axis chart:dimension="x" chart:name="primary-x" chart:style-name="ch4">
            <chart:title svg:x="9.482cm" svg:y="9.755cm" chart:style-name="ch5">
              <text:p>Iterácia testu</text:p>
            </chart:title>
          </chart:axis>
          <chart:axis chart:dimension="y" chart:name="primary-y" chart:style-name="ch6">
            <chart:title svg:x="0.451cm" svg:y="7.467cm" chart:style-name="ch7">
              <text:p>Počet vykonaných dotazov</text:p>
            </chart:title>
            <chart:grid chart:style-name="ch8" chart:class="major"/>
          </chart:axis>
          <chart:series chart:style-name="ch9" chart:values-cell-range-address="'Faban 2.1'.B1:'Faban 2.1'.B1" chart:label-cell-address="'Faban 2.1'.A1:'Faban 2.1'.A1" chart:class="chart:bar">
            <chart:data-point/>
          </chart:series>
          <chart:series chart:style-name="ch10" chart:values-cell-range-address="'Faban 2.1'.B2:'Faban 2.1'.B2" chart:label-cell-address="'Faban 2.1'.A2:'Faban 2.1'.A2" chart:class="chart:bar">
            <chart:data-point/>
          </chart:series>
          <chart:series chart:style-name="ch11" chart:values-cell-range-address="'Faban 2.1'.B3:'Faban 2.1'.B3" chart:label-cell-address="'Faban 2.1'.A3:'Faban 2.1'.A3" chart:class="chart:bar">
            <chart:data-point/>
          </chart:series>
          <chart:series chart:style-name="ch12" chart:values-cell-range-address="'Faban 2.1'.B4:'Faban 2.1'.B4" chart:label-cell-address="'Faban 2.1'.A4:'Faban 2.1'.A4" chart:class="chart:bar">
            <chart:data-point/>
          </chart:series>
          <chart:series chart:style-name="ch13" chart:values-cell-range-address="'Faban 2.1'.B5:'Faban 2.1'.B5" chart:label-cell-address="'Faban 2.1'.A5:'Faban 2.1'.A5" chart:class="chart:bar">
            <chart:data-point/>
          </chart:series>
          <chart:series chart:style-name="ch14" chart:values-cell-range-address="'Faban 2.1'.B6:'Faban 2.1'.B6" chart:label-cell-address="'Faban 2.1'.A6:'Faban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1'.A1:'Faban 2.1'.A1</svg:desc>
                </draw:g>
              </table:table-cell>
              <table:table-cell office:value-type="float" office:value="1608896">
                <text:p>1608896</text:p>
                <draw:g>
                  <svg:desc>'Faban 2.1'.B1:'Faban 2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1'.A2:'Faban 2.1'.A2</svg:desc>
                </draw:g>
              </table:table-cell>
              <table:table-cell office:value-type="float" office:value="1614361">
                <text:p>1614361</text:p>
                <draw:g>
                  <svg:desc>'Faban 2.1'.B2:'Faban 2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1'.A3:'Faban 2.1'.A3</svg:desc>
                </draw:g>
              </table:table-cell>
              <table:table-cell office:value-type="float" office:value="1614381">
                <text:p>1614381</text:p>
                <draw:g>
                  <svg:desc>'Faban 2.1'.B3:'Faban 2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1'.A4:'Faban 2.1'.A4</svg:desc>
                </draw:g>
              </table:table-cell>
              <table:table-cell office:value-type="float" office:value="1616067">
                <text:p>1616067</text:p>
                <draw:g>
                  <svg:desc>'Faban 2.1'.B4:'Faban 2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1'.A5:'Faban 2.1'.A5</svg:desc>
                </draw:g>
              </table:table-cell>
              <table:table-cell office:value-type="float" office:value="1612970">
                <text:p>1612970</text:p>
                <draw:g>
                  <svg:desc>'Faban 2.1'.B5:'Faban 2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1'.A6:'Faban 2.1'.A6</svg:desc>
                </draw:g>
              </table:table-cell>
              <table:table-cell office:value-type="float" office:value="1613335">
                <text:p>1613335</text:p>
                <draw:g>
                  <svg:desc>'Faban 2.1'.B6:'Faban 2.1'.B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5 distr'.A1:'Faban 2.5 distr'.A31 'Faban 2.5 distr'.G1:'Faban 2.5 distr'.G31" chart:data-source-has-labels="both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5 distr'.A1:'Faban 2.5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5 distr'.G1:'Faban 2.5 distr'.G31" chart:label-cell-address="'Faban 2.5 distr'.A1:'Faban 2.5 distr'.A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0 20 30 40 50 60 70 80 90 100 110 120 130 140 150 160 170 180 190 200 210 220 230 240 250 260 270 280 290 300</text:p>
                <text:list>
                  <text:list-item>
                    <text:p>0</text:p>
                  </text:list-item>
                  <text:list-item>
                    <text:p>10</text:p>
                  </text:list-item>
                  <text:list-item>
                    <text:p>20</text:p>
                  </text:list-item>
                  <text:list-item>
                    <text:p>30</text:p>
                  </text:list-item>
                  <text:list-item>
                    <text:p>40</text:p>
                  </text:list-item>
                  <text:list-item>
                    <text:p>50</text:p>
                  </text:list-item>
                  <text:list-item>
                    <text:p>60</text:p>
                  </text:list-item>
                  <text:list-item>
                    <text:p>70</text:p>
                  </text:list-item>
                  <text:list-item>
                    <text:p>80</text:p>
                  </text:list-item>
                  <text:list-item>
                    <text:p>90</text:p>
                  </text:list-item>
                  <text:list-item>
                    <text:p>100</text:p>
                  </text:list-item>
                  <text:list-item>
                    <text:p>110</text:p>
                  </text:list-item>
                  <text:list-item>
                    <text:p>120</text:p>
                  </text:list-item>
                  <text:list-item>
                    <text:p>130</text:p>
                  </text:list-item>
                  <text:list-item>
                    <text:p>140</text:p>
                  </text:list-item>
                  <text:list-item>
                    <text:p>150</text:p>
                  </text:list-item>
                  <text:list-item>
                    <text:p>160</text:p>
                  </text:list-item>
                  <text:list-item>
                    <text:p>170</text:p>
                  </text:list-item>
                  <text:list-item>
                    <text:p>180</text:p>
                  </text:list-item>
                  <text:list-item>
                    <text:p>190</text:p>
                  </text:list-item>
                  <text:list-item>
                    <text:p>200</text:p>
                  </text:list-item>
                  <text:list-item>
                    <text:p>210</text:p>
                  </text:list-item>
                  <text:list-item>
                    <text:p>220</text:p>
                  </text:list-item>
                  <text:list-item>
                    <text:p>230</text:p>
                  </text:list-item>
                  <text:list-item>
                    <text:p>240</text:p>
                  </text:list-item>
                  <text:list-item>
                    <text:p>250</text:p>
                  </text:list-item>
                  <text:list-item>
                    <text:p>260</text:p>
                  </text:list-item>
                  <text:list-item>
                    <text:p>270</text:p>
                  </text:list-item>
                  <text:list-item>
                    <text:p>280</text:p>
                  </text:list-item>
                  <text:list-item>
                    <text:p>290</text:p>
                  </text:list-item>
                  <text:list-item>
                    <text:p>300</text:p>
                  </text:list-item>
                </text:list>
                <draw:g>
                  <svg:desc>'Faban 2.5 distr'.A1:'Faban 2.5 distr'.A3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5 distr'.A1:'Faban 2.5 distr'.A31</svg:desc>
                </draw:g>
              </table:table-cell>
              <table:table-cell office:value-type="float" office:value="11126.4">
                <text:p>11126.4</text:p>
                <draw:g>
                  <svg:desc>'Faban 2.5 distr'.G1:'Faban 2.5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653.875">
                <text:p>10653.8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03.675">
                <text:p>10703.6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56.025">
                <text:p>10656.0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08.525">
                <text:p>10608.5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60.975">
                <text:p>10660.9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52.175">
                <text:p>10652.17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659.2">
                <text:p>10659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715.3">
                <text:p>10715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34.3">
                <text:p>10634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39.225">
                <text:p>10639.2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717.525">
                <text:p>10717.5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56.7">
                <text:p>10656.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611.325">
                <text:p>10611.3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643.05">
                <text:p>10643.0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656.575">
                <text:p>10656.5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39.8">
                <text:p>10639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667.725">
                <text:p>10667.72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703.125">
                <text:p>10703.1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591.525">
                <text:p>10591.52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73.625">
                <text:p>10673.6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708.5">
                <text:p>10708.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682.15">
                <text:p>10682.1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60.5">
                <text:p>10660.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557.925">
                <text:p>10557.9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11.2">
                <text:p>10611.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657.05">
                <text:p>10657.0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604.8">
                <text:p>10604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573.675">
                <text:p>10573.67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645.55">
                <text:p>10645.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5'.A1:'Faban 2.5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5'.B1:'Faban 2.5'.B1" chart:label-cell-address="'Faban 2.5'.A1:'Faban 2.5'.A1" chart:class="chart:bar">
            <chart:data-point/>
          </chart:series>
          <chart:series chart:style-name="ch10" chart:values-cell-range-address="'Faban 2.5'.B2:'Faban 2.5'.B2" chart:label-cell-address="'Faban 2.5'.A2:'Faban 2.5'.A2" chart:class="chart:bar">
            <chart:data-point/>
          </chart:series>
          <chart:series chart:style-name="ch11" chart:values-cell-range-address="'Faban 2.5'.B3:'Faban 2.5'.B3" chart:label-cell-address="'Faban 2.5'.A3:'Faban 2.5'.A3" chart:class="chart:bar">
            <chart:data-point/>
          </chart:series>
          <chart:series chart:style-name="ch12" chart:values-cell-range-address="'Faban 2.5'.B4:'Faban 2.5'.B4" chart:label-cell-address="'Faban 2.5'.A4:'Faban 2.5'.A4" chart:class="chart:bar">
            <chart:data-point/>
          </chart:series>
          <chart:series chart:style-name="ch13" chart:values-cell-range-address="'Faban 2.5'.B5:'Faban 2.5'.B5" chart:label-cell-address="'Faban 2.5'.A5:'Faban 2.5'.A5" chart:class="chart:bar">
            <chart:data-point/>
          </chart:series>
          <chart:series chart:style-name="ch14" chart:values-cell-range-address="'Faban 2.5'.B6:'Faban 2.5'.B6" chart:label-cell-address="'Faban 2.5'.A6:'Faban 2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5'.A1:'Faban 2.5'.A1</svg:desc>
                </draw:g>
              </table:table-cell>
              <table:table-cell office:value-type="float" office:value="3186355">
                <text:p>3186355</text:p>
                <draw:g>
                  <svg:desc>'Faban 2.5'.B1:'Faban 2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5'.A2:'Faban 2.5'.A2</svg:desc>
                </draw:g>
              </table:table-cell>
              <table:table-cell office:value-type="float" office:value="3206037">
                <text:p>3206037</text:p>
                <draw:g>
                  <svg:desc>'Faban 2.5'.B2:'Faban 2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5'.A3:'Faban 2.5'.A3</svg:desc>
                </draw:g>
              </table:table-cell>
              <table:table-cell office:value-type="float" office:value="NaN">
                <text:p>NaN</text:p>
                <draw:g>
                  <svg:desc>'Faban 2.5'.B3:'Faban 2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5'.A4:'Faban 2.5'.A4</svg:desc>
                </draw:g>
              </table:table-cell>
              <table:table-cell office:value-type="float" office:value="3187980">
                <text:p>3187980</text:p>
                <draw:g>
                  <svg:desc>'Faban 2.5'.B4:'Faban 2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5'.A5:'Faban 2.5'.A5</svg:desc>
                </draw:g>
              </table:table-cell>
              <table:table-cell office:value-type="float" office:value="3217781">
                <text:p>3217781</text:p>
                <draw:g>
                  <svg:desc>'Faban 2.5'.B5:'Faban 2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5'.A6:'Faban 2.5'.A6</svg:desc>
                </draw:g>
              </table:table-cell>
              <table:table-cell office:value-type="float" office:value="3199538.25">
                <text:p>3199538.25</text:p>
                <draw:g>
                  <svg:desc>'Faban 2.5'.B6:'Faban 2.5'.B6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1 distr'.A2:'Gatling 2.1 distr'.A32 'Gatling 2.1 distr'.Q2:'Gatling 2.1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1 distr'.A2:'Gatling 2.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1 distr'.Q2:'Gatling 2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1 distr'.A2:'Gatling 2.1 distr'.A32</svg:desc>
                </draw:g>
              </table:table-cell>
              <table:table-cell office:value-type="float" office:value="0">
                <text:p>0</text:p>
                <draw:g>
                  <svg:desc>'Gatling 2.1 distr'.Q2:'Gatling 2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622">
                <text:p>206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5448.4">
                <text:p>55448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3549">
                <text:p>635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1889.6">
                <text:p>61889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3247.6">
                <text:p>63247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3459.8">
                <text:p>63459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2252">
                <text:p>622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1571.6">
                <text:p>61571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2822.2">
                <text:p>62822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836.8">
                <text:p>62836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2075.2">
                <text:p>62075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2889.4">
                <text:p>62889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2322.6">
                <text:p>62322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1845">
                <text:p>6184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206.4">
                <text:p>62206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3004.6">
                <text:p>63004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2499.2">
                <text:p>62499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2182.8">
                <text:p>62182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2100.4">
                <text:p>62100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1117.6">
                <text:p>61117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2087.6">
                <text:p>62087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2892">
                <text:p>6289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2125.4">
                <text:p>62125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3463.8">
                <text:p>63463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1171.4">
                <text:p>61171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3190.6">
                <text:p>63190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2814.8">
                <text:p>62814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2783.4">
                <text:p>62783.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082">
                <text:p>620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2487">
                <text:p>6248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1'.A1:'Gatling 2.1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1'.B1:'Gatling 2.1'.B1" chart:label-cell-address="'Gatling 2.1'.A1:'Gatling 2.1'.A1" chart:class="chart:bar">
            <chart:data-point/>
          </chart:series>
          <chart:series chart:style-name="ch10" chart:values-cell-range-address="'Gatling 2.1'.B2:'Gatling 2.1'.B2" chart:label-cell-address="'Gatling 2.1'.A2:'Gatling 2.1'.A2" chart:class="chart:bar">
            <chart:data-point/>
          </chart:series>
          <chart:series chart:style-name="ch11" chart:values-cell-range-address="'Gatling 2.1'.B3:'Gatling 2.1'.B3" chart:label-cell-address="'Gatling 2.1'.A3:'Gatling 2.1'.A3" chart:class="chart:bar">
            <chart:data-point/>
          </chart:series>
          <chart:series chart:style-name="ch12" chart:values-cell-range-address="'Gatling 2.1'.B4:'Gatling 2.1'.B4" chart:label-cell-address="'Gatling 2.1'.A4:'Gatling 2.1'.A4" chart:class="chart:bar">
            <chart:data-point/>
          </chart:series>
          <chart:series chart:style-name="ch13" chart:values-cell-range-address="'Gatling 2.1'.B5:'Gatling 2.1'.B5" chart:label-cell-address="'Gatling 2.1'.A5:'Gatling 2.1'.A5" chart:class="chart:bar">
            <chart:data-point/>
          </chart:series>
          <chart:series chart:style-name="ch14" chart:values-cell-range-address="'Gatling 2.1'.B6:'Gatling 2.1'.B6" chart:label-cell-address="'Gatling 2.1'.A6:'Gatling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1'.A1:'Gatling 2.1'.A1</svg:desc>
                </draw:g>
              </table:table-cell>
              <table:table-cell office:value-type="float" office:value="1831121">
                <text:p>1831121</text:p>
                <draw:g>
                  <svg:desc>'Gatling 2.1'.B1:'Gatling 2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1'.A2:'Gatling 2.1'.A2</svg:desc>
                </draw:g>
              </table:table-cell>
              <table:table-cell office:value-type="float" office:value="1818769">
                <text:p>1818769</text:p>
                <draw:g>
                  <svg:desc>'Gatling 2.1'.B2:'Gatling 2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1'.A3:'Gatling 2.1'.A3</svg:desc>
                </draw:g>
              </table:table-cell>
              <table:table-cell office:value-type="float" office:value="1835757">
                <text:p>1835757</text:p>
                <draw:g>
                  <svg:desc>'Gatling 2.1'.B3:'Gatling 2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1'.A4:'Gatling 2.1'.A4</svg:desc>
                </draw:g>
              </table:table-cell>
              <table:table-cell office:value-type="float" office:value="1812333">
                <text:p>1812333</text:p>
                <draw:g>
                  <svg:desc>'Gatling 2.1'.B4:'Gatling 2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1'.A5:'Gatling 2.1'.A5</svg:desc>
                </draw:g>
              </table:table-cell>
              <table:table-cell office:value-type="float" office:value="1827221">
                <text:p>1827221</text:p>
                <draw:g>
                  <svg:desc>'Gatling 2.1'.B5:'Gatling 2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1'.A6:'Gatling 2.1'.A6</svg:desc>
                </draw:g>
              </table:table-cell>
              <table:table-cell office:value-type="float" office:value="1825040.2">
                <text:p>1825040.2</text:p>
                <draw:g>
                  <svg:desc>'Gatling 2.1'.B6:'Gatling 2.1'.B6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2 distr'.A2:'Gatling 2.2 distr'.A32 'Gatling 2.2 distr'.Q2:'Gatling 2.2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2 distr'.A2:'Gatling 2.2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2 distr'.Q2:'Gatling 2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2 distr'.A2:'Gatling 2.2 distr'.A32</svg:desc>
                </draw:g>
              </table:table-cell>
              <table:table-cell office:value-type="float" office:value="0">
                <text:p>0</text:p>
                <draw:g>
                  <svg:desc>'Gatling 2.2 distr'.Q2:'Gatling 2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595.2">
                <text:p>26595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550.4">
                <text:p>63550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6225.8">
                <text:p>66225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832.6">
                <text:p>63832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5789.6">
                <text:p>65789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5479.8">
                <text:p>65479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4816.6">
                <text:p>64816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205.8">
                <text:p>65205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5999.8">
                <text:p>65999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6667.4">
                <text:p>66667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5423.8">
                <text:p>65423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5092.8">
                <text:p>65092.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6062.6">
                <text:p>66062.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4955">
                <text:p>6495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5246.2">
                <text:p>65246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6248.4">
                <text:p>66248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5394.6">
                <text:p>65394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4613.6">
                <text:p>64613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5360.8">
                <text:p>65360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652.6">
                <text:p>65652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6631.6">
                <text:p>66631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64432.4">
                <text:p>64432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66302.8">
                <text:p>66302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5546.2">
                <text:p>65546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5217.4">
                <text:p>65217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6115">
                <text:p>661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4844.4">
                <text:p>64844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6569">
                <text:p>665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4435.4">
                <text:p>64435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6804.8">
                <text:p>66804.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2'.A1:'Gatling 2.2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2'.B1:'Gatling 2.2'.B1" chart:label-cell-address="'Gatling 2.2'.A1:'Gatling 2.2'.A1" chart:class="chart:bar">
            <chart:data-point/>
          </chart:series>
          <chart:series chart:style-name="ch10" chart:values-cell-range-address="'Gatling 2.2'.B2:'Gatling 2.2'.B2" chart:label-cell-address="'Gatling 2.2'.A2:'Gatling 2.2'.A2" chart:class="chart:bar">
            <chart:data-point/>
          </chart:series>
          <chart:series chart:style-name="ch11" chart:values-cell-range-address="'Gatling 2.2'.B3:'Gatling 2.2'.B3" chart:label-cell-address="'Gatling 2.2'.A3:'Gatling 2.2'.A3" chart:class="chart:bar">
            <chart:data-point/>
          </chart:series>
          <chart:series chart:style-name="ch12" chart:values-cell-range-address="'Gatling 2.2'.B4:'Gatling 2.2'.B4" chart:label-cell-address="'Gatling 2.2'.A4:'Gatling 2.2'.A4" chart:class="chart:bar">
            <chart:data-point/>
          </chart:series>
          <chart:series chart:style-name="ch13" chart:values-cell-range-address="'Gatling 2.2'.B5:'Gatling 2.2'.B5" chart:label-cell-address="'Gatling 2.2'.A5:'Gatling 2.2'.A5" chart:class="chart:bar">
            <chart:data-point/>
          </chart:series>
          <chart:series chart:style-name="ch14" chart:values-cell-range-address="'Gatling 2.2'.B6:'Gatling 2.2'.B6" chart:label-cell-address="'Gatling 2.2'.A6:'Gatling 2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2'.A1:'Gatling 2.2'.A1</svg:desc>
                </draw:g>
              </table:table-cell>
              <table:table-cell office:value-type="float" office:value="1918599">
                <text:p>1918599</text:p>
                <draw:g>
                  <svg:desc>'Gatling 2.2'.B1:'Gatling 2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2'.A2:'Gatling 2.2'.A2</svg:desc>
                </draw:g>
              </table:table-cell>
              <table:table-cell office:value-type="float" office:value="1952562">
                <text:p>1952562</text:p>
                <draw:g>
                  <svg:desc>'Gatling 2.2'.B2:'Gatling 2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2'.A3:'Gatling 2.2'.A3</svg:desc>
                </draw:g>
              </table:table-cell>
              <table:table-cell office:value-type="float" office:value="1913446">
                <text:p>1913446</text:p>
                <draw:g>
                  <svg:desc>'Gatling 2.2'.B3:'Gatling 2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2'.A4:'Gatling 2.2'.A4</svg:desc>
                </draw:g>
              </table:table-cell>
              <table:table-cell office:value-type="float" office:value="1935923">
                <text:p>1935923</text:p>
                <draw:g>
                  <svg:desc>'Gatling 2.2'.B4:'Gatling 2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2'.A5:'Gatling 2.2'.A5</svg:desc>
                </draw:g>
              </table:table-cell>
              <table:table-cell office:value-type="float" office:value="1905032">
                <text:p>1905032</text:p>
                <draw:g>
                  <svg:desc>'Gatling 2.2'.B5:'Gatling 2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2'.A6:'Gatling 2.2'.A6</svg:desc>
                </draw:g>
              </table:table-cell>
              <table:table-cell office:value-type="float" office:value="1925112.4">
                <text:p>1925112.4</text:p>
                <draw:g>
                  <svg:desc>'Gatling 2.2'.B6:'Gatling 2.2'.B6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3 distr'.A2:'Gatling 2.3 distr'.A32 'Gatling 2.3 distr'.Q2:'Gatling 2.3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3 distr'.A2:'Gatling 2.3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3 distr'.Q2:'Gatling 2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3 distr'.A2:'Gatling 2.3 distr'.A32</svg:desc>
                </draw:g>
              </table:table-cell>
              <table:table-cell office:value-type="float" office:value="0">
                <text:p>0</text:p>
                <draw:g>
                  <svg:desc>'Gatling 2.3 distr'.Q2:'Gatling 2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780.2">
                <text:p>28780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2414">
                <text:p>724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3385.8">
                <text:p>73385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2242.4">
                <text:p>72242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2599.6">
                <text:p>72599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475.8">
                <text:p>74475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3185.4">
                <text:p>73185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1750.6">
                <text:p>71750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2492.2">
                <text:p>72492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2497.6">
                <text:p>72497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3584.8">
                <text:p>73584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2245.4">
                <text:p>72245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2754.4">
                <text:p>72754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384">
                <text:p>723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1850.4">
                <text:p>71850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3345.4">
                <text:p>73345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2900.6">
                <text:p>72900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2459.6">
                <text:p>72459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3562.8">
                <text:p>73562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3204.8">
                <text:p>73204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1474.6">
                <text:p>71474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2692.4">
                <text:p>72692.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2667.4">
                <text:p>72667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2242.2">
                <text:p>72242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3582.6">
                <text:p>73582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2738">
                <text:p>7273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2125.8">
                <text:p>72125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3051">
                <text:p>7305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1786.4">
                <text:p>7178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3258.6">
                <text:p>73258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3'.A1:'Gatling 2.3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3'.B1:'Gatling 2.3'.B1" chart:label-cell-address="'Gatling 2.3'.A1:'Gatling 2.3'.A1" chart:class="chart:bar">
            <chart:data-point/>
          </chart:series>
          <chart:series chart:style-name="ch10" chart:values-cell-range-address="'Gatling 2.3'.B2:'Gatling 2.3'.B2" chart:label-cell-address="'Gatling 2.3'.A2:'Gatling 2.3'.A2" chart:class="chart:bar">
            <chart:data-point/>
          </chart:series>
          <chart:series chart:style-name="ch11" chart:values-cell-range-address="'Gatling 2.3'.B3:'Gatling 2.3'.B3" chart:label-cell-address="'Gatling 2.3'.A3:'Gatling 2.3'.A3" chart:class="chart:bar">
            <chart:data-point/>
          </chart:series>
          <chart:series chart:style-name="ch12" chart:values-cell-range-address="'Gatling 2.3'.B4:'Gatling 2.3'.B4" chart:label-cell-address="'Gatling 2.3'.A4:'Gatling 2.3'.A4" chart:class="chart:bar">
            <chart:data-point/>
          </chart:series>
          <chart:series chart:style-name="ch13" chart:values-cell-range-address="'Gatling 2.3'.B5:'Gatling 2.3'.B5" chart:label-cell-address="'Gatling 2.3'.A5:'Gatling 2.3'.A5" chart:class="chart:bar">
            <chart:data-point/>
          </chart:series>
          <chart:series chart:style-name="ch14" chart:values-cell-range-address="'Gatling 2.3'.B6:'Gatling 2.3'.B6" chart:label-cell-address="'Gatling 2.3'.A6:'Gatling 2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3'.A1:'Gatling 2.3'.A1</svg:desc>
                </draw:g>
              </table:table-cell>
              <table:table-cell office:value-type="float" office:value="2136292">
                <text:p>2136292</text:p>
                <draw:g>
                  <svg:desc>'Gatling 2.3'.B1:'Gatling 2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3'.A2:'Gatling 2.3'.A2</svg:desc>
                </draw:g>
              </table:table-cell>
              <table:table-cell office:value-type="float" office:value="2167595">
                <text:p>2167595</text:p>
                <draw:g>
                  <svg:desc>'Gatling 2.3'.B2:'Gatling 2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3'.A3:'Gatling 2.3'.A3</svg:desc>
                </draw:g>
              </table:table-cell>
              <table:table-cell office:value-type="float" office:value="2128423">
                <text:p>2128423</text:p>
                <draw:g>
                  <svg:desc>'Gatling 2.3'.B3:'Gatling 2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3'.A4:'Gatling 2.3'.A4</svg:desc>
                </draw:g>
              </table:table-cell>
              <table:table-cell office:value-type="float" office:value="2108157">
                <text:p>2108157</text:p>
                <draw:g>
                  <svg:desc>'Gatling 2.3'.B4:'Gatling 2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3'.A5:'Gatling 2.3'.A5</svg:desc>
                </draw:g>
              </table:table-cell>
              <table:table-cell office:value-type="float" office:value="2148207">
                <text:p>2148207</text:p>
                <draw:g>
                  <svg:desc>'Gatling 2.3'.B5:'Gatling 2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3'.A6:'Gatling 2.3'.A6</svg:desc>
                </draw:g>
              </table:table-cell>
              <table:table-cell office:value-type="float" office:value="2137734.8">
                <text:p>2137734.8</text:p>
                <draw:g>
                  <svg:desc>'Gatling 2.3'.B6:'Gatling 2.3'.B6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4 distr'.A2:'Gatling 2.4 distr'.A32 'Gatling 2.4 distr'.Q2:'Gatling 2.4 distr'.Q32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4 distr'.A2:'Gatling 2.4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4 distr'.Q2:'Gatling 2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4 distr'.A2:'Gatling 2.4 distr'.A32</svg:desc>
                </draw:g>
              </table:table-cell>
              <table:table-cell office:value-type="float" office:value="0">
                <text:p>0</text:p>
                <draw:g>
                  <svg:desc>'Gatling 2.4 distr'.Q2:'Gatling 2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696">
                <text:p>286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32.2">
                <text:p>80732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268.8">
                <text:p>80268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085.8">
                <text:p>80085.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8038">
                <text:p>780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9484.2">
                <text:p>79484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9919.6">
                <text:p>79919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9062.2">
                <text:p>79062.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657.8">
                <text:p>78657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9331.6">
                <text:p>79331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9370.4">
                <text:p>79370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9193">
                <text:p>7919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8150">
                <text:p>7815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9792">
                <text:p>797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9254.2">
                <text:p>79254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0602">
                <text:p>806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9465.2">
                <text:p>79465.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9931.8">
                <text:p>79931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79991">
                <text:p>799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9732.6">
                <text:p>79732.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79553.2">
                <text:p>79553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0215.8">
                <text:p>80215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8664.8">
                <text:p>78664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8641.6">
                <text:p>78641.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9451.6">
                <text:p>79451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79333.4">
                <text:p>79333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78500">
                <text:p>7850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0204.6">
                <text:p>80204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9412.8">
                <text:p>79412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0149">
                <text:p>8014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4'.A1:'Gatling 2.4'.B6" chart:data-source-has-labels="column" svg:x="1.665cm" svg:y="0.203cm" svg:width="17.841cm" svg:height="8.577cm">
          <chartooo:coordinate-region svg:x="3.212cm" svg:y="0.403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4'.B1:'Gatling 2.4'.B1" chart:label-cell-address="'Gatling 2.4'.A1:'Gatling 2.4'.A1" chart:class="chart:bar">
            <chart:data-point/>
          </chart:series>
          <chart:series chart:style-name="ch10" chart:values-cell-range-address="'Gatling 2.4'.B2:'Gatling 2.4'.B2" chart:label-cell-address="'Gatling 2.4'.A2:'Gatling 2.4'.A2" chart:class="chart:bar">
            <chart:data-point/>
          </chart:series>
          <chart:series chart:style-name="ch11" chart:values-cell-range-address="'Gatling 2.4'.B3:'Gatling 2.4'.B3" chart:label-cell-address="'Gatling 2.4'.A3:'Gatling 2.4'.A3" chart:class="chart:bar">
            <chart:data-point/>
          </chart:series>
          <chart:series chart:style-name="ch12" chart:values-cell-range-address="'Gatling 2.4'.B4:'Gatling 2.4'.B4" chart:label-cell-address="'Gatling 2.4'.A4:'Gatling 2.4'.A4" chart:class="chart:bar">
            <chart:data-point/>
          </chart:series>
          <chart:series chart:style-name="ch13" chart:values-cell-range-address="'Gatling 2.4'.B5:'Gatling 2.4'.B5" chart:label-cell-address="'Gatling 2.4'.A5:'Gatling 2.4'.A5" chart:class="chart:bar">
            <chart:data-point/>
          </chart:series>
          <chart:series chart:style-name="ch14" chart:values-cell-range-address="'Gatling 2.4'.B6:'Gatling 2.4'.B6" chart:label-cell-address="'Gatling 2.4'.A6:'Gatling 2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4'.A1:'Gatling 2.4'.A1</svg:desc>
                </draw:g>
              </table:table-cell>
              <table:table-cell office:value-type="float" office:value="2323968">
                <text:p>2323968</text:p>
                <draw:g>
                  <svg:desc>'Gatling 2.4'.B1:'Gatling 2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4'.A2:'Gatling 2.4'.A2</svg:desc>
                </draw:g>
              </table:table-cell>
              <table:table-cell office:value-type="float" office:value="2322686">
                <text:p>2322686</text:p>
                <draw:g>
                  <svg:desc>'Gatling 2.4'.B2:'Gatling 2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4'.A3:'Gatling 2.4'.A3</svg:desc>
                </draw:g>
              </table:table-cell>
              <table:table-cell office:value-type="float" office:value="2336059">
                <text:p>2336059</text:p>
                <draw:g>
                  <svg:desc>'Gatling 2.4'.B3:'Gatling 2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4'.A4:'Gatling 2.4'.A4</svg:desc>
                </draw:g>
              </table:table-cell>
              <table:table-cell office:value-type="float" office:value="2334234">
                <text:p>2334234</text:p>
                <draw:g>
                  <svg:desc>'Gatling 2.4'.B4:'Gatling 2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4'.A5:'Gatling 2.4'.A5</svg:desc>
                </draw:g>
              </table:table-cell>
              <table:table-cell office:value-type="float" office:value="2352479">
                <text:p>2352479</text:p>
                <draw:g>
                  <svg:desc>'Gatling 2.4'.B5:'Gatling 2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4'.A6:'Gatling 2.4'.A6</svg:desc>
                </draw:g>
              </table:table-cell>
              <table:table-cell office:value-type="float" office:value="2333885.2">
                <text:p>2333885.2</text:p>
                <draw:g>
                  <svg:desc>'Gatling 2.4'.B6:'Gatling 2.4'.B6</svg:desc>
                </draw:g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1 distr'.A1:'Faban 2.1 distr'.A31 'Faban 2.1 distr'.H1:'Faban 2.1 distr'.H31" chart:data-source-has-labels="column" svg:x="1.813cm" svg:y="0.203cm" svg:width="20.591cm" svg:height="8.429cm">
          <chartooo:coordinate-region svg:x="2.805cm" svg:y="0.402cm" svg:width="19.32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1 distr'.A1:'Faban 2.1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1 distr'.H1:'Faban 2.1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1 distr'.A1:'Faban 2.1 distr'.A31</svg:desc>
                </draw:g>
              </table:table-cell>
              <table:table-cell office:value-type="float" office:value="4918.12">
                <text:p>4918.12</text:p>
                <draw:g>
                  <svg:desc>'Faban 2.1 distr'.H1:'Faban 2.1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350.24">
                <text:p>5350.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51.9">
                <text:p>5351.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382.46">
                <text:p>5382.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394.74">
                <text:p>5394.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392.62">
                <text:p>5392.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398.82">
                <text:p>5398.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06.72">
                <text:p>5406.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96.94">
                <text:p>5396.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406.72">
                <text:p>5406.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396.16">
                <text:p>5396.1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5395.54">
                <text:p>5395.5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402">
                <text:p>54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390.42">
                <text:p>5390.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72.18">
                <text:p>5372.1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392.22">
                <text:p>5392.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393.34">
                <text:p>5393.3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395.02">
                <text:p>5395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403">
                <text:p>54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406.88">
                <text:p>5406.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380.2">
                <text:p>5380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398.28">
                <text:p>5398.2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396.8">
                <text:p>5396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393.84">
                <text:p>5393.8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405.28">
                <text:p>5405.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5403.42">
                <text:p>5403.4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5409.24">
                <text:p>5409.2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5403.14">
                <text:p>5403.1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5388.6">
                <text:p>5388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Gatling 2.5 distr'.A2:'Gatling 2.5 distr'.A32 'Gatling 2.5 distr'.Q2:'Gatling 2.5 distr'.Q32" chart:data-source-has-labels="column" svg:x="1.813cm" svg:y="0.203cm" svg:width="20.591cm" svg:height="8.429cm">
          <chartooo:coordinate-region svg:x="3.175cm" svg:y="0.403cm" svg:width="18.949cm" svg:height="7.582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Gatling 2.5 distr'.A2:'Gatling 2.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Gatling 2.5 distr'.Q2:'Gatling 2.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Gatling 2.5 distr'.A2:'Gatling 2.5 distr'.A32</svg:desc>
                </draw:g>
              </table:table-cell>
              <table:table-cell office:value-type="float" office:value="0">
                <text:p>0</text:p>
                <draw:g>
                  <svg:desc>'Gatling 2.5 distr'.Q2:'Gatling 2.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967.4">
                <text:p>25967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878.6">
                <text:p>82878.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3483.8">
                <text:p>83483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4726">
                <text:p>847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6962">
                <text:p>869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6959.4">
                <text:p>86959.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6376">
                <text:p>863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5726.6">
                <text:p>85726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5898.6">
                <text:p>85898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6193">
                <text:p>861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6214.2">
                <text:p>86214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7412.2">
                <text:p>87412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5846.8">
                <text:p>85846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6489">
                <text:p>8648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7705.8">
                <text:p>87705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8141.2">
                <text:p>88141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86578.6">
                <text:p>86578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4117.6">
                <text:p>84117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6480">
                <text:p>8648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7590.8">
                <text:p>87590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84270.2">
                <text:p>84270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86916.2">
                <text:p>86916.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5044.6">
                <text:p>85044.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4261.2">
                <text:p>84261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6219.6">
                <text:p>86219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4835.6">
                <text:p>84835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6648.4">
                <text:p>86648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5969.6">
                <text:p>8596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7554.4">
                <text:p>87554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5875.8">
                <text:p>85875.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Gatling 2.5'.A1:'Gatling 2.5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Gatling 2.5'.B1:'Gatling 2.5'.B1" chart:label-cell-address="'Gatling 2.5'.A1:'Gatling 2.5'.A1" chart:class="chart:bar">
            <chart:data-point/>
          </chart:series>
          <chart:series chart:style-name="ch10" chart:values-cell-range-address="'Gatling 2.5'.B2:'Gatling 2.5'.B2" chart:label-cell-address="'Gatling 2.5'.A2:'Gatling 2.5'.A2" chart:class="chart:bar">
            <chart:data-point/>
          </chart:series>
          <chart:series chart:style-name="ch11" chart:values-cell-range-address="'Gatling 2.5'.B3:'Gatling 2.5'.B3" chart:label-cell-address="'Gatling 2.5'.A3:'Gatling 2.5'.A3" chart:class="chart:bar">
            <chart:data-point/>
          </chart:series>
          <chart:series chart:style-name="ch12" chart:values-cell-range-address="'Gatling 2.5'.B4:'Gatling 2.5'.B4" chart:label-cell-address="'Gatling 2.5'.A4:'Gatling 2.5'.A4" chart:class="chart:bar">
            <chart:data-point/>
          </chart:series>
          <chart:series chart:style-name="ch13" chart:values-cell-range-address="'Gatling 2.5'.B5:'Gatling 2.5'.B5" chart:label-cell-address="'Gatling 2.5'.A5:'Gatling 2.5'.A5" chart:class="chart:bar">
            <chart:data-point/>
          </chart:series>
          <chart:series chart:style-name="ch14" chart:values-cell-range-address="'Gatling 2.5'.B6:'Gatling 2.5'.B6" chart:label-cell-address="'Gatling 2.5'.A6:'Gatling 2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Gatling 2.5'.A1:'Gatling 2.5'.A1</svg:desc>
                </draw:g>
              </table:table-cell>
              <table:table-cell office:value-type="float" office:value="2508025">
                <text:p>2508025</text:p>
                <draw:g>
                  <svg:desc>'Gatling 2.5'.B1:'Gatling 2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Gatling 2.5'.A2:'Gatling 2.5'.A2</svg:desc>
                </draw:g>
              </table:table-cell>
              <table:table-cell office:value-type="float" office:value="2511472">
                <text:p>2511472</text:p>
                <draw:g>
                  <svg:desc>'Gatling 2.5'.B2:'Gatling 2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Gatling 2.5'.A3:'Gatling 2.5'.A3</svg:desc>
                </draw:g>
              </table:table-cell>
              <table:table-cell office:value-type="float" office:value="2490477">
                <text:p>2490477</text:p>
                <draw:g>
                  <svg:desc>'Gatling 2.5'.B3:'Gatling 2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Gatling 2.5'.A4:'Gatling 2.5'.A4</svg:desc>
                </draw:g>
              </table:table-cell>
              <table:table-cell office:value-type="float" office:value="2536607">
                <text:p>2536607</text:p>
                <draw:g>
                  <svg:desc>'Gatling 2.5'.B4:'Gatling 2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Gatling 2.5'.A5:'Gatling 2.5'.A5</svg:desc>
                </draw:g>
              </table:table-cell>
              <table:table-cell office:value-type="float" office:value="2550135">
                <text:p>2550135</text:p>
                <draw:g>
                  <svg:desc>'Gatling 2.5'.B5:'Gatling 2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Gatling 2.5'.A6:'Gatling 2.5'.A6</svg:desc>
                </draw:g>
              </table:table-cell>
              <table:table-cell office:value-type="float" office:value="2519343.2">
                <text:p>2519343.2</text:p>
                <draw:g>
                  <svg:desc>'Gatling 2.5'.B6:'Gatling 2.5'.B6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2.1 distr'.A2:'Perfcake 2.1 distr'.A32 'Perfcake 2.1 distr'.Q2:'Perfcake 2.1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2.1 distr'.A2:'Perfcake 2.1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2.1 distr'.Q2:'Perfcake 2.1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2.1 distr'.A2:'Perfcake 2.1 distr'.A32</svg:desc>
                </draw:g>
              </table:table-cell>
              <table:table-cell office:value-type="float" office:value="0">
                <text:p>0</text:p>
                <draw:g>
                  <svg:desc>'Perfcake 2.1 distr'.Q2:'Perfcake 2.1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5267">
                <text:p>852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3012.8">
                <text:p>133012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3546.2">
                <text:p>133546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4379">
                <text:p>1343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3694">
                <text:p>13369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34083.2">
                <text:p>134083.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4141">
                <text:p>1341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4490.6">
                <text:p>134490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5063.2">
                <text:p>135063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4016.2">
                <text:p>134016.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4879.6">
                <text:p>134879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4544.2">
                <text:p>134544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4565">
                <text:p>1345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4015.8">
                <text:p>134015.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4646.6">
                <text:p>134646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4569.8">
                <text:p>134569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34003.4">
                <text:p>134003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4017.8">
                <text:p>134017.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4628.2">
                <text:p>134628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4415.2">
                <text:p>134415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34236.6">
                <text:p>134236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4771.2">
                <text:p>134771.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34441.4">
                <text:p>134441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4251.2">
                <text:p>134251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3785.8">
                <text:p>133785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33966.6">
                <text:p>133966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34858.6">
                <text:p>134858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33938.8">
                <text:p>133938.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34307.6">
                <text:p>134307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25278.4">
                <text:p>125278.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2.1'.A1:'Perfcake 2.1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2.1'.B1:'Perfcake 2.1'.B1" chart:label-cell-address="'Perfcake 2.1'.A1:'Perfcake 2.1'.A1" chart:class="chart:bar">
            <chart:data-point/>
          </chart:series>
          <chart:series chart:style-name="ch10" chart:values-cell-range-address="'Perfcake 2.1'.B2:'Perfcake 2.1'.B2" chart:label-cell-address="'Perfcake 2.1'.A2:'Perfcake 2.1'.A2" chart:class="chart:bar">
            <chart:data-point/>
          </chart:series>
          <chart:series chart:style-name="ch11" chart:values-cell-range-address="'Perfcake 2.1'.B3:'Perfcake 2.1'.B3" chart:label-cell-address="'Perfcake 2.1'.A3:'Perfcake 2.1'.A3" chart:class="chart:bar">
            <chart:data-point/>
          </chart:series>
          <chart:series chart:style-name="ch12" chart:values-cell-range-address="'Perfcake 2.1'.B4:'Perfcake 2.1'.B4" chart:label-cell-address="'Perfcake 2.1'.A4:'Perfcake 2.1'.A4" chart:class="chart:bar">
            <chart:data-point/>
          </chart:series>
          <chart:series chart:style-name="ch13" chart:values-cell-range-address="'Perfcake 2.1'.B5:'Perfcake 2.1'.B5" chart:label-cell-address="'Perfcake 2.1'.A5:'Perfcake 2.1'.A5" chart:class="chart:bar">
            <chart:data-point/>
          </chart:series>
          <chart:series chart:style-name="ch14" chart:values-cell-range-address="'Perfcake 2.1'.B6:'Perfcake 2.1'.B6" chart:label-cell-address="'Perfcake 2.1'.A6:'Perfcake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2.1'.A1:'Perfcake 2.1'.A1</svg:desc>
                </draw:g>
              </table:table-cell>
              <table:table-cell office:value-type="float" office:value="3951517">
                <text:p>3951517</text:p>
                <draw:g>
                  <svg:desc>'Perfcake 2.1'.B1:'Perfcake 2.1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2.1'.A2:'Perfcake 2.1'.A2</svg:desc>
                </draw:g>
              </table:table-cell>
              <table:table-cell office:value-type="float" office:value="3963717">
                <text:p>3963717</text:p>
                <draw:g>
                  <svg:desc>'Perfcake 2.1'.B2:'Perfcake 2.1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2.1'.A3:'Perfcake 2.1'.A3</svg:desc>
                </draw:g>
              </table:table-cell>
              <table:table-cell office:value-type="float" office:value="3991775">
                <text:p>3991775</text:p>
                <draw:g>
                  <svg:desc>'Perfcake 2.1'.B3:'Perfcake 2.1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2.1'.A4:'Perfcake 2.1'.A4</svg:desc>
                </draw:g>
              </table:table-cell>
              <table:table-cell office:value-type="float" office:value="3957599">
                <text:p>3957599</text:p>
                <draw:g>
                  <svg:desc>'Perfcake 2.1'.B4:'Perfcake 2.1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2.1'.A5:'Perfcake 2.1'.A5</svg:desc>
                </draw:g>
              </table:table-cell>
              <table:table-cell office:value-type="float" office:value="3984467">
                <text:p>3984467</text:p>
                <draw:g>
                  <svg:desc>'Perfcake 2.1'.B5:'Perfcake 2.1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2.1'.A6:'Perfcake 2.1'.A6</svg:desc>
                </draw:g>
              </table:table-cell>
              <table:table-cell office:value-type="float" office:value="3969815">
                <text:p>3969815</text:p>
                <draw:g>
                  <svg:desc>'Perfcake 2.1'.B6:'Perfcake 2.1'.B6</svg:desc>
                </draw:g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erfcake 2.2 distr'.A2:'Perfcake 2.2 distr'.A32 'Perfcake 2.2 distr'.Q2:'Perfcake 2.2 distr'.Q32" chart:data-source-has-labels="column" svg:x="1.676cm" svg:y="0.18cm" svg:width="14.004cm" svg:height="7.314cm">
          <chartooo:coordinate-region svg:x="3.038cm" svg:y="0.379cm" svg:width="12.362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Perfcake 2.2 distr'.A2:'Perfcake 2.2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2.2 distr'.Q2:'Perfcake 2.2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2.2 distr'.A2:'Perfcake 2.2 distr'.A32</svg:desc>
                </draw:g>
              </table:table-cell>
              <table:table-cell office:value-type="float" office:value="0">
                <text:p>0</text:p>
                <draw:g>
                  <svg:desc>'Perfcake 2.2 distr'.Q2:'Perfcake 2.2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592.4">
                <text:p>38592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5953.4">
                <text:p>65953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8295.6">
                <text:p>198295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0503.4">
                <text:p>290503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3892.4">
                <text:p>303892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2177">
                <text:p>30217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2612.6">
                <text:p>302612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4640.4">
                <text:p>304640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2267.6">
                <text:p>302267.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00907.4">
                <text:p>300907.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02652.8">
                <text:p>302652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2237.2">
                <text:p>302237.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2530.8">
                <text:p>302530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4382.2">
                <text:p>304382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3932.4">
                <text:p>303932.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0195.4">
                <text:p>300195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2587.4">
                <text:p>302587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3340.4">
                <text:p>303340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00634.6">
                <text:p>300634.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2917.4">
                <text:p>302917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01769.2">
                <text:p>301769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01411.8">
                <text:p>301411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01655.8">
                <text:p>301655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02238.8">
                <text:p>302238.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99671.8">
                <text:p>299671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01103.6">
                <text:p>301103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00679.4">
                <text:p>300679.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00246">
                <text:p>30024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01410.8">
                <text:p>301410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5557">
                <text:p>27555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2.2'.A1:'Perfcake 2.2'.B6" chart:data-source-has-labels="column" svg:x="1.468cm" svg:y="0.203cm" svg:width="18.038cm" svg:height="8.774cm">
          <chartooo:coordinate-region svg:x="3.015cm" svg:y="0.402cm" svg:width="16.491cm" svg:height="8.376cm"/>
          <chart:axis chart:dimension="x" chart:name="primary-x" chart:style-name="ch4">
            <chart:title svg:x="9.517cm" svg:y="9.18cm" chart:style-name="ch5">
              <text:p>Iterácia testu</text:p>
            </chart:title>
          </chart:axis>
          <chart:axis chart:dimension="y" chart:name="primary-y" chart:style-name="ch6">
            <chart:title svg:x="0.451cm" svg:y="6.87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2.2'.B1:'Perfcake 2.2'.B1" chart:label-cell-address="'Perfcake 2.2'.A1:'Perfcake 2.2'.A1" chart:class="chart:bar">
            <chart:data-point/>
          </chart:series>
          <chart:series chart:style-name="ch10" chart:values-cell-range-address="'Perfcake 2.2'.B2:'Perfcake 2.2'.B2" chart:label-cell-address="'Perfcake 2.2'.A2:'Perfcake 2.2'.A2" chart:class="chart:bar">
            <chart:data-point/>
          </chart:series>
          <chart:series chart:style-name="ch11" chart:values-cell-range-address="'Perfcake 2.2'.B3:'Perfcake 2.2'.B3" chart:label-cell-address="'Perfcake 2.2'.A3:'Perfcake 2.2'.A3" chart:class="chart:bar">
            <chart:data-point/>
          </chart:series>
          <chart:series chart:style-name="ch12" chart:values-cell-range-address="'Perfcake 2.2'.B4:'Perfcake 2.2'.B4" chart:label-cell-address="'Perfcake 2.2'.A4:'Perfcake 2.2'.A4" chart:class="chart:bar">
            <chart:data-point/>
          </chart:series>
          <chart:series chart:style-name="ch13" chart:values-cell-range-address="'Perfcake 2.2'.B5:'Perfcake 2.2'.B5" chart:label-cell-address="'Perfcake 2.2'.A5:'Perfcake 2.2'.A5" chart:class="chart:bar">
            <chart:data-point/>
          </chart:series>
          <chart:series chart:style-name="ch14" chart:values-cell-range-address="'Perfcake 2.2'.B6:'Perfcake 2.2'.B6" chart:label-cell-address="'Perfcake 2.2'.A6:'Perfcake 2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2.2'.A1:'Perfcake 2.2'.A1</svg:desc>
                </draw:g>
              </table:table-cell>
              <table:table-cell office:value-type="float" office:value="8436852">
                <text:p>8436852</text:p>
                <draw:g>
                  <svg:desc>'Perfcake 2.2'.B1:'Perfcake 2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2.2'.A2:'Perfcake 2.2'.A2</svg:desc>
                </draw:g>
              </table:table-cell>
              <table:table-cell office:value-type="float" office:value="8468862">
                <text:p>8468862</text:p>
                <draw:g>
                  <svg:desc>'Perfcake 2.2'.B2:'Perfcake 2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2.2'.A3:'Perfcake 2.2'.A3</svg:desc>
                </draw:g>
              </table:table-cell>
              <table:table-cell office:value-type="float" office:value="8364056">
                <text:p>8364056</text:p>
                <draw:g>
                  <svg:desc>'Perfcake 2.2'.B3:'Perfcake 2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2.2'.A4:'Perfcake 2.2'.A4</svg:desc>
                </draw:g>
              </table:table-cell>
              <table:table-cell office:value-type="float" office:value="8378125">
                <text:p>8378125</text:p>
                <draw:g>
                  <svg:desc>'Perfcake 2.2'.B4:'Perfcake 2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2.2'.A5:'Perfcake 2.2'.A5</svg:desc>
                </draw:g>
              </table:table-cell>
              <table:table-cell office:value-type="float" office:value="8457090">
                <text:p>8457090</text:p>
                <draw:g>
                  <svg:desc>'Perfcake 2.2'.B5:'Perfcake 2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2.2'.A6:'Perfcake 2.2'.A6</svg:desc>
                </draw:g>
              </table:table-cell>
              <table:table-cell office:value-type="float" office:value="8420997">
                <text:p>8420997</text:p>
                <draw:g>
                  <svg:desc>'Perfcake 2.2'.B6:'Perfcake 2.2'.B6</svg:desc>
                </draw:g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erfcake 2.3 distr'.A2:'Perfcake 2.3 distr'.A32 'Perfcake 2.3 distr'.Q2:'Perfcake 2.3 distr'.Q32" chart:data-source-has-labels="column" svg:x="1.676cm" svg:y="0.18cm" svg:width="14.004cm" svg:height="7.314cm">
          <chartooo:coordinate-region svg:x="3.038cm" svg:y="0.379cm" svg:width="12.362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Perfcake 2.3 distr'.A2:'Perfcake 2.3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2.3 distr'.Q2:'Perfcake 2.3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2.3 distr'.A2:'Perfcake 2.3 distr'.A32</svg:desc>
                </draw:g>
              </table:table-cell>
              <table:table-cell office:value-type="float" office:value="0">
                <text:p>0</text:p>
                <draw:g>
                  <svg:desc>'Perfcake 2.3 distr'.Q2:'Perfcake 2.3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5353.8">
                <text:p>35353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290.4">
                <text:p>39290.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643.6">
                <text:p>43643.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1215.2">
                <text:p>91215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1911.8">
                <text:p>171911.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8224.8">
                <text:p>188224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9982.4">
                <text:p>269982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8842.6">
                <text:p>278842.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7827.4">
                <text:p>277827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5497">
                <text:p>2754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7414.6">
                <text:p>277414.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8446">
                <text:p>27844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76971.8">
                <text:p>276971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76016.2">
                <text:p>276016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74128">
                <text:p>27412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3014">
                <text:p>27301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76373">
                <text:p>27637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74534.6">
                <text:p>274534.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73695.4">
                <text:p>273695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76179.2">
                <text:p>276179.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72830.4">
                <text:p>272830.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73794.8">
                <text:p>273794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5302.2">
                <text:p>275302.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71530">
                <text:p>27153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73177.6">
                <text:p>273177.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73975.8">
                <text:p>273975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1445.6">
                <text:p>271445.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71983.6">
                <text:p>271983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72608.6">
                <text:p>272608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2827.8">
                <text:p>242827.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2.3'.A1:'Perfcake 2.3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2.3'.B1:'Perfcake 2.3'.B1" chart:label-cell-address="'Perfcake 2.3'.A1:'Perfcake 2.3'.A1" chart:class="chart:bar">
            <chart:data-point/>
          </chart:series>
          <chart:series chart:style-name="ch10" chart:values-cell-range-address="'Perfcake 2.3'.B2:'Perfcake 2.3'.B2" chart:label-cell-address="'Perfcake 2.3'.A2:'Perfcake 2.3'.A2" chart:class="chart:bar">
            <chart:data-point/>
          </chart:series>
          <chart:series chart:style-name="ch11" chart:values-cell-range-address="'Perfcake 2.3'.B3:'Perfcake 2.3'.B3" chart:label-cell-address="'Perfcake 2.3'.A3:'Perfcake 2.3'.A3" chart:class="chart:bar">
            <chart:data-point/>
          </chart:series>
          <chart:series chart:style-name="ch12" chart:values-cell-range-address="'Perfcake 2.3'.B4:'Perfcake 2.3'.B4" chart:label-cell-address="'Perfcake 2.3'.A4:'Perfcake 2.3'.A4" chart:class="chart:bar">
            <chart:data-point/>
          </chart:series>
          <chart:series chart:style-name="ch13" chart:values-cell-range-address="'Perfcake 2.3'.B5:'Perfcake 2.3'.B5" chart:label-cell-address="'Perfcake 2.3'.A5:'Perfcake 2.3'.A5" chart:class="chart:bar">
            <chart:data-point/>
          </chart:series>
          <chart:series chart:style-name="ch14" chart:values-cell-range-address="'Perfcake 2.3'.B6:'Perfcake 2.3'.B6" chart:label-cell-address="'Perfcake 2.3'.A6:'Perfcake 2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2.3'.A1:'Perfcake 2.3'.A1</svg:desc>
                </draw:g>
              </table:table-cell>
              <table:table-cell office:value-type="float" office:value="7382610">
                <text:p>7382610</text:p>
                <draw:g>
                  <svg:desc>'Perfcake 2.3'.B1:'Perfcake 2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2.3'.A2:'Perfcake 2.3'.A2</svg:desc>
                </draw:g>
              </table:table-cell>
              <table:table-cell office:value-type="float" office:value="6638997">
                <text:p>6638997</text:p>
                <draw:g>
                  <svg:desc>'Perfcake 2.3'.B2:'Perfcake 2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2.3'.A3:'Perfcake 2.3'.A3</svg:desc>
                </draw:g>
              </table:table-cell>
              <table:table-cell office:value-type="float" office:value="7469201">
                <text:p>7469201</text:p>
                <draw:g>
                  <svg:desc>'Perfcake 2.3'.B3:'Perfcake 2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2.3'.A4:'Perfcake 2.3'.A4</svg:desc>
                </draw:g>
              </table:table-cell>
              <table:table-cell office:value-type="float" office:value="6891892">
                <text:p>6891892</text:p>
                <draw:g>
                  <svg:desc>'Perfcake 2.3'.B4:'Perfcake 2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2.3'.A5:'Perfcake 2.3'.A5</svg:desc>
                </draw:g>
              </table:table-cell>
              <table:table-cell office:value-type="float" office:value="7257491">
                <text:p>7257491</text:p>
                <draw:g>
                  <svg:desc>'Perfcake 2.3'.B5:'Perfcake 2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2.3'.A6:'Perfcake 2.3'.A6</svg:desc>
                </draw:g>
              </table:table-cell>
              <table:table-cell office:value-type="float" office:value="7128038.2">
                <text:p>7128038.2</text:p>
                <draw:g>
                  <svg:desc>'Perfcake 2.3'.B6:'Perfcake 2.3'.B6</svg:desc>
                </draw:g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erfcake 2.4 distr'.A2:'Perfcake 2.4 distr'.A32 'Perfcake 2.4 distr'.Q2:'Perfcake 2.4 distr'.Q32" chart:data-source-has-labels="column" svg:x="1.676cm" svg:y="0.18cm" svg:width="14.004cm" svg:height="7.314cm">
          <chartooo:coordinate-region svg:x="3.038cm" svg:y="0.379cm" svg:width="12.362cm" svg:height="6.07cm"/>
          <chart:axis chart:dimension="x" chart:name="primary-x" chart:style-name="ch3" chartooo:axis-type="auto">
            <chartooo:date-scale/>
            <chart:title svg:x="6.591cm" svg:y="7.675cm" chart:style-name="ch4">
              <text:p>Čas v sekundách</text:p>
            </chart:title>
            <chart:categories table:cell-range-address="'Perfcake 2.4 distr'.A2:'Perfcake 2.4 distr'.A32"/>
          </chart:axis>
          <chart:axis chart:dimension="y" chart:name="primary-y" chart:style-name="ch3">
            <chart:title svg:x="0.451cm" svg:y="6.03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2.4 distr'.Q2:'Perfcake 2.4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2.4 distr'.A2:'Perfcake 2.4 distr'.A32</svg:desc>
                </draw:g>
              </table:table-cell>
              <table:table-cell office:value-type="float" office:value="0">
                <text:p>0</text:p>
                <draw:g>
                  <svg:desc>'Perfcake 2.4 distr'.Q2:'Perfcake 2.4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536.4">
                <text:p>34536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854.2">
                <text:p>38854.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9354.8">
                <text:p>39354.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1253">
                <text:p>812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8901.2">
                <text:p>168901.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1120.8">
                <text:p>211120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73808.4">
                <text:p>273808.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4269.8">
                <text:p>274269.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4969.4">
                <text:p>274969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5303.6">
                <text:p>275303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6952.4">
                <text:p>276952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4711.6">
                <text:p>274711.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74262.8">
                <text:p>274262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74898.4">
                <text:p>274898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75373.6">
                <text:p>275373.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3379.6">
                <text:p>273379.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74815.4">
                <text:p>274815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74882.4">
                <text:p>274882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74218.8">
                <text:p>274218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72851.8">
                <text:p>272851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74056">
                <text:p>27405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71872.2">
                <text:p>271872.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1502.4">
                <text:p>271502.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70450">
                <text:p>27045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71672.4">
                <text:p>271672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73230.6">
                <text:p>273230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68176.8">
                <text:p>268176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71132.8">
                <text:p>271132.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71583.4">
                <text:p>271583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8812.8">
                <text:p>238812.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2.4'.A1:'Perfcake 2.4'.B6" chart:data-source-has-labels="column" svg:x="1.665cm" svg:y="0.203cm" svg:width="17.841cm" svg:height="8.577cm">
          <chartooo:coordinate-region svg:x="3.212cm" svg:y="0.403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2.4'.B1:'Perfcake 2.4'.B1" chart:label-cell-address="'Perfcake 2.4'.A1:'Perfcake 2.4'.A1" chart:class="chart:bar">
            <chart:data-point/>
          </chart:series>
          <chart:series chart:style-name="ch10" chart:values-cell-range-address="'Perfcake 2.4'.B2:'Perfcake 2.4'.B2" chart:label-cell-address="'Perfcake 2.4'.A2:'Perfcake 2.4'.A2" chart:class="chart:bar">
            <chart:data-point/>
          </chart:series>
          <chart:series chart:style-name="ch11" chart:values-cell-range-address="'Perfcake 2.4'.B3:'Perfcake 2.4'.B3" chart:label-cell-address="'Perfcake 2.4'.A3:'Perfcake 2.4'.A3" chart:class="chart:bar">
            <chart:data-point/>
          </chart:series>
          <chart:series chart:style-name="ch12" chart:values-cell-range-address="'Perfcake 2.4'.B4:'Perfcake 2.4'.B4" chart:label-cell-address="'Perfcake 2.4'.A4:'Perfcake 2.4'.A4" chart:class="chart:bar">
            <chart:data-point/>
          </chart:series>
          <chart:series chart:style-name="ch13" chart:values-cell-range-address="'Perfcake 2.4'.B5:'Perfcake 2.4'.B5" chart:label-cell-address="'Perfcake 2.4'.A5:'Perfcake 2.4'.A5" chart:class="chart:bar">
            <chart:data-point/>
          </chart:series>
          <chart:series chart:style-name="ch14" chart:values-cell-range-address="'Perfcake 2.4'.B6:'Perfcake 2.4'.B6" chart:label-cell-address="'Perfcake 2.4'.A6:'Perfcake 2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2.4'.A1:'Perfcake 2.4'.A1</svg:desc>
                </draw:g>
              </table:table-cell>
              <table:table-cell office:value-type="float" office:value="6824064">
                <text:p>6824064</text:p>
                <draw:g>
                  <svg:desc>'Perfcake 2.4'.B1:'Perfcake 2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2.4'.A2:'Perfcake 2.4'.A2</svg:desc>
                </draw:g>
              </table:table-cell>
              <table:table-cell office:value-type="float" office:value="7221323">
                <text:p>7221323</text:p>
                <draw:g>
                  <svg:desc>'Perfcake 2.4'.B2:'Perfcake 2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2.4'.A3:'Perfcake 2.4'.A3</svg:desc>
                </draw:g>
              </table:table-cell>
              <table:table-cell office:value-type="float" office:value="7325744">
                <text:p>7325744</text:p>
                <draw:g>
                  <svg:desc>'Perfcake 2.4'.B3:'Perfcake 2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2.4'.A4:'Perfcake 2.4'.A4</svg:desc>
                </draw:g>
              </table:table-cell>
              <table:table-cell office:value-type="float" office:value="6845474">
                <text:p>6845474</text:p>
                <draw:g>
                  <svg:desc>'Perfcake 2.4'.B4:'Perfcake 2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2.4'.A5:'Perfcake 2.4'.A5</svg:desc>
                </draw:g>
              </table:table-cell>
              <table:table-cell office:value-type="float" office:value="7289434">
                <text:p>7289434</text:p>
                <draw:g>
                  <svg:desc>'Perfcake 2.4'.B5:'Perfcake 2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2.4'.A6:'Perfcake 2.4'.A6</svg:desc>
                </draw:g>
              </table:table-cell>
              <table:table-cell office:value-type="float" office:value="7101207.8">
                <text:p>7101207.8</text:p>
                <draw:g>
                  <svg:desc>'Perfcake 2.4'.B6:'Perfcake 2.4'.B6</svg:desc>
                </draw:g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1'.A1:'Faban 2.1'.B6" chart:data-source-has-labels="both" svg:x="1.665cm" svg:y="0.203cm" svg:width="17.841cm" svg:height="8.577cm">
          <chartooo:coordinate-region svg:x="3.212cm" svg:y="0.402cm" svg:width="16.294cm" svg:height="7.731cm"/>
          <chart:axis chart:dimension="x" chart:name="primary-x" chart:style-name="ch4" chartooo:axis-type="auto">
            <chartooo:date-scale/>
            <chart:title svg:x="9.318cm" svg:y="8.984cm" chart:style-name="ch5">
              <text:p>Iterácia testu</text:p>
            </chart:title>
            <chart:categories table:cell-range-address="'Faban 2.1'.A1:'Faban 2.1'.A6"/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1'.B1:'Faban 2.1'.B1" chart:label-cell-address="'Faban 2.1'.A1:'Faban 2.1'.A1" chart:class="chart:bar">
            <chart:data-point/>
          </chart:series>
          <chart:series chart:style-name="ch10" chart:values-cell-range-address="'Faban 2.1'.B2:'Faban 2.1'.B2" chart:label-cell-address="'Faban 2.1'.A2:'Faban 2.1'.A2" chart:class="chart:bar">
            <chart:data-point/>
          </chart:series>
          <chart:series chart:style-name="ch11" chart:values-cell-range-address="'Faban 2.1'.B3:'Faban 2.1'.B3" chart:label-cell-address="'Faban 2.1'.A3:'Faban 2.1'.A3" chart:class="chart:bar">
            <chart:data-point/>
          </chart:series>
          <chart:series chart:style-name="ch12" chart:values-cell-range-address="'Faban 2.1'.B4:'Faban 2.1'.B4" chart:label-cell-address="'Faban 2.1'.A4:'Faban 2.1'.A4" chart:class="chart:bar">
            <chart:data-point/>
          </chart:series>
          <chart:series chart:style-name="ch13" chart:values-cell-range-address="'Faban 2.1'.B5:'Faban 2.1'.B5" chart:label-cell-address="'Faban 2.1'.A5:'Faban 2.1'.A5" chart:class="chart:bar">
            <chart:data-point/>
          </chart:series>
          <chart:series chart:style-name="ch14" chart:values-cell-range-address="'Faban 2.1'.B6:'Faban 2.1'.B6" chart:label-cell-address="'Faban 2.1'.A6:'Faban 2.1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vá iterácia</text:p>
                <draw:g>
                  <svg:desc>'Faban 2.1'.A1:'Faban 2.1'.A1</svg:desc>
                </draw:g>
              </table:table-cell>
              <table:table-cell office:value-type="string">
                <text:p>Druhá iterácia</text:p>
                <draw:g>
                  <svg:desc>'Faban 2.1'.A2:'Faban 2.1'.A2</svg:desc>
                </draw:g>
              </table:table-cell>
              <table:table-cell office:value-type="string">
                <text:p>Tretia iterácia</text:p>
                <draw:g>
                  <svg:desc>'Faban 2.1'.A3:'Faban 2.1'.A3</svg:desc>
                </draw:g>
              </table:table-cell>
              <table:table-cell office:value-type="string">
                <text:p>Štvrtá iterácia</text:p>
                <draw:g>
                  <svg:desc>'Faban 2.1'.A4:'Faban 2.1'.A4</svg:desc>
                </draw:g>
              </table:table-cell>
              <table:table-cell office:value-type="string">
                <text:p>Piata iterácia</text:p>
                <draw:g>
                  <svg:desc>'Faban 2.1'.A5:'Faban 2.1'.A5</svg:desc>
                </draw:g>
              </table:table-cell>
              <table:table-cell office:value-type="string">
                <text:p>Priemer</text:p>
                <draw:g>
                  <svg:desc>'Faban 2.1'.A6:'Faban 2.1'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1'.A1:'Faban 2.1'.A6</svg:desc>
                </draw:g>
              </table:table-cell>
              <table:table-cell office:value-type="float" office:value="1608896">
                <text:p>1608896</text:p>
                <draw:g>
                  <svg:desc>'Faban 2.1'.B1:'Faban 2.1'.B1</svg:desc>
                </draw:g>
              </table:table-cell>
              <table:table-cell office:value-type="float" office:value="1614361">
                <text:p>1614361</text:p>
                <draw:g>
                  <svg:desc>'Faban 2.1'.B2:'Faban 2.1'.B2</svg:desc>
                </draw:g>
              </table:table-cell>
              <table:table-cell office:value-type="float" office:value="1614381">
                <text:p>1614381</text:p>
                <draw:g>
                  <svg:desc>'Faban 2.1'.B3:'Faban 2.1'.B3</svg:desc>
                </draw:g>
              </table:table-cell>
              <table:table-cell office:value-type="float" office:value="1616067">
                <text:p>1616067</text:p>
                <draw:g>
                  <svg:desc>'Faban 2.1'.B4:'Faban 2.1'.B4</svg:desc>
                </draw:g>
              </table:table-cell>
              <table:table-cell office:value-type="float" office:value="1612970">
                <text:p>1612970</text:p>
                <draw:g>
                  <svg:desc>'Faban 2.1'.B5:'Faban 2.1'.B5</svg:desc>
                </draw:g>
              </table:table-cell>
              <table:table-cell office:value-type="float" office:value="1613335">
                <text:p>1613335</text:p>
                <draw:g>
                  <svg:desc>'Faban 2.1'.B6:'Faban 2.1'.B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Perfcake 2.5 distr'.A2:'Perfcake 2.5 distr'.A32 'Perfcake 2.5 distr'.Q2:'Perfcake 2.5 distr'.Q32" chart:data-source-has-labels="column" svg:x="1.813cm" svg:y="0.203cm" svg:width="20.591cm" svg:height="8.429cm">
          <chartooo:coordinate-region svg:x="3.175cm" svg:y="0.402cm" svg:width="18.949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Perfcake 2.5 distr'.A2:'Perfcake 2.5 distr'.A32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Perfcake 2.5 distr'.Q2:'Perfcake 2.5 distr'.Q32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Perfcake 2.5 distr'.A2:'Perfcake 2.5 distr'.A32</svg:desc>
                </draw:g>
              </table:table-cell>
              <table:table-cell office:value-type="float" office:value="0">
                <text:p>0</text:p>
                <draw:g>
                  <svg:desc>'Perfcake 2.5 distr'.Q2:'Perfcake 2.5 distr'.Q3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117.4">
                <text:p>34117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608">
                <text:p>376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8393.4">
                <text:p>38393.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7935.2">
                <text:p>67935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3207.4">
                <text:p>143207.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0378">
                <text:p>19037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0382.8">
                <text:p>250382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3762">
                <text:p>27376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72952">
                <text:p>2729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5528.8">
                <text:p>275528.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4308.2">
                <text:p>274308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72340.4">
                <text:p>272340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73711.8">
                <text:p>273711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72088.2">
                <text:p>272088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72532.2">
                <text:p>272532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3955.2">
                <text:p>273955.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71824.6">
                <text:p>271824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71710.4">
                <text:p>271710.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71821.8">
                <text:p>271821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71969.8">
                <text:p>271969.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72556.2">
                <text:p>272556.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71615.2">
                <text:p>271615.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1298">
                <text:p>27129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9190.2">
                <text:p>269190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9843">
                <text:p>26984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71228.4">
                <text:p>271228.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68887.8">
                <text:p>268887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69335.2">
                <text:p>269335.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68917.2">
                <text:p>268917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3603">
                <text:p>23360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Perfcake 2.5'.A1:'Perfcake 2.5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Perfcake 2.5'.B1:'Perfcake 2.5'.B1" chart:label-cell-address="'Perfcake 2.5'.A1:'Perfcake 2.5'.A1" chart:class="chart:bar">
            <chart:data-point/>
          </chart:series>
          <chart:series chart:style-name="ch10" chart:values-cell-range-address="'Perfcake 2.5'.B2:'Perfcake 2.5'.B2" chart:label-cell-address="'Perfcake 2.5'.A2:'Perfcake 2.5'.A2" chart:class="chart:bar">
            <chart:data-point/>
          </chart:series>
          <chart:series chart:style-name="ch11" chart:values-cell-range-address="'Perfcake 2.5'.B3:'Perfcake 2.5'.B3" chart:label-cell-address="'Perfcake 2.5'.A3:'Perfcake 2.5'.A3" chart:class="chart:bar">
            <chart:data-point/>
          </chart:series>
          <chart:series chart:style-name="ch12" chart:values-cell-range-address="'Perfcake 2.5'.B4:'Perfcake 2.5'.B4" chart:label-cell-address="'Perfcake 2.5'.A4:'Perfcake 2.5'.A4" chart:class="chart:bar">
            <chart:data-point/>
          </chart:series>
          <chart:series chart:style-name="ch13" chart:values-cell-range-address="'Perfcake 2.5'.B5:'Perfcake 2.5'.B5" chart:label-cell-address="'Perfcake 2.5'.A5:'Perfcake 2.5'.A5" chart:class="chart:bar">
            <chart:data-point/>
          </chart:series>
          <chart:series chart:style-name="ch14" chart:values-cell-range-address="'Perfcake 2.5'.B6:'Perfcake 2.5'.B6" chart:label-cell-address="'Perfcake 2.5'.A6:'Perfcake 2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Perfcake 2.5'.A1:'Perfcake 2.5'.A1</svg:desc>
                </draw:g>
              </table:table-cell>
              <table:table-cell office:value-type="float" office:value="7011158">
                <text:p>7011158</text:p>
                <draw:g>
                  <svg:desc>'Perfcake 2.5'.B1:'Perfcake 2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Perfcake 2.5'.A2:'Perfcake 2.5'.A2</svg:desc>
                </draw:g>
              </table:table-cell>
              <table:table-cell office:value-type="float" office:value="6667422">
                <text:p>6667422</text:p>
                <draw:g>
                  <svg:desc>'Perfcake 2.5'.B2:'Perfcake 2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Perfcake 2.5'.A3:'Perfcake 2.5'.A3</svg:desc>
                </draw:g>
              </table:table-cell>
              <table:table-cell office:value-type="float" office:value="6807714">
                <text:p>6807714</text:p>
                <draw:g>
                  <svg:desc>'Perfcake 2.5'.B3:'Perfcake 2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Perfcake 2.5'.A4:'Perfcake 2.5'.A4</svg:desc>
                </draw:g>
              </table:table-cell>
              <table:table-cell office:value-type="float" office:value="7142392">
                <text:p>7142392</text:p>
                <draw:g>
                  <svg:desc>'Perfcake 2.5'.B4:'Perfcake 2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Perfcake 2.5'.A5:'Perfcake 2.5'.A5</svg:desc>
                </draw:g>
              </table:table-cell>
              <table:table-cell office:value-type="float" office:value="7256323">
                <text:p>7256323</text:p>
                <draw:g>
                  <svg:desc>'Perfcake 2.5'.B5:'Perfcake 2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Perfcake 2.5'.A6:'Perfcake 2.5'.A6</svg:desc>
                </draw:g>
              </table:table-cell>
              <table:table-cell office:value-type="float" office:value="6977001.8">
                <text:p>6977001.8</text:p>
                <draw:g>
                  <svg:desc>'Perfcake 2.5'.B6:'Perfcake 2.5'.B6</svg:desc>
                </draw:g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102cm" svg:y="2.956cm" style:legend-expansion="high" chart:style-name="ch2"/>
        <chart:plot-area chart:style-name="ch3" chart:data-source-has-labels="both" svg:x="1.528cm" svg:y="0.18cm" svg:width="11.254cm" svg:height="7.462cm">
          <chartooo:coordinate-region svg:x="3.075cm" svg:y="0.38cm" svg:width="9.707cm" svg:height="7.064cm"/>
          <chart:axis chart:dimension="x" chart:name="primary-x" chart:style-name="ch4" chartooo:axis-type="text">
            <chart:title svg:x="5.888cm" svg:y="7.823cm" chart:style-name="ch5">
              <text:p>Iterácia testu</text:p>
            </chart:title>
            <chart:categories table:cell-range-address="local-table.$B$1:.$B$1"/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series chart:style-name="ch12" chart:values-cell-range-address="local-table.$B$5:.$B$5" chart:label-cell-address="local-table.$A$5" chart:class="chart:bar">
            <chart:data-point/>
          </chart:series>
          <chart:series chart:style-name="ch13" chart:values-cell-range-address="local-table.$B$6:.$B$6" chart:label-cell-address="local-table.$A$6" chart:class="chart:bar">
            <chart:data-point/>
          </chart:series>
          <chart:series chart:style-name="ch14" chart:values-cell-range-address="local-table.$B$7:.$B$7" chart:label-cell-address="local-table.$A$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</table:table-cell>
              <table:table-cell office:value-type="float" office:value="4060026">
                <text:p>4060026</text:p>
              </table:table-cell>
            </table:table-row>
            <table:table-row>
              <table:table-cell office:value-type="string">
                <text:p>Druhá iterácia</text:p>
              </table:table-cell>
              <table:table-cell office:value-type="float" office:value="4052695">
                <text:p>4052695</text:p>
              </table:table-cell>
            </table:table-row>
            <table:table-row>
              <table:table-cell office:value-type="string">
                <text:p>Tretia iterácia</text:p>
              </table:table-cell>
              <table:table-cell office:value-type="float" office:value="4020450">
                <text:p>4020450</text:p>
              </table:table-cell>
            </table:table-row>
            <table:table-row>
              <table:table-cell office:value-type="string">
                <text:p>Štvrtá iterácia</text:p>
              </table:table-cell>
              <table:table-cell office:value-type="float" office:value="4048666">
                <text:p>4048666</text:p>
              </table:table-cell>
            </table:table-row>
            <table:table-row>
              <table:table-cell office:value-type="string">
                <text:p>Piata iterácia</text:p>
              </table:table-cell>
              <table:table-cell office:value-type="float" office:value="3549533">
                <text:p>3549533</text:p>
              </table:table-cell>
            </table:table-row>
            <table:table-row>
              <table:table-cell office:value-type="string">
                <text:p>Priemer</text:p>
              </table:table-cell>
              <table:table-cell office:value-type="float" office:value="3946274">
                <text:p>394627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2.2'.A1:'JMeter 2.2'.B6" chart:data-source-has-labels="column" svg:x="1.528cm" svg:y="0.18cm" svg:width="11.254cm" svg:height="7.462cm">
          <chartooo:coordinate-region svg:x="3.075cm" svg:y="0.379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2.2'.B1:'JMeter 2.2'.B1" chart:label-cell-address="'JMeter 2.2'.A1:'JMeter 2.2'.A1" chart:class="chart:bar">
            <chart:data-point/>
          </chart:series>
          <chart:series chart:style-name="ch10" chart:values-cell-range-address="'JMeter 2.2'.B2:'JMeter 2.2'.B2" chart:label-cell-address="'JMeter 2.2'.A2:'JMeter 2.2'.A2" chart:class="chart:bar">
            <chart:data-point/>
          </chart:series>
          <chart:series chart:style-name="ch11" chart:values-cell-range-address="'JMeter 2.2'.B3:'JMeter 2.2'.B3" chart:label-cell-address="'JMeter 2.2'.A3:'JMeter 2.2'.A3" chart:class="chart:bar">
            <chart:data-point/>
          </chart:series>
          <chart:series chart:style-name="ch12" chart:values-cell-range-address="'JMeter 2.2'.B4:'JMeter 2.2'.B4" chart:label-cell-address="'JMeter 2.2'.A4:'JMeter 2.2'.A4" chart:class="chart:bar">
            <chart:data-point/>
          </chart:series>
          <chart:series chart:style-name="ch13" chart:values-cell-range-address="'JMeter 2.2'.B5:'JMeter 2.2'.B5" chart:label-cell-address="'JMeter 2.2'.A5:'JMeter 2.2'.A5" chart:class="chart:bar">
            <chart:data-point/>
          </chart:series>
          <chart:series chart:style-name="ch14" chart:values-cell-range-address="'JMeter 2.2'.B6:'JMeter 2.2'.B6" chart:label-cell-address="'JMeter 2.2'.A6:'JMeter 2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2.2'.A1:'JMeter 2.2'.A1</svg:desc>
                </draw:g>
              </table:table-cell>
              <table:table-cell office:value-type="float" office:value="3233657">
                <text:p>3233657</text:p>
                <draw:g>
                  <svg:desc>'JMeter 2.2'.B1:'JMeter 2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2.2'.A2:'JMeter 2.2'.A2</svg:desc>
                </draw:g>
              </table:table-cell>
              <table:table-cell office:value-type="float" office:value="3207578">
                <text:p>3207578</text:p>
                <draw:g>
                  <svg:desc>'JMeter 2.2'.B2:'JMeter 2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2.2'.A3:'JMeter 2.2'.A3</svg:desc>
                </draw:g>
              </table:table-cell>
              <table:table-cell office:value-type="float" office:value="2642832">
                <text:p>2642832</text:p>
                <draw:g>
                  <svg:desc>'JMeter 2.2'.B3:'JMeter 2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2.2'.A4:'JMeter 2.2'.A4</svg:desc>
                </draw:g>
              </table:table-cell>
              <table:table-cell office:value-type="float" office:value="3192770">
                <text:p>3192770</text:p>
                <draw:g>
                  <svg:desc>'JMeter 2.2'.B4:'JMeter 2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2.2'.A5:'JMeter 2.2'.A5</svg:desc>
                </draw:g>
              </table:table-cell>
              <table:table-cell office:value-type="float" office:value="3191952">
                <text:p>3191952</text:p>
                <draw:g>
                  <svg:desc>'JMeter 2.2'.B5:'JMeter 2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2.2'.A6:'JMeter 2.2'.A6</svg:desc>
                </draw:g>
              </table:table-cell>
              <table:table-cell office:value-type="float" office:value="3093757.8">
                <text:p>3093757.8</text:p>
                <draw:g>
                  <svg:desc>'JMeter 2.2'.B6:'JMeter 2.2'.B6</svg:desc>
                </draw:g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2.3'.A1:'JMeter 2.3'.B6" chart:data-source-has-labels="column" svg:x="1.528cm" svg:y="0.18cm" svg:width="11.254cm" svg:height="7.462cm">
          <chartooo:coordinate-region svg:x="3.075cm" svg:y="0.379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2.3'.B1:'JMeter 2.3'.B1" chart:label-cell-address="'JMeter 2.3'.A1:'JMeter 2.3'.A1" chart:class="chart:bar">
            <chart:data-point/>
          </chart:series>
          <chart:series chart:style-name="ch10" chart:values-cell-range-address="'JMeter 2.3'.B2:'JMeter 2.3'.B2" chart:label-cell-address="'JMeter 2.3'.A2:'JMeter 2.3'.A2" chart:class="chart:bar">
            <chart:data-point/>
          </chart:series>
          <chart:series chart:style-name="ch11" chart:values-cell-range-address="'JMeter 2.3'.B3:'JMeter 2.3'.B3" chart:label-cell-address="'JMeter 2.3'.A3:'JMeter 2.3'.A3" chart:class="chart:bar">
            <chart:data-point/>
          </chart:series>
          <chart:series chart:style-name="ch12" chart:values-cell-range-address="'JMeter 2.3'.B4:'JMeter 2.3'.B4" chart:label-cell-address="'JMeter 2.3'.A4:'JMeter 2.3'.A4" chart:class="chart:bar">
            <chart:data-point/>
          </chart:series>
          <chart:series chart:style-name="ch13" chart:values-cell-range-address="'JMeter 2.3'.B5:'JMeter 2.3'.B5" chart:label-cell-address="'JMeter 2.3'.A5:'JMeter 2.3'.A5" chart:class="chart:bar">
            <chart:data-point/>
          </chart:series>
          <chart:series chart:style-name="ch14" chart:values-cell-range-address="'JMeter 2.3'.B6:'JMeter 2.3'.B6" chart:label-cell-address="'JMeter 2.3'.A6:'JMeter 2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2.3'.A1:'JMeter 2.3'.A1</svg:desc>
                </draw:g>
              </table:table-cell>
              <table:table-cell office:value-type="float" office:value="3027911">
                <text:p>3027911</text:p>
                <draw:g>
                  <svg:desc>'JMeter 2.3'.B1:'JMeter 2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2.3'.A2:'JMeter 2.3'.A2</svg:desc>
                </draw:g>
              </table:table-cell>
              <table:table-cell office:value-type="float" office:value="3058845">
                <text:p>3058845</text:p>
                <draw:g>
                  <svg:desc>'JMeter 2.3'.B2:'JMeter 2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2.3'.A3:'JMeter 2.3'.A3</svg:desc>
                </draw:g>
              </table:table-cell>
              <table:table-cell office:value-type="float" office:value="3087140">
                <text:p>3087140</text:p>
                <draw:g>
                  <svg:desc>'JMeter 2.3'.B3:'JMeter 2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2.3'.A4:'JMeter 2.3'.A4</svg:desc>
                </draw:g>
              </table:table-cell>
              <table:table-cell office:value-type="float" office:value="3130614">
                <text:p>3130614</text:p>
                <draw:g>
                  <svg:desc>'JMeter 2.3'.B4:'JMeter 2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2.3'.A5:'JMeter 2.3'.A5</svg:desc>
                </draw:g>
              </table:table-cell>
              <table:table-cell office:value-type="float" office:value="3061439">
                <text:p>3061439</text:p>
                <draw:g>
                  <svg:desc>'JMeter 2.3'.B5:'JMeter 2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2.3'.A6:'JMeter 2.3'.A6</svg:desc>
                </draw:g>
              </table:table-cell>
              <table:table-cell office:value-type="float" office:value="3073189.8">
                <text:p>3073189.8</text:p>
                <draw:g>
                  <svg:desc>'JMeter 2.3'.B6:'JMeter 2.3'.B6</svg:desc>
                </draw:g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2.4'.A1:'JMeter 2.4'.B6" chart:data-source-has-labels="column" svg:x="1.528cm" svg:y="0.18cm" svg:width="11.254cm" svg:height="7.462cm">
          <chartooo:coordinate-region svg:x="3.075cm" svg:y="0.379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2.4'.B1:'JMeter 2.4'.B1" chart:label-cell-address="'JMeter 2.4'.A1:'JMeter 2.4'.A1" chart:class="chart:bar">
            <chart:data-point/>
          </chart:series>
          <chart:series chart:style-name="ch10" chart:values-cell-range-address="'JMeter 2.4'.B2:'JMeter 2.4'.B2" chart:label-cell-address="'JMeter 2.4'.A2:'JMeter 2.4'.A2" chart:class="chart:bar">
            <chart:data-point/>
          </chart:series>
          <chart:series chart:style-name="ch11" chart:values-cell-range-address="'JMeter 2.4'.B3:'JMeter 2.4'.B3" chart:label-cell-address="'JMeter 2.4'.A3:'JMeter 2.4'.A3" chart:class="chart:bar">
            <chart:data-point/>
          </chart:series>
          <chart:series chart:style-name="ch12" chart:values-cell-range-address="'JMeter 2.4'.B4:'JMeter 2.4'.B4" chart:label-cell-address="'JMeter 2.4'.A4:'JMeter 2.4'.A4" chart:class="chart:bar">
            <chart:data-point/>
          </chart:series>
          <chart:series chart:style-name="ch13" chart:values-cell-range-address="'JMeter 2.4'.B5:'JMeter 2.4'.B5" chart:label-cell-address="'JMeter 2.4'.A5:'JMeter 2.4'.A5" chart:class="chart:bar">
            <chart:data-point/>
          </chart:series>
          <chart:series chart:style-name="ch14" chart:values-cell-range-address="'JMeter 2.4'.B6:'JMeter 2.4'.B6" chart:label-cell-address="'JMeter 2.4'.A6:'JMeter 2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2.4'.A1:'JMeter 2.4'.A1</svg:desc>
                </draw:g>
              </table:table-cell>
              <table:table-cell office:value-type="float" office:value="3095486">
                <text:p>3095486</text:p>
                <draw:g>
                  <svg:desc>'JMeter 2.4'.B1:'JMeter 2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2.4'.A2:'JMeter 2.4'.A2</svg:desc>
                </draw:g>
              </table:table-cell>
              <table:table-cell office:value-type="float" office:value="3086050">
                <text:p>3086050</text:p>
                <draw:g>
                  <svg:desc>'JMeter 2.4'.B2:'JMeter 2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2.4'.A3:'JMeter 2.4'.A3</svg:desc>
                </draw:g>
              </table:table-cell>
              <table:table-cell office:value-type="float" office:value="3153720">
                <text:p>3153720</text:p>
                <draw:g>
                  <svg:desc>'JMeter 2.4'.B3:'JMeter 2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2.4'.A4:'JMeter 2.4'.A4</svg:desc>
                </draw:g>
              </table:table-cell>
              <table:table-cell office:value-type="float" office:value="3202832">
                <text:p>3202832</text:p>
                <draw:g>
                  <svg:desc>'JMeter 2.4'.B4:'JMeter 2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2.4'.A5:'JMeter 2.4'.A5</svg:desc>
                </draw:g>
              </table:table-cell>
              <table:table-cell office:value-type="float" office:value="3184660">
                <text:p>3184660</text:p>
                <draw:g>
                  <svg:desc>'JMeter 2.4'.B5:'JMeter 2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2.4'.A6:'JMeter 2.4'.A6</svg:desc>
                </draw:g>
              </table:table-cell>
              <table:table-cell office:value-type="float" office:value="3144549.6">
                <text:p>3144549.6</text:p>
                <draw:g>
                  <svg:desc>'JMeter 2.4'.B6:'JMeter 2.4'.B6</svg:desc>
                </draw:g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02cm" svg:y="2.956cm" style:legend-expansion="high" chart:style-name="ch2"/>
        <chart:plot-area chart:style-name="ch3" table:cell-range-address="'JMeter 2.5'.A1:'JMeter 2.5'.B6" chart:data-source-has-labels="column" svg:x="1.528cm" svg:y="0.18cm" svg:width="11.254cm" svg:height="7.462cm">
          <chartooo:coordinate-region svg:x="3.075cm" svg:y="0.379cm" svg:width="9.707cm" svg:height="7.064cm"/>
          <chart:axis chart:dimension="x" chart:name="primary-x" chart:style-name="ch4">
            <chart:title svg:x="5.888cm" svg:y="7.823cm" chart:style-name="ch5">
              <text:p>Iterácia testu</text:p>
            </chart:title>
          </chart:axis>
          <chart:axis chart:dimension="y" chart:name="primary-y" chart:style-name="ch6">
            <chart:title svg:x="0.451cm" svg:y="6.89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JMeter 2.5'.B1:'JMeter 2.5'.B1" chart:label-cell-address="'JMeter 2.5'.A1:'JMeter 2.5'.A1" chart:class="chart:bar">
            <chart:data-point/>
          </chart:series>
          <chart:series chart:style-name="ch10" chart:values-cell-range-address="'JMeter 2.5'.B2:'JMeter 2.5'.B2" chart:label-cell-address="'JMeter 2.5'.A2:'JMeter 2.5'.A2" chart:class="chart:bar">
            <chart:data-point/>
          </chart:series>
          <chart:series chart:style-name="ch11" chart:values-cell-range-address="'JMeter 2.5'.B3:'JMeter 2.5'.B3" chart:label-cell-address="'JMeter 2.5'.A3:'JMeter 2.5'.A3" chart:class="chart:bar">
            <chart:data-point/>
          </chart:series>
          <chart:series chart:style-name="ch12" chart:values-cell-range-address="'JMeter 2.5'.B4:'JMeter 2.5'.B4" chart:label-cell-address="'JMeter 2.5'.A4:'JMeter 2.5'.A4" chart:class="chart:bar">
            <chart:data-point/>
          </chart:series>
          <chart:series chart:style-name="ch13" chart:values-cell-range-address="'JMeter 2.5'.B5:'JMeter 2.5'.B5" chart:label-cell-address="'JMeter 2.5'.A5:'JMeter 2.5'.A5" chart:class="chart:bar">
            <chart:data-point/>
          </chart:series>
          <chart:series chart:style-name="ch14" chart:values-cell-range-address="'JMeter 2.5'.B6:'JMeter 2.5'.B6" chart:label-cell-address="'JMeter 2.5'.A6:'JMeter 2.5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JMeter 2.5'.A1:'JMeter 2.5'.A1</svg:desc>
                </draw:g>
              </table:table-cell>
              <table:table-cell office:value-type="float" office:value="3012575">
                <text:p>3012575</text:p>
                <draw:g>
                  <svg:desc>'JMeter 2.5'.B1:'JMeter 2.5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JMeter 2.5'.A2:'JMeter 2.5'.A2</svg:desc>
                </draw:g>
              </table:table-cell>
              <table:table-cell office:value-type="float" office:value="3238759">
                <text:p>3238759</text:p>
                <draw:g>
                  <svg:desc>'JMeter 2.5'.B2:'JMeter 2.5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JMeter 2.5'.A3:'JMeter 2.5'.A3</svg:desc>
                </draw:g>
              </table:table-cell>
              <table:table-cell office:value-type="float" office:value="3107115">
                <text:p>3107115</text:p>
                <draw:g>
                  <svg:desc>'JMeter 2.5'.B3:'JMeter 2.5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JMeter 2.5'.A4:'JMeter 2.5'.A4</svg:desc>
                </draw:g>
              </table:table-cell>
              <table:table-cell office:value-type="float" office:value="3081815">
                <text:p>3081815</text:p>
                <draw:g>
                  <svg:desc>'JMeter 2.5'.B4:'JMeter 2.5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JMeter 2.5'.A5:'JMeter 2.5'.A5</svg:desc>
                </draw:g>
              </table:table-cell>
              <table:table-cell office:value-type="float" office:value="3176557">
                <text:p>3176557</text:p>
                <draw:g>
                  <svg:desc>'JMeter 2.5'.B5:'JMeter 2.5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JMeter 2.5'.A6:'JMeter 2.5'.A6</svg:desc>
                </draw:g>
              </table:table-cell>
              <table:table-cell office:value-type="float" office:value="3123364.2">
                <text:p>3123364.2</text:p>
                <draw:g>
                  <svg:desc>'JMeter 2.5'.B6:'JMeter 2.5'.B6</svg:desc>
                </draw:g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2 distr'.A1:'Faban 2.2 distr'.A31 'Faban 2.2 distr'.H1:'Faban 2.2 distr'.H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2 distr'.A1:'Faban 2.2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2 distr'.H1:'Faban 2.2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2 distr'.A1:'Faban 2.2 distr'.A31</svg:desc>
                </draw:g>
              </table:table-cell>
              <table:table-cell office:value-type="float" office:value="13174.22">
                <text:p>13174.22</text:p>
                <draw:g>
                  <svg:desc>'Faban 2.2 distr'.H1:'Faban 2.2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327.58">
                <text:p>11327.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944.18">
                <text:p>10944.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933.46">
                <text:p>10933.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18.16">
                <text:p>10918.1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40.78">
                <text:p>10940.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919.32">
                <text:p>10919.3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935.6">
                <text:p>10935.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868.24">
                <text:p>10868.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993.14">
                <text:p>10993.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834.94">
                <text:p>10834.9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924.62">
                <text:p>10924.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953.32">
                <text:p>10953.3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789.72">
                <text:p>10789.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904.94">
                <text:p>10904.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942.36">
                <text:p>10942.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803.8">
                <text:p>10803.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905.28">
                <text:p>10905.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960.66">
                <text:p>10960.6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828.2">
                <text:p>10828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995.88">
                <text:p>10995.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903.96">
                <text:p>10903.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87.86">
                <text:p>10787.8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819.86">
                <text:p>10819.8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864.06">
                <text:p>10864.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816.42">
                <text:p>10816.4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893.66">
                <text:p>10893.6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844.82">
                <text:p>10844.8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13.64">
                <text:p>10913.6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856.4">
                <text:p>10856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2'.A1:'Faban 2.2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2'.B1:'Faban 2.2'.B1" chart:label-cell-address="'Faban 2.2'.A1:'Faban 2.2'.A1" chart:class="chart:bar">
            <chart:data-point/>
          </chart:series>
          <chart:series chart:style-name="ch10" chart:values-cell-range-address="'Faban 2.2'.B2:'Faban 2.2'.B2" chart:label-cell-address="'Faban 2.2'.A2:'Faban 2.2'.A2" chart:class="chart:bar">
            <chart:data-point/>
          </chart:series>
          <chart:series chart:style-name="ch11" chart:values-cell-range-address="'Faban 2.2'.B3:'Faban 2.2'.B3" chart:label-cell-address="'Faban 2.2'.A3:'Faban 2.2'.A3" chart:class="chart:bar">
            <chart:data-point/>
          </chart:series>
          <chart:series chart:style-name="ch12" chart:values-cell-range-address="'Faban 2.2'.B4:'Faban 2.2'.B4" chart:label-cell-address="'Faban 2.2'.A4:'Faban 2.2'.A4" chart:class="chart:bar">
            <chart:data-point/>
          </chart:series>
          <chart:series chart:style-name="ch13" chart:values-cell-range-address="'Faban 2.2'.B5:'Faban 2.2'.B5" chart:label-cell-address="'Faban 2.2'.A5:'Faban 2.2'.A5" chart:class="chart:bar">
            <chart:data-point/>
          </chart:series>
          <chart:series chart:style-name="ch14" chart:values-cell-range-address="'Faban 2.2'.B6:'Faban 2.2'.B6" chart:label-cell-address="'Faban 2.2'.A6:'Faban 2.2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2'.A1:'Faban 2.2'.A1</svg:desc>
                </draw:g>
              </table:table-cell>
              <table:table-cell office:value-type="float" office:value="3300257">
                <text:p>3300257</text:p>
                <draw:g>
                  <svg:desc>'Faban 2.2'.B1:'Faban 2.2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2'.A2:'Faban 2.2'.A2</svg:desc>
                </draw:g>
              </table:table-cell>
              <table:table-cell office:value-type="float" office:value="3304396">
                <text:p>3304396</text:p>
                <draw:g>
                  <svg:desc>'Faban 2.2'.B2:'Faban 2.2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2'.A3:'Faban 2.2'.A3</svg:desc>
                </draw:g>
              </table:table-cell>
              <table:table-cell office:value-type="float" office:value="3286365">
                <text:p>3286365</text:p>
                <draw:g>
                  <svg:desc>'Faban 2.2'.B3:'Faban 2.2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2'.A4:'Faban 2.2'.A4</svg:desc>
                </draw:g>
              </table:table-cell>
              <table:table-cell office:value-type="float" office:value="3280246">
                <text:p>3280246</text:p>
                <draw:g>
                  <svg:desc>'Faban 2.2'.B4:'Faban 2.2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2'.A5:'Faban 2.2'.A5</svg:desc>
                </draw:g>
              </table:table-cell>
              <table:table-cell office:value-type="float" office:value="3303527">
                <text:p>3303527</text:p>
                <draw:g>
                  <svg:desc>'Faban 2.2'.B5:'Faban 2.2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2'.A6:'Faban 2.2'.A6</svg:desc>
                </draw:g>
              </table:table-cell>
              <table:table-cell office:value-type="float" office:value="3294958.2">
                <text:p>3294958.2</text:p>
                <draw:g>
                  <svg:desc>'Faban 2.2'.B6:'Faban 2.2'.B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3'.A1:'Faban 2.3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3'.B1:'Faban 2.3'.B1" chart:label-cell-address="'Faban 2.3'.A1:'Faban 2.3'.A1" chart:class="chart:bar">
            <chart:data-point/>
          </chart:series>
          <chart:series chart:style-name="ch10" chart:values-cell-range-address="'Faban 2.3'.B2:'Faban 2.3'.B2" chart:label-cell-address="'Faban 2.3'.A2:'Faban 2.3'.A2" chart:class="chart:bar">
            <chart:data-point/>
          </chart:series>
          <chart:series chart:style-name="ch11" chart:values-cell-range-address="'Faban 2.3'.B3:'Faban 2.3'.B3" chart:label-cell-address="'Faban 2.3'.A3:'Faban 2.3'.A3" chart:class="chart:bar">
            <chart:data-point/>
          </chart:series>
          <chart:series chart:style-name="ch12" chart:values-cell-range-address="'Faban 2.3'.B4:'Faban 2.3'.B4" chart:label-cell-address="'Faban 2.3'.A4:'Faban 2.3'.A4" chart:class="chart:bar">
            <chart:data-point/>
          </chart:series>
          <chart:series chart:style-name="ch13" chart:values-cell-range-address="'Faban 2.3'.B5:'Faban 2.3'.B5" chart:label-cell-address="'Faban 2.3'.A5:'Faban 2.3'.A5" chart:class="chart:bar">
            <chart:data-point/>
          </chart:series>
          <chart:series chart:style-name="ch14" chart:values-cell-range-address="'Faban 2.3'.B6:'Faban 2.3'.B6" chart:label-cell-address="'Faban 2.3'.A6:'Faban 2.3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3'.A1:'Faban 2.3'.A1</svg:desc>
                </draw:g>
              </table:table-cell>
              <table:table-cell office:value-type="float" office:value="3208731">
                <text:p>3208731</text:p>
                <draw:g>
                  <svg:desc>'Faban 2.3'.B1:'Faban 2.3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3'.A2:'Faban 2.3'.A2</svg:desc>
                </draw:g>
              </table:table-cell>
              <table:table-cell office:value-type="float" office:value="3232719">
                <text:p>3232719</text:p>
                <draw:g>
                  <svg:desc>'Faban 2.3'.B2:'Faban 2.3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3'.A3:'Faban 2.3'.A3</svg:desc>
                </draw:g>
              </table:table-cell>
              <table:table-cell office:value-type="float" office:value="3220658">
                <text:p>3220658</text:p>
                <draw:g>
                  <svg:desc>'Faban 2.3'.B3:'Faban 2.3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3'.A4:'Faban 2.3'.A4</svg:desc>
                </draw:g>
              </table:table-cell>
              <table:table-cell office:value-type="float" office:value="3225564">
                <text:p>3225564</text:p>
                <draw:g>
                  <svg:desc>'Faban 2.3'.B4:'Faban 2.3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3'.A5:'Faban 2.3'.A5</svg:desc>
                </draw:g>
              </table:table-cell>
              <table:table-cell office:value-type="float" office:value="NaN">
                <text:p>NaN</text:p>
                <draw:g>
                  <svg:desc>'Faban 2.3'.B5:'Faban 2.3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3'.A6:'Faban 2.3'.A6</svg:desc>
                </draw:g>
              </table:table-cell>
              <table:table-cell office:value-type="float" office:value="3221918">
                <text:p>3221918</text:p>
                <draw:g>
                  <svg:desc>'Faban 2.3'.B6:'Faban 2.3'.B6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3 distr'.A1:'Faban 2.3 distr'.A31 'Faban 2.3 distr'.G1:'Faban 2.3 distr'.G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3 distr'.A1:'Faban 2.3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3 distr'.G1:'Faban 2.3 distr'.G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3 distr'.A1:'Faban 2.3 distr'.A31</svg:desc>
                </draw:g>
              </table:table-cell>
              <table:table-cell office:value-type="float" office:value="11804.275">
                <text:p>11804.275</text:p>
                <draw:g>
                  <svg:desc>'Faban 2.3 distr'.G1:'Faban 2.3 distr'.G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494.4">
                <text:p>11494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78.425">
                <text:p>10878.4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31.925">
                <text:p>10631.9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751.5">
                <text:p>10751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02.65">
                <text:p>10702.6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03.45">
                <text:p>10603.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714.25">
                <text:p>10714.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644.35">
                <text:p>10644.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80.425">
                <text:p>10680.4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31.025">
                <text:p>10731.02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759.85">
                <text:p>10759.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32.475">
                <text:p>10632.47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699.75">
                <text:p>10699.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710.4">
                <text:p>10710.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609.725">
                <text:p>10609.7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82.825">
                <text:p>10682.82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696.175">
                <text:p>10696.17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603.975">
                <text:p>10603.9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690.475">
                <text:p>10690.4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652.45">
                <text:p>10652.4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577.625">
                <text:p>10577.6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723.65">
                <text:p>10723.6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51.625">
                <text:p>10651.6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16.425">
                <text:p>10616.4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63.05">
                <text:p>10663.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653.575">
                <text:p>10653.57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640.925">
                <text:p>10640.92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621.7">
                <text:p>10621.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677.075">
                <text:p>10677.0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63cm" svg:y="3.536cm" style:legend-expansion="high" chart:style-name="ch2"/>
        <chart:plot-area chart:style-name="ch3" table:cell-range-address="'Faban 2.4'.A1:'Faban 2.4'.B6" chart:data-source-has-labels="column" svg:x="1.665cm" svg:y="0.203cm" svg:width="17.841cm" svg:height="8.577cm">
          <chartooo:coordinate-region svg:x="3.212cm" svg:y="0.402cm" svg:width="16.294cm" svg:height="8.179cm"/>
          <chart:axis chart:dimension="x" chart:name="primary-x" chart:style-name="ch4">
            <chart:title svg:x="9.318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2.4'.B1:'Faban 2.4'.B1" chart:label-cell-address="'Faban 2.4'.A1:'Faban 2.4'.A1" chart:class="chart:bar">
            <chart:data-point/>
          </chart:series>
          <chart:series chart:style-name="ch10" chart:values-cell-range-address="'Faban 2.4'.B2:'Faban 2.4'.B2" chart:label-cell-address="'Faban 2.4'.A2:'Faban 2.4'.A2" chart:class="chart:bar">
            <chart:data-point/>
          </chart:series>
          <chart:series chart:style-name="ch11" chart:values-cell-range-address="'Faban 2.4'.B3:'Faban 2.4'.B3" chart:label-cell-address="'Faban 2.4'.A3:'Faban 2.4'.A3" chart:class="chart:bar">
            <chart:data-point/>
          </chart:series>
          <chart:series chart:style-name="ch12" chart:values-cell-range-address="'Faban 2.4'.B4:'Faban 2.4'.B4" chart:label-cell-address="'Faban 2.4'.A4:'Faban 2.4'.A4" chart:class="chart:bar">
            <chart:data-point/>
          </chart:series>
          <chart:series chart:style-name="ch13" chart:values-cell-range-address="'Faban 2.4'.B5:'Faban 2.4'.B5" chart:label-cell-address="'Faban 2.4'.A5:'Faban 2.4'.A5" chart:class="chart:bar">
            <chart:data-point/>
          </chart:series>
          <chart:series chart:style-name="ch14" chart:values-cell-range-address="'Faban 2.4'.B6:'Faban 2.4'.B6" chart:label-cell-address="'Faban 2.4'.A6:'Faban 2.4'.A6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2.4'.A1:'Faban 2.4'.A1</svg:desc>
                </draw:g>
              </table:table-cell>
              <table:table-cell office:value-type="float" office:value="3189387">
                <text:p>3189387</text:p>
                <draw:g>
                  <svg:desc>'Faban 2.4'.B1:'Faban 2.4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2.4'.A2:'Faban 2.4'.A2</svg:desc>
                </draw:g>
              </table:table-cell>
              <table:table-cell office:value-type="float" office:value="3186480">
                <text:p>3186480</text:p>
                <draw:g>
                  <svg:desc>'Faban 2.4'.B2:'Faban 2.4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2.4'.A3:'Faban 2.4'.A3</svg:desc>
                </draw:g>
              </table:table-cell>
              <table:table-cell office:value-type="float" office:value="3184917">
                <text:p>3184917</text:p>
                <draw:g>
                  <svg:desc>'Faban 2.4'.B3:'Faban 2.4'.B3</svg:desc>
                </draw:g>
              </table:table-cell>
            </table:table-row>
            <table:table-row>
              <table:table-cell office:value-type="string">
                <text:p>Štvrtá iterácia</text:p>
                <draw:g>
                  <svg:desc>'Faban 2.4'.A4:'Faban 2.4'.A4</svg:desc>
                </draw:g>
              </table:table-cell>
              <table:table-cell office:value-type="float" office:value="3187227">
                <text:p>3187227</text:p>
                <draw:g>
                  <svg:desc>'Faban 2.4'.B4:'Faban 2.4'.B4</svg:desc>
                </draw:g>
              </table:table-cell>
            </table:table-row>
            <table:table-row>
              <table:table-cell office:value-type="string">
                <text:p>Piata iterácia</text:p>
                <draw:g>
                  <svg:desc>'Faban 2.4'.A5:'Faban 2.4'.A5</svg:desc>
                </draw:g>
              </table:table-cell>
              <table:table-cell office:value-type="float" office:value="3192963">
                <text:p>3192963</text:p>
                <draw:g>
                  <svg:desc>'Faban 2.4'.B5:'Faban 2.4'.B5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2.4'.A6:'Faban 2.4'.A6</svg:desc>
                </draw:g>
              </table:table-cell>
              <table:table-cell office:value-type="float" office:value="3188194.8">
                <text:p>3188194.8</text:p>
                <draw:g>
                  <svg:desc>'Faban 2.4'.B6:'Faban 2.4'.B6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>
      <style:chart-properties chart:auto-position="true" style:rotation-angle="9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line" chart:style-name="ch1">
        <chart:plot-area chart:style-name="ch2" table:cell-range-address="'Faban 2.4 distr'.A1:'Faban 2.4 distr'.A31 'Faban 2.4 distr'.H1:'Faban 2.4 distr'.H31" chart:data-source-has-labels="column" svg:x="1.813cm" svg:y="0.203cm" svg:width="20.591cm" svg:height="8.429cm">
          <chartooo:coordinate-region svg:x="2.99cm" svg:y="0.402cm" svg:width="19.134cm" svg:height="7.583cm"/>
          <chart:axis chart:dimension="x" chart:name="primary-x" chart:style-name="ch3" chartooo:axis-type="auto">
            <chartooo:date-scale/>
            <chart:title svg:x="10.021cm" svg:y="8.836cm" chart:style-name="ch4">
              <text:p>Čas v sekundách</text:p>
            </chart:title>
            <chart:categories table:cell-range-address="'Faban 2.4 distr'.A1:'Faban 2.4 distr'.A31"/>
          </chart:axis>
          <chart:axis chart:dimension="y" chart:name="primary-y" chart:style-name="ch3">
            <chart:title svg:x="0.451cm" svg:y="6.61cm" chart:style-name="ch5">
              <text:p>Počet požiadaviek</text:p>
            </chart:title>
            <chart:grid chart:style-name="ch6" chart:class="major"/>
          </chart:axis>
          <chart:series chart:style-name="ch7" chart:values-cell-range-address="'Faban 2.4 distr'.H1:'Faban 2.4 distr'.H31" chart:class="chart:line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aban 2.4 distr'.A1:'Faban 2.4 distr'.A31</svg:desc>
                </draw:g>
              </table:table-cell>
              <table:table-cell office:value-type="float" office:value="11314.18">
                <text:p>11314.18</text:p>
                <draw:g>
                  <svg:desc>'Faban 2.4 distr'.H1:'Faban 2.4 distr'.H3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63.82">
                <text:p>10763.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603.86">
                <text:p>10603.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681.12">
                <text:p>10681.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84.18">
                <text:p>10684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52.92">
                <text:p>10552.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662.64">
                <text:p>10662.6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587.04">
                <text:p>10587.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507.42">
                <text:p>10507.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628.76">
                <text:p>10628.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665.3">
                <text:p>10665.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538.36">
                <text:p>10538.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603.66">
                <text:p>10603.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599.3">
                <text:p>10599.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0582.9">
                <text:p>10582.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599.72">
                <text:p>10599.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80.36">
                <text:p>10680.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0532.02">
                <text:p>10532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612.54">
                <text:p>10612.5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0604.1">
                <text:p>10604.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534.28">
                <text:p>10534.2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0642.6">
                <text:p>10642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571.28">
                <text:p>10571.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625.54">
                <text:p>10625.5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653.94">
                <text:p>10653.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615.3">
                <text:p>10615.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0513.3">
                <text:p>10513.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0599.12">
                <text:p>10599.1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579.5">
                <text:p>10579.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493.4">
                <text:p>10493.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